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5.4pt"/>
    </style:style>
    <style:style style:name="co2" style:family="table-column">
      <style:table-column-properties fo:break-before="auto" style:column-width="102.81pt"/>
    </style:style>
    <style:style style:name="co3" style:family="table-column">
      <style:table-column-properties fo:break-before="auto" style:column-width="72.26pt"/>
    </style:style>
    <style:style style:name="co4" style:family="table-column">
      <style:table-column-properties fo:break-before="auto" style:column-width="66.76pt"/>
    </style:style>
    <style:style style:name="co5" style:family="table-column">
      <style:table-column-properties fo:break-before="auto" style:column-width="69.9pt"/>
    </style:style>
    <style:style style:name="co6" style:family="table-column">
      <style:table-column-properties fo:break-before="auto" style:column-width="69.11pt"/>
    </style:style>
    <style:style style:name="co7" style:family="table-column">
      <style:table-column-properties fo:break-before="auto" style:column-width="62.65pt"/>
    </style:style>
    <style:style style:name="co8" style:family="table-column">
      <style:table-column-properties fo:break-before="auto" style:column-width="53.2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29"/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calibrateCSV_20191111_193825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number-columns-repeated="7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3" table:number-columns-repeated="4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Count</text:p>
          </table:table-cell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TempC</text:p>
          </table:table-cell>
          <table:table-cell/>
          <table:table-cell office:value-type="string" calcext:value-type="string">
            <text:p><text:s/>ad1</text:p>
          </table:table-cell>
          <table:table-cell office:value-type="string" calcext:value-type="string">
            <text:p><text:s/>ad2</text:p>
          </table:table-cell>
          <table:table-cell office:value-type="string" calcext:value-type="string">
            <text:p><text:s/>ad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1.1</text:p>
          </table:table-cell>
          <table:table-cell office:value-type="string" calcext:value-type="string">
            <text:p><text:s/>m1.2</text:p>
          </table:table-cell>
          <table:table-cell office:value-type="string" calcext:value-type="string">
            <text:p><text:s/>m1.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v1</text:p>
          </table:table-cell>
          <table:table-cell office:value-type="string" calcext:value-type="string">
            <text:p>mv2</text:p>
          </table:table-cell>
          <table:table-cell office:value-type="string" calcext:value-type="string">
            <text:p>mv3</text:p>
          </table:table-cell>
          <table:table-cell/>
          <table:table-cell office:value-type="string" calcext:value-type="string">
            <text:p><text:s/>Kr1</text:p>
          </table:table-cell>
          <table:table-cell office:value-type="string" calcext:value-type="string">
            <text:p>Kr2</text:p>
          </table:table-cell>
          <table:table-cell office:value-type="string" calcext:value-type="string">
            <text:p>Kr3</text:p>
          </table:table-cell>
          <table:table-cell/>
          <table:table-cell office:value-type="string" calcext:value-type="string">
            <text:p>K0-1</text:p>
          </table:table-cell>
          <table:table-cell office:value-type="string" calcext:value-type="string">
            <text:p>K0-2</text:p>
          </table:table-cell>
          <table:table-cell office:value-type="string" calcext:value-type="string">
            <text:p>K0-3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2019-11-11 19:38:25</text:p>
          </table:table-cell>
          <table:table-cell office:value-type="float" office:value="25.98414" calcext:value-type="float">
            <text:p>25.98414</text:p>
          </table:table-cell>
          <table:table-cell/>
          <table:table-cell office:value-type="float" office:value="1.175697586" calcext:value-type="float">
            <text:p>1.175697586</text:p>
          </table:table-cell>
          <table:table-cell office:value-type="float" office:value="1.177672288" calcext:value-type="float">
            <text:p>1.177672288</text:p>
          </table:table-cell>
          <table:table-cell office:value-type="float" office:value="1.185602091" calcext:value-type="float">
            <text:p>1.185602091</text:p>
          </table:table-cell>
          <table:table-cell/>
          <table:table-cell office:value-type="float" office:value="0.009605372" calcext:value-type="float">
            <text:p>0.009605372</text:p>
          </table:table-cell>
          <table:table-cell office:value-type="float" office:value="0.009621506" calcext:value-type="float">
            <text:p>0.009621506</text:p>
          </table:table-cell>
          <table:table-cell office:value-type="float" office:value="0.009686292" calcext:value-type="float">
            <text:p>0.009686292</text:p>
          </table:table-cell>
          <table:table-cell/>
          <table:table-cell office:value-type="float" office:value="-0.000290461" calcext:value-type="float">
            <text:p>-0.000290461</text:p>
          </table:table-cell>
          <table:table-cell office:value-type="float" office:value="-0.000274328" calcext:value-type="float">
            <text:p>-0.000274328</text:p>
          </table:table-cell>
          <table:table-cell office:value-type="float" office:value="-0.000209542" calcext:value-type="float">
            <text:p>-0.000209542</text:p>
          </table:table-cell>
          <table:table-cell/>
          <table:table-cell office:value-type="float" office:value="25.976982166" calcext:value-type="float">
            <text:p>25.976982166</text:p>
          </table:table-cell>
          <table:table-cell office:value-type="float" office:value="25.977379995" calcext:value-type="float">
            <text:p>25.977379995</text:p>
          </table:table-cell>
          <table:table-cell office:value-type="float" office:value="25.978977555" calcext:value-type="float">
            <text:p>25.978977555</text:p>
          </table:table-cell>
          <table:table-cell/>
          <table:table-cell office:value-type="float" office:value="-0.007362769" calcext:value-type="float">
            <text:p>-0.007362769</text:p>
          </table:table-cell>
          <table:table-cell office:value-type="float" office:value="-0.006953814" calcext:value-type="float">
            <text:p>-0.006953814</text:p>
          </table:table-cell>
          <table:table-cell office:value-type="float" office:value="-0.005311577" calcext:value-type="float">
            <text:p>-0.00531157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2019-11-11 19:38:27</text:p>
          </table:table-cell>
          <table:table-cell office:value-type="float" office:value="25.99425" calcext:value-type="float">
            <text:p>25.99425</text:p>
          </table:table-cell>
          <table:table-cell/>
          <table:table-cell office:value-type="float" office:value="1.188092969" calcext:value-type="float">
            <text:p>1.188092969</text:p>
          </table:table-cell>
          <table:table-cell office:value-type="float" office:value="1.189493679" calcext:value-type="float">
            <text:p>1.189493679</text:p>
          </table:table-cell>
          <table:table-cell office:value-type="float" office:value="1.186923526" calcext:value-type="float">
            <text:p>1.186923526</text:p>
          </table:table-cell>
          <table:table-cell/>
          <table:table-cell office:value-type="float" office:value="0.009706642" calcext:value-type="float">
            <text:p>0.009706642</text:p>
          </table:table-cell>
          <table:table-cell office:value-type="float" office:value="0.009718086" calcext:value-type="float">
            <text:p>0.009718086</text:p>
          </table:table-cell>
          <table:table-cell office:value-type="float" office:value="0.009697088" calcext:value-type="float">
            <text:p>0.009697088</text:p>
          </table:table-cell>
          <table:table-cell/>
          <table:table-cell office:value-type="float" office:value="-0.000189191" calcext:value-type="float">
            <text:p>-0.000189191</text:p>
          </table:table-cell>
          <table:table-cell office:value-type="float" office:value="-0.000177748" calcext:value-type="float">
            <text:p>-0.000177748</text:p>
          </table:table-cell>
          <table:table-cell office:value-type="float" office:value="-0.000198746" calcext:value-type="float">
            <text:p>-0.000198746</text:p>
          </table:table-cell>
          <table:table-cell/>
          <table:table-cell office:value-type="float" office:value="25.989587543" calcext:value-type="float">
            <text:p>25.989587543</text:p>
          </table:table-cell>
          <table:table-cell office:value-type="float" office:value="25.98986973" calcext:value-type="float">
            <text:p>25.98986973</text:p>
          </table:table-cell>
          <table:table-cell office:value-type="float" office:value="25.989351946" calcext:value-type="float">
            <text:p>25.989351946</text:p>
          </table:table-cell>
          <table:table-cell/>
          <table:table-cell office:value-type="float" office:value="-0.004795725" calcext:value-type="float">
            <text:p>-0.004795725</text:p>
          </table:table-cell>
          <table:table-cell office:value-type="float" office:value="-0.004505643" calcext:value-type="float">
            <text:p>-0.004505643</text:p>
          </table:table-cell>
          <table:table-cell office:value-type="float" office:value="-0.005037913" calcext:value-type="float">
            <text:p>-0.00503791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2019-11-11 19:38:28</text:p>
          </table:table-cell>
          <table:table-cell office:value-type="float" office:value="25.9892" calcext:value-type="float">
            <text:p>25.9892</text:p>
          </table:table-cell>
          <table:table-cell/>
          <table:table-cell office:value-type="float" office:value="1.194082641" calcext:value-type="float">
            <text:p>1.194082641</text:p>
          </table:table-cell>
          <table:table-cell office:value-type="float" office:value="1.189510964" calcext:value-type="float">
            <text:p>1.189510964</text:p>
          </table:table-cell>
          <table:table-cell office:value-type="float" office:value="1.190139197" calcext:value-type="float">
            <text:p>1.190139197</text:p>
          </table:table-cell>
          <table:table-cell/>
          <table:table-cell office:value-type="float" office:value="0.009755577" calcext:value-type="float">
            <text:p>0.009755577</text:p>
          </table:table-cell>
          <table:table-cell office:value-type="float" office:value="0.009718227" calcext:value-type="float">
            <text:p>0.009718227</text:p>
          </table:table-cell>
          <table:table-cell office:value-type="float" office:value="0.009723359" calcext:value-type="float">
            <text:p>0.009723359</text:p>
          </table:table-cell>
          <table:table-cell/>
          <table:table-cell office:value-type="float" office:value="-0.000140256" calcext:value-type="float">
            <text:p>-0.000140256</text:p>
          </table:table-cell>
          <table:table-cell office:value-type="float" office:value="-0.000177607" calcext:value-type="float">
            <text:p>-0.000177607</text:p>
          </table:table-cell>
          <table:table-cell office:value-type="float" office:value="-0.000172474" calcext:value-type="float">
            <text:p>-0.000172474</text:p>
          </table:table-cell>
          <table:table-cell/>
          <table:table-cell office:value-type="float" office:value="25.985740147" calcext:value-type="float">
            <text:p>25.985740147</text:p>
          </table:table-cell>
          <table:table-cell office:value-type="float" office:value="25.98481913" calcext:value-type="float">
            <text:p>25.98481913</text:p>
          </table:table-cell>
          <table:table-cell office:value-type="float" office:value="25.984945695" calcext:value-type="float">
            <text:p>25.984945695</text:p>
          </table:table-cell>
          <table:table-cell/>
          <table:table-cell office:value-type="float" office:value="-0.003555286" calcext:value-type="float">
            <text:p>-0.003555286</text:p>
          </table:table-cell>
          <table:table-cell office:value-type="float" office:value="-0.004502063" calcext:value-type="float">
            <text:p>-0.004502063</text:p>
          </table:table-cell>
          <table:table-cell office:value-type="float" office:value="-0.004371959" calcext:value-type="float">
            <text:p>-0.00437195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2019-11-11 19:38:29</text:p>
          </table:table-cell>
          <table:table-cell office:value-type="float" office:value="25.9892" calcext:value-type="float">
            <text:p>25.9892</text:p>
          </table:table-cell>
          <table:table-cell/>
          <table:table-cell office:value-type="float" office:value="1.193618917" calcext:value-type="float">
            <text:p>1.193618917</text:p>
          </table:table-cell>
          <table:table-cell office:value-type="float" office:value="1.18865981" calcext:value-type="float">
            <text:p>1.18865981</text:p>
          </table:table-cell>
          <table:table-cell office:value-type="float" office:value="1.192789816" calcext:value-type="float">
            <text:p>1.192789816</text:p>
          </table:table-cell>
          <table:table-cell/>
          <table:table-cell office:value-type="float" office:value="0.009751789" calcext:value-type="float">
            <text:p>0.009751789</text:p>
          </table:table-cell>
          <table:table-cell office:value-type="float" office:value="0.009711273" calcext:value-type="float">
            <text:p>0.009711273</text:p>
          </table:table-cell>
          <table:table-cell office:value-type="float" office:value="0.009745015" calcext:value-type="float">
            <text:p>0.009745015</text:p>
          </table:table-cell>
          <table:table-cell/>
          <table:table-cell office:value-type="float" office:value="-0.000144045" calcext:value-type="float">
            <text:p>-0.000144045</text:p>
          </table:table-cell>
          <table:table-cell office:value-type="float" office:value="-0.00018456" calcext:value-type="float">
            <text:p>-0.00018456</text:p>
          </table:table-cell>
          <table:table-cell office:value-type="float" office:value="-0.000150818" calcext:value-type="float">
            <text:p>-0.000150818</text:p>
          </table:table-cell>
          <table:table-cell/>
          <table:table-cell office:value-type="float" office:value="25.985646724" calcext:value-type="float">
            <text:p>25.985646724</text:p>
          </table:table-cell>
          <table:table-cell office:value-type="float" office:value="25.984647655" calcext:value-type="float">
            <text:p>25.984647655</text:p>
          </table:table-cell>
          <table:table-cell office:value-type="float" office:value="25.985479692" calcext:value-type="float">
            <text:p>25.985479692</text:p>
          </table:table-cell>
          <table:table-cell/>
          <table:table-cell office:value-type="float" office:value="-0.003651322" calcext:value-type="float">
            <text:p>-0.003651322</text:p>
          </table:table-cell>
          <table:table-cell office:value-type="float" office:value="-0.004678335" calcext:value-type="float">
            <text:p>-0.004678335</text:p>
          </table:table-cell>
          <table:table-cell office:value-type="float" office:value="-0.003823025" calcext:value-type="float">
            <text:p>-0.00382302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2019-11-11 19:38:30</text:p>
          </table:table-cell>
          <table:table-cell office:value-type="float" office:value="25.98414" calcext:value-type="float">
            <text:p>25.98414</text:p>
          </table:table-cell>
          <table:table-cell/>
          <table:table-cell office:value-type="float" office:value="1.1913599" calcext:value-type="float">
            <text:p>1.1913599</text:p>
          </table:table-cell>
          <table:table-cell office:value-type="float" office:value="1.190433048" calcext:value-type="float">
            <text:p>1.190433048</text:p>
          </table:table-cell>
          <table:table-cell office:value-type="float" office:value="1.196110391" calcext:value-type="float">
            <text:p>1.196110391</text:p>
          </table:table-cell>
          <table:table-cell/>
          <table:table-cell office:value-type="float" office:value="0.009733333" calcext:value-type="float">
            <text:p>0.009733333</text:p>
          </table:table-cell>
          <table:table-cell office:value-type="float" office:value="0.00972576" calcext:value-type="float">
            <text:p>0.00972576</text:p>
          </table:table-cell>
          <table:table-cell office:value-type="float" office:value="0.009772144" calcext:value-type="float">
            <text:p>0.009772144</text:p>
          </table:table-cell>
          <table:table-cell/>
          <table:table-cell office:value-type="float" office:value="-0.000162501" calcext:value-type="float">
            <text:p>-0.000162501</text:p>
          </table:table-cell>
          <table:table-cell office:value-type="float" office:value="-0.000170073" calcext:value-type="float">
            <text:p>-0.000170073</text:p>
          </table:table-cell>
          <table:table-cell office:value-type="float" office:value="-0.00012369" calcext:value-type="float">
            <text:p>-0.00012369</text:p>
          </table:table-cell>
          <table:table-cell/>
          <table:table-cell office:value-type="float" office:value="25.980137538" calcext:value-type="float">
            <text:p>25.980137538</text:p>
          </table:table-cell>
          <table:table-cell office:value-type="float" office:value="25.979950812" calcext:value-type="float">
            <text:p>25.979950812</text:p>
          </table:table-cell>
          <table:table-cell office:value-type="float" office:value="25.981094583" calcext:value-type="float">
            <text:p>25.981094583</text:p>
          </table:table-cell>
          <table:table-cell/>
          <table:table-cell office:value-type="float" office:value="-0.004119156" calcext:value-type="float">
            <text:p>-0.004119156</text:p>
          </table:table-cell>
          <table:table-cell office:value-type="float" office:value="-0.004311103" calcext:value-type="float">
            <text:p>-0.004311103</text:p>
          </table:table-cell>
          <table:table-cell office:value-type="float" office:value="-0.003135347" calcext:value-type="float">
            <text:p>-0.00313534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2019-11-11 19:38:32</text:p>
          </table:table-cell>
          <table:table-cell office:value-type="float" office:value="25.98414" calcext:value-type="float">
            <text:p>25.98414</text:p>
          </table:table-cell>
          <table:table-cell/>
          <table:table-cell office:value-type="float" office:value="1.190925382" calcext:value-type="float">
            <text:p>1.190925382</text:p>
          </table:table-cell>
          <table:table-cell office:value-type="float" office:value="1.194918298" calcext:value-type="float">
            <text:p>1.194918298</text:p>
          </table:table-cell>
          <table:table-cell office:value-type="float" office:value="1.195141816" calcext:value-type="float">
            <text:p>1.195141816</text:p>
          </table:table-cell>
          <table:table-cell/>
          <table:table-cell office:value-type="float" office:value="0.009729783" calcext:value-type="float">
            <text:p>0.009729783</text:p>
          </table:table-cell>
          <table:table-cell office:value-type="float" office:value="0.009762404" calcext:value-type="float">
            <text:p>0.009762404</text:p>
          </table:table-cell>
          <table:table-cell office:value-type="float" office:value="0.009764231" calcext:value-type="float">
            <text:p>0.009764231</text:p>
          </table:table-cell>
          <table:table-cell/>
          <table:table-cell office:value-type="float" office:value="-0.000166051" calcext:value-type="float">
            <text:p>-0.000166051</text:p>
          </table:table-cell>
          <table:table-cell office:value-type="float" office:value="-0.000133429" calcext:value-type="float">
            <text:p>-0.000133429</text:p>
          </table:table-cell>
          <table:table-cell office:value-type="float" office:value="-0.000131603" calcext:value-type="float">
            <text:p>-0.000131603</text:p>
          </table:table-cell>
          <table:table-cell/>
          <table:table-cell office:value-type="float" office:value="25.980049999" calcext:value-type="float">
            <text:p>25.980049999</text:p>
          </table:table-cell>
          <table:table-cell office:value-type="float" office:value="25.980854421" calcext:value-type="float">
            <text:p>25.980854421</text:p>
          </table:table-cell>
          <table:table-cell office:value-type="float" office:value="25.980899452" calcext:value-type="float">
            <text:p>25.980899452</text:p>
          </table:table-cell>
          <table:table-cell/>
          <table:table-cell office:value-type="float" office:value="-0.004209143" calcext:value-type="float">
            <text:p>-0.004209143</text:p>
          </table:table-cell>
          <table:table-cell office:value-type="float" office:value="-0.003382225" calcext:value-type="float">
            <text:p>-0.003382225</text:p>
          </table:table-cell>
          <table:table-cell office:value-type="float" office:value="-0.003335935" calcext:value-type="float">
            <text:p>-0.00333593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2019-11-11 19:38:33</text:p>
          </table:table-cell>
          <table:table-cell office:value-type="float" office:value="25.9892" calcext:value-type="float">
            <text:p>25.9892</text:p>
          </table:table-cell>
          <table:table-cell/>
          <table:table-cell office:value-type="float" office:value="1.192833327" calcext:value-type="float">
            <text:p>1.192833327</text:p>
          </table:table-cell>
          <table:table-cell office:value-type="float" office:value="1.196224832" calcext:value-type="float">
            <text:p>1.196224832</text:p>
          </table:table-cell>
          <table:table-cell office:value-type="float" office:value="1.191962503" calcext:value-type="float">
            <text:p>1.191962503</text:p>
          </table:table-cell>
          <table:table-cell/>
          <table:table-cell office:value-type="float" office:value="0.00974537" calcext:value-type="float">
            <text:p>0.00974537</text:p>
          </table:table-cell>
          <table:table-cell office:value-type="float" office:value="0.009773079" calcext:value-type="float">
            <text:p>0.009773079</text:p>
          </table:table-cell>
          <table:table-cell office:value-type="float" office:value="0.009738256" calcext:value-type="float">
            <text:p>0.009738256</text:p>
          </table:table-cell>
          <table:table-cell/>
          <table:table-cell office:value-type="float" office:value="-0.000150463" calcext:value-type="float">
            <text:p>-0.000150463</text:p>
          </table:table-cell>
          <table:table-cell office:value-type="float" office:value="-0.000122755" calcext:value-type="float">
            <text:p>-0.000122755</text:p>
          </table:table-cell>
          <table:table-cell office:value-type="float" office:value="-0.000157578" calcext:value-type="float">
            <text:p>-0.000157578</text:p>
          </table:table-cell>
          <table:table-cell/>
          <table:table-cell office:value-type="float" office:value="25.985488458" calcext:value-type="float">
            <text:p>25.985488458</text:p>
          </table:table-cell>
          <table:table-cell office:value-type="float" office:value="25.986171715" calcext:value-type="float">
            <text:p>25.986171715</text:p>
          </table:table-cell>
          <table:table-cell office:value-type="float" office:value="25.985313021" calcext:value-type="float">
            <text:p>25.985313021</text:p>
          </table:table-cell>
          <table:table-cell/>
          <table:table-cell office:value-type="float" office:value="-0.003814014" calcext:value-type="float">
            <text:p>-0.003814014</text:p>
          </table:table-cell>
          <table:table-cell office:value-type="float" office:value="-0.003111647" calcext:value-type="float">
            <text:p>-0.003111647</text:p>
          </table:table-cell>
          <table:table-cell office:value-type="float" office:value="-0.003994359" calcext:value-type="float">
            <text:p>-0.00399435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2019-11-11 19:38:34</text:p>
          </table:table-cell>
          <table:table-cell office:value-type="float" office:value="25.99425" calcext:value-type="float">
            <text:p>25.99425</text:p>
          </table:table-cell>
          <table:table-cell/>
          <table:table-cell office:value-type="float" office:value="1.195949459" calcext:value-type="float">
            <text:p>1.195949459</text:p>
          </table:table-cell>
          <table:table-cell office:value-type="float" office:value="1.19297161" calcext:value-type="float">
            <text:p>1.19297161</text:p>
          </table:table-cell>
          <table:table-cell office:value-type="float" office:value="1.190646433" calcext:value-type="float">
            <text:p>1.190646433</text:p>
          </table:table-cell>
          <table:table-cell/>
          <table:table-cell office:value-type="float" office:value="0.009770829" calcext:value-type="float">
            <text:p>0.009770829</text:p>
          </table:table-cell>
          <table:table-cell office:value-type="float" office:value="0.0097465" calcext:value-type="float">
            <text:p>0.0097465</text:p>
          </table:table-cell>
          <table:table-cell office:value-type="float" office:value="0.009727504" calcext:value-type="float">
            <text:p>0.009727504</text:p>
          </table:table-cell>
          <table:table-cell/>
          <table:table-cell office:value-type="float" office:value="-0.000125004" calcext:value-type="float">
            <text:p>-0.000125004</text:p>
          </table:table-cell>
          <table:table-cell office:value-type="float" office:value="-0.000149333" calcext:value-type="float">
            <text:p>-0.000149333</text:p>
          </table:table-cell>
          <table:table-cell office:value-type="float" office:value="-0.00016833" calcext:value-type="float">
            <text:p>-0.00016833</text:p>
          </table:table-cell>
          <table:table-cell/>
          <table:table-cell office:value-type="float" office:value="25.991170316" calcext:value-type="float">
            <text:p>25.991170316</text:p>
          </table:table-cell>
          <table:table-cell office:value-type="float" office:value="25.990570397" calcext:value-type="float">
            <text:p>25.990570397</text:p>
          </table:table-cell>
          <table:table-cell office:value-type="float" office:value="25.990101965" calcext:value-type="float">
            <text:p>25.990101965</text:p>
          </table:table-cell>
          <table:table-cell/>
          <table:table-cell office:value-type="float" office:value="-0.003168676" calcext:value-type="float">
            <text:p>-0.003168676</text:p>
          </table:table-cell>
          <table:table-cell office:value-type="float" office:value="-0.003785377" calcext:value-type="float">
            <text:p>-0.003785377</text:p>
          </table:table-cell>
          <table:table-cell office:value-type="float" office:value="-0.004266912" calcext:value-type="float">
            <text:p>-0.00426691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2019-11-11 19:38:35</text:p>
          </table:table-cell>
          <table:table-cell office:value-type="float" office:value="25.99931" calcext:value-type="float">
            <text:p>25.99931</text:p>
          </table:table-cell>
          <table:table-cell/>
          <table:table-cell office:value-type="float" office:value="1.195225262" calcext:value-type="float">
            <text:p>1.195225262</text:p>
          </table:table-cell>
          <table:table-cell office:value-type="float" office:value="1.189713024" calcext:value-type="float">
            <text:p>1.189713024</text:p>
          </table:table-cell>
          <table:table-cell office:value-type="float" office:value="1.192209267" calcext:value-type="float">
            <text:p>1.192209267</text:p>
          </table:table-cell>
          <table:table-cell/>
          <table:table-cell office:value-type="float" office:value="0.009764912" calcext:value-type="float">
            <text:p>0.009764912</text:p>
          </table:table-cell>
          <table:table-cell office:value-type="float" office:value="0.009719878" calcext:value-type="float">
            <text:p>0.009719878</text:p>
          </table:table-cell>
          <table:table-cell office:value-type="float" office:value="0.009740272" calcext:value-type="float">
            <text:p>0.009740272</text:p>
          </table:table-cell>
          <table:table-cell/>
          <table:table-cell office:value-type="float" office:value="-0.000130921" calcext:value-type="float">
            <text:p>-0.000130921</text:p>
          </table:table-cell>
          <table:table-cell office:value-type="float" office:value="-0.000175956" calcext:value-type="float">
            <text:p>-0.000175956</text:p>
          </table:table-cell>
          <table:table-cell office:value-type="float" office:value="-0.000155562" calcext:value-type="float">
            <text:p>-0.000155562</text:p>
          </table:table-cell>
          <table:table-cell/>
          <table:table-cell office:value-type="float" office:value="25.996078497" calcext:value-type="float">
            <text:p>25.996078497</text:p>
          </table:table-cell>
          <table:table-cell office:value-type="float" office:value="25.994968003" calcext:value-type="float">
            <text:p>25.994968003</text:p>
          </table:table-cell>
          <table:table-cell office:value-type="float" office:value="25.995470895" calcext:value-type="float">
            <text:p>25.995470895</text:p>
          </table:table-cell>
          <table:table-cell/>
          <table:table-cell office:value-type="float" office:value="-0.003318654" calcext:value-type="float">
            <text:p>-0.003318654</text:p>
          </table:table-cell>
          <table:table-cell office:value-type="float" office:value="-0.004460218" calcext:value-type="float">
            <text:p>-0.004460218</text:p>
          </table:table-cell>
          <table:table-cell office:value-type="float" office:value="-0.003943255" calcext:value-type="float">
            <text:p>-0.00394325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2019-11-11 19:38:36</text:p>
          </table:table-cell>
          <table:table-cell office:value-type="float" office:value="25.99425" calcext:value-type="float">
            <text:p>25.99425</text:p>
          </table:table-cell>
          <table:table-cell/>
          <table:table-cell office:value-type="float" office:value="1.193080091" calcext:value-type="float">
            <text:p>1.193080091</text:p>
          </table:table-cell>
          <table:table-cell office:value-type="float" office:value="1.190288209" calcext:value-type="float">
            <text:p>1.190288209</text:p>
          </table:table-cell>
          <table:table-cell office:value-type="float" office:value="1.195485734" calcext:value-type="float">
            <text:p>1.195485734</text:p>
          </table:table-cell>
          <table:table-cell/>
          <table:table-cell office:value-type="float" office:value="0.009747386" calcext:value-type="float">
            <text:p>0.009747386</text:p>
          </table:table-cell>
          <table:table-cell office:value-type="float" office:value="0.009724577" calcext:value-type="float">
            <text:p>0.009724577</text:p>
          </table:table-cell>
          <table:table-cell office:value-type="float" office:value="0.00976704" calcext:value-type="float">
            <text:p>0.00976704</text:p>
          </table:table-cell>
          <table:table-cell/>
          <table:table-cell office:value-type="float" office:value="-0.000148447" calcext:value-type="float">
            <text:p>-0.000148447</text:p>
          </table:table-cell>
          <table:table-cell office:value-type="float" office:value="-0.000171256" calcext:value-type="float">
            <text:p>-0.000171256</text:p>
          </table:table-cell>
          <table:table-cell office:value-type="float" office:value="-0.000128793" calcext:value-type="float">
            <text:p>-0.000128793</text:p>
          </table:table-cell>
          <table:table-cell/>
          <table:table-cell office:value-type="float" office:value="25.990592251" calcext:value-type="float">
            <text:p>25.990592251</text:p>
          </table:table-cell>
          <table:table-cell office:value-type="float" office:value="25.990029797" calcext:value-type="float">
            <text:p>25.990029797</text:p>
          </table:table-cell>
          <table:table-cell office:value-type="float" office:value="25.991076893" calcext:value-type="float">
            <text:p>25.991076893</text:p>
          </table:table-cell>
          <table:table-cell/>
          <table:table-cell office:value-type="float" office:value="-0.003762911" calcext:value-type="float">
            <text:p>-0.003762911</text:p>
          </table:table-cell>
          <table:table-cell office:value-type="float" office:value="-0.004341099" calcext:value-type="float">
            <text:p>-0.004341099</text:p>
          </table:table-cell>
          <table:table-cell office:value-type="float" office:value="-0.003264711" calcext:value-type="float">
            <text:p>-0.00326471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2019-11-11 19:38:38</text:p>
          </table:table-cell>
          <table:table-cell office:value-type="float" office:value="25.9892" calcext:value-type="float">
            <text:p>25.9892</text:p>
          </table:table-cell>
          <table:table-cell/>
          <table:table-cell office:value-type="float" office:value="1.191008233" calcext:value-type="float">
            <text:p>1.191008233</text:p>
          </table:table-cell>
          <table:table-cell office:value-type="float" office:value="1.193320893" calcext:value-type="float">
            <text:p>1.193320893</text:p>
          </table:table-cell>
          <table:table-cell office:value-type="float" office:value="1.196196222" calcext:value-type="float">
            <text:p>1.196196222</text:p>
          </table:table-cell>
          <table:table-cell/>
          <table:table-cell office:value-type="float" office:value="0.009730459" calcext:value-type="float">
            <text:p>0.009730459</text:p>
          </table:table-cell>
          <table:table-cell office:value-type="float" office:value="0.009749354" calcext:value-type="float">
            <text:p>0.009749354</text:p>
          </table:table-cell>
          <table:table-cell office:value-type="float" office:value="0.009772845" calcext:value-type="float">
            <text:p>0.009772845</text:p>
          </table:table-cell>
          <table:table-cell/>
          <table:table-cell office:value-type="float" office:value="-0.000165374" calcext:value-type="float">
            <text:p>-0.000165374</text:p>
          </table:table-cell>
          <table:table-cell office:value-type="float" office:value="-0.00014648" calcext:value-type="float">
            <text:p>-0.00014648</text:p>
          </table:table-cell>
          <table:table-cell office:value-type="float" office:value="-0.000122988" calcext:value-type="float">
            <text:p>-0.000122988</text:p>
          </table:table-cell>
          <table:table-cell/>
          <table:table-cell office:value-type="float" office:value="25.985120772" calcext:value-type="float">
            <text:p>25.985120772</text:p>
          </table:table-cell>
          <table:table-cell office:value-type="float" office:value="25.985586684" calcext:value-type="float">
            <text:p>25.985586684</text:p>
          </table:table-cell>
          <table:table-cell office:value-type="float" office:value="25.986165952" calcext:value-type="float">
            <text:p>25.986165952</text:p>
          </table:table-cell>
          <table:table-cell/>
          <table:table-cell office:value-type="float" office:value="-0.004191985" calcext:value-type="float">
            <text:p>-0.004191985</text:p>
          </table:table-cell>
          <table:table-cell office:value-type="float" office:value="-0.003713041" calcext:value-type="float">
            <text:p>-0.003713041</text:p>
          </table:table-cell>
          <table:table-cell office:value-type="float" office:value="-0.003117572" calcext:value-type="float">
            <text:p>-0.00311757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2019-11-11 19:38:39</text:p>
          </table:table-cell>
          <table:table-cell office:value-type="float" office:value="25.9892" calcext:value-type="float">
            <text:p>25.9892</text:p>
          </table:table-cell>
          <table:table-cell/>
          <table:table-cell office:value-type="float" office:value="1.192168139" calcext:value-type="float">
            <text:p>1.192168139</text:p>
          </table:table-cell>
          <table:table-cell office:value-type="float" office:value="1.196079993" calcext:value-type="float">
            <text:p>1.196079993</text:p>
          </table:table-cell>
          <table:table-cell office:value-type="float" office:value="1.193578386" calcext:value-type="float">
            <text:p>1.193578386</text:p>
          </table:table-cell>
          <table:table-cell/>
          <table:table-cell office:value-type="float" office:value="0.009739936" calcext:value-type="float">
            <text:p>0.009739936</text:p>
          </table:table-cell>
          <table:table-cell office:value-type="float" office:value="0.009771895" calcext:value-type="float">
            <text:p>0.009771895</text:p>
          </table:table-cell>
          <table:table-cell office:value-type="float" office:value="0.009751457" calcext:value-type="float">
            <text:p>0.009751457</text:p>
          </table:table-cell>
          <table:table-cell/>
          <table:table-cell office:value-type="float" office:value="-0.000155898" calcext:value-type="float">
            <text:p>-0.000155898</text:p>
          </table:table-cell>
          <table:table-cell office:value-type="float" office:value="-0.000123938" calcext:value-type="float">
            <text:p>-0.000123938</text:p>
          </table:table-cell>
          <table:table-cell office:value-type="float" office:value="-0.000144376" calcext:value-type="float">
            <text:p>-0.000144376</text:p>
          </table:table-cell>
          <table:table-cell/>
          <table:table-cell office:value-type="float" office:value="25.985354448" calcext:value-type="float">
            <text:p>25.985354448</text:p>
          </table:table-cell>
          <table:table-cell office:value-type="float" office:value="25.986142536" calcext:value-type="float">
            <text:p>25.986142536</text:p>
          </table:table-cell>
          <table:table-cell office:value-type="float" office:value="25.985638559" calcext:value-type="float">
            <text:p>25.985638559</text:p>
          </table:table-cell>
          <table:table-cell/>
          <table:table-cell office:value-type="float" office:value="-0.003951772" calcext:value-type="float">
            <text:p>-0.003951772</text:p>
          </table:table-cell>
          <table:table-cell office:value-type="float" office:value="-0.003141643" calcext:value-type="float">
            <text:p>-0.003141643</text:p>
          </table:table-cell>
          <table:table-cell office:value-type="float" office:value="-0.003659716" calcext:value-type="float">
            <text:p>-0.00365971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2019-11-11 19:38:40</text:p>
          </table:table-cell>
          <table:table-cell office:value-type="float" office:value="25.99425" calcext:value-type="float">
            <text:p>25.99425</text:p>
          </table:table-cell>
          <table:table-cell/>
          <table:table-cell office:value-type="float" office:value="1.194684648" calcext:value-type="float">
            <text:p>1.194684648</text:p>
          </table:table-cell>
          <table:table-cell office:value-type="float" office:value="1.195166253" calcext:value-type="float">
            <text:p>1.195166253</text:p>
          </table:table-cell>
          <table:table-cell office:value-type="float" office:value="1.190606498" calcext:value-type="float">
            <text:p>1.190606498</text:p>
          </table:table-cell>
          <table:table-cell/>
          <table:table-cell office:value-type="float" office:value="0.009760495" calcext:value-type="float">
            <text:p>0.009760495</text:p>
          </table:table-cell>
          <table:table-cell office:value-type="float" office:value="0.00976443" calcext:value-type="float">
            <text:p>0.00976443</text:p>
          </table:table-cell>
          <table:table-cell office:value-type="float" office:value="0.009727177" calcext:value-type="float">
            <text:p>0.009727177</text:p>
          </table:table-cell>
          <table:table-cell/>
          <table:table-cell office:value-type="float" office:value="-0.000135338" calcext:value-type="float">
            <text:p>-0.000135338</text:p>
          </table:table-cell>
          <table:table-cell office:value-type="float" office:value="-0.000131403" calcext:value-type="float">
            <text:p>-0.000131403</text:p>
          </table:table-cell>
          <table:table-cell office:value-type="float" office:value="-0.000168656" calcext:value-type="float">
            <text:p>-0.000168656</text:p>
          </table:table-cell>
          <table:table-cell/>
          <table:table-cell office:value-type="float" office:value="25.990915506" calcext:value-type="float">
            <text:p>25.990915506</text:p>
          </table:table-cell>
          <table:table-cell office:value-type="float" office:value="25.991012531" calcext:value-type="float">
            <text:p>25.991012531</text:p>
          </table:table-cell>
          <table:table-cell office:value-type="float" office:value="25.99009392" calcext:value-type="float">
            <text:p>25.99009392</text:p>
          </table:table-cell>
          <table:table-cell/>
          <table:table-cell office:value-type="float" office:value="-0.003430613" calcext:value-type="float">
            <text:p>-0.003430613</text:p>
          </table:table-cell>
          <table:table-cell office:value-type="float" office:value="-0.003330874" calcext:value-type="float">
            <text:p>-0.003330874</text:p>
          </table:table-cell>
          <table:table-cell office:value-type="float" office:value="-0.004275183" calcext:value-type="float">
            <text:p>-0.00427518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2019-11-11 19:38:41</text:p>
          </table:table-cell>
          <table:table-cell office:value-type="float" office:value="25.99931" calcext:value-type="float">
            <text:p>25.99931</text:p>
          </table:table-cell>
          <table:table-cell/>
          <table:table-cell office:value-type="float" office:value="1.196190857" calcext:value-type="float">
            <text:p>1.196190857</text:p>
          </table:table-cell>
          <table:table-cell office:value-type="float" office:value="1.191488646" calcext:value-type="float">
            <text:p>1.191488646</text:p>
          </table:table-cell>
          <table:table-cell office:value-type="float" office:value="1.191337251" calcext:value-type="float">
            <text:p>1.191337251</text:p>
          </table:table-cell>
          <table:table-cell/>
          <table:table-cell office:value-type="float" office:value="0.009772801" calcext:value-type="float">
            <text:p>0.009772801</text:p>
          </table:table-cell>
          <table:table-cell office:value-type="float" office:value="0.009734384" calcext:value-type="float">
            <text:p>0.009734384</text:p>
          </table:table-cell>
          <table:table-cell office:value-type="float" office:value="0.009733147" calcext:value-type="float">
            <text:p>0.009733147</text:p>
          </table:table-cell>
          <table:table-cell/>
          <table:table-cell office:value-type="float" office:value="-0.000123032" calcext:value-type="float">
            <text:p>-0.000123032</text:p>
          </table:table-cell>
          <table:table-cell office:value-type="float" office:value="-0.000161449" calcext:value-type="float">
            <text:p>-0.000161449</text:p>
          </table:table-cell>
          <table:table-cell office:value-type="float" office:value="-0.000162686" calcext:value-type="float">
            <text:p>-0.000162686</text:p>
          </table:table-cell>
          <table:table-cell/>
          <table:table-cell office:value-type="float" office:value="25.996273025" calcext:value-type="float">
            <text:p>25.996273025</text:p>
          </table:table-cell>
          <table:table-cell office:value-type="float" office:value="25.99532572" calcext:value-type="float">
            <text:p>25.99532572</text:p>
          </table:table-cell>
          <table:table-cell office:value-type="float" office:value="25.995295219" calcext:value-type="float">
            <text:p>25.995295219</text:p>
          </table:table-cell>
          <table:table-cell/>
          <table:table-cell office:value-type="float" office:value="-0.003118683" calcext:value-type="float">
            <text:p>-0.003118683</text:p>
          </table:table-cell>
          <table:table-cell office:value-type="float" office:value="-0.004092493" calcext:value-type="float">
            <text:p>-0.004092493</text:p>
          </table:table-cell>
          <table:table-cell office:value-type="float" office:value="-0.004123846" calcext:value-type="float">
            <text:p>-0.00412384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2019-11-11 19:38:43</text:p>
          </table:table-cell>
          <table:table-cell office:value-type="float" office:value="25.99931" calcext:value-type="float">
            <text:p>25.99931</text:p>
          </table:table-cell>
          <table:table-cell/>
          <table:table-cell office:value-type="float" office:value="1.194588088" calcext:value-type="float">
            <text:p>1.194588088</text:p>
          </table:table-cell>
          <table:table-cell office:value-type="float" office:value="1.189763092" calcext:value-type="float">
            <text:p>1.189763092</text:p>
          </table:table-cell>
          <table:table-cell office:value-type="float" office:value="1.194164299" calcext:value-type="float">
            <text:p>1.194164299</text:p>
          </table:table-cell>
          <table:table-cell/>
          <table:table-cell office:value-type="float" office:value="0.009759707" calcext:value-type="float">
            <text:p>0.009759707</text:p>
          </table:table-cell>
          <table:table-cell office:value-type="float" office:value="0.009720287" calcext:value-type="float">
            <text:p>0.009720287</text:p>
          </table:table-cell>
          <table:table-cell office:value-type="float" office:value="0.009756244" calcext:value-type="float">
            <text:p>0.009756244</text:p>
          </table:table-cell>
          <table:table-cell/>
          <table:table-cell office:value-type="float" office:value="-0.000136127" calcext:value-type="float">
            <text:p>-0.000136127</text:p>
          </table:table-cell>
          <table:table-cell office:value-type="float" office:value="-0.000175547" calcext:value-type="float">
            <text:p>-0.000175547</text:p>
          </table:table-cell>
          <table:table-cell office:value-type="float" office:value="-0.000139589" calcext:value-type="float">
            <text:p>-0.000139589</text:p>
          </table:table-cell>
          <table:table-cell/>
          <table:table-cell office:value-type="float" office:value="25.995950132" calcext:value-type="float">
            <text:p>25.995950132</text:p>
          </table:table-cell>
          <table:table-cell office:value-type="float" office:value="25.99497809" calcext:value-type="float">
            <text:p>25.99497809</text:p>
          </table:table-cell>
          <table:table-cell office:value-type="float" office:value="25.995864756" calcext:value-type="float">
            <text:p>25.995864756</text:p>
          </table:table-cell>
          <table:table-cell/>
          <table:table-cell office:value-type="float" office:value="-0.00345061" calcext:value-type="float">
            <text:p>-0.00345061</text:p>
          </table:table-cell>
          <table:table-cell office:value-type="float" office:value="-0.004449849" calcext:value-type="float">
            <text:p>-0.004449849</text:p>
          </table:table-cell>
          <table:table-cell office:value-type="float" office:value="-0.003538375" calcext:value-type="float">
            <text:p>-0.00353837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2019-11-11 19:38:44</text:p>
          </table:table-cell>
          <table:table-cell office:value-type="float" office:value="26.00436" calcext:value-type="float">
            <text:p>26.00436</text:p>
          </table:table-cell>
          <table:table-cell/>
          <table:table-cell office:value-type="float" office:value="1.190813922" calcext:value-type="float">
            <text:p>1.190813922</text:p>
          </table:table-cell>
          <table:table-cell office:value-type="float" office:value="1.192006611" calcext:value-type="float">
            <text:p>1.192006611</text:p>
          </table:table-cell>
          <table:table-cell office:value-type="float" office:value="1.196229004" calcext:value-type="float">
            <text:p>1.196229004</text:p>
          </table:table-cell>
          <table:table-cell/>
          <table:table-cell office:value-type="float" office:value="0.009728872" calcext:value-type="float">
            <text:p>0.009728872</text:p>
          </table:table-cell>
          <table:table-cell office:value-type="float" office:value="0.009738616" calcext:value-type="float">
            <text:p>0.009738616</text:p>
          </table:table-cell>
          <table:table-cell office:value-type="float" office:value="0.009773113" calcext:value-type="float">
            <text:p>0.009773113</text:p>
          </table:table-cell>
          <table:table-cell/>
          <table:table-cell office:value-type="float" office:value="-0.000166961" calcext:value-type="float">
            <text:p>-0.000166961</text:p>
          </table:table-cell>
          <table:table-cell office:value-type="float" office:value="-0.000157217" calcext:value-type="float">
            <text:p>-0.000157217</text:p>
          </table:table-cell>
          <table:table-cell office:value-type="float" office:value="-0.000122721" calcext:value-type="float">
            <text:p>-0.000122721</text:p>
          </table:table-cell>
          <table:table-cell/>
          <table:table-cell office:value-type="float" office:value="26.000243872" calcext:value-type="float">
            <text:p>26.000243872</text:p>
          </table:table-cell>
          <table:table-cell office:value-type="float" office:value="26.00048415" calcext:value-type="float">
            <text:p>26.00048415</text:p>
          </table:table-cell>
          <table:table-cell office:value-type="float" office:value="26.001334788" calcext:value-type="float">
            <text:p>26.001334788</text:p>
          </table:table-cell>
          <table:table-cell/>
          <table:table-cell office:value-type="float" office:value="-0.004232226" calcext:value-type="float">
            <text:p>-0.004232226</text:p>
          </table:table-cell>
          <table:table-cell office:value-type="float" office:value="-0.003985224" calcext:value-type="float">
            <text:p>-0.003985224</text:p>
          </table:table-cell>
          <table:table-cell office:value-type="float" office:value="-0.003110783" calcext:value-type="float">
            <text:p>-0.00311078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2019-11-11 19:38:45</text:p>
          </table:table-cell>
          <table:table-cell office:value-type="float" office:value="26.00436" calcext:value-type="float">
            <text:p>26.00436</text:p>
          </table:table-cell>
          <table:table-cell/>
          <table:table-cell office:value-type="float" office:value="1.191319965" calcext:value-type="float">
            <text:p>1.191319965</text:p>
          </table:table-cell>
          <table:table-cell office:value-type="float" office:value="1.19557991" calcext:value-type="float">
            <text:p>1.19557991</text:p>
          </table:table-cell>
          <table:table-cell office:value-type="float" office:value="1.194799685" calcext:value-type="float">
            <text:p>1.194799685</text:p>
          </table:table-cell>
          <table:table-cell/>
          <table:table-cell office:value-type="float" office:value="0.009733006" calcext:value-type="float">
            <text:p>0.009733006</text:p>
          </table:table-cell>
          <table:table-cell office:value-type="float" office:value="0.00976781" calcext:value-type="float">
            <text:p>0.00976781</text:p>
          </table:table-cell>
          <table:table-cell office:value-type="float" office:value="0.009761435" calcext:value-type="float">
            <text:p>0.009761435</text:p>
          </table:table-cell>
          <table:table-cell/>
          <table:table-cell office:value-type="float" office:value="-0.000162827" calcext:value-type="float">
            <text:p>-0.000162827</text:p>
          </table:table-cell>
          <table:table-cell office:value-type="float" office:value="-0.000128024" calcext:value-type="float">
            <text:p>-0.000128024</text:p>
          </table:table-cell>
          <table:table-cell office:value-type="float" office:value="-0.000134398" calcext:value-type="float">
            <text:p>-0.000134398</text:p>
          </table:table-cell>
          <table:table-cell/>
          <table:table-cell office:value-type="float" office:value="26.000345819" calcext:value-type="float">
            <text:p>26.000345819</text:p>
          </table:table-cell>
          <table:table-cell office:value-type="float" office:value="26.001204022" calcext:value-type="float">
            <text:p>26.001204022</text:p>
          </table:table-cell>
          <table:table-cell office:value-type="float" office:value="26.001046839" calcext:value-type="float">
            <text:p>26.001046839</text:p>
          </table:table-cell>
          <table:table-cell/>
          <table:table-cell office:value-type="float" office:value="-0.004127426" calcext:value-type="float">
            <text:p>-0.004127426</text:p>
          </table:table-cell>
          <table:table-cell office:value-type="float" office:value="-0.003245208" calcext:value-type="float">
            <text:p>-0.003245208</text:p>
          </table:table-cell>
          <table:table-cell office:value-type="float" office:value="-0.003406789" calcext:value-type="float">
            <text:p>-0.00340678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2019-11-11 19:38:46</text:p>
          </table:table-cell>
          <table:table-cell office:value-type="float" office:value="25.99425" calcext:value-type="float">
            <text:p>25.99425</text:p>
          </table:table-cell>
          <table:table-cell/>
          <table:table-cell office:value-type="float" office:value="1.19553461" calcext:value-type="float">
            <text:p>1.19553461</text:p>
          </table:table-cell>
          <table:table-cell office:value-type="float" office:value="1.194346093" calcext:value-type="float">
            <text:p>1.194346093</text:p>
          </table:table-cell>
          <table:table-cell office:value-type="float" office:value="1.189670705" calcext:value-type="float">
            <text:p>1.189670705</text:p>
          </table:table-cell>
          <table:table-cell/>
          <table:table-cell office:value-type="float" office:value="0.00976744" calcext:value-type="float">
            <text:p>0.00976744</text:p>
          </table:table-cell>
          <table:table-cell office:value-type="float" office:value="0.00975773" calcext:value-type="float">
            <text:p>0.00975773</text:p>
          </table:table-cell>
          <table:table-cell office:value-type="float" office:value="0.009719532" calcext:value-type="float">
            <text:p>0.009719532</text:p>
          </table:table-cell>
          <table:table-cell/>
          <table:table-cell office:value-type="float" office:value="-0.000128394" calcext:value-type="float">
            <text:p>-0.000128394</text:p>
          </table:table-cell>
          <table:table-cell office:value-type="float" office:value="-0.000138104" calcext:value-type="float">
            <text:p>-0.000138104</text:p>
          </table:table-cell>
          <table:table-cell office:value-type="float" office:value="-0.000176301" calcext:value-type="float">
            <text:p>-0.000176301</text:p>
          </table:table-cell>
          <table:table-cell/>
          <table:table-cell office:value-type="float" office:value="25.99108674" calcext:value-type="float">
            <text:p>25.99108674</text:p>
          </table:table-cell>
          <table:table-cell office:value-type="float" office:value="25.990847301" calcext:value-type="float">
            <text:p>25.990847301</text:p>
          </table:table-cell>
          <table:table-cell office:value-type="float" office:value="25.989905394" calcext:value-type="float">
            <text:p>25.989905394</text:p>
          </table:table-cell>
          <table:table-cell/>
          <table:table-cell office:value-type="float" office:value="-0.003254589" calcext:value-type="float">
            <text:p>-0.003254589</text:p>
          </table:table-cell>
          <table:table-cell office:value-type="float" office:value="-0.003500726" calcext:value-type="float">
            <text:p>-0.003500726</text:p>
          </table:table-cell>
          <table:table-cell office:value-type="float" office:value="-0.004468982" calcext:value-type="float">
            <text:p>-0.00446898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2019-11-11 19:38:48</text:p>
          </table:table-cell>
          <table:table-cell office:value-type="float" office:value="25.99425" calcext:value-type="float">
            <text:p>25.99425</text:p>
          </table:table-cell>
          <table:table-cell/>
          <table:table-cell office:value-type="float" office:value="1.195019626" calcext:value-type="float">
            <text:p>1.195019626</text:p>
          </table:table-cell>
          <table:table-cell office:value-type="float" office:value="1.189909123" calcext:value-type="float">
            <text:p>1.189909123</text:p>
          </table:table-cell>
          <table:table-cell office:value-type="float" office:value="1.194107675" calcext:value-type="float">
            <text:p>1.194107675</text:p>
          </table:table-cell>
          <table:table-cell/>
          <table:table-cell office:value-type="float" office:value="0.009763232" calcext:value-type="float">
            <text:p>0.009763232</text:p>
          </table:table-cell>
          <table:table-cell office:value-type="float" office:value="0.00972148" calcext:value-type="float">
            <text:p>0.00972148</text:p>
          </table:table-cell>
          <table:table-cell office:value-type="float" office:value="0.009755782" calcext:value-type="float">
            <text:p>0.009755782</text:p>
          </table:table-cell>
          <table:table-cell/>
          <table:table-cell office:value-type="float" office:value="-0.000132601" calcext:value-type="float">
            <text:p>-0.000132601</text:p>
          </table:table-cell>
          <table:table-cell office:value-type="float" office:value="-0.000174354" calcext:value-type="float">
            <text:p>-0.000174354</text:p>
          </table:table-cell>
          <table:table-cell office:value-type="float" office:value="-0.000140052" calcext:value-type="float">
            <text:p>-0.000140052</text:p>
          </table:table-cell>
          <table:table-cell/>
          <table:table-cell office:value-type="float" office:value="25.990982991" calcext:value-type="float">
            <text:p>25.990982991</text:p>
          </table:table-cell>
          <table:table-cell office:value-type="float" office:value="25.989953426" calcext:value-type="float">
            <text:p>25.989953426</text:p>
          </table:table-cell>
          <table:table-cell office:value-type="float" office:value="25.990799269" calcext:value-type="float">
            <text:p>25.990799269</text:p>
          </table:table-cell>
          <table:table-cell/>
          <table:table-cell office:value-type="float" office:value="-0.00336124" calcext:value-type="float">
            <text:p>-0.00336124</text:p>
          </table:table-cell>
          <table:table-cell office:value-type="float" office:value="-0.004419606" calcext:value-type="float">
            <text:p>-0.004419606</text:p>
          </table:table-cell>
          <table:table-cell office:value-type="float" office:value="-0.003550102" calcext:value-type="float">
            <text:p>-0.00355010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2019-11-11 19:38:49</text:p>
          </table:table-cell>
          <table:table-cell office:value-type="float" office:value="25.99931" calcext:value-type="float">
            <text:p>25.99931</text:p>
          </table:table-cell>
          <table:table-cell/>
          <table:table-cell office:value-type="float" office:value="1.190222644" calcext:value-type="float">
            <text:p>1.190222644</text:p>
          </table:table-cell>
          <table:table-cell office:value-type="float" office:value="1.19284346" calcext:value-type="float">
            <text:p>1.19284346</text:p>
          </table:table-cell>
          <table:table-cell office:value-type="float" office:value="1.195979261" calcext:value-type="float">
            <text:p>1.195979261</text:p>
          </table:table-cell>
          <table:table-cell/>
          <table:table-cell office:value-type="float" office:value="0.009724041" calcext:value-type="float">
            <text:p>0.009724041</text:p>
          </table:table-cell>
          <table:table-cell office:value-type="float" office:value="0.009745453" calcext:value-type="float">
            <text:p>0.009745453</text:p>
          </table:table-cell>
          <table:table-cell office:value-type="float" office:value="0.009771072" calcext:value-type="float">
            <text:p>0.009771072</text:p>
          </table:table-cell>
          <table:table-cell/>
          <table:table-cell office:value-type="float" office:value="-0.000171792" calcext:value-type="float">
            <text:p>-0.000171792</text:p>
          </table:table-cell>
          <table:table-cell office:value-type="float" office:value="-0.00015038" calcext:value-type="float">
            <text:p>-0.00015038</text:p>
          </table:table-cell>
          <table:table-cell office:value-type="float" office:value="-0.000124761" calcext:value-type="float">
            <text:p>-0.000124761</text:p>
          </table:table-cell>
          <table:table-cell/>
          <table:table-cell office:value-type="float" office:value="25.995070671" calcext:value-type="float">
            <text:p>25.995070671</text:p>
          </table:table-cell>
          <table:table-cell office:value-type="float" office:value="25.99559866" calcext:value-type="float">
            <text:p>25.99559866</text:p>
          </table:table-cell>
          <table:table-cell office:value-type="float" office:value="25.996230397" calcext:value-type="float">
            <text:p>25.996230397</text:p>
          </table:table-cell>
          <table:table-cell/>
          <table:table-cell office:value-type="float" office:value="-0.004354677" calcext:value-type="float">
            <text:p>-0.004354677</text:p>
          </table:table-cell>
          <table:table-cell office:value-type="float" office:value="-0.003811916" calcext:value-type="float">
            <text:p>-0.003811916</text:p>
          </table:table-cell>
          <table:table-cell office:value-type="float" office:value="-0.003162504" calcext:value-type="float">
            <text:p>-0.00316250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2019-11-11 19:38:50</text:p>
          </table:table-cell>
          <table:table-cell office:value-type="float" office:value="26.00436" calcext:value-type="float">
            <text:p>26.00436</text:p>
          </table:table-cell>
          <table:table-cell/>
          <table:table-cell office:value-type="float" office:value="1.19263544" calcext:value-type="float">
            <text:p>1.19263544</text:p>
          </table:table-cell>
          <table:table-cell office:value-type="float" office:value="1.194629812" calcext:value-type="float">
            <text:p>1.194629812</text:p>
          </table:table-cell>
          <table:table-cell office:value-type="float" office:value="1.190452718" calcext:value-type="float">
            <text:p>1.190452718</text:p>
          </table:table-cell>
          <table:table-cell/>
          <table:table-cell office:value-type="float" office:value="0.009743754" calcext:value-type="float">
            <text:p>0.009743754</text:p>
          </table:table-cell>
          <table:table-cell office:value-type="float" office:value="0.009760047" calcext:value-type="float">
            <text:p>0.009760047</text:p>
          </table:table-cell>
          <table:table-cell office:value-type="float" office:value="0.009725921" calcext:value-type="float">
            <text:p>0.009725921</text:p>
          </table:table-cell>
          <table:table-cell/>
          <table:table-cell office:value-type="float" office:value="-0.00015208" calcext:value-type="float">
            <text:p>-0.00015208</text:p>
          </table:table-cell>
          <table:table-cell office:value-type="float" office:value="-0.000135786" calcext:value-type="float">
            <text:p>-0.000135786</text:p>
          </table:table-cell>
          <table:table-cell office:value-type="float" office:value="-0.000169912" calcext:value-type="float">
            <text:p>-0.000169912</text:p>
          </table:table-cell>
          <table:table-cell/>
          <table:table-cell office:value-type="float" office:value="26.000610833" calcext:value-type="float">
            <text:p>26.000610833</text:p>
          </table:table-cell>
          <table:table-cell office:value-type="float" office:value="26.001012617" calcext:value-type="float">
            <text:p>26.001012617</text:p>
          </table:table-cell>
          <table:table-cell office:value-type="float" office:value="26.000171104" calcext:value-type="float">
            <text:p>26.000171104</text:p>
          </table:table-cell>
          <table:table-cell/>
          <table:table-cell office:value-type="float" office:value="-0.003854996" calcext:value-type="float">
            <text:p>-0.003854996</text:p>
          </table:table-cell>
          <table:table-cell office:value-type="float" office:value="-0.003441969" calcext:value-type="float">
            <text:p>-0.003441969</text:p>
          </table:table-cell>
          <table:table-cell office:value-type="float" office:value="-0.00430703" calcext:value-type="float">
            <text:p>-0.0043070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2019-11-11 19:38:51</text:p>
          </table:table-cell>
          <table:table-cell office:value-type="float" office:value="25.99425" calcext:value-type="float">
            <text:p>25.99425</text:p>
          </table:table-cell>
          <table:table-cell/>
          <table:table-cell office:value-type="float" office:value="1.195930981" calcext:value-type="float">
            <text:p>1.195930981</text:p>
          </table:table-cell>
          <table:table-cell office:value-type="float" office:value="1.190742396" calcext:value-type="float">
            <text:p>1.190742396</text:p>
          </table:table-cell>
          <table:table-cell office:value-type="float" office:value="1.191669845" calcext:value-type="float">
            <text:p>1.191669845</text:p>
          </table:table-cell>
          <table:table-cell/>
          <table:table-cell office:value-type="float" office:value="0.009770678" calcext:value-type="float">
            <text:p>0.009770678</text:p>
          </table:table-cell>
          <table:table-cell office:value-type="float" office:value="0.009728288" calcext:value-type="float">
            <text:p>0.009728288</text:p>
          </table:table-cell>
          <table:table-cell office:value-type="float" office:value="0.009735865" calcext:value-type="float">
            <text:p>0.009735865</text:p>
          </table:table-cell>
          <table:table-cell/>
          <table:table-cell office:value-type="float" office:value="-0.000125155" calcext:value-type="float">
            <text:p>-0.000125155</text:p>
          </table:table-cell>
          <table:table-cell office:value-type="float" office:value="-0.000167546" calcext:value-type="float">
            <text:p>-0.000167546</text:p>
          </table:table-cell>
          <table:table-cell office:value-type="float" office:value="-0.000159969" calcext:value-type="float">
            <text:p>-0.000159969</text:p>
          </table:table-cell>
          <table:table-cell/>
          <table:table-cell office:value-type="float" office:value="25.991166593" calcext:value-type="float">
            <text:p>25.991166593</text:p>
          </table:table-cell>
          <table:table-cell office:value-type="float" office:value="25.990121298" calcext:value-type="float">
            <text:p>25.990121298</text:p>
          </table:table-cell>
          <table:table-cell office:value-type="float" office:value="25.990308142" calcext:value-type="float">
            <text:p>25.990308142</text:p>
          </table:table-cell>
          <table:table-cell/>
          <table:table-cell office:value-type="float" office:value="-0.003172502" calcext:value-type="float">
            <text:p>-0.003172502</text:p>
          </table:table-cell>
          <table:table-cell office:value-type="float" office:value="-0.004247038" calcext:value-type="float">
            <text:p>-0.004247038</text:p>
          </table:table-cell>
          <table:table-cell office:value-type="float" office:value="-0.004054967" calcext:value-type="float">
            <text:p>-0.00405496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2019-11-11 19:38:53</text:p>
          </table:table-cell>
          <table:table-cell office:value-type="float" office:value="25.99931" calcext:value-type="float">
            <text:p>25.99931</text:p>
          </table:table-cell>
          <table:table-cell/>
          <table:table-cell office:value-type="float" office:value="1.191333674" calcext:value-type="float">
            <text:p>1.191333674</text:p>
          </table:table-cell>
          <table:table-cell office:value-type="float" office:value="1.191131615" calcext:value-type="float">
            <text:p>1.191131615</text:p>
          </table:table-cell>
          <table:table-cell office:value-type="float" office:value="1.196195626" calcext:value-type="float">
            <text:p>1.196195626</text:p>
          </table:table-cell>
          <table:table-cell/>
          <table:table-cell office:value-type="float" office:value="0.009733118" calcext:value-type="float">
            <text:p>0.009733118</text:p>
          </table:table-cell>
          <table:table-cell office:value-type="float" office:value="0.009731467" calcext:value-type="float">
            <text:p>0.009731467</text:p>
          </table:table-cell>
          <table:table-cell office:value-type="float" office:value="0.00977284" calcext:value-type="float">
            <text:p>0.00977284</text:p>
          </table:table-cell>
          <table:table-cell/>
          <table:table-cell office:value-type="float" office:value="-0.000162715" calcext:value-type="float">
            <text:p>-0.000162715</text:p>
          </table:table-cell>
          <table:table-cell office:value-type="float" office:value="-0.000164366" calcext:value-type="float">
            <text:p>-0.000164366</text:p>
          </table:table-cell>
          <table:table-cell office:value-type="float" office:value="-0.000122993" calcext:value-type="float">
            <text:p>-0.000122993</text:p>
          </table:table-cell>
          <table:table-cell/>
          <table:table-cell office:value-type="float" office:value="25.995294499" calcext:value-type="float">
            <text:p>25.995294499</text:p>
          </table:table-cell>
          <table:table-cell office:value-type="float" office:value="25.995253792" calcext:value-type="float">
            <text:p>25.995253792</text:p>
          </table:table-cell>
          <table:table-cell office:value-type="float" office:value="25.996273986" calcext:value-type="float">
            <text:p>25.996273986</text:p>
          </table:table-cell>
          <table:table-cell/>
          <table:table-cell office:value-type="float" office:value="-0.004124587" calcext:value-type="float">
            <text:p>-0.004124587</text:p>
          </table:table-cell>
          <table:table-cell office:value-type="float" office:value="-0.004166433" calcext:value-type="float">
            <text:p>-0.004166433</text:p>
          </table:table-cell>
          <table:table-cell office:value-type="float" office:value="-0.003117695" calcext:value-type="float">
            <text:p>-0.00311769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2019-11-11 19:38:54</text:p>
          </table:table-cell>
          <table:table-cell office:value-type="float" office:value="26.00436" calcext:value-type="float">
            <text:p>26.00436</text:p>
          </table:table-cell>
          <table:table-cell/>
          <table:table-cell office:value-type="float" office:value="1.192211055" calcext:value-type="float">
            <text:p>1.192211055</text:p>
          </table:table-cell>
          <table:table-cell office:value-type="float" office:value="1.195721769" calcext:value-type="float">
            <text:p>1.195721769</text:p>
          </table:table-cell>
          <table:table-cell office:value-type="float" office:value="1.192542457" calcext:value-type="float">
            <text:p>1.192542457</text:p>
          </table:table-cell>
          <table:table-cell/>
          <table:table-cell office:value-type="float" office:value="0.009740286" calcext:value-type="float">
            <text:p>0.009740286</text:p>
          </table:table-cell>
          <table:table-cell office:value-type="float" office:value="0.009768969" calcext:value-type="float">
            <text:p>0.009768969</text:p>
          </table:table-cell>
          <table:table-cell office:value-type="float" office:value="0.009742994" calcext:value-type="float">
            <text:p>0.009742994</text:p>
          </table:table-cell>
          <table:table-cell/>
          <table:table-cell office:value-type="float" office:value="-0.000155547" calcext:value-type="float">
            <text:p>-0.000155547</text:p>
          </table:table-cell>
          <table:table-cell office:value-type="float" office:value="-0.000126865" calcext:value-type="float">
            <text:p>-0.000126865</text:p>
          </table:table-cell>
          <table:table-cell office:value-type="float" office:value="-0.000152839" calcext:value-type="float">
            <text:p>-0.000152839</text:p>
          </table:table-cell>
          <table:table-cell/>
          <table:table-cell office:value-type="float" office:value="26.000525337" calcext:value-type="float">
            <text:p>26.000525337</text:p>
          </table:table-cell>
          <table:table-cell office:value-type="float" office:value="26.001232601" calcext:value-type="float">
            <text:p>26.001232601</text:p>
          </table:table-cell>
          <table:table-cell office:value-type="float" office:value="26.000592101" calcext:value-type="float">
            <text:p>26.000592101</text:p>
          </table:table-cell>
          <table:table-cell/>
          <table:table-cell office:value-type="float" office:value="-0.003942885" calcext:value-type="float">
            <text:p>-0.003942885</text:p>
          </table:table-cell>
          <table:table-cell office:value-type="float" office:value="-0.003215829" calcext:value-type="float">
            <text:p>-0.003215829</text:p>
          </table:table-cell>
          <table:table-cell office:value-type="float" office:value="-0.003874253" calcext:value-type="float">
            <text:p>-0.00387425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2019-11-11 19:38:55</text:p>
          </table:table-cell>
          <table:table-cell office:value-type="float" office:value="25.9892" calcext:value-type="float">
            <text:p>25.9892</text:p>
          </table:table-cell>
          <table:table-cell/>
          <table:table-cell office:value-type="float" office:value="1.194210791" calcext:value-type="float">
            <text:p>1.194210791</text:p>
          </table:table-cell>
          <table:table-cell office:value-type="float" office:value="1.194216751" calcext:value-type="float">
            <text:p>1.194216751</text:p>
          </table:table-cell>
          <table:table-cell office:value-type="float" office:value="1.190259002" calcext:value-type="float">
            <text:p>1.190259002</text:p>
          </table:table-cell>
          <table:table-cell/>
          <table:table-cell office:value-type="float" office:value="0.009756624" calcext:value-type="float">
            <text:p>0.009756624</text:p>
          </table:table-cell>
          <table:table-cell office:value-type="float" office:value="0.009756673" calcext:value-type="float">
            <text:p>0.009756673</text:p>
          </table:table-cell>
          <table:table-cell office:value-type="float" office:value="0.009724338" calcext:value-type="float">
            <text:p>0.009724338</text:p>
          </table:table-cell>
          <table:table-cell/>
          <table:table-cell office:value-type="float" office:value="-0.000139209" calcext:value-type="float">
            <text:p>-0.000139209</text:p>
          </table:table-cell>
          <table:table-cell office:value-type="float" office:value="-0.000139161" calcext:value-type="float">
            <text:p>-0.000139161</text:p>
          </table:table-cell>
          <table:table-cell office:value-type="float" office:value="-0.000171495" calcext:value-type="float">
            <text:p>-0.000171495</text:p>
          </table:table-cell>
          <table:table-cell/>
          <table:table-cell office:value-type="float" office:value="25.985765964" calcext:value-type="float">
            <text:p>25.985765964</text:p>
          </table:table-cell>
          <table:table-cell office:value-type="float" office:value="25.985767165" calcext:value-type="float">
            <text:p>25.985767165</text:p>
          </table:table-cell>
          <table:table-cell office:value-type="float" office:value="25.984969831" calcext:value-type="float">
            <text:p>25.984969831</text:p>
          </table:table-cell>
          <table:table-cell/>
          <table:table-cell office:value-type="float" office:value="-0.003528747" calcext:value-type="float">
            <text:p>-0.003528747</text:p>
          </table:table-cell>
          <table:table-cell office:value-type="float" office:value="-0.003527513" calcext:value-type="float">
            <text:p>-0.003527513</text:p>
          </table:table-cell>
          <table:table-cell office:value-type="float" office:value="-0.004347147" calcext:value-type="float">
            <text:p>-0.00434714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2019-11-11 19:38:56</text:p>
          </table:table-cell>
          <table:table-cell office:value-type="float" office:value="26.00436" calcext:value-type="float">
            <text:p>26.00436</text:p>
          </table:table-cell>
          <table:table-cell/>
          <table:table-cell office:value-type="float" office:value="1.195741438" calcext:value-type="float">
            <text:p>1.195741438</text:p>
          </table:table-cell>
          <table:table-cell office:value-type="float" office:value="1.19053974" calcext:value-type="float">
            <text:p>1.19053974</text:p>
          </table:table-cell>
          <table:table-cell office:value-type="float" office:value="1.191092276" calcext:value-type="float">
            <text:p>1.191092276</text:p>
          </table:table-cell>
          <table:table-cell/>
          <table:table-cell office:value-type="float" office:value="0.009769129" calcext:value-type="float">
            <text:p>0.009769129</text:p>
          </table:table-cell>
          <table:table-cell office:value-type="float" office:value="0.009726632" calcext:value-type="float">
            <text:p>0.009726632</text:p>
          </table:table-cell>
          <table:table-cell office:value-type="float" office:value="0.009731146" calcext:value-type="float">
            <text:p>0.009731146</text:p>
          </table:table-cell>
          <table:table-cell/>
          <table:table-cell office:value-type="float" office:value="-0.000126704" calcext:value-type="float">
            <text:p>-0.000126704</text:p>
          </table:table-cell>
          <table:table-cell office:value-type="float" office:value="-0.000169201" calcext:value-type="float">
            <text:p>-0.000169201</text:p>
          </table:table-cell>
          <table:table-cell office:value-type="float" office:value="-0.000164687" calcext:value-type="float">
            <text:p>-0.000164687</text:p>
          </table:table-cell>
          <table:table-cell/>
          <table:table-cell office:value-type="float" office:value="26.001236564" calcext:value-type="float">
            <text:p>26.001236564</text:p>
          </table:table-cell>
          <table:table-cell office:value-type="float" office:value="26.000188636" calcext:value-type="float">
            <text:p>26.000188636</text:p>
          </table:table-cell>
          <table:table-cell office:value-type="float" office:value="26.000299949" calcext:value-type="float">
            <text:p>26.000299949</text:p>
          </table:table-cell>
          <table:table-cell/>
          <table:table-cell office:value-type="float" office:value="-0.003211756" calcext:value-type="float">
            <text:p>-0.003211756</text:p>
          </table:table-cell>
          <table:table-cell office:value-type="float" office:value="-0.004289008" calcext:value-type="float">
            <text:p>-0.004289008</text:p>
          </table:table-cell>
          <table:table-cell office:value-type="float" office:value="-0.00417458" calcext:value-type="float">
            <text:p>-0.0041745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2019-11-11 19:38:57</text:p>
          </table:table-cell>
          <table:table-cell office:value-type="float" office:value="26.00436" calcext:value-type="float">
            <text:p>26.00436</text:p>
          </table:table-cell>
          <table:table-cell/>
          <table:table-cell office:value-type="float" office:value="1.193005585" calcext:value-type="float">
            <text:p>1.193005585</text:p>
          </table:table-cell>
          <table:table-cell office:value-type="float" office:value="1.189554475" calcext:value-type="float">
            <text:p>1.189554475</text:p>
          </table:table-cell>
          <table:table-cell office:value-type="float" office:value="1.194891476" calcext:value-type="float">
            <text:p>1.194891476</text:p>
          </table:table-cell>
          <table:table-cell/>
          <table:table-cell office:value-type="float" office:value="0.009746778" calcext:value-type="float">
            <text:p>0.009746778</text:p>
          </table:table-cell>
          <table:table-cell office:value-type="float" office:value="0.009718582" calcext:value-type="float">
            <text:p>0.009718582</text:p>
          </table:table-cell>
          <table:table-cell office:value-type="float" office:value="0.009762185" calcext:value-type="float">
            <text:p>0.009762185</text:p>
          </table:table-cell>
          <table:table-cell/>
          <table:table-cell office:value-type="float" office:value="-0.000149056" calcext:value-type="float">
            <text:p>-0.000149056</text:p>
          </table:table-cell>
          <table:table-cell office:value-type="float" office:value="-0.000177251" calcext:value-type="float">
            <text:p>-0.000177251</text:p>
          </table:table-cell>
          <table:table-cell office:value-type="float" office:value="-0.000133648" calcext:value-type="float">
            <text:p>-0.000133648</text:p>
          </table:table-cell>
          <table:table-cell/>
          <table:table-cell office:value-type="float" office:value="26.000685402" calcext:value-type="float">
            <text:p>26.000685402</text:p>
          </table:table-cell>
          <table:table-cell office:value-type="float" office:value="25.999990146" calcext:value-type="float">
            <text:p>25.999990146</text:p>
          </table:table-cell>
          <table:table-cell office:value-type="float" office:value="26.001065331" calcext:value-type="float">
            <text:p>26.001065331</text:p>
          </table:table-cell>
          <table:table-cell/>
          <table:table-cell office:value-type="float" office:value="-0.003778341" calcext:value-type="float">
            <text:p>-0.003778341</text:p>
          </table:table-cell>
          <table:table-cell office:value-type="float" office:value="-0.004493052" calcext:value-type="float">
            <text:p>-0.004493052</text:p>
          </table:table-cell>
          <table:table-cell office:value-type="float" office:value="-0.00338778" calcext:value-type="float">
            <text:p>-0.00338778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/>2019-11-11 19:38:59</text:p>
          </table:table-cell>
          <table:table-cell office:value-type="float" office:value="26.00436" calcext:value-type="float">
            <text:p>26.00436</text:p>
          </table:table-cell>
          <table:table-cell/>
          <table:table-cell office:value-type="float" office:value="1.189896606" calcext:value-type="float">
            <text:p>1.189896606</text:p>
          </table:table-cell>
          <table:table-cell office:value-type="float" office:value="1.19309678" calcext:value-type="float">
            <text:p>1.19309678</text:p>
          </table:table-cell>
          <table:table-cell office:value-type="float" office:value="1.19453802" calcext:value-type="float">
            <text:p>1.19453802</text:p>
          </table:table-cell>
          <table:table-cell/>
          <table:table-cell office:value-type="float" office:value="0.009721378" calcext:value-type="float">
            <text:p>0.009721378</text:p>
          </table:table-cell>
          <table:table-cell office:value-type="float" office:value="0.009747523" calcext:value-type="float">
            <text:p>0.009747523</text:p>
          </table:table-cell>
          <table:table-cell office:value-type="float" office:value="0.009759298" calcext:value-type="float">
            <text:p>0.009759298</text:p>
          </table:table-cell>
          <table:table-cell/>
          <table:table-cell office:value-type="float" office:value="-0.000174456" calcext:value-type="float">
            <text:p>-0.000174456</text:p>
          </table:table-cell>
          <table:table-cell office:value-type="float" office:value="-0.000148311" calcext:value-type="float">
            <text:p>-0.000148311</text:p>
          </table:table-cell>
          <table:table-cell office:value-type="float" office:value="-0.000136536" calcext:value-type="float">
            <text:p>-0.000136536</text:p>
          </table:table-cell>
          <table:table-cell/>
          <table:table-cell office:value-type="float" office:value="26.000059071" calcext:value-type="float">
            <text:p>26.000059071</text:p>
          </table:table-cell>
          <table:table-cell office:value-type="float" office:value="26.000703774" calcext:value-type="float">
            <text:p>26.000703774</text:p>
          </table:table-cell>
          <table:table-cell office:value-type="float" office:value="26.000994125" calcext:value-type="float">
            <text:p>26.000994125</text:p>
          </table:table-cell>
          <table:table-cell/>
          <table:table-cell office:value-type="float" office:value="-0.004422198" calcext:value-type="float">
            <text:p>-0.004422198</text:p>
          </table:table-cell>
          <table:table-cell office:value-type="float" office:value="-0.003759454" calcext:value-type="float">
            <text:p>-0.003759454</text:p>
          </table:table-cell>
          <table:table-cell office:value-type="float" office:value="-0.003460979" calcext:value-type="float">
            <text:p>-0.003460979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/>2019-11-11 19:39:00</text:p>
          </table:table-cell>
          <table:table-cell office:value-type="float" office:value="26.00436" calcext:value-type="float">
            <text:p>26.00436</text:p>
          </table:table-cell>
          <table:table-cell/>
          <table:table-cell office:value-type="float" office:value="1.192005419" calcext:value-type="float">
            <text:p>1.192005419</text:p>
          </table:table-cell>
          <table:table-cell office:value-type="float" office:value="1.195804023" calcext:value-type="float">
            <text:p>1.195804023</text:p>
          </table:table-cell>
          <table:table-cell office:value-type="float" office:value="1.192398809" calcext:value-type="float">
            <text:p>1.192398809</text:p>
          </table:table-cell>
          <table:table-cell/>
          <table:table-cell office:value-type="float" office:value="0.009738606" calcext:value-type="float">
            <text:p>0.009738606</text:p>
          </table:table-cell>
          <table:table-cell office:value-type="float" office:value="0.009769641" calcext:value-type="float">
            <text:p>0.009769641</text:p>
          </table:table-cell>
          <table:table-cell office:value-type="float" office:value="0.00974182" calcext:value-type="float">
            <text:p>0.00974182</text:p>
          </table:table-cell>
          <table:table-cell/>
          <table:table-cell office:value-type="float" office:value="-0.000157227" calcext:value-type="float">
            <text:p>-0.000157227</text:p>
          </table:table-cell>
          <table:table-cell office:value-type="float" office:value="-0.000126193" calcext:value-type="float">
            <text:p>-0.000126193</text:p>
          </table:table-cell>
          <table:table-cell office:value-type="float" office:value="-0.000154013" calcext:value-type="float">
            <text:p>-0.000154013</text:p>
          </table:table-cell>
          <table:table-cell/>
          <table:table-cell office:value-type="float" office:value="26.00048391" calcext:value-type="float">
            <text:p>26.00048391</text:p>
          </table:table-cell>
          <table:table-cell office:value-type="float" office:value="26.001249172" calcext:value-type="float">
            <text:p>26.001249172</text:p>
          </table:table-cell>
          <table:table-cell office:value-type="float" office:value="26.000563162" calcext:value-type="float">
            <text:p>26.000563162</text:p>
          </table:table-cell>
          <table:table-cell/>
          <table:table-cell office:value-type="float" office:value="-0.003985471" calcext:value-type="float">
            <text:p>-0.003985471</text:p>
          </table:table-cell>
          <table:table-cell office:value-type="float" office:value="-0.003198795" calcext:value-type="float">
            <text:p>-0.003198795</text:p>
          </table:table-cell>
          <table:table-cell office:value-type="float" office:value="-0.003904001" calcext:value-type="float">
            <text:p>-0.00390400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/>2019-11-11 19:39:01</text:p>
          </table:table-cell>
          <table:table-cell office:value-type="float" office:value="26.00436" calcext:value-type="float">
            <text:p>26.00436</text:p>
          </table:table-cell>
          <table:table-cell/>
          <table:table-cell office:value-type="float" office:value="1.195401096" calcext:value-type="float">
            <text:p>1.195401096</text:p>
          </table:table-cell>
          <table:table-cell office:value-type="float" office:value="1.194210791" calcext:value-type="float">
            <text:p>1.194210791</text:p>
          </table:table-cell>
          <table:table-cell office:value-type="float" office:value="1.19056239" calcext:value-type="float">
            <text:p>1.19056239</text:p>
          </table:table-cell>
          <table:table-cell/>
          <table:table-cell office:value-type="float" office:value="0.009766349" calcext:value-type="float">
            <text:p>0.009766349</text:p>
          </table:table-cell>
          <table:table-cell office:value-type="float" office:value="0.009756624" calcext:value-type="float">
            <text:p>0.009756624</text:p>
          </table:table-cell>
          <table:table-cell office:value-type="float" office:value="0.009726817" calcext:value-type="float">
            <text:p>0.009726817</text:p>
          </table:table-cell>
          <table:table-cell/>
          <table:table-cell office:value-type="float" office:value="-0.000129485" calcext:value-type="float">
            <text:p>-0.000129485</text:p>
          </table:table-cell>
          <table:table-cell office:value-type="float" office:value="-0.000139209" calcext:value-type="float">
            <text:p>-0.000139209</text:p>
          </table:table-cell>
          <table:table-cell office:value-type="float" office:value="-0.000169016" calcext:value-type="float">
            <text:p>-0.000169016</text:p>
          </table:table-cell>
          <table:table-cell/>
          <table:table-cell office:value-type="float" office:value="26.001167999" calcext:value-type="float">
            <text:p>26.001167999</text:p>
          </table:table-cell>
          <table:table-cell office:value-type="float" office:value="26.000928201" calcext:value-type="float">
            <text:p>26.000928201</text:p>
          </table:table-cell>
          <table:table-cell office:value-type="float" office:value="26.000193199" calcext:value-type="float">
            <text:p>26.000193199</text:p>
          </table:table-cell>
          <table:table-cell/>
          <table:table-cell office:value-type="float" office:value="-0.003282239" calcext:value-type="float">
            <text:p>-0.003282239</text:p>
          </table:table-cell>
          <table:table-cell office:value-type="float" office:value="-0.003528747" calcext:value-type="float">
            <text:p>-0.003528747</text:p>
          </table:table-cell>
          <table:table-cell office:value-type="float" office:value="-0.004284317" calcext:value-type="float">
            <text:p>-0.004284317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/>2019-11-11 19:39:02</text:p>
          </table:table-cell>
          <table:table-cell office:value-type="float" office:value="26.00941" calcext:value-type="float">
            <text:p>26.00941</text:p>
          </table:table-cell>
          <table:table-cell/>
          <table:table-cell office:value-type="float" office:value="1.196037077" calcext:value-type="float">
            <text:p>1.196037077</text:p>
          </table:table-cell>
          <table:table-cell office:value-type="float" office:value="1.190369271" calcext:value-type="float">
            <text:p>1.190369271</text:p>
          </table:table-cell>
          <table:table-cell office:value-type="float" office:value="1.192118072" calcext:value-type="float">
            <text:p>1.192118072</text:p>
          </table:table-cell>
          <table:table-cell/>
          <table:table-cell office:value-type="float" office:value="0.009771545" calcext:value-type="float">
            <text:p>0.009771545</text:p>
          </table:table-cell>
          <table:table-cell office:value-type="float" office:value="0.009725239" calcext:value-type="float">
            <text:p>0.009725239</text:p>
          </table:table-cell>
          <table:table-cell office:value-type="float" office:value="0.009739527" calcext:value-type="float">
            <text:p>0.009739527</text:p>
          </table:table-cell>
          <table:table-cell/>
          <table:table-cell office:value-type="float" office:value="-0.000124289" calcext:value-type="float">
            <text:p>-0.000124289</text:p>
          </table:table-cell>
          <table:table-cell office:value-type="float" office:value="-0.000170594" calcext:value-type="float">
            <text:p>-0.000170594</text:p>
          </table:table-cell>
          <table:table-cell office:value-type="float" office:value="-0.000156307" calcext:value-type="float">
            <text:p>-0.000156307</text:p>
          </table:table-cell>
          <table:table-cell/>
          <table:table-cell office:value-type="float" office:value="26.006350201" calcext:value-type="float">
            <text:p>26.006350201</text:p>
          </table:table-cell>
          <table:table-cell office:value-type="float" office:value="26.005208376" calcext:value-type="float">
            <text:p>26.005208376</text:p>
          </table:table-cell>
          <table:table-cell office:value-type="float" office:value="26.005560686" calcext:value-type="float">
            <text:p>26.005560686</text:p>
          </table:table-cell>
          <table:table-cell/>
          <table:table-cell office:value-type="float" office:value="-0.00315053" calcext:value-type="float">
            <text:p>-0.00315053</text:p>
          </table:table-cell>
          <table:table-cell office:value-type="float" office:value="-0.004324311" calcext:value-type="float">
            <text:p>-0.004324311</text:p>
          </table:table-cell>
          <table:table-cell office:value-type="float" office:value="-0.003962141" calcext:value-type="float">
            <text:p>-0.003962141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2019-11-11 19:39:04</text:p>
          </table:table-cell>
          <table:table-cell office:value-type="float" office:value="26.00941" calcext:value-type="float">
            <text:p>26.00941</text:p>
          </table:table-cell>
          <table:table-cell/>
          <table:table-cell office:value-type="float" office:value="1.192829751" calcext:value-type="float">
            <text:p>1.192829751</text:p>
          </table:table-cell>
          <table:table-cell office:value-type="float" office:value="1.19015529" calcext:value-type="float">
            <text:p>1.19015529</text:p>
          </table:table-cell>
          <table:table-cell office:value-type="float" office:value="1.195317649" calcext:value-type="float">
            <text:p>1.195317649</text:p>
          </table:table-cell>
          <table:table-cell/>
          <table:table-cell office:value-type="float" office:value="0.009745341" calcext:value-type="float">
            <text:p>0.009745341</text:p>
          </table:table-cell>
          <table:table-cell office:value-type="float" office:value="0.009723491" calcext:value-type="float">
            <text:p>0.009723491</text:p>
          </table:table-cell>
          <table:table-cell office:value-type="float" office:value="0.009765667" calcext:value-type="float">
            <text:p>0.009765667</text:p>
          </table:table-cell>
          <table:table-cell/>
          <table:table-cell office:value-type="float" office:value="-0.000150492" calcext:value-type="float">
            <text:p>-0.000150492</text:p>
          </table:table-cell>
          <table:table-cell office:value-type="float" office:value="-0.000172342" calcext:value-type="float">
            <text:p>-0.000172342</text:p>
          </table:table-cell>
          <table:table-cell office:value-type="float" office:value="-0.000130166" calcext:value-type="float">
            <text:p>-0.000130166</text:p>
          </table:table-cell>
          <table:table-cell/>
          <table:table-cell office:value-type="float" office:value="26.00570406" calcext:value-type="float">
            <text:p>26.00570406</text:p>
          </table:table-cell>
          <table:table-cell office:value-type="float" office:value="26.005165268" calcext:value-type="float">
            <text:p>26.005165268</text:p>
          </table:table-cell>
          <table:table-cell office:value-type="float" office:value="26.006205266" calcext:value-type="float">
            <text:p>26.006205266</text:p>
          </table:table-cell>
          <table:table-cell/>
          <table:table-cell office:value-type="float" office:value="-0.003814755" calcext:value-type="float">
            <text:p>-0.003814755</text:p>
          </table:table-cell>
          <table:table-cell office:value-type="float" office:value="-0.004368626" calcext:value-type="float">
            <text:p>-0.004368626</text:p>
          </table:table-cell>
          <table:table-cell office:value-type="float" office:value="-0.003299521" calcext:value-type="float">
            <text:p>-0.00329952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/>2019-11-11 19:39:05</text:p>
          </table:table-cell>
          <table:table-cell office:value-type="float" office:value="26.00436" calcext:value-type="float">
            <text:p>26.00436</text:p>
          </table:table-cell>
          <table:table-cell/>
          <table:table-cell office:value-type="float" office:value="1.190772199" calcext:value-type="float">
            <text:p>1.190772199</text:p>
          </table:table-cell>
          <table:table-cell office:value-type="float" office:value="1.193345927" calcext:value-type="float">
            <text:p>1.193345927</text:p>
          </table:table-cell>
          <table:table-cell office:value-type="float" office:value="1.196010255" calcext:value-type="float">
            <text:p>1.196010255</text:p>
          </table:table-cell>
          <table:table-cell/>
          <table:table-cell office:value-type="float" office:value="0.009728531" calcext:value-type="float">
            <text:p>0.009728531</text:p>
          </table:table-cell>
          <table:table-cell office:value-type="float" office:value="0.009749558" calcext:value-type="float">
            <text:p>0.009749558</text:p>
          </table:table-cell>
          <table:table-cell office:value-type="float" office:value="0.009771326" calcext:value-type="float">
            <text:p>0.009771326</text:p>
          </table:table-cell>
          <table:table-cell/>
          <table:table-cell office:value-type="float" office:value="-0.000167302" calcext:value-type="float">
            <text:p>-0.000167302</text:p>
          </table:table-cell>
          <table:table-cell office:value-type="float" office:value="-0.000146275" calcext:value-type="float">
            <text:p>-0.000146275</text:p>
          </table:table-cell>
          <table:table-cell office:value-type="float" office:value="-0.000124508" calcext:value-type="float">
            <text:p>-0.000124508</text:p>
          </table:table-cell>
          <table:table-cell/>
          <table:table-cell office:value-type="float" office:value="26.000235467" calcext:value-type="float">
            <text:p>26.000235467</text:p>
          </table:table-cell>
          <table:table-cell office:value-type="float" office:value="26.000753967" calcext:value-type="float">
            <text:p>26.000753967</text:p>
          </table:table-cell>
          <table:table-cell office:value-type="float" office:value="26.001290719" calcext:value-type="float">
            <text:p>26.001290719</text:p>
          </table:table-cell>
          <table:table-cell/>
          <table:table-cell office:value-type="float" office:value="-0.004240866" calcext:value-type="float">
            <text:p>-0.004240866</text:p>
          </table:table-cell>
          <table:table-cell office:value-type="float" office:value="-0.003707857" calcext:value-type="float">
            <text:p>-0.003707857</text:p>
          </table:table-cell>
          <table:table-cell office:value-type="float" office:value="-0.003156085" calcext:value-type="float">
            <text:p>-0.00315608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/>2019-11-11 19:39:06</text:p>
          </table:table-cell>
          <table:table-cell office:value-type="float" office:value="26.01447" calcext:value-type="float">
            <text:p>26.01447</text:p>
          </table:table-cell>
          <table:table-cell/>
          <table:table-cell office:value-type="float" office:value="1.19227364" calcext:value-type="float">
            <text:p>1.19227364</text:p>
          </table:table-cell>
          <table:table-cell office:value-type="float" office:value="1.196005487" calcext:value-type="float">
            <text:p>1.196005487</text:p>
          </table:table-cell>
          <table:table-cell office:value-type="float" office:value="1.192402386" calcext:value-type="float">
            <text:p>1.192402386</text:p>
          </table:table-cell>
          <table:table-cell/>
          <table:table-cell office:value-type="float" office:value="0.009740798" calcext:value-type="float">
            <text:p>0.009740798</text:p>
          </table:table-cell>
          <table:table-cell office:value-type="float" office:value="0.009771287" calcext:value-type="float">
            <text:p>0.009771287</text:p>
          </table:table-cell>
          <table:table-cell office:value-type="float" office:value="0.00974185" calcext:value-type="float">
            <text:p>0.00974185</text:p>
          </table:table-cell>
          <table:table-cell/>
          <table:table-cell office:value-type="float" office:value="-0.000155036" calcext:value-type="float">
            <text:p>-0.000155036</text:p>
          </table:table-cell>
          <table:table-cell office:value-type="float" office:value="-0.000124547" calcext:value-type="float">
            <text:p>-0.000124547</text:p>
          </table:table-cell>
          <table:table-cell office:value-type="float" office:value="-0.000153984" calcext:value-type="float">
            <text:p>-0.000153984</text:p>
          </table:table-cell>
          <table:table-cell/>
          <table:table-cell office:value-type="float" office:value="26.010646108" calcext:value-type="float">
            <text:p>26.010646108</text:p>
          </table:table-cell>
          <table:table-cell office:value-type="float" office:value="26.011397915" calcext:value-type="float">
            <text:p>26.011397915</text:p>
          </table:table-cell>
          <table:table-cell office:value-type="float" office:value="26.010672045" calcext:value-type="float">
            <text:p>26.010672045</text:p>
          </table:table-cell>
          <table:table-cell/>
          <table:table-cell office:value-type="float" office:value="-0.003929924" calcext:value-type="float">
            <text:p>-0.003929924</text:p>
          </table:table-cell>
          <table:table-cell office:value-type="float" office:value="-0.003157072" calcext:value-type="float">
            <text:p>-0.003157072</text:p>
          </table:table-cell>
          <table:table-cell office:value-type="float" office:value="-0.003903261" calcext:value-type="float">
            <text:p>-0.00390326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2019-11-11 19:39:07</text:p>
          </table:table-cell>
          <table:table-cell office:value-type="float" office:value="26.00436" calcext:value-type="float">
            <text:p>26.00436</text:p>
          </table:table-cell>
          <table:table-cell/>
          <table:table-cell office:value-type="float" office:value="1.195600175" calcext:value-type="float">
            <text:p>1.195600175</text:p>
          </table:table-cell>
          <table:table-cell office:value-type="float" office:value="1.194017076" calcext:value-type="float">
            <text:p>1.194017076</text:p>
          </table:table-cell>
          <table:table-cell office:value-type="float" office:value="1.190425299" calcext:value-type="float">
            <text:p>1.190425299</text:p>
          </table:table-cell>
          <table:table-cell/>
          <table:table-cell office:value-type="float" office:value="0.009767975" calcext:value-type="float">
            <text:p>0.009767975</text:p>
          </table:table-cell>
          <table:table-cell office:value-type="float" office:value="0.009755041" calcext:value-type="float">
            <text:p>0.009755041</text:p>
          </table:table-cell>
          <table:table-cell office:value-type="float" office:value="0.009725697" calcext:value-type="float">
            <text:p>0.009725697</text:p>
          </table:table-cell>
          <table:table-cell/>
          <table:table-cell office:value-type="float" office:value="-0.000127858" calcext:value-type="float">
            <text:p>-0.000127858</text:p>
          </table:table-cell>
          <table:table-cell office:value-type="float" office:value="-0.000140792" calcext:value-type="float">
            <text:p>-0.000140792</text:p>
          </table:table-cell>
          <table:table-cell office:value-type="float" office:value="-0.000170136" calcext:value-type="float">
            <text:p>-0.000170136</text:p>
          </table:table-cell>
          <table:table-cell/>
          <table:table-cell office:value-type="float" office:value="26.001208105" calcext:value-type="float">
            <text:p>26.001208105</text:p>
          </table:table-cell>
          <table:table-cell office:value-type="float" office:value="26.000889176" calcext:value-type="float">
            <text:p>26.000889176</text:p>
          </table:table-cell>
          <table:table-cell office:value-type="float" office:value="26.000165581" calcext:value-type="float">
            <text:p>26.000165581</text:p>
          </table:table-cell>
          <table:table-cell/>
          <table:table-cell office:value-type="float" office:value="-0.003241011" calcext:value-type="float">
            <text:p>-0.003241011</text:p>
          </table:table-cell>
          <table:table-cell office:value-type="float" office:value="-0.003568865" calcext:value-type="float">
            <text:p>-0.003568865</text:p>
          </table:table-cell>
          <table:table-cell office:value-type="float" office:value="-0.004312708" calcext:value-type="float">
            <text:p>-0.004312708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2019-11-11 19:39:09</text:p>
          </table:table-cell>
          <table:table-cell office:value-type="float" office:value="26.01447" calcext:value-type="float">
            <text:p>26.01447</text:p>
          </table:table-cell>
          <table:table-cell/>
          <table:table-cell office:value-type="float" office:value="1.194849157" calcext:value-type="float">
            <text:p>1.194849157</text:p>
          </table:table-cell>
          <table:table-cell office:value-type="float" office:value="1.189484142" calcext:value-type="float">
            <text:p>1.189484142</text:p>
          </table:table-cell>
          <table:table-cell office:value-type="float" office:value="1.194260263" calcext:value-type="float">
            <text:p>1.194260263</text:p>
          </table:table-cell>
          <table:table-cell/>
          <table:table-cell office:value-type="float" office:value="0.00976184" calcext:value-type="float">
            <text:p>0.00976184</text:p>
          </table:table-cell>
          <table:table-cell office:value-type="float" office:value="0.009718008" calcext:value-type="float">
            <text:p>0.009718008</text:p>
          </table:table-cell>
          <table:table-cell office:value-type="float" office:value="0.009757028" calcext:value-type="float">
            <text:p>0.009757028</text:p>
          </table:table-cell>
          <table:table-cell/>
          <table:table-cell office:value-type="float" office:value="-0.000133994" calcext:value-type="float">
            <text:p>-0.000133994</text:p>
          </table:table-cell>
          <table:table-cell office:value-type="float" office:value="-0.000177826" calcext:value-type="float">
            <text:p>-0.000177826</text:p>
          </table:table-cell>
          <table:table-cell office:value-type="float" office:value="-0.000138805" calcext:value-type="float">
            <text:p>-0.000138805</text:p>
          </table:table-cell>
          <table:table-cell/>
          <table:table-cell office:value-type="float" office:value="26.011164964" calcext:value-type="float">
            <text:p>26.011164964</text:p>
          </table:table-cell>
          <table:table-cell office:value-type="float" office:value="26.010084144" calcext:value-type="float">
            <text:p>26.010084144</text:p>
          </table:table-cell>
          <table:table-cell office:value-type="float" office:value="26.011046327" calcext:value-type="float">
            <text:p>26.011046327</text:p>
          </table:table-cell>
          <table:table-cell/>
          <table:table-cell office:value-type="float" office:value="-0.003396544" calcext:value-type="float">
            <text:p>-0.003396544</text:p>
          </table:table-cell>
          <table:table-cell office:value-type="float" office:value="-0.004507618" calcext:value-type="float">
            <text:p>-0.004507618</text:p>
          </table:table-cell>
          <table:table-cell office:value-type="float" office:value="-0.003518502" calcext:value-type="float">
            <text:p>-0.003518502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/>2019-11-11 19:39:10</text:p>
          </table:table-cell>
          <table:table-cell office:value-type="float" office:value="26.01447" calcext:value-type="float">
            <text:p>26.01447</text:p>
          </table:table-cell>
          <table:table-cell/>
          <table:table-cell office:value-type="float" office:value="1.191134595" calcext:value-type="float">
            <text:p>1.191134595</text:p>
          </table:table-cell>
          <table:table-cell office:value-type="float" office:value="1.191818856" calcext:value-type="float">
            <text:p>1.191818856</text:p>
          </table:table-cell>
          <table:table-cell office:value-type="float" office:value="1.196046614" calcext:value-type="float">
            <text:p>1.196046614</text:p>
          </table:table-cell>
          <table:table-cell/>
          <table:table-cell office:value-type="float" office:value="0.009731492" calcext:value-type="float">
            <text:p>0.009731492</text:p>
          </table:table-cell>
          <table:table-cell office:value-type="float" office:value="0.009737082" calcext:value-type="float">
            <text:p>0.009737082</text:p>
          </table:table-cell>
          <table:table-cell office:value-type="float" office:value="0.009771623" calcext:value-type="float">
            <text:p>0.009771623</text:p>
          </table:table-cell>
          <table:table-cell/>
          <table:table-cell office:value-type="float" office:value="-0.000164342" calcext:value-type="float">
            <text:p>-0.000164342</text:p>
          </table:table-cell>
          <table:table-cell office:value-type="float" office:value="-0.000158751" calcext:value-type="float">
            <text:p>-0.000158751</text:p>
          </table:table-cell>
          <table:table-cell office:value-type="float" office:value="-0.000124211" calcext:value-type="float">
            <text:p>-0.000124211</text:p>
          </table:table-cell>
          <table:table-cell/>
          <table:table-cell office:value-type="float" office:value="26.01041664" calcext:value-type="float">
            <text:p>26.01041664</text:p>
          </table:table-cell>
          <table:table-cell office:value-type="float" office:value="26.010554489" calcext:value-type="float">
            <text:p>26.010554489</text:p>
          </table:table-cell>
          <table:table-cell office:value-type="float" office:value="26.0114062" calcext:value-type="float">
            <text:p>26.0114062</text:p>
          </table:table-cell>
          <table:table-cell/>
          <table:table-cell office:value-type="float" office:value="-0.004165816" calcext:value-type="float">
            <text:p>-0.004165816</text:p>
          </table:table-cell>
          <table:table-cell office:value-type="float" office:value="-0.004024108" calcext:value-type="float">
            <text:p>-0.004024108</text:p>
          </table:table-cell>
          <table:table-cell office:value-type="float" office:value="-0.003148555" calcext:value-type="float">
            <text:p>-0.003148555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/>2019-11-11 19:39:11</text:p>
          </table:table-cell>
          <table:table-cell office:value-type="float" office:value="26.01447" calcext:value-type="float">
            <text:p>26.01447</text:p>
          </table:table-cell>
          <table:table-cell/>
          <table:table-cell office:value-type="float" office:value="1.191147112" calcext:value-type="float">
            <text:p>1.191147112</text:p>
          </table:table-cell>
          <table:table-cell office:value-type="float" office:value="1.195025586" calcext:value-type="float">
            <text:p>1.195025586</text:p>
          </table:table-cell>
          <table:table-cell office:value-type="float" office:value="1.195102476" calcext:value-type="float">
            <text:p>1.195102476</text:p>
          </table:table-cell>
          <table:table-cell/>
          <table:table-cell office:value-type="float" office:value="0.009731594" calcext:value-type="float">
            <text:p>0.009731594</text:p>
          </table:table-cell>
          <table:table-cell office:value-type="float" office:value="0.009763281" calcext:value-type="float">
            <text:p>0.009763281</text:p>
          </table:table-cell>
          <table:table-cell office:value-type="float" office:value="0.009763909" calcext:value-type="float">
            <text:p>0.009763909</text:p>
          </table:table-cell>
          <table:table-cell/>
          <table:table-cell office:value-type="float" office:value="-0.000164239" calcext:value-type="float">
            <text:p>-0.000164239</text:p>
          </table:table-cell>
          <table:table-cell office:value-type="float" office:value="-0.000132552" calcext:value-type="float">
            <text:p>-0.000132552</text:p>
          </table:table-cell>
          <table:table-cell office:value-type="float" office:value="-0.000131924" calcext:value-type="float">
            <text:p>-0.000131924</text:p>
          </table:table-cell>
          <table:table-cell/>
          <table:table-cell office:value-type="float" office:value="26.010419161" calcext:value-type="float">
            <text:p>26.010419161</text:p>
          </table:table-cell>
          <table:table-cell office:value-type="float" office:value="26.011200507" calcext:value-type="float">
            <text:p>26.011200507</text:p>
          </table:table-cell>
          <table:table-cell office:value-type="float" office:value="26.011215997" calcext:value-type="float">
            <text:p>26.011215997</text:p>
          </table:table-cell>
          <table:table-cell/>
          <table:table-cell office:value-type="float" office:value="-0.004163223" calcext:value-type="float">
            <text:p>-0.004163223</text:p>
          </table:table-cell>
          <table:table-cell office:value-type="float" office:value="-0.003360006" calcext:value-type="float">
            <text:p>-0.003360006</text:p>
          </table:table-cell>
          <table:table-cell office:value-type="float" office:value="-0.003344082" calcext:value-type="float">
            <text:p>-0.003344082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/>2019-11-11 19:39:12</text:p>
          </table:table-cell>
          <table:table-cell office:value-type="float" office:value="26.01952" calcext:value-type="float">
            <text:p>26.01952</text:p>
          </table:table-cell>
          <table:table-cell/>
          <table:table-cell office:value-type="float" office:value="1.193528318" calcext:value-type="float">
            <text:p>1.193528318</text:p>
          </table:table-cell>
          <table:table-cell office:value-type="float" office:value="1.196084165" calcext:value-type="float">
            <text:p>1.196084165</text:p>
          </table:table-cell>
          <table:table-cell office:value-type="float" office:value="1.191181682" calcext:value-type="float">
            <text:p>1.191181682</text:p>
          </table:table-cell>
          <table:table-cell/>
          <table:table-cell office:value-type="float" office:value="0.009751048" calcext:value-type="float">
            <text:p>0.009751048</text:p>
          </table:table-cell>
          <table:table-cell office:value-type="float" office:value="0.009771929" calcext:value-type="float">
            <text:p>0.009771929</text:p>
          </table:table-cell>
          <table:table-cell office:value-type="float" office:value="0.009731876" calcext:value-type="float">
            <text:p>0.009731876</text:p>
          </table:table-cell>
          <table:table-cell/>
          <table:table-cell office:value-type="float" office:value="-0.000144785" calcext:value-type="float">
            <text:p>-0.000144785</text:p>
          </table:table-cell>
          <table:table-cell office:value-type="float" office:value="-0.000123904" calcext:value-type="float">
            <text:p>-0.000123904</text:p>
          </table:table-cell>
          <table:table-cell office:value-type="float" office:value="-0.000163957" calcext:value-type="float">
            <text:p>-0.000163957</text:p>
          </table:table-cell>
          <table:table-cell/>
          <table:table-cell office:value-type="float" office:value="26.015952953" calcext:value-type="float">
            <text:p>26.015952953</text:p>
          </table:table-cell>
          <table:table-cell office:value-type="float" office:value="26.016467844" calcext:value-type="float">
            <text:p>26.016467844</text:p>
          </table:table-cell>
          <table:table-cell office:value-type="float" office:value="26.015480209" calcext:value-type="float">
            <text:p>26.015480209</text:p>
          </table:table-cell>
          <table:table-cell/>
          <table:table-cell office:value-type="float" office:value="-0.003670085" calcext:value-type="float">
            <text:p>-0.003670085</text:p>
          </table:table-cell>
          <table:table-cell office:value-type="float" office:value="-0.003140778" calcext:value-type="float">
            <text:p>-0.003140778</text:p>
          </table:table-cell>
          <table:table-cell office:value-type="float" office:value="-0.004156064" calcext:value-type="float">
            <text:p>-0.004156064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/>2019-11-11 19:39:14</text:p>
          </table:table-cell>
          <table:table-cell office:value-type="float" office:value="26.01952" calcext:value-type="float">
            <text:p>26.01952</text:p>
          </table:table-cell>
          <table:table-cell/>
          <table:table-cell office:value-type="float" office:value="1.195515537" calcext:value-type="float">
            <text:p>1.195515537</text:p>
          </table:table-cell>
          <table:table-cell office:value-type="float" office:value="1.193101548" calcext:value-type="float">
            <text:p>1.193101548</text:p>
          </table:table-cell>
          <table:table-cell office:value-type="float" office:value="1.190154694" calcext:value-type="float">
            <text:p>1.190154694</text:p>
          </table:table-cell>
          <table:table-cell/>
          <table:table-cell office:value-type="float" office:value="0.009767284" calcext:value-type="float">
            <text:p>0.009767284</text:p>
          </table:table-cell>
          <table:table-cell office:value-type="float" office:value="0.009747562" calcext:value-type="float">
            <text:p>0.009747562</text:p>
          </table:table-cell>
          <table:table-cell office:value-type="float" office:value="0.009723486" calcext:value-type="float">
            <text:p>0.009723486</text:p>
          </table:table-cell>
          <table:table-cell/>
          <table:table-cell office:value-type="float" office:value="-0.00012855" calcext:value-type="float">
            <text:p>-0.00012855</text:p>
          </table:table-cell>
          <table:table-cell office:value-type="float" office:value="-0.000148272" calcext:value-type="float">
            <text:p>-0.000148272</text:p>
          </table:table-cell>
          <table:table-cell office:value-type="float" office:value="-0.000172347" calcext:value-type="float">
            <text:p>-0.000172347</text:p>
          </table:table-cell>
          <table:table-cell/>
          <table:table-cell office:value-type="float" office:value="26.01635329" calcext:value-type="float">
            <text:p>26.01635329</text:p>
          </table:table-cell>
          <table:table-cell office:value-type="float" office:value="26.015866978" calcext:value-type="float">
            <text:p>26.015866978</text:p>
          </table:table-cell>
          <table:table-cell office:value-type="float" office:value="26.015273316" calcext:value-type="float">
            <text:p>26.015273316</text:p>
          </table:table-cell>
          <table:table-cell/>
          <table:table-cell office:value-type="float" office:value="-0.003258539" calcext:value-type="float">
            <text:p>-0.003258539</text:p>
          </table:table-cell>
          <table:table-cell office:value-type="float" office:value="-0.003758467" calcext:value-type="float">
            <text:p>-0.003758467</text:p>
          </table:table-cell>
          <table:table-cell office:value-type="float" office:value="-0.004368749" calcext:value-type="float">
            <text:p>-0.004368749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/>2019-11-11 19:39:15</text:p>
          </table:table-cell>
          <table:table-cell office:value-type="float" office:value="26.01447" calcext:value-type="float">
            <text:p>26.01447</text:p>
          </table:table-cell>
          <table:table-cell/>
          <table:table-cell office:value-type="float" office:value="1.1952044" calcext:value-type="float">
            <text:p>1.1952044</text:p>
          </table:table-cell>
          <table:table-cell office:value-type="float" office:value="1.190229796" calcext:value-type="float">
            <text:p>1.190229796</text:p>
          </table:table-cell>
          <table:table-cell office:value-type="float" office:value="1.191063069" calcext:value-type="float">
            <text:p>1.191063069</text:p>
          </table:table-cell>
          <table:table-cell/>
          <table:table-cell office:value-type="float" office:value="0.009764742" calcext:value-type="float">
            <text:p>0.009764742</text:p>
          </table:table-cell>
          <table:table-cell office:value-type="float" office:value="0.0097241" calcext:value-type="float">
            <text:p>0.0097241</text:p>
          </table:table-cell>
          <table:table-cell office:value-type="float" office:value="0.009730907" calcext:value-type="float">
            <text:p>0.009730907</text:p>
          </table:table-cell>
          <table:table-cell/>
          <table:table-cell office:value-type="float" office:value="-0.000131091" calcext:value-type="float">
            <text:p>-0.000131091</text:p>
          </table:table-cell>
          <table:table-cell office:value-type="float" office:value="-0.000171734" calcext:value-type="float">
            <text:p>-0.000171734</text:p>
          </table:table-cell>
          <table:table-cell office:value-type="float" office:value="-0.000164926" calcext:value-type="float">
            <text:p>-0.000164926</text:p>
          </table:table-cell>
          <table:table-cell/>
          <table:table-cell office:value-type="float" office:value="26.01123653" calcext:value-type="float">
            <text:p>26.01123653</text:p>
          </table:table-cell>
          <table:table-cell office:value-type="float" office:value="26.010234362" calcext:value-type="float">
            <text:p>26.010234362</text:p>
          </table:table-cell>
          <table:table-cell office:value-type="float" office:value="26.01040223" calcext:value-type="float">
            <text:p>26.01040223</text:p>
          </table:table-cell>
          <table:table-cell/>
          <table:table-cell office:value-type="float" office:value="-0.003322974" calcext:value-type="float">
            <text:p>-0.003322974</text:p>
          </table:table-cell>
          <table:table-cell office:value-type="float" office:value="-0.004353196" calcext:value-type="float">
            <text:p>-0.004353196</text:p>
          </table:table-cell>
          <table:table-cell office:value-type="float" office:value="-0.004180628" calcext:value-type="float">
            <text:p>-0.004180628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/>2019-11-11 19:39:16</text:p>
          </table:table-cell>
          <table:table-cell office:value-type="float" office:value="26.01952" calcext:value-type="float">
            <text:p>26.01952</text:p>
          </table:table-cell>
          <table:table-cell/>
          <table:table-cell office:value-type="float" office:value="1.190366887" calcext:value-type="float">
            <text:p>1.190366887</text:p>
          </table:table-cell>
          <table:table-cell office:value-type="float" office:value="1.191409968" calcext:value-type="float">
            <text:p>1.191409968</text:p>
          </table:table-cell>
          <table:table-cell office:value-type="float" office:value="1.195762896" calcext:value-type="float">
            <text:p>1.195762896</text:p>
          </table:table-cell>
          <table:table-cell/>
          <table:table-cell office:value-type="float" office:value="0.00972522" calcext:value-type="float">
            <text:p>0.00972522</text:p>
          </table:table-cell>
          <table:table-cell office:value-type="float" office:value="0.009733742" calcext:value-type="float">
            <text:p>0.009733742</text:p>
          </table:table-cell>
          <table:table-cell office:value-type="float" office:value="0.009769305" calcext:value-type="float">
            <text:p>0.009769305</text:p>
          </table:table-cell>
          <table:table-cell/>
          <table:table-cell office:value-type="float" office:value="-0.000170614" calcext:value-type="float">
            <text:p>-0.000170614</text:p>
          </table:table-cell>
          <table:table-cell office:value-type="float" office:value="-0.000162092" calcext:value-type="float">
            <text:p>-0.000162092</text:p>
          </table:table-cell>
          <table:table-cell office:value-type="float" office:value="-0.000126529" calcext:value-type="float">
            <text:p>-0.000126529</text:p>
          </table:table-cell>
          <table:table-cell/>
          <table:table-cell office:value-type="float" office:value="26.015316063" calcext:value-type="float">
            <text:p>26.015316063</text:p>
          </table:table-cell>
          <table:table-cell office:value-type="float" office:value="26.015526199" calcext:value-type="float">
            <text:p>26.015526199</text:p>
          </table:table-cell>
          <table:table-cell office:value-type="float" office:value="26.016403122" calcext:value-type="float">
            <text:p>26.016403122</text:p>
          </table:table-cell>
          <table:table-cell/>
          <table:table-cell office:value-type="float" office:value="-0.004324805" calcext:value-type="float">
            <text:p>-0.004324805</text:p>
          </table:table-cell>
          <table:table-cell office:value-type="float" office:value="-0.004108787" calcext:value-type="float">
            <text:p>-0.004108787</text:p>
          </table:table-cell>
          <table:table-cell office:value-type="float" office:value="-0.003207312" calcext:value-type="float">
            <text:p>-0.003207312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/>2019-11-11 19:39:17</text:p>
          </table:table-cell>
          <table:table-cell office:value-type="float" office:value="26.02458" calcext:value-type="float">
            <text:p>26.02458</text:p>
          </table:table-cell>
          <table:table-cell/>
          <table:table-cell office:value-type="float" office:value="1.191115521" calcext:value-type="float">
            <text:p>1.191115521</text:p>
          </table:table-cell>
          <table:table-cell office:value-type="float" office:value="1.195549511" calcext:value-type="float">
            <text:p>1.195549511</text:p>
          </table:table-cell>
          <table:table-cell office:value-type="float" office:value="1.194310927" calcext:value-type="float">
            <text:p>1.194310927</text:p>
          </table:table-cell>
          <table:table-cell/>
          <table:table-cell office:value-type="float" office:value="0.009731336" calcext:value-type="float">
            <text:p>0.009731336</text:p>
          </table:table-cell>
          <table:table-cell office:value-type="float" office:value="0.009767561" calcext:value-type="float">
            <text:p>0.009767561</text:p>
          </table:table-cell>
          <table:table-cell office:value-type="float" office:value="0.009757442" calcext:value-type="float">
            <text:p>0.009757442</text:p>
          </table:table-cell>
          <table:table-cell/>
          <table:table-cell office:value-type="float" office:value="-0.000164497" calcext:value-type="float">
            <text:p>-0.000164497</text:p>
          </table:table-cell>
          <table:table-cell office:value-type="float" office:value="-0.000128272" calcext:value-type="float">
            <text:p>-0.000128272</text:p>
          </table:table-cell>
          <table:table-cell office:value-type="float" office:value="-0.000138391" calcext:value-type="float">
            <text:p>-0.000138391</text:p>
          </table:table-cell>
          <table:table-cell/>
          <table:table-cell office:value-type="float" office:value="26.020520964" calcext:value-type="float">
            <text:p>26.020520964</text:p>
          </table:table-cell>
          <table:table-cell office:value-type="float" office:value="26.021414214" calcext:value-type="float">
            <text:p>26.021414214</text:p>
          </table:table-cell>
          <table:table-cell office:value-type="float" office:value="26.021164695" calcext:value-type="float">
            <text:p>26.021164695</text:p>
          </table:table-cell>
          <table:table-cell/>
          <table:table-cell office:value-type="float" office:value="-0.004169766" calcext:value-type="float">
            <text:p>-0.004169766</text:p>
          </table:table-cell>
          <table:table-cell office:value-type="float" office:value="-0.003251503" calcext:value-type="float">
            <text:p>-0.003251503</text:p>
          </table:table-cell>
          <table:table-cell office:value-type="float" office:value="-0.003508009" calcext:value-type="float">
            <text:p>-0.003508009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/>2019-11-11 19:39:18</text:p>
          </table:table-cell>
          <table:table-cell office:value-type="float" office:value="26.02963" calcext:value-type="float">
            <text:p>26.02963</text:p>
          </table:table-cell>
          <table:table-cell/>
          <table:table-cell office:value-type="float" office:value="1.193456196" calcext:value-type="float">
            <text:p>1.193456196</text:p>
          </table:table-cell>
          <table:table-cell office:value-type="float" office:value="1.195621037" calcext:value-type="float">
            <text:p>1.195621037</text:p>
          </table:table-cell>
          <table:table-cell office:value-type="float" office:value="1.190726899" calcext:value-type="float">
            <text:p>1.190726899</text:p>
          </table:table-cell>
          <table:table-cell/>
          <table:table-cell office:value-type="float" office:value="0.009750459" calcext:value-type="float">
            <text:p>0.009750459</text:p>
          </table:table-cell>
          <table:table-cell office:value-type="float" office:value="0.009768146" calcext:value-type="float">
            <text:p>0.009768146</text:p>
          </table:table-cell>
          <table:table-cell office:value-type="float" office:value="0.009728161" calcext:value-type="float">
            <text:p>0.009728161</text:p>
          </table:table-cell>
          <table:table-cell/>
          <table:table-cell office:value-type="float" office:value="-0.000145374" calcext:value-type="float">
            <text:p>-0.000145374</text:p>
          </table:table-cell>
          <table:table-cell office:value-type="float" office:value="-0.000127688" calcext:value-type="float">
            <text:p>-0.000127688</text:p>
          </table:table-cell>
          <table:table-cell office:value-type="float" office:value="-0.000167672" calcext:value-type="float">
            <text:p>-0.000167672</text:p>
          </table:table-cell>
          <table:table-cell/>
          <table:table-cell office:value-type="float" office:value="26.026046586" calcext:value-type="float">
            <text:p>26.026046586</text:p>
          </table:table-cell>
          <table:table-cell office:value-type="float" office:value="26.026482703" calcext:value-type="float">
            <text:p>26.026482703</text:p>
          </table:table-cell>
          <table:table-cell office:value-type="float" office:value="26.025496758" calcext:value-type="float">
            <text:p>26.025496758</text:p>
          </table:table-cell>
          <table:table-cell/>
          <table:table-cell office:value-type="float" office:value="-0.003685021" calcext:value-type="float">
            <text:p>-0.003685021</text:p>
          </table:table-cell>
          <table:table-cell office:value-type="float" office:value="-0.00323669" calcext:value-type="float">
            <text:p>-0.00323669</text:p>
          </table:table-cell>
          <table:table-cell office:value-type="float" office:value="-0.004250248" calcext:value-type="float">
            <text:p>-0.004250248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/>2019-11-11 19:39:20</text:p>
          </table:table-cell>
          <table:table-cell office:value-type="float" office:value="26.02963" calcext:value-type="float">
            <text:p>26.02963</text:p>
          </table:table-cell>
          <table:table-cell/>
          <table:table-cell office:value-type="float" office:value="1.195581698" calcext:value-type="float">
            <text:p>1.195581698</text:p>
          </table:table-cell>
          <table:table-cell office:value-type="float" office:value="1.192339205" calcext:value-type="float">
            <text:p>1.192339205</text:p>
          </table:table-cell>
          <table:table-cell office:value-type="float" office:value="1.190265559" calcext:value-type="float">
            <text:p>1.190265559</text:p>
          </table:table-cell>
          <table:table-cell/>
          <table:table-cell office:value-type="float" office:value="0.009767824" calcext:value-type="float">
            <text:p>0.009767824</text:p>
          </table:table-cell>
          <table:table-cell office:value-type="float" office:value="0.009741333" calcext:value-type="float">
            <text:p>0.009741333</text:p>
          </table:table-cell>
          <table:table-cell office:value-type="float" office:value="0.009724392" calcext:value-type="float">
            <text:p>0.009724392</text:p>
          </table:table-cell>
          <table:table-cell/>
          <table:table-cell office:value-type="float" office:value="-0.000128009" calcext:value-type="float">
            <text:p>-0.000128009</text:p>
          </table:table-cell>
          <table:table-cell office:value-type="float" office:value="-0.0001545" calcext:value-type="float">
            <text:p>-0.0001545</text:p>
          </table:table-cell>
          <table:table-cell office:value-type="float" office:value="-0.000171442" calcext:value-type="float">
            <text:p>-0.000171442</text:p>
          </table:table-cell>
          <table:table-cell/>
          <table:table-cell office:value-type="float" office:value="26.026474778" calcext:value-type="float">
            <text:p>26.026474778</text:p>
          </table:table-cell>
          <table:table-cell office:value-type="float" office:value="26.025821564" calcext:value-type="float">
            <text:p>26.025821564</text:p>
          </table:table-cell>
          <table:table-cell office:value-type="float" office:value="26.025403819" calcext:value-type="float">
            <text:p>26.025403819</text:p>
          </table:table-cell>
          <table:table-cell/>
          <table:table-cell office:value-type="float" office:value="-0.003244837" calcext:value-type="float">
            <text:p>-0.003244837</text:p>
          </table:table-cell>
          <table:table-cell office:value-type="float" office:value="-0.003916345" calcext:value-type="float">
            <text:p>-0.003916345</text:p>
          </table:table-cell>
          <table:table-cell office:value-type="float" office:value="-0.00434579" calcext:value-type="float">
            <text:p>-0.00434579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/>2019-11-11 19:39:21</text:p>
          </table:table-cell>
          <table:table-cell office:value-type="float" office:value="26.02963" calcext:value-type="float">
            <text:p>26.02963</text:p>
          </table:table-cell>
          <table:table-cell/>
          <table:table-cell office:value-type="float" office:value="1.19081571" calcext:value-type="float">
            <text:p>1.19081571</text:p>
          </table:table-cell>
          <table:table-cell office:value-type="float" office:value="1.191892766" calcext:value-type="float">
            <text:p>1.191892766</text:p>
          </table:table-cell>
          <table:table-cell office:value-type="float" office:value="1.196068072" calcext:value-type="float">
            <text:p>1.196068072</text:p>
          </table:table-cell>
          <table:table-cell/>
          <table:table-cell office:value-type="float" office:value="0.009728887" calcext:value-type="float">
            <text:p>0.009728887</text:p>
          </table:table-cell>
          <table:table-cell office:value-type="float" office:value="0.009737686" calcext:value-type="float">
            <text:p>0.009737686</text:p>
          </table:table-cell>
          <table:table-cell office:value-type="float" office:value="0.009771798" calcext:value-type="float">
            <text:p>0.009771798</text:p>
          </table:table-cell>
          <table:table-cell/>
          <table:table-cell office:value-type="float" office:value="-0.000166947" calcext:value-type="float">
            <text:p>-0.000166947</text:p>
          </table:table-cell>
          <table:table-cell office:value-type="float" office:value="-0.000158147" calcext:value-type="float">
            <text:p>-0.000158147</text:p>
          </table:table-cell>
          <table:table-cell office:value-type="float" office:value="-0.000124035" calcext:value-type="float">
            <text:p>-0.000124035</text:p>
          </table:table-cell>
          <table:table-cell/>
          <table:table-cell office:value-type="float" office:value="26.025514649" calcext:value-type="float">
            <text:p>26.025514649</text:p>
          </table:table-cell>
          <table:table-cell office:value-type="float" office:value="26.025731627" calcext:value-type="float">
            <text:p>26.025731627</text:p>
          </table:table-cell>
          <table:table-cell office:value-type="float" office:value="26.02657276" calcext:value-type="float">
            <text:p>26.02657276</text:p>
          </table:table-cell>
          <table:table-cell/>
          <table:table-cell office:value-type="float" office:value="-0.004231855" calcext:value-type="float">
            <text:p>-0.004231855</text:p>
          </table:table-cell>
          <table:table-cell office:value-type="float" office:value="-0.004008801" calcext:value-type="float">
            <text:p>-0.004008801</text:p>
          </table:table-cell>
          <table:table-cell office:value-type="float" office:value="-0.003144111" calcext:value-type="float">
            <text:p>-0.00314411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/>2019-11-11 19:39:22</text:p>
          </table:table-cell>
          <table:table-cell office:value-type="float" office:value="26.02458" calcext:value-type="float">
            <text:p>26.02458</text:p>
          </table:table-cell>
          <table:table-cell/>
          <table:table-cell office:value-type="float" office:value="1.191591166" calcext:value-type="float">
            <text:p>1.191591166</text:p>
          </table:table-cell>
          <table:table-cell office:value-type="float" office:value="1.195796275" calcext:value-type="float">
            <text:p>1.195796275</text:p>
          </table:table-cell>
          <table:table-cell office:value-type="float" office:value="1.193793558" calcext:value-type="float">
            <text:p>1.193793558</text:p>
          </table:table-cell>
          <table:table-cell/>
          <table:table-cell office:value-type="float" office:value="0.009735222" calcext:value-type="float">
            <text:p>0.009735222</text:p>
          </table:table-cell>
          <table:table-cell office:value-type="float" office:value="0.009769577" calcext:value-type="float">
            <text:p>0.009769577</text:p>
          </table:table-cell>
          <table:table-cell office:value-type="float" office:value="0.009753215" calcext:value-type="float">
            <text:p>0.009753215</text:p>
          </table:table-cell>
          <table:table-cell/>
          <table:table-cell office:value-type="float" office:value="-0.000160611" calcext:value-type="float">
            <text:p>-0.000160611</text:p>
          </table:table-cell>
          <table:table-cell office:value-type="float" office:value="-0.000126256" calcext:value-type="float">
            <text:p>-0.000126256</text:p>
          </table:table-cell>
          <table:table-cell office:value-type="float" office:value="-0.000142618" calcext:value-type="float">
            <text:p>-0.000142618</text:p>
          </table:table-cell>
          <table:table-cell/>
          <table:table-cell office:value-type="float" office:value="26.020616785" calcext:value-type="float">
            <text:p>26.020616785</text:p>
          </table:table-cell>
          <table:table-cell office:value-type="float" office:value="26.021463926" calcext:value-type="float">
            <text:p>26.021463926</text:p>
          </table:table-cell>
          <table:table-cell office:value-type="float" office:value="26.021060468" calcext:value-type="float">
            <text:p>26.021060468</text:p>
          </table:table-cell>
          <table:table-cell/>
          <table:table-cell office:value-type="float" office:value="-0.004071261" calcext:value-type="float">
            <text:p>-0.004071261</text:p>
          </table:table-cell>
          <table:table-cell office:value-type="float" office:value="-0.003200399" calcext:value-type="float">
            <text:p>-0.003200399</text:p>
          </table:table-cell>
          <table:table-cell office:value-type="float" office:value="-0.003615154" calcext:value-type="float">
            <text:p>-0.003615154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/>2019-11-11 19:39:23</text:p>
          </table:table-cell>
          <table:table-cell office:value-type="float" office:value="26.02963" calcext:value-type="float">
            <text:p>26.02963</text:p>
          </table:table-cell>
          <table:table-cell/>
          <table:table-cell office:value-type="float" office:value="1.193756007" calcext:value-type="float">
            <text:p>1.193756007</text:p>
          </table:table-cell>
          <table:table-cell office:value-type="float" office:value="1.195333146" calcext:value-type="float">
            <text:p>1.195333146</text:p>
          </table:table-cell>
          <table:table-cell office:value-type="float" office:value="1.190226816" calcext:value-type="float">
            <text:p>1.190226816</text:p>
          </table:table-cell>
          <table:table-cell/>
          <table:table-cell office:value-type="float" office:value="0.009752909" calcext:value-type="float">
            <text:p>0.009752909</text:p>
          </table:table-cell>
          <table:table-cell office:value-type="float" office:value="0.009765794" calcext:value-type="float">
            <text:p>0.009765794</text:p>
          </table:table-cell>
          <table:table-cell office:value-type="float" office:value="0.009724075" calcext:value-type="float">
            <text:p>0.009724075</text:p>
          </table:table-cell>
          <table:table-cell/>
          <table:table-cell office:value-type="float" office:value="-0.000142925" calcext:value-type="float">
            <text:p>-0.000142925</text:p>
          </table:table-cell>
          <table:table-cell office:value-type="float" office:value="-0.00013004" calcext:value-type="float">
            <text:p>-0.00013004</text:p>
          </table:table-cell>
          <table:table-cell office:value-type="float" office:value="-0.000171758" calcext:value-type="float">
            <text:p>-0.000171758</text:p>
          </table:table-cell>
          <table:table-cell/>
          <table:table-cell office:value-type="float" office:value="26.026106985" calcext:value-type="float">
            <text:p>26.026106985</text:p>
          </table:table-cell>
          <table:table-cell office:value-type="float" office:value="26.026424706" calcext:value-type="float">
            <text:p>26.026424706</text:p>
          </table:table-cell>
          <table:table-cell office:value-type="float" office:value="26.025396014" calcext:value-type="float">
            <text:p>26.025396014</text:p>
          </table:table-cell>
          <table:table-cell/>
          <table:table-cell office:value-type="float" office:value="-0.003622931" calcext:value-type="float">
            <text:p>-0.003622931</text:p>
          </table:table-cell>
          <table:table-cell office:value-type="float" office:value="-0.003296311" calcext:value-type="float">
            <text:p>-0.003296311</text:p>
          </table:table-cell>
          <table:table-cell office:value-type="float" office:value="-0.004353813" calcext:value-type="float">
            <text:p>-0.004353813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s/>2019-11-11 19:39:25</text:p>
          </table:table-cell>
          <table:table-cell office:value-type="float" office:value="26.02458" calcext:value-type="float">
            <text:p>26.02458</text:p>
          </table:table-cell>
          <table:table-cell/>
          <table:table-cell office:value-type="float" office:value="1.195876145" calcext:value-type="float">
            <text:p>1.195876145</text:p>
          </table:table-cell>
          <table:table-cell office:value-type="float" office:value="1.192463779" calcext:value-type="float">
            <text:p>1.192463779</text:p>
          </table:table-cell>
          <table:table-cell office:value-type="float" office:value="1.190445565" calcext:value-type="float">
            <text:p>1.190445565</text:p>
          </table:table-cell>
          <table:table-cell/>
          <table:table-cell office:value-type="float" office:value="0.00977023" calcext:value-type="float">
            <text:p>0.00977023</text:p>
          </table:table-cell>
          <table:table-cell office:value-type="float" office:value="0.009742351" calcext:value-type="float">
            <text:p>0.009742351</text:p>
          </table:table-cell>
          <table:table-cell office:value-type="float" office:value="0.009725862" calcext:value-type="float">
            <text:p>0.009725862</text:p>
          </table:table-cell>
          <table:table-cell/>
          <table:table-cell office:value-type="float" office:value="-0.000125603" calcext:value-type="float">
            <text:p>-0.000125603</text:p>
          </table:table-cell>
          <table:table-cell office:value-type="float" office:value="-0.000153482" calcext:value-type="float">
            <text:p>-0.000153482</text:p>
          </table:table-cell>
          <table:table-cell office:value-type="float" office:value="-0.000169971" calcext:value-type="float">
            <text:p>-0.000169971</text:p>
          </table:table-cell>
          <table:table-cell/>
          <table:table-cell office:value-type="float" office:value="26.021480016" calcext:value-type="float">
            <text:p>26.021480016</text:p>
          </table:table-cell>
          <table:table-cell office:value-type="float" office:value="26.020792577" calcext:value-type="float">
            <text:p>26.020792577</text:p>
          </table:table-cell>
          <table:table-cell office:value-type="float" office:value="26.020385998" calcext:value-type="float">
            <text:p>26.020385998</text:p>
          </table:table-cell>
          <table:table-cell/>
          <table:table-cell office:value-type="float" office:value="-0.003183859" calcext:value-type="float">
            <text:p>-0.003183859</text:p>
          </table:table-cell>
          <table:table-cell office:value-type="float" office:value="-0.003890547" calcext:value-type="float">
            <text:p>-0.003890547</text:p>
          </table:table-cell>
          <table:table-cell office:value-type="float" office:value="-0.004308511" calcext:value-type="float">
            <text:p>-0.004308511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/>2019-11-11 19:39:26</text:p>
          </table:table-cell>
          <table:table-cell office:value-type="float" office:value="26.02458" calcext:value-type="float">
            <text:p>26.02458</text:p>
          </table:table-cell>
          <table:table-cell/>
          <table:table-cell office:value-type="float" office:value="1.195526266" calcext:value-type="float">
            <text:p>1.195526266</text:p>
          </table:table-cell>
          <table:table-cell office:value-type="float" office:value="1.190755509" calcext:value-type="float">
            <text:p>1.190755509</text:p>
          </table:table-cell>
          <table:table-cell office:value-type="float" office:value="1.190527819" calcext:value-type="float">
            <text:p>1.190527819</text:p>
          </table:table-cell>
          <table:table-cell/>
          <table:table-cell office:value-type="float" office:value="0.009767371" calcext:value-type="float">
            <text:p>0.009767371</text:p>
          </table:table-cell>
          <table:table-cell office:value-type="float" office:value="0.009728395" calcext:value-type="float">
            <text:p>0.009728395</text:p>
          </table:table-cell>
          <table:table-cell office:value-type="float" office:value="0.009726534" calcext:value-type="float">
            <text:p>0.009726534</text:p>
          </table:table-cell>
          <table:table-cell/>
          <table:table-cell office:value-type="float" office:value="-0.000128462" calcext:value-type="float">
            <text:p>-0.000128462</text:p>
          </table:table-cell>
          <table:table-cell office:value-type="float" office:value="-0.000167439" calcext:value-type="float">
            <text:p>-0.000167439</text:p>
          </table:table-cell>
          <table:table-cell office:value-type="float" office:value="-0.000169299" calcext:value-type="float">
            <text:p>-0.000169299</text:p>
          </table:table-cell>
          <table:table-cell/>
          <table:table-cell office:value-type="float" office:value="26.021409531" calcext:value-type="float">
            <text:p>26.021409531</text:p>
          </table:table-cell>
          <table:table-cell office:value-type="float" office:value="26.020448437" calcext:value-type="float">
            <text:p>26.020448437</text:p>
          </table:table-cell>
          <table:table-cell office:value-type="float" office:value="26.020402568" calcext:value-type="float">
            <text:p>26.020402568</text:p>
          </table:table-cell>
          <table:table-cell/>
          <table:table-cell office:value-type="float" office:value="-0.003256317" calcext:value-type="float">
            <text:p>-0.003256317</text:p>
          </table:table-cell>
          <table:table-cell office:value-type="float" office:value="-0.004244323" calcext:value-type="float">
            <text:p>-0.004244323</text:p>
          </table:table-cell>
          <table:table-cell office:value-type="float" office:value="-0.004291476" calcext:value-type="float">
            <text:p>-0.004291476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/>2019-11-11 19:39:27</text:p>
          </table:table-cell>
          <table:table-cell office:value-type="float" office:value="26.01952" calcext:value-type="float">
            <text:p>26.01952</text:p>
          </table:table-cell>
          <table:table-cell/>
          <table:table-cell office:value-type="float" office:value="1.194264435" calcext:value-type="float">
            <text:p>1.194264435</text:p>
          </table:table-cell>
          <table:table-cell office:value-type="float" office:value="1.189517521" calcext:value-type="float">
            <text:p>1.189517521</text:p>
          </table:table-cell>
          <table:table-cell office:value-type="float" office:value="1.193841242" calcext:value-type="float">
            <text:p>1.193841242</text:p>
          </table:table-cell>
          <table:table-cell/>
          <table:table-cell office:value-type="float" office:value="0.009757062" calcext:value-type="float">
            <text:p>0.009757062</text:p>
          </table:table-cell>
          <table:table-cell office:value-type="float" office:value="0.00971828" calcext:value-type="float">
            <text:p>0.00971828</text:p>
          </table:table-cell>
          <table:table-cell office:value-type="float" office:value="0.009753605" calcext:value-type="float">
            <text:p>0.009753605</text:p>
          </table:table-cell>
          <table:table-cell/>
          <table:table-cell office:value-type="float" office:value="-0.000138771" calcext:value-type="float">
            <text:p>-0.000138771</text:p>
          </table:table-cell>
          <table:table-cell office:value-type="float" office:value="-0.000177553" calcext:value-type="float">
            <text:p>-0.000177553</text:p>
          </table:table-cell>
          <table:table-cell office:value-type="float" office:value="-0.000142228" calcext:value-type="float">
            <text:p>-0.000142228</text:p>
          </table:table-cell>
          <table:table-cell/>
          <table:table-cell office:value-type="float" office:value="26.016101248" calcext:value-type="float">
            <text:p>26.016101248</text:p>
          </table:table-cell>
          <table:table-cell office:value-type="float" office:value="26.015144953" calcext:value-type="float">
            <text:p>26.015144953</text:p>
          </table:table-cell>
          <table:table-cell office:value-type="float" office:value="26.016015993" calcext:value-type="float">
            <text:p>26.016015993</text:p>
          </table:table-cell>
          <table:table-cell/>
          <table:table-cell office:value-type="float" office:value="-0.003517637" calcext:value-type="float">
            <text:p>-0.003517637</text:p>
          </table:table-cell>
          <table:table-cell office:value-type="float" office:value="-0.004500706" calcext:value-type="float">
            <text:p>-0.004500706</text:p>
          </table:table-cell>
          <table:table-cell office:value-type="float" office:value="-0.003605279" calcext:value-type="float">
            <text:p>-0.003605279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s/>2019-11-11 19:39:28</text:p>
          </table:table-cell>
          <table:table-cell office:value-type="float" office:value="26.01952" calcext:value-type="float">
            <text:p>26.01952</text:p>
          </table:table-cell>
          <table:table-cell/>
          <table:table-cell office:value-type="float" office:value="1.191710376" calcext:value-type="float">
            <text:p>1.191710376</text:p>
          </table:table-cell>
          <table:table-cell office:value-type="float" office:value="1.19122281" calcext:value-type="float">
            <text:p>1.19122281</text:p>
          </table:table-cell>
          <table:table-cell office:value-type="float" office:value="1.196372056" calcext:value-type="float">
            <text:p>1.196372056</text:p>
          </table:table-cell>
          <table:table-cell/>
          <table:table-cell office:value-type="float" office:value="0.009736196" calcext:value-type="float">
            <text:p>0.009736196</text:p>
          </table:table-cell>
          <table:table-cell office:value-type="float" office:value="0.009732212" calcext:value-type="float">
            <text:p>0.009732212</text:p>
          </table:table-cell>
          <table:table-cell office:value-type="float" office:value="0.009774281" calcext:value-type="float">
            <text:p>0.009774281</text:p>
          </table:table-cell>
          <table:table-cell/>
          <table:table-cell office:value-type="float" office:value="-0.000159637" calcext:value-type="float">
            <text:p>-0.000159637</text:p>
          </table:table-cell>
          <table:table-cell office:value-type="float" office:value="-0.000163621" calcext:value-type="float">
            <text:p>-0.000163621</text:p>
          </table:table-cell>
          <table:table-cell office:value-type="float" office:value="-0.000121552" calcext:value-type="float">
            <text:p>-0.000121552</text:p>
          </table:table-cell>
          <table:table-cell/>
          <table:table-cell office:value-type="float" office:value="26.015586717" calcext:value-type="float">
            <text:p>26.015586717</text:p>
          </table:table-cell>
          <table:table-cell office:value-type="float" office:value="26.015488494" calcext:value-type="float">
            <text:p>26.015488494</text:p>
          </table:table-cell>
          <table:table-cell office:value-type="float" office:value="26.016525841" calcext:value-type="float">
            <text:p>26.016525841</text:p>
          </table:table-cell>
          <table:table-cell/>
          <table:table-cell office:value-type="float" office:value="-0.004046573" calcext:value-type="float">
            <text:p>-0.004046573</text:p>
          </table:table-cell>
          <table:table-cell office:value-type="float" office:value="-0.004147547" calcext:value-type="float">
            <text:p>-0.004147547</text:p>
          </table:table-cell>
          <table:table-cell office:value-type="float" office:value="-0.003081157" calcext:value-type="float">
            <text:p>-0.003081157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s/>2019-11-11 19:39:30</text:p>
          </table:table-cell>
          <table:table-cell office:value-type="float" office:value="26.02458" calcext:value-type="float">
            <text:p>26.02458</text:p>
          </table:table-cell>
          <table:table-cell/>
          <table:table-cell office:value-type="float" office:value="1.191508912" calcext:value-type="float">
            <text:p>1.191508912</text:p>
          </table:table-cell>
          <table:table-cell office:value-type="float" office:value="1.195997142" calcext:value-type="float">
            <text:p>1.195997142</text:p>
          </table:table-cell>
          <table:table-cell office:value-type="float" office:value="1.1936666" calcext:value-type="float">
            <text:p>1.1936666</text:p>
          </table:table-cell>
          <table:table-cell/>
          <table:table-cell office:value-type="float" office:value="0.00973455" calcext:value-type="float">
            <text:p>0.00973455</text:p>
          </table:table-cell>
          <table:table-cell office:value-type="float" office:value="0.009771218" calcext:value-type="float">
            <text:p>0.009771218</text:p>
          </table:table-cell>
          <table:table-cell office:value-type="float" office:value="0.009752178" calcext:value-type="float">
            <text:p>0.009752178</text:p>
          </table:table-cell>
          <table:table-cell/>
          <table:table-cell office:value-type="float" office:value="-0.000161283" calcext:value-type="float">
            <text:p>-0.000161283</text:p>
          </table:table-cell>
          <table:table-cell office:value-type="float" office:value="-0.000124615" calcext:value-type="float">
            <text:p>-0.000124615</text:p>
          </table:table-cell>
          <table:table-cell office:value-type="float" office:value="-0.000143655" calcext:value-type="float">
            <text:p>-0.000143655</text:p>
          </table:table-cell>
          <table:table-cell/>
          <table:table-cell office:value-type="float" office:value="26.020600214" calcext:value-type="float">
            <text:p>26.020600214</text:p>
          </table:table-cell>
          <table:table-cell office:value-type="float" office:value="26.021504391" calcext:value-type="float">
            <text:p>26.021504391</text:p>
          </table:table-cell>
          <table:table-cell office:value-type="float" office:value="26.021034892" calcext:value-type="float">
            <text:p>26.021034892</text:p>
          </table:table-cell>
          <table:table-cell/>
          <table:table-cell office:value-type="float" office:value="-0.004088296" calcext:value-type="float">
            <text:p>-0.004088296</text:p>
          </table:table-cell>
          <table:table-cell office:value-type="float" office:value="-0.003158801" calcext:value-type="float">
            <text:p>-0.003158801</text:p>
          </table:table-cell>
          <table:table-cell office:value-type="float" office:value="-0.003641447" calcext:value-type="float">
            <text:p>-0.003641447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s/>2019-11-11 19:39:31</text:p>
          </table:table-cell>
          <table:table-cell office:value-type="float" office:value="26.01447" calcext:value-type="float">
            <text:p>26.01447</text:p>
          </table:table-cell>
          <table:table-cell/>
          <table:table-cell office:value-type="float" office:value="1.195612096" calcext:value-type="float">
            <text:p>1.195612096</text:p>
          </table:table-cell>
          <table:table-cell office:value-type="float" office:value="1.194105887" calcext:value-type="float">
            <text:p>1.194105887</text:p>
          </table:table-cell>
          <table:table-cell office:value-type="float" office:value="1.190548681" calcext:value-type="float">
            <text:p>1.190548681</text:p>
          </table:table-cell>
          <table:table-cell/>
          <table:table-cell office:value-type="float" office:value="0.009768073" calcext:value-type="float">
            <text:p>0.009768073</text:p>
          </table:table-cell>
          <table:table-cell office:value-type="float" office:value="0.009755767" calcext:value-type="float">
            <text:p>0.009755767</text:p>
          </table:table-cell>
          <table:table-cell office:value-type="float" office:value="0.009726705" calcext:value-type="float">
            <text:p>0.009726705</text:p>
          </table:table-cell>
          <table:table-cell/>
          <table:table-cell office:value-type="float" office:value="-0.000127761" calcext:value-type="float">
            <text:p>-0.000127761</text:p>
          </table:table-cell>
          <table:table-cell office:value-type="float" office:value="-0.000140066" calcext:value-type="float">
            <text:p>-0.000140066</text:p>
          </table:table-cell>
          <table:table-cell office:value-type="float" office:value="-0.000169128" calcext:value-type="float">
            <text:p>-0.000169128</text:p>
          </table:table-cell>
          <table:table-cell/>
          <table:table-cell office:value-type="float" office:value="26.011318664" calcext:value-type="float">
            <text:p>26.011318664</text:p>
          </table:table-cell>
          <table:table-cell office:value-type="float" office:value="26.011015227" calcext:value-type="float">
            <text:p>26.011015227</text:p>
          </table:table-cell>
          <table:table-cell office:value-type="float" office:value="26.010298603" calcext:value-type="float">
            <text:p>26.010298603</text:p>
          </table:table-cell>
          <table:table-cell/>
          <table:table-cell office:value-type="float" office:value="-0.003238542" calcext:value-type="float">
            <text:p>-0.003238542</text:p>
          </table:table-cell>
          <table:table-cell office:value-type="float" office:value="-0.003550472" calcext:value-type="float">
            <text:p>-0.003550472</text:p>
          </table:table-cell>
          <table:table-cell office:value-type="float" office:value="-0.004287156" calcext:value-type="float">
            <text:p>-0.004287156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s/>2019-11-11 19:39:32</text:p>
          </table:table-cell>
          <table:table-cell office:value-type="float" office:value="26.01447" calcext:value-type="float">
            <text:p>26.01447</text:p>
          </table:table-cell>
          <table:table-cell/>
          <table:table-cell office:value-type="float" office:value="1.195433878" calcext:value-type="float">
            <text:p>1.195433878</text:p>
          </table:table-cell>
          <table:table-cell office:value-type="float" office:value="1.189903759" calcext:value-type="float">
            <text:p>1.189903759</text:p>
          </table:table-cell>
          <table:table-cell office:value-type="float" office:value="1.192498349" calcext:value-type="float">
            <text:p>1.192498349</text:p>
          </table:table-cell>
          <table:table-cell/>
          <table:table-cell office:value-type="float" office:value="0.009766617" calcext:value-type="float">
            <text:p>0.009766617</text:p>
          </table:table-cell>
          <table:table-cell office:value-type="float" office:value="0.009721436" calcext:value-type="float">
            <text:p>0.009721436</text:p>
          </table:table-cell>
          <table:table-cell office:value-type="float" office:value="0.009742634" calcext:value-type="float">
            <text:p>0.009742634</text:p>
          </table:table-cell>
          <table:table-cell/>
          <table:table-cell office:value-type="float" office:value="-0.000129217" calcext:value-type="float">
            <text:p>-0.000129217</text:p>
          </table:table-cell>
          <table:table-cell office:value-type="float" office:value="-0.000174397" calcext:value-type="float">
            <text:p>-0.000174397</text:p>
          </table:table-cell>
          <table:table-cell office:value-type="float" office:value="-0.0001532" calcext:value-type="float">
            <text:p>-0.0001532</text:p>
          </table:table-cell>
          <table:table-cell/>
          <table:table-cell office:value-type="float" office:value="26.01128276" calcext:value-type="float">
            <text:p>26.01128276</text:p>
          </table:table-cell>
          <table:table-cell office:value-type="float" office:value="26.010168679" calcext:value-type="float">
            <text:p>26.010168679</text:p>
          </table:table-cell>
          <table:table-cell office:value-type="float" office:value="26.010691378" calcext:value-type="float">
            <text:p>26.010691378</text:p>
          </table:table-cell>
          <table:table-cell/>
          <table:table-cell office:value-type="float" office:value="-0.00327545" calcext:value-type="float">
            <text:p>-0.00327545</text:p>
          </table:table-cell>
          <table:table-cell office:value-type="float" office:value="-0.004420717" calcext:value-type="float">
            <text:p>-0.004420717</text:p>
          </table:table-cell>
          <table:table-cell office:value-type="float" office:value="-0.003883387" calcext:value-type="float">
            <text:p>-0.003883387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/>2019-11-11 19:39:33</text:p>
          </table:table-cell>
          <table:table-cell office:value-type="float" office:value="26.01952" calcext:value-type="float">
            <text:p>26.01952</text:p>
          </table:table-cell>
          <table:table-cell/>
          <table:table-cell office:value-type="float" office:value="1.194745445" calcext:value-type="float">
            <text:p>1.194745445</text:p>
          </table:table-cell>
          <table:table-cell office:value-type="float" office:value="1.189656399" calcext:value-type="float">
            <text:p>1.189656399</text:p>
          </table:table-cell>
          <table:table-cell office:value-type="float" office:value="1.193706536" calcext:value-type="float">
            <text:p>1.193706536</text:p>
          </table:table-cell>
          <table:table-cell/>
          <table:table-cell office:value-type="float" office:value="0.009760992" calcext:value-type="float">
            <text:p>0.009760992</text:p>
          </table:table-cell>
          <table:table-cell office:value-type="float" office:value="0.009719415" calcext:value-type="float">
            <text:p>0.009719415</text:p>
          </table:table-cell>
          <table:table-cell office:value-type="float" office:value="0.009752504" calcext:value-type="float">
            <text:p>0.009752504</text:p>
          </table:table-cell>
          <table:table-cell/>
          <table:table-cell office:value-type="float" office:value="-0.000134841" calcext:value-type="float">
            <text:p>-0.000134841</text:p>
          </table:table-cell>
          <table:table-cell office:value-type="float" office:value="-0.000176418" calcext:value-type="float">
            <text:p>-0.000176418</text:p>
          </table:table-cell>
          <table:table-cell office:value-type="float" office:value="-0.000143329" calcext:value-type="float">
            <text:p>-0.000143329</text:p>
          </table:table-cell>
          <table:table-cell/>
          <table:table-cell office:value-type="float" office:value="26.01619815" calcext:value-type="float">
            <text:p>26.01619815</text:p>
          </table:table-cell>
          <table:table-cell office:value-type="float" office:value="26.015172931" calcext:value-type="float">
            <text:p>26.015172931</text:p>
          </table:table-cell>
          <table:table-cell office:value-type="float" office:value="26.015988856" calcext:value-type="float">
            <text:p>26.015988856</text:p>
          </table:table-cell>
          <table:table-cell/>
          <table:table-cell office:value-type="float" office:value="-0.003418022" calcext:value-type="float">
            <text:p>-0.003418022</text:p>
          </table:table-cell>
          <table:table-cell office:value-type="float" office:value="-0.004471944" calcext:value-type="float">
            <text:p>-0.004471944</text:p>
          </table:table-cell>
          <table:table-cell office:value-type="float" office:value="-0.003633176" calcext:value-type="float">
            <text:p>-0.003633176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s/>2019-11-11 19:39:35</text:p>
          </table:table-cell>
          <table:table-cell office:value-type="float" office:value="26.02963" calcext:value-type="float">
            <text:p>26.02963</text:p>
          </table:table-cell>
          <table:table-cell/>
          <table:table-cell office:value-type="float" office:value="1.191398047" calcext:value-type="float">
            <text:p>1.191398047</text:p>
          </table:table-cell>
          <table:table-cell office:value-type="float" office:value="1.191347383" calcext:value-type="float">
            <text:p>1.191347383</text:p>
          </table:table-cell>
          <table:table-cell office:value-type="float" office:value="1.195829057" calcext:value-type="float">
            <text:p>1.195829057</text:p>
          </table:table-cell>
          <table:table-cell/>
          <table:table-cell office:value-type="float" office:value="0.009733644" calcext:value-type="float">
            <text:p>0.009733644</text:p>
          </table:table-cell>
          <table:table-cell office:value-type="float" office:value="0.00973323" calcext:value-type="float">
            <text:p>0.00973323</text:p>
          </table:table-cell>
          <table:table-cell office:value-type="float" office:value="0.009769845" calcext:value-type="float">
            <text:p>0.009769845</text:p>
          </table:table-cell>
          <table:table-cell/>
          <table:table-cell office:value-type="float" office:value="-0.000162189" calcext:value-type="float">
            <text:p>-0.000162189</text:p>
          </table:table-cell>
          <table:table-cell office:value-type="float" office:value="-0.000162603" calcext:value-type="float">
            <text:p>-0.000162603</text:p>
          </table:table-cell>
          <table:table-cell office:value-type="float" office:value="-0.000125988" calcext:value-type="float">
            <text:p>-0.000125988</text:p>
          </table:table-cell>
          <table:table-cell/>
          <table:table-cell office:value-type="float" office:value="26.025631963" calcext:value-type="float">
            <text:p>26.025631963</text:p>
          </table:table-cell>
          <table:table-cell office:value-type="float" office:value="26.025621757" calcext:value-type="float">
            <text:p>26.025621757</text:p>
          </table:table-cell>
          <table:table-cell office:value-type="float" office:value="26.026524609" calcext:value-type="float">
            <text:p>26.026524609</text:p>
          </table:table-cell>
          <table:table-cell/>
          <table:table-cell office:value-type="float" office:value="-0.004111255" calcext:value-type="float">
            <text:p>-0.004111255</text:p>
          </table:table-cell>
          <table:table-cell office:value-type="float" office:value="-0.004121748" calcext:value-type="float">
            <text:p>-0.004121748</text:p>
          </table:table-cell>
          <table:table-cell office:value-type="float" office:value="-0.00319361" calcext:value-type="float">
            <text:p>-0.00319361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s/>2019-11-11 19:39:36</text:p>
          </table:table-cell>
          <table:table-cell office:value-type="float" office:value="26.02458" calcext:value-type="float">
            <text:p>26.02458</text:p>
          </table:table-cell>
          <table:table-cell/>
          <table:table-cell office:value-type="float" office:value="1.191153072" calcext:value-type="float">
            <text:p>1.191153072</text:p>
          </table:table-cell>
          <table:table-cell office:value-type="float" office:value="1.194905781" calcext:value-type="float">
            <text:p>1.194905781</text:p>
          </table:table-cell>
          <table:table-cell office:value-type="float" office:value="1.195013666" calcext:value-type="float">
            <text:p>1.195013666</text:p>
          </table:table-cell>
          <table:table-cell/>
          <table:table-cell office:value-type="float" office:value="0.009731643" calcext:value-type="float">
            <text:p>0.009731643</text:p>
          </table:table-cell>
          <table:table-cell office:value-type="float" office:value="0.009762302" calcext:value-type="float">
            <text:p>0.009762302</text:p>
          </table:table-cell>
          <table:table-cell office:value-type="float" office:value="0.009763184" calcext:value-type="float">
            <text:p>0.009763184</text:p>
          </table:table-cell>
          <table:table-cell/>
          <table:table-cell office:value-type="float" office:value="-0.000164191" calcext:value-type="float">
            <text:p>-0.000164191</text:p>
          </table:table-cell>
          <table:table-cell office:value-type="float" office:value="-0.000133531" calcext:value-type="float">
            <text:p>-0.000133531</text:p>
          </table:table-cell>
          <table:table-cell office:value-type="float" office:value="-0.00013265" calcext:value-type="float">
            <text:p>-0.00013265</text:p>
          </table:table-cell>
          <table:table-cell/>
          <table:table-cell office:value-type="float" office:value="26.020528529" calcext:value-type="float">
            <text:p>26.020528529</text:p>
          </table:table-cell>
          <table:table-cell office:value-type="float" office:value="26.021284531" calcext:value-type="float">
            <text:p>26.021284531</text:p>
          </table:table-cell>
          <table:table-cell office:value-type="float" office:value="26.021306265" calcext:value-type="float">
            <text:p>26.021306265</text:p>
          </table:table-cell>
          <table:table-cell/>
          <table:table-cell office:value-type="float" office:value="-0.004161989" calcext:value-type="float">
            <text:p>-0.004161989</text:p>
          </table:table-cell>
          <table:table-cell office:value-type="float" office:value="-0.003384817" calcext:value-type="float">
            <text:p>-0.003384817</text:p>
          </table:table-cell>
          <table:table-cell office:value-type="float" office:value="-0.003362475" calcext:value-type="float">
            <text:p>-0.003362475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s/>2019-11-11 19:39:37</text:p>
          </table:table-cell>
          <table:table-cell office:value-type="float" office:value="26.02963" calcext:value-type="float">
            <text:p>26.02963</text:p>
          </table:table-cell>
          <table:table-cell/>
          <table:table-cell office:value-type="float" office:value="1.193727397" calcext:value-type="float">
            <text:p>1.193727397</text:p>
          </table:table-cell>
          <table:table-cell office:value-type="float" office:value="1.19594171" calcext:value-type="float">
            <text:p>1.19594171</text:p>
          </table:table-cell>
          <table:table-cell office:value-type="float" office:value="1.191325926" calcext:value-type="float">
            <text:p>1.191325926</text:p>
          </table:table-cell>
          <table:table-cell/>
          <table:table-cell office:value-type="float" office:value="0.009752675" calcext:value-type="float">
            <text:p>0.009752675</text:p>
          </table:table-cell>
          <table:table-cell office:value-type="float" office:value="0.009770766" calcext:value-type="float">
            <text:p>0.009770766</text:p>
          </table:table-cell>
          <table:table-cell office:value-type="float" office:value="0.009733055" calcext:value-type="float">
            <text:p>0.009733055</text:p>
          </table:table-cell>
          <table:table-cell/>
          <table:table-cell office:value-type="float" office:value="-0.000143159" calcext:value-type="float">
            <text:p>-0.000143159</text:p>
          </table:table-cell>
          <table:table-cell office:value-type="float" office:value="-0.000125068" calcext:value-type="float">
            <text:p>-0.000125068</text:p>
          </table:table-cell>
          <table:table-cell office:value-type="float" office:value="-0.000162778" calcext:value-type="float">
            <text:p>-0.000162778</text:p>
          </table:table-cell>
          <table:table-cell/>
          <table:table-cell office:value-type="float" office:value="26.026101221" calcext:value-type="float">
            <text:p>26.026101221</text:p>
          </table:table-cell>
          <table:table-cell office:value-type="float" office:value="26.026547304" calcext:value-type="float">
            <text:p>26.026547304</text:p>
          </table:table-cell>
          <table:table-cell office:value-type="float" office:value="26.025617434" calcext:value-type="float">
            <text:p>26.025617434</text:p>
          </table:table-cell>
          <table:table-cell/>
          <table:table-cell office:value-type="float" office:value="-0.003628856" calcext:value-type="float">
            <text:p>-0.003628856</text:p>
          </table:table-cell>
          <table:table-cell office:value-type="float" office:value="-0.00317028" calcext:value-type="float">
            <text:p>-0.00317028</text:p>
          </table:table-cell>
          <table:table-cell office:value-type="float" office:value="-0.004126192" calcext:value-type="float">
            <text:p>-0.004126192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s/>2019-11-11 19:39:38</text:p>
          </table:table-cell>
          <table:table-cell office:value-type="float" office:value="26.02963" calcext:value-type="float">
            <text:p>26.02963</text:p>
          </table:table-cell>
          <table:table-cell/>
          <table:table-cell office:value-type="float" office:value="1.196205163" calcext:value-type="float">
            <text:p>1.196205163</text:p>
          </table:table-cell>
          <table:table-cell office:value-type="float" office:value="1.192338013" calcext:value-type="float">
            <text:p>1.192338013</text:p>
          </table:table-cell>
          <table:table-cell office:value-type="float" office:value="1.190745376" calcext:value-type="float">
            <text:p>1.190745376</text:p>
          </table:table-cell>
          <table:table-cell/>
          <table:table-cell office:value-type="float" office:value="0.009772918" calcext:value-type="float">
            <text:p>0.009772918</text:p>
          </table:table-cell>
          <table:table-cell office:value-type="float" office:value="0.009741324" calcext:value-type="float">
            <text:p>0.009741324</text:p>
          </table:table-cell>
          <table:table-cell office:value-type="float" office:value="0.009728312" calcext:value-type="float">
            <text:p>0.009728312</text:p>
          </table:table-cell>
          <table:table-cell/>
          <table:table-cell office:value-type="float" office:value="-0.000122915" calcext:value-type="float">
            <text:p>-0.000122915</text:p>
          </table:table-cell>
          <table:table-cell office:value-type="float" office:value="-0.00015451" calcext:value-type="float">
            <text:p>-0.00015451</text:p>
          </table:table-cell>
          <table:table-cell office:value-type="float" office:value="-0.000167521" calcext:value-type="float">
            <text:p>-0.000167521</text:p>
          </table:table-cell>
          <table:table-cell/>
          <table:table-cell office:value-type="float" office:value="26.026600377" calcext:value-type="float">
            <text:p>26.026600377</text:p>
          </table:table-cell>
          <table:table-cell office:value-type="float" office:value="26.025821324" calcext:value-type="float">
            <text:p>26.025821324</text:p>
          </table:table-cell>
          <table:table-cell office:value-type="float" office:value="26.02550048" calcext:value-type="float">
            <text:p>26.02550048</text:p>
          </table:table-cell>
          <table:table-cell/>
          <table:table-cell office:value-type="float" office:value="-0.00311572" calcext:value-type="float">
            <text:p>-0.00311572</text:p>
          </table:table-cell>
          <table:table-cell office:value-type="float" office:value="-0.003916592" calcext:value-type="float">
            <text:p>-0.003916592</text:p>
          </table:table-cell>
          <table:table-cell office:value-type="float" office:value="-0.004246421" calcext:value-type="float">
            <text:p>-0.004246421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s/>2019-11-11 19:39:40</text:p>
          </table:table-cell>
          <table:table-cell office:value-type="float" office:value="26.02963" calcext:value-type="float">
            <text:p>26.02963</text:p>
          </table:table-cell>
          <table:table-cell/>
          <table:table-cell office:value-type="float" office:value="1.193781041" calcext:value-type="float">
            <text:p>1.193781041</text:p>
          </table:table-cell>
          <table:table-cell office:value-type="float" office:value="1.189622425" calcext:value-type="float">
            <text:p>1.189622425</text:p>
          </table:table-cell>
          <table:table-cell office:value-type="float" office:value="1.194600009" calcext:value-type="float">
            <text:p>1.194600009</text:p>
          </table:table-cell>
          <table:table-cell/>
          <table:table-cell office:value-type="float" office:value="0.009753113" calcext:value-type="float">
            <text:p>0.009753113</text:p>
          </table:table-cell>
          <table:table-cell office:value-type="float" office:value="0.009719137" calcext:value-type="float">
            <text:p>0.009719137</text:p>
          </table:table-cell>
          <table:table-cell office:value-type="float" office:value="0.009759804" calcext:value-type="float">
            <text:p>0.009759804</text:p>
          </table:table-cell>
          <table:table-cell/>
          <table:table-cell office:value-type="float" office:value="-0.00014272" calcext:value-type="float">
            <text:p>-0.00014272</text:p>
          </table:table-cell>
          <table:table-cell office:value-type="float" office:value="-0.000176696" calcext:value-type="float">
            <text:p>-0.000176696</text:p>
          </table:table-cell>
          <table:table-cell office:value-type="float" office:value="-0.000136029" calcext:value-type="float">
            <text:p>-0.000136029</text:p>
          </table:table-cell>
          <table:table-cell/>
          <table:table-cell office:value-type="float" office:value="26.026112028" calcext:value-type="float">
            <text:p>26.026112028</text:p>
          </table:table-cell>
          <table:table-cell office:value-type="float" office:value="26.025274257" calcext:value-type="float">
            <text:p>26.025274257</text:p>
          </table:table-cell>
          <table:table-cell office:value-type="float" office:value="26.026277012" calcext:value-type="float">
            <text:p>26.026277012</text:p>
          </table:table-cell>
          <table:table-cell/>
          <table:table-cell office:value-type="float" office:value="-0.003617746" calcext:value-type="float">
            <text:p>-0.003617746</text:p>
          </table:table-cell>
          <table:table-cell office:value-type="float" office:value="-0.00447898" calcext:value-type="float">
            <text:p>-0.00447898</text:p>
          </table:table-cell>
          <table:table-cell office:value-type="float" office:value="-0.003448141" calcext:value-type="float">
            <text:p>-0.003448141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<text:s/>2019-11-11 19:39:41</text:p>
          </table:table-cell>
          <table:table-cell office:value-type="float" office:value="26.02458" calcext:value-type="float">
            <text:p>26.02458</text:p>
          </table:table-cell>
          <table:table-cell/>
          <table:table-cell office:value-type="float" office:value="1.191865348" calcext:value-type="float">
            <text:p>1.191865348</text:p>
          </table:table-cell>
          <table:table-cell office:value-type="float" office:value="1.191227578" calcext:value-type="float">
            <text:p>1.191227578</text:p>
          </table:table-cell>
          <table:table-cell office:value-type="float" office:value="1.195875549" calcext:value-type="float">
            <text:p>1.195875549</text:p>
          </table:table-cell>
          <table:table-cell/>
          <table:table-cell office:value-type="float" office:value="0.009737462" calcext:value-type="float">
            <text:p>0.009737462</text:p>
          </table:table-cell>
          <table:table-cell office:value-type="float" office:value="0.009732251" calcext:value-type="float">
            <text:p>0.009732251</text:p>
          </table:table-cell>
          <table:table-cell office:value-type="float" office:value="0.009770225" calcext:value-type="float">
            <text:p>0.009770225</text:p>
          </table:table-cell>
          <table:table-cell/>
          <table:table-cell office:value-type="float" office:value="-0.000158371" calcext:value-type="float">
            <text:p>-0.000158371</text:p>
          </table:table-cell>
          <table:table-cell office:value-type="float" office:value="-0.000163582" calcext:value-type="float">
            <text:p>-0.000163582</text:p>
          </table:table-cell>
          <table:table-cell office:value-type="float" office:value="-0.000125608" calcext:value-type="float">
            <text:p>-0.000125608</text:p>
          </table:table-cell>
          <table:table-cell/>
          <table:table-cell office:value-type="float" office:value="26.02067202" calcext:value-type="float">
            <text:p>26.02067202</text:p>
          </table:table-cell>
          <table:table-cell office:value-type="float" office:value="26.020543538" calcext:value-type="float">
            <text:p>26.020543538</text:p>
          </table:table-cell>
          <table:table-cell office:value-type="float" office:value="26.021479896" calcext:value-type="float">
            <text:p>26.021479896</text:p>
          </table:table-cell>
          <table:table-cell/>
          <table:table-cell office:value-type="float" office:value="-0.004014479" calcext:value-type="float">
            <text:p>-0.004014479</text:p>
          </table:table-cell>
          <table:table-cell office:value-type="float" office:value="-0.004146559" calcext:value-type="float">
            <text:p>-0.004146559</text:p>
          </table:table-cell>
          <table:table-cell office:value-type="float" office:value="-0.003183982" calcext:value-type="float">
            <text:p>-0.003183982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s/>2019-11-11 19:39:42</text:p>
          </table:table-cell>
          <table:table-cell office:value-type="float" office:value="26.02458" calcext:value-type="float">
            <text:p>26.02458</text:p>
          </table:table-cell>
          <table:table-cell/>
          <table:table-cell office:value-type="float" office:value="1.190600537" calcext:value-type="float">
            <text:p>1.190600537</text:p>
          </table:table-cell>
          <table:table-cell office:value-type="float" office:value="1.194598221" calcext:value-type="float">
            <text:p>1.194598221</text:p>
          </table:table-cell>
          <table:table-cell office:value-type="float" office:value="1.19486227" calcext:value-type="float">
            <text:p>1.19486227</text:p>
          </table:table-cell>
          <table:table-cell/>
          <table:table-cell office:value-type="float" office:value="0.009727129" calcext:value-type="float">
            <text:p>0.009727129</text:p>
          </table:table-cell>
          <table:table-cell office:value-type="float" office:value="0.009759789" calcext:value-type="float">
            <text:p>0.009759789</text:p>
          </table:table-cell>
          <table:table-cell office:value-type="float" office:value="0.009761947" calcext:value-type="float">
            <text:p>0.009761947</text:p>
          </table:table-cell>
          <table:table-cell/>
          <table:table-cell office:value-type="float" office:value="-0.000168705" calcext:value-type="float">
            <text:p>-0.000168705</text:p>
          </table:table-cell>
          <table:table-cell office:value-type="float" office:value="-0.000136044" calcext:value-type="float">
            <text:p>-0.000136044</text:p>
          </table:table-cell>
          <table:table-cell office:value-type="float" office:value="-0.000133887" calcext:value-type="float">
            <text:p>-0.000133887</text:p>
          </table:table-cell>
          <table:table-cell/>
          <table:table-cell office:value-type="float" office:value="26.020417217" calcext:value-type="float">
            <text:p>26.020417217</text:p>
          </table:table-cell>
          <table:table-cell office:value-type="float" office:value="26.021222572" calcext:value-type="float">
            <text:p>26.021222572</text:p>
          </table:table-cell>
          <table:table-cell office:value-type="float" office:value="26.021275766" calcext:value-type="float">
            <text:p>26.021275766</text:p>
          </table:table-cell>
          <table:table-cell/>
          <table:table-cell office:value-type="float" office:value="-0.004276417" calcext:value-type="float">
            <text:p>-0.004276417</text:p>
          </table:table-cell>
          <table:table-cell office:value-type="float" office:value="-0.003448512" calcext:value-type="float">
            <text:p>-0.003448512</text:p>
          </table:table-cell>
          <table:table-cell office:value-type="float" office:value="-0.003393828" calcext:value-type="float">
            <text:p>-0.003393828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s/>2019-11-11 19:39:43</text:p>
          </table:table-cell>
          <table:table-cell office:value-type="float" office:value="26.02458" calcext:value-type="float">
            <text:p>26.02458</text:p>
          </table:table-cell>
          <table:table-cell/>
          <table:table-cell office:value-type="float" office:value="1.194747233" calcext:value-type="float">
            <text:p>1.194747233</text:p>
          </table:table-cell>
          <table:table-cell office:value-type="float" office:value="1.19486525" calcext:value-type="float">
            <text:p>1.19486525</text:p>
          </table:table-cell>
          <table:table-cell office:value-type="float" office:value="1.190805577" calcext:value-type="float">
            <text:p>1.190805577</text:p>
          </table:table-cell>
          <table:table-cell/>
          <table:table-cell office:value-type="float" office:value="0.009761007" calcext:value-type="float">
            <text:p>0.009761007</text:p>
          </table:table-cell>
          <table:table-cell office:value-type="float" office:value="0.009761971" calcext:value-type="float">
            <text:p>0.009761971</text:p>
          </table:table-cell>
          <table:table-cell office:value-type="float" office:value="0.009728804" calcext:value-type="float">
            <text:p>0.009728804</text:p>
          </table:table-cell>
          <table:table-cell/>
          <table:table-cell office:value-type="float" office:value="-0.000134827" calcext:value-type="float">
            <text:p>-0.000134827</text:p>
          </table:table-cell>
          <table:table-cell office:value-type="float" office:value="-0.000133862" calcext:value-type="float">
            <text:p>-0.000133862</text:p>
          </table:table-cell>
          <table:table-cell office:value-type="float" office:value="-0.00016703" calcext:value-type="float">
            <text:p>-0.00016703</text:p>
          </table:table-cell>
          <table:table-cell/>
          <table:table-cell office:value-type="float" office:value="26.021252591" calcext:value-type="float">
            <text:p>26.021252591</text:p>
          </table:table-cell>
          <table:table-cell office:value-type="float" office:value="26.021276366" calcext:value-type="float">
            <text:p>26.021276366</text:p>
          </table:table-cell>
          <table:table-cell office:value-type="float" office:value="26.020458524" calcext:value-type="float">
            <text:p>26.020458524</text:p>
          </table:table-cell>
          <table:table-cell/>
          <table:table-cell office:value-type="float" office:value="-0.003417652" calcext:value-type="float">
            <text:p>-0.003417652</text:p>
          </table:table-cell>
          <table:table-cell office:value-type="float" office:value="-0.003393211" calcext:value-type="float">
            <text:p>-0.003393211</text:p>
          </table:table-cell>
          <table:table-cell office:value-type="float" office:value="-0.004233954" calcext:value-type="float">
            <text:p>-0.004233954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s/>2019-11-11 19:39:44</text:p>
          </table:table-cell>
          <table:table-cell office:value-type="float" office:value="26.01447" calcext:value-type="float">
            <text:p>26.01447</text:p>
          </table:table-cell>
          <table:table-cell/>
          <table:table-cell office:value-type="float" office:value="1.195183539" calcext:value-type="float">
            <text:p>1.195183539</text:p>
          </table:table-cell>
          <table:table-cell office:value-type="float" office:value="1.189810775" calcext:value-type="float">
            <text:p>1.189810775</text:p>
          </table:table-cell>
          <table:table-cell office:value-type="float" office:value="1.193521165" calcext:value-type="float">
            <text:p>1.193521165</text:p>
          </table:table-cell>
          <table:table-cell/>
          <table:table-cell office:value-type="float" office:value="0.009764571" calcext:value-type="float">
            <text:p>0.009764571</text:p>
          </table:table-cell>
          <table:table-cell office:value-type="float" office:value="0.009720676" calcext:value-type="float">
            <text:p>0.009720676</text:p>
          </table:table-cell>
          <table:table-cell office:value-type="float" office:value="0.00975099" calcext:value-type="float">
            <text:p>0.00975099</text:p>
          </table:table-cell>
          <table:table-cell/>
          <table:table-cell office:value-type="float" office:value="-0.000131262" calcext:value-type="float">
            <text:p>-0.000131262</text:p>
          </table:table-cell>
          <table:table-cell office:value-type="float" office:value="-0.000175157" calcext:value-type="float">
            <text:p>-0.000175157</text:p>
          </table:table-cell>
          <table:table-cell office:value-type="float" office:value="-0.000144843" calcext:value-type="float">
            <text:p>-0.000144843</text:p>
          </table:table-cell>
          <table:table-cell/>
          <table:table-cell office:value-type="float" office:value="26.011232328" calcext:value-type="float">
            <text:p>26.011232328</text:p>
          </table:table-cell>
          <table:table-cell office:value-type="float" office:value="26.010149947" calcext:value-type="float">
            <text:p>26.010149947</text:p>
          </table:table-cell>
          <table:table-cell office:value-type="float" office:value="26.010897431" calcext:value-type="float">
            <text:p>26.010897431</text:p>
          </table:table-cell>
          <table:table-cell/>
          <table:table-cell office:value-type="float" office:value="-0.003327295" calcext:value-type="float">
            <text:p>-0.003327295</text:p>
          </table:table-cell>
          <table:table-cell office:value-type="float" office:value="-0.004439974" calcext:value-type="float">
            <text:p>-0.004439974</text:p>
          </table:table-cell>
          <table:table-cell office:value-type="float" office:value="-0.003671566" calcext:value-type="float">
            <text:p>-0.003671566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s/>2019-11-11 19:39:46</text:p>
          </table:table-cell>
          <table:table-cell office:value-type="float" office:value="25.99931" calcext:value-type="float">
            <text:p>25.99931</text:p>
          </table:table-cell>
          <table:table-cell/>
          <table:table-cell office:value-type="float" office:value="1.189906739" calcext:value-type="float">
            <text:p>1.189906739</text:p>
          </table:table-cell>
          <table:table-cell office:value-type="float" office:value="1.193066382" calcext:value-type="float">
            <text:p>1.193066382</text:p>
          </table:table-cell>
          <table:table-cell office:value-type="float" office:value="1.1956568" calcext:value-type="float">
            <text:p>1.1956568</text:p>
          </table:table-cell>
          <table:table-cell/>
          <table:table-cell office:value-type="float" office:value="0.00972146" calcext:value-type="float">
            <text:p>0.00972146</text:p>
          </table:table-cell>
          <table:table-cell office:value-type="float" office:value="0.009747274" calcext:value-type="float">
            <text:p>0.009747274</text:p>
          </table:table-cell>
          <table:table-cell office:value-type="float" office:value="0.009768438" calcext:value-type="float">
            <text:p>0.009768438</text:p>
          </table:table-cell>
          <table:table-cell/>
          <table:table-cell office:value-type="float" office:value="-0.000174373" calcext:value-type="float">
            <text:p>-0.000174373</text:p>
          </table:table-cell>
          <table:table-cell office:value-type="float" office:value="-0.000148559" calcext:value-type="float">
            <text:p>-0.000148559</text:p>
          </table:table-cell>
          <table:table-cell office:value-type="float" office:value="-0.000127395" calcext:value-type="float">
            <text:p>-0.000127395</text:p>
          </table:table-cell>
          <table:table-cell/>
          <table:table-cell office:value-type="float" office:value="25.995007029" calcext:value-type="float">
            <text:p>25.995007029</text:p>
          </table:table-cell>
          <table:table-cell office:value-type="float" office:value="25.99564357" calcext:value-type="float">
            <text:p>25.99564357</text:p>
          </table:table-cell>
          <table:table-cell office:value-type="float" office:value="25.996165434" calcext:value-type="float">
            <text:p>25.996165434</text:p>
          </table:table-cell>
          <table:table-cell/>
          <table:table-cell office:value-type="float" office:value="-0.0044201" calcext:value-type="float">
            <text:p>-0.0044201</text:p>
          </table:table-cell>
          <table:table-cell office:value-type="float" office:value="-0.00376575" calcext:value-type="float">
            <text:p>-0.00376575</text:p>
          </table:table-cell>
          <table:table-cell office:value-type="float" office:value="-0.003229284" calcext:value-type="float">
            <text:p>-0.003229284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<text:s/>2019-11-11 19:39:47</text:p>
          </table:table-cell>
          <table:table-cell office:value-type="float" office:value="26.00941" calcext:value-type="float">
            <text:p>26.00941</text:p>
          </table:table-cell>
          <table:table-cell/>
          <table:table-cell office:value-type="float" office:value="1.193266057" calcext:value-type="float">
            <text:p>1.193266057</text:p>
          </table:table-cell>
          <table:table-cell office:value-type="float" office:value="1.195628786" calcext:value-type="float">
            <text:p>1.195628786</text:p>
          </table:table-cell>
          <table:table-cell office:value-type="float" office:value="1.191066646" calcext:value-type="float">
            <text:p>1.191066646</text:p>
          </table:table-cell>
          <table:table-cell/>
          <table:table-cell office:value-type="float" office:value="0.009748906" calcext:value-type="float">
            <text:p>0.009748906</text:p>
          </table:table-cell>
          <table:table-cell office:value-type="float" office:value="0.009768209" calcext:value-type="float">
            <text:p>0.009768209</text:p>
          </table:table-cell>
          <table:table-cell office:value-type="float" office:value="0.009730937" calcext:value-type="float">
            <text:p>0.009730937</text:p>
          </table:table-cell>
          <table:table-cell/>
          <table:table-cell office:value-type="float" office:value="-0.000146928" calcext:value-type="float">
            <text:p>-0.000146928</text:p>
          </table:table-cell>
          <table:table-cell office:value-type="float" office:value="-0.000127624" calcext:value-type="float">
            <text:p>-0.000127624</text:p>
          </table:table-cell>
          <table:table-cell office:value-type="float" office:value="-0.000164897" calcext:value-type="float">
            <text:p>-0.000164897</text:p>
          </table:table-cell>
          <table:table-cell/>
          <table:table-cell office:value-type="float" office:value="26.005791957" calcext:value-type="float">
            <text:p>26.005791957</text:p>
          </table:table-cell>
          <table:table-cell office:value-type="float" office:value="26.006267947" calcext:value-type="float">
            <text:p>26.006267947</text:p>
          </table:table-cell>
          <table:table-cell office:value-type="float" office:value="26.005348868" calcext:value-type="float">
            <text:p>26.005348868</text:p>
          </table:table-cell>
          <table:table-cell/>
          <table:table-cell office:value-type="float" office:value="-0.003724398" calcext:value-type="float">
            <text:p>-0.003724398</text:p>
          </table:table-cell>
          <table:table-cell office:value-type="float" office:value="-0.003235086" calcext:value-type="float">
            <text:p>-0.003235086</text:p>
          </table:table-cell>
          <table:table-cell office:value-type="float" office:value="-0.004179888" calcext:value-type="float">
            <text:p>-0.004179888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s/>2019-11-11 19:39:48</text:p>
          </table:table-cell>
          <table:table-cell office:value-type="float" office:value="26.00941" calcext:value-type="float">
            <text:p>26.00941</text:p>
          </table:table-cell>
          <table:table-cell/>
          <table:table-cell office:value-type="float" office:value="1.196662926" calcext:value-type="float">
            <text:p>1.196662926</text:p>
          </table:table-cell>
          <table:table-cell office:value-type="float" office:value="1.191172742" calcext:value-type="float">
            <text:p>1.191172742</text:p>
          </table:table-cell>
          <table:table-cell office:value-type="float" office:value="1.19242742" calcext:value-type="float">
            <text:p>1.19242742</text:p>
          </table:table-cell>
          <table:table-cell/>
          <table:table-cell office:value-type="float" office:value="0.009776658" calcext:value-type="float">
            <text:p>0.009776658</text:p>
          </table:table-cell>
          <table:table-cell office:value-type="float" office:value="0.009731803" calcext:value-type="float">
            <text:p>0.009731803</text:p>
          </table:table-cell>
          <table:table-cell office:value-type="float" office:value="0.009742054" calcext:value-type="float">
            <text:p>0.009742054</text:p>
          </table:table-cell>
          <table:table-cell/>
          <table:table-cell office:value-type="float" office:value="-0.000119175" calcext:value-type="float">
            <text:p>-0.000119175</text:p>
          </table:table-cell>
          <table:table-cell office:value-type="float" office:value="-0.00016403" calcext:value-type="float">
            <text:p>-0.00016403</text:p>
          </table:table-cell>
          <table:table-cell office:value-type="float" office:value="-0.000153779" calcext:value-type="float">
            <text:p>-0.000153779</text:p>
          </table:table-cell>
          <table:table-cell/>
          <table:table-cell office:value-type="float" office:value="26.006476283" calcext:value-type="float">
            <text:p>26.006476283</text:p>
          </table:table-cell>
          <table:table-cell office:value-type="float" office:value="26.005370242" calcext:value-type="float">
            <text:p>26.005370242</text:p>
          </table:table-cell>
          <table:table-cell office:value-type="float" office:value="26.005623007" calcext:value-type="float">
            <text:p>26.005623007</text:p>
          </table:table-cell>
          <table:table-cell/>
          <table:table-cell office:value-type="float" office:value="-0.003020919" calcext:value-type="float">
            <text:p>-0.003020919</text:p>
          </table:table-cell>
          <table:table-cell office:value-type="float" office:value="-0.004157915" calcext:value-type="float">
            <text:p>-0.004157915</text:p>
          </table:table-cell>
          <table:table-cell office:value-type="float" office:value="-0.003898076" calcext:value-type="float">
            <text:p>-0.003898076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<text:s/>2019-11-11 19:39:49</text:p>
          </table:table-cell>
          <table:table-cell office:value-type="float" office:value="26.00941" calcext:value-type="float">
            <text:p>26.00941</text:p>
          </table:table-cell>
          <table:table-cell/>
          <table:table-cell office:value-type="float" office:value="1.191156052" calcext:value-type="float">
            <text:p>1.191156052</text:p>
          </table:table-cell>
          <table:table-cell office:value-type="float" office:value="1.191715144" calcext:value-type="float">
            <text:p>1.191715144</text:p>
          </table:table-cell>
          <table:table-cell office:value-type="float" office:value="1.195960783" calcext:value-type="float">
            <text:p>1.195960783</text:p>
          </table:table-cell>
          <table:table-cell/>
          <table:table-cell office:value-type="float" office:value="0.009731667" calcext:value-type="float">
            <text:p>0.009731667</text:p>
          </table:table-cell>
          <table:table-cell office:value-type="float" office:value="0.009736235" calcext:value-type="float">
            <text:p>0.009736235</text:p>
          </table:table-cell>
          <table:table-cell office:value-type="float" office:value="0.009770921" calcext:value-type="float">
            <text:p>0.009770921</text:p>
          </table:table-cell>
          <table:table-cell/>
          <table:table-cell office:value-type="float" office:value="-0.000164166" calcext:value-type="float">
            <text:p>-0.000164166</text:p>
          </table:table-cell>
          <table:table-cell office:value-type="float" office:value="-0.000159598" calcext:value-type="float">
            <text:p>-0.000159598</text:p>
          </table:table-cell>
          <table:table-cell office:value-type="float" office:value="-0.000124912" calcext:value-type="float">
            <text:p>-0.000124912</text:p>
          </table:table-cell>
          <table:table-cell/>
          <table:table-cell office:value-type="float" office:value="26.00536688" calcext:value-type="float">
            <text:p>26.00536688</text:p>
          </table:table-cell>
          <table:table-cell office:value-type="float" office:value="26.005479513" calcext:value-type="float">
            <text:p>26.005479513</text:p>
          </table:table-cell>
          <table:table-cell office:value-type="float" office:value="26.006334831" calcext:value-type="float">
            <text:p>26.006334831</text:p>
          </table:table-cell>
          <table:table-cell/>
          <table:table-cell office:value-type="float" office:value="-0.004161372" calcext:value-type="float">
            <text:p>-0.004161372</text:p>
          </table:table-cell>
          <table:table-cell office:value-type="float" office:value="-0.004045586" calcext:value-type="float">
            <text:p>-0.004045586</text:p>
          </table:table-cell>
          <table:table-cell office:value-type="float" office:value="-0.00316633" calcext:value-type="float">
            <text:p>-0.00316633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<text:s/>2019-11-11 19:39:51</text:p>
          </table:table-cell>
          <table:table-cell office:value-type="float" office:value="26.00941" calcext:value-type="float">
            <text:p>26.00941</text:p>
          </table:table-cell>
          <table:table-cell/>
          <table:table-cell office:value-type="float" office:value="1.191446327" calcext:value-type="float">
            <text:p>1.191446327</text:p>
          </table:table-cell>
          <table:table-cell office:value-type="float" office:value="1.195795679" calcext:value-type="float">
            <text:p>1.195795679</text:p>
          </table:table-cell>
          <table:table-cell office:value-type="float" office:value="1.194130921" calcext:value-type="float">
            <text:p>1.194130921</text:p>
          </table:table-cell>
          <table:table-cell/>
          <table:table-cell office:value-type="float" office:value="0.009734039" calcext:value-type="float">
            <text:p>0.009734039</text:p>
          </table:table-cell>
          <table:table-cell office:value-type="float" office:value="0.009769573" calcext:value-type="float">
            <text:p>0.009769573</text:p>
          </table:table-cell>
          <table:table-cell office:value-type="float" office:value="0.009755972" calcext:value-type="float">
            <text:p>0.009755972</text:p>
          </table:table-cell>
          <table:table-cell/>
          <table:table-cell office:value-type="float" office:value="-0.000161795" calcext:value-type="float">
            <text:p>-0.000161795</text:p>
          </table:table-cell>
          <table:table-cell office:value-type="float" office:value="-0.000126261" calcext:value-type="float">
            <text:p>-0.000126261</text:p>
          </table:table-cell>
          <table:table-cell office:value-type="float" office:value="-0.000139862" calcext:value-type="float">
            <text:p>-0.000139862</text:p>
          </table:table-cell>
          <table:table-cell/>
          <table:table-cell office:value-type="float" office:value="26.005425358" calcext:value-type="float">
            <text:p>26.005425358</text:p>
          </table:table-cell>
          <table:table-cell office:value-type="float" office:value="26.006301569" calcext:value-type="float">
            <text:p>26.006301569</text:p>
          </table:table-cell>
          <table:table-cell office:value-type="float" office:value="26.00596619" calcext:value-type="float">
            <text:p>26.00596619</text:p>
          </table:table-cell>
          <table:table-cell/>
          <table:table-cell office:value-type="float" office:value="-0.004101257" calcext:value-type="float">
            <text:p>-0.004101257</text:p>
          </table:table-cell>
          <table:table-cell office:value-type="float" office:value="-0.003200523" calcext:value-type="float">
            <text:p>-0.003200523</text:p>
          </table:table-cell>
          <table:table-cell office:value-type="float" office:value="-0.003545288" calcext:value-type="float">
            <text:p>-0.003545288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s/>2019-11-11 19:39:52</text:p>
          </table:table-cell>
          <table:table-cell office:value-type="float" office:value="25.99425" calcext:value-type="float">
            <text:p>25.99425</text:p>
          </table:table-cell>
          <table:table-cell/>
          <table:table-cell office:value-type="float" office:value="1.195820116" calcext:value-type="float">
            <text:p>1.195820116</text:p>
          </table:table-cell>
          <table:table-cell office:value-type="float" office:value="1.194992208" calcext:value-type="float">
            <text:p>1.194992208</text:p>
          </table:table-cell>
          <table:table-cell office:value-type="float" office:value="1.190644645" calcext:value-type="float">
            <text:p>1.190644645</text:p>
          </table:table-cell>
          <table:table-cell/>
          <table:table-cell office:value-type="float" office:value="0.009769772" calcext:value-type="float">
            <text:p>0.009769772</text:p>
          </table:table-cell>
          <table:table-cell office:value-type="float" office:value="0.009763008" calcext:value-type="float">
            <text:p>0.009763008</text:p>
          </table:table-cell>
          <table:table-cell office:value-type="float" office:value="0.009727489" calcext:value-type="float">
            <text:p>0.009727489</text:p>
          </table:table-cell>
          <table:table-cell/>
          <table:table-cell office:value-type="float" office:value="-0.000126061" calcext:value-type="float">
            <text:p>-0.000126061</text:p>
          </table:table-cell>
          <table:table-cell office:value-type="float" office:value="-0.000132825" calcext:value-type="float">
            <text:p>-0.000132825</text:p>
          </table:table-cell>
          <table:table-cell office:value-type="float" office:value="-0.000168344" calcext:value-type="float">
            <text:p>-0.000168344</text:p>
          </table:table-cell>
          <table:table-cell/>
          <table:table-cell office:value-type="float" office:value="25.991144258" calcext:value-type="float">
            <text:p>25.991144258</text:p>
          </table:table-cell>
          <table:table-cell office:value-type="float" office:value="25.990977467" calcext:value-type="float">
            <text:p>25.990977467</text:p>
          </table:table-cell>
          <table:table-cell office:value-type="float" office:value="25.990101605" calcext:value-type="float">
            <text:p>25.990101605</text:p>
          </table:table-cell>
          <table:table-cell/>
          <table:table-cell office:value-type="float" office:value="-0.003195462" calcext:value-type="float">
            <text:p>-0.003195462</text:p>
          </table:table-cell>
          <table:table-cell office:value-type="float" office:value="-0.003366919" calcext:value-type="float">
            <text:p>-0.003366919</text:p>
          </table:table-cell>
          <table:table-cell office:value-type="float" office:value="-0.004267282" calcext:value-type="float">
            <text:p>-0.004267282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<text:s/>2019-11-11 19:39:53</text:p>
          </table:table-cell>
          <table:table-cell office:value-type="float" office:value="25.99931" calcext:value-type="float">
            <text:p>25.99931</text:p>
          </table:table-cell>
          <table:table-cell/>
          <table:table-cell office:value-type="float" office:value="1.195054197" calcext:value-type="float">
            <text:p>1.195054197</text:p>
          </table:table-cell>
          <table:table-cell office:value-type="float" office:value="1.190517091" calcext:value-type="float">
            <text:p>1.190517091</text:p>
          </table:table-cell>
          <table:table-cell office:value-type="float" office:value="1.194925451" calcext:value-type="float">
            <text:p>1.194925451</text:p>
          </table:table-cell>
          <table:table-cell/>
          <table:table-cell office:value-type="float" office:value="0.009763515" calcext:value-type="float">
            <text:p>0.009763515</text:p>
          </table:table-cell>
          <table:table-cell office:value-type="float" office:value="0.009726447" calcext:value-type="float">
            <text:p>0.009726447</text:p>
          </table:table-cell>
          <table:table-cell office:value-type="float" office:value="0.009762463" calcext:value-type="float">
            <text:p>0.009762463</text:p>
          </table:table-cell>
          <table:table-cell/>
          <table:table-cell office:value-type="float" office:value="-0.000132319" calcext:value-type="float">
            <text:p>-0.000132319</text:p>
          </table:table-cell>
          <table:table-cell office:value-type="float" office:value="-0.000169387" calcext:value-type="float">
            <text:p>-0.000169387</text:p>
          </table:table-cell>
          <table:table-cell office:value-type="float" office:value="-0.000133371" calcext:value-type="float">
            <text:p>-0.000133371</text:p>
          </table:table-cell>
          <table:table-cell/>
          <table:table-cell office:value-type="float" office:value="25.996044034" calcext:value-type="float">
            <text:p>25.996044034</text:p>
          </table:table-cell>
          <table:table-cell office:value-type="float" office:value="25.99512999" calcext:value-type="float">
            <text:p>25.99512999</text:p>
          </table:table-cell>
          <table:table-cell office:value-type="float" office:value="25.996018097" calcext:value-type="float">
            <text:p>25.996018097</text:p>
          </table:table-cell>
          <table:table-cell/>
          <table:table-cell office:value-type="float" office:value="-0.003354081" calcext:value-type="float">
            <text:p>-0.003354081</text:p>
          </table:table-cell>
          <table:table-cell office:value-type="float" office:value="-0.004293698" calcext:value-type="float">
            <text:p>-0.004293698</text:p>
          </table:table-cell>
          <table:table-cell office:value-type="float" office:value="-0.003380744" calcext:value-type="float">
            <text:p>-0.003380744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<text:s/>2019-11-11 19:39:54</text:p>
          </table:table-cell>
          <table:table-cell office:value-type="float" office:value="25.99425" calcext:value-type="float">
            <text:p>25.99425</text:p>
          </table:table-cell>
          <table:table-cell/>
          <table:table-cell office:value-type="float" office:value="1.190866374" calcext:value-type="float">
            <text:p>1.190866374</text:p>
          </table:table-cell>
          <table:table-cell office:value-type="float" office:value="1.19384601" calcext:value-type="float">
            <text:p>1.19384601</text:p>
          </table:table-cell>
          <table:table-cell office:value-type="float" office:value="1.195966744" calcext:value-type="float">
            <text:p>1.195966744</text:p>
          </table:table-cell>
          <table:table-cell/>
          <table:table-cell office:value-type="float" office:value="0.0097293" calcext:value-type="float">
            <text:p>0.0097293</text:p>
          </table:table-cell>
          <table:table-cell office:value-type="float" office:value="0.009753644" calcext:value-type="float">
            <text:p>0.009753644</text:p>
          </table:table-cell>
          <table:table-cell office:value-type="float" office:value="0.00977097" calcext:value-type="float">
            <text:p>0.00977097</text:p>
          </table:table-cell>
          <table:table-cell/>
          <table:table-cell office:value-type="float" office:value="-0.000166533" calcext:value-type="float">
            <text:p>-0.000166533</text:p>
          </table:table-cell>
          <table:table-cell office:value-type="float" office:value="-0.000142189" calcext:value-type="float">
            <text:p>-0.000142189</text:p>
          </table:table-cell>
          <table:table-cell office:value-type="float" office:value="-0.000124863" calcext:value-type="float">
            <text:p>-0.000124863</text:p>
          </table:table-cell>
          <table:table-cell/>
          <table:table-cell office:value-type="float" office:value="25.990146275" calcext:value-type="float">
            <text:p>25.990146275</text:p>
          </table:table-cell>
          <table:table-cell office:value-type="float" office:value="25.990746554" calcext:value-type="float">
            <text:p>25.990746554</text:p>
          </table:table-cell>
          <table:table-cell office:value-type="float" office:value="25.991173798" calcext:value-type="float">
            <text:p>25.991173798</text:p>
          </table:table-cell>
          <table:table-cell/>
          <table:table-cell office:value-type="float" office:value="-0.004221363" calcext:value-type="float">
            <text:p>-0.004221363</text:p>
          </table:table-cell>
          <table:table-cell office:value-type="float" office:value="-0.003604292" calcext:value-type="float">
            <text:p>-0.003604292</text:p>
          </table:table-cell>
          <table:table-cell office:value-type="float" office:value="-0.003165096" calcext:value-type="float">
            <text:p>-0.003165096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<text:s/>2019-11-11 19:39:56</text:p>
          </table:table-cell>
          <table:table-cell office:value-type="float" office:value="25.9892" calcext:value-type="float">
            <text:p>25.9892</text:p>
          </table:table-cell>
          <table:table-cell/>
          <table:table-cell office:value-type="float" office:value="1.192371391" calcext:value-type="float">
            <text:p>1.192371391</text:p>
          </table:table-cell>
          <table:table-cell office:value-type="float" office:value="1.196055555" calcext:value-type="float">
            <text:p>1.196055555</text:p>
          </table:table-cell>
          <table:table-cell office:value-type="float" office:value="1.192290329" calcext:value-type="float">
            <text:p>1.192290329</text:p>
          </table:table-cell>
          <table:table-cell/>
          <table:table-cell office:value-type="float" office:value="0.009741596" calcext:value-type="float">
            <text:p>0.009741596</text:p>
          </table:table-cell>
          <table:table-cell office:value-type="float" office:value="0.009771696" calcext:value-type="float">
            <text:p>0.009771696</text:p>
          </table:table-cell>
          <table:table-cell office:value-type="float" office:value="0.009740934" calcext:value-type="float">
            <text:p>0.009740934</text:p>
          </table:table-cell>
          <table:table-cell/>
          <table:table-cell office:value-type="float" office:value="-0.000154237" calcext:value-type="float">
            <text:p>-0.000154237</text:p>
          </table:table-cell>
          <table:table-cell office:value-type="float" office:value="-0.000124138" calcext:value-type="float">
            <text:p>-0.000124138</text:p>
          </table:table-cell>
          <table:table-cell office:value-type="float" office:value="-0.000154899" calcext:value-type="float">
            <text:p>-0.000154899</text:p>
          </table:table-cell>
          <table:table-cell/>
          <table:table-cell office:value-type="float" office:value="25.985395396" calcext:value-type="float">
            <text:p>25.985395396</text:p>
          </table:table-cell>
          <table:table-cell office:value-type="float" office:value="25.986137613" calcext:value-type="float">
            <text:p>25.986137613</text:p>
          </table:table-cell>
          <table:table-cell office:value-type="float" office:value="25.985379065" calcext:value-type="float">
            <text:p>25.985379065</text:p>
          </table:table-cell>
          <table:table-cell/>
          <table:table-cell office:value-type="float" office:value="-0.00390968" calcext:value-type="float">
            <text:p>-0.00390968</text:p>
          </table:table-cell>
          <table:table-cell office:value-type="float" office:value="-0.003146704" calcext:value-type="float">
            <text:p>-0.003146704</text:p>
          </table:table-cell>
          <table:table-cell office:value-type="float" office:value="-0.003926467" calcext:value-type="float">
            <text:p>-0.003926467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<text:s/>2019-11-11 19:39:57</text:p>
          </table:table-cell>
          <table:table-cell office:value-type="float" office:value="25.97404" calcext:value-type="float">
            <text:p>25.97404</text:p>
          </table:table-cell>
          <table:table-cell/>
          <table:table-cell office:value-type="float" office:value="1.196240329" calcext:value-type="float">
            <text:p>1.196240329</text:p>
          </table:table-cell>
          <table:table-cell office:value-type="float" office:value="1.193210029" calcext:value-type="float">
            <text:p>1.193210029</text:p>
          </table:table-cell>
          <table:table-cell office:value-type="float" office:value="1.190583252" calcext:value-type="float">
            <text:p>1.190583252</text:p>
          </table:table-cell>
          <table:table-cell/>
          <table:table-cell office:value-type="float" office:value="0.009773205" calcext:value-type="float">
            <text:p>0.009773205</text:p>
          </table:table-cell>
          <table:table-cell office:value-type="float" office:value="0.009748448" calcext:value-type="float">
            <text:p>0.009748448</text:p>
          </table:table-cell>
          <table:table-cell office:value-type="float" office:value="0.009726987" calcext:value-type="float">
            <text:p>0.009726987</text:p>
          </table:table-cell>
          <table:table-cell/>
          <table:table-cell office:value-type="float" office:value="-0.000122628" calcext:value-type="float">
            <text:p>-0.000122628</text:p>
          </table:table-cell>
          <table:table-cell office:value-type="float" office:value="-0.000147385" calcext:value-type="float">
            <text:p>-0.000147385</text:p>
          </table:table-cell>
          <table:table-cell office:value-type="float" office:value="-0.000168846" calcext:value-type="float">
            <text:p>-0.000168846</text:p>
          </table:table-cell>
          <table:table-cell/>
          <table:table-cell office:value-type="float" office:value="25.971012608" calcext:value-type="float">
            <text:p>25.971012608</text:p>
          </table:table-cell>
          <table:table-cell office:value-type="float" office:value="25.970402111" calcext:value-type="float">
            <text:p>25.970402111</text:p>
          </table:table-cell>
          <table:table-cell office:value-type="float" office:value="25.96987291" calcext:value-type="float">
            <text:p>25.96987291</text:p>
          </table:table-cell>
          <table:table-cell/>
          <table:table-cell office:value-type="float" office:value="-0.003108437" calcext:value-type="float">
            <text:p>-0.003108437</text:p>
          </table:table-cell>
          <table:table-cell office:value-type="float" office:value="-0.003736001" calcext:value-type="float">
            <text:p>-0.003736001</text:p>
          </table:table-cell>
          <table:table-cell office:value-type="float" office:value="-0.004279997" calcext:value-type="float">
            <text:p>-0.004279997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<text:s/>2019-11-11 19:39:58</text:p>
          </table:table-cell>
          <table:table-cell office:value-type="float" office:value="25.97909" calcext:value-type="float">
            <text:p>25.97909</text:p>
          </table:table-cell>
          <table:table-cell/>
          <table:table-cell office:value-type="float" office:value="1.193745875" calcext:value-type="float">
            <text:p>1.193745875</text:p>
          </table:table-cell>
          <table:table-cell office:value-type="float" office:value="1.190006279" calcext:value-type="float">
            <text:p>1.190006279</text:p>
          </table:table-cell>
          <table:table-cell office:value-type="float" office:value="1.194852137" calcext:value-type="float">
            <text:p>1.194852137</text:p>
          </table:table-cell>
          <table:table-cell/>
          <table:table-cell office:value-type="float" office:value="0.009752826" calcext:value-type="float">
            <text:p>0.009752826</text:p>
          </table:table-cell>
          <table:table-cell office:value-type="float" office:value="0.009722274" calcext:value-type="float">
            <text:p>0.009722274</text:p>
          </table:table-cell>
          <table:table-cell office:value-type="float" office:value="0.009761864" calcext:value-type="float">
            <text:p>0.009761864</text:p>
          </table:table-cell>
          <table:table-cell/>
          <table:table-cell office:value-type="float" office:value="-0.000143008" calcext:value-type="float">
            <text:p>-0.000143008</text:p>
          </table:table-cell>
          <table:table-cell office:value-type="float" office:value="-0.00017356" calcext:value-type="float">
            <text:p>-0.00017356</text:p>
          </table:table-cell>
          <table:table-cell office:value-type="float" office:value="-0.000133969" calcext:value-type="float">
            <text:p>-0.000133969</text:p>
          </table:table-cell>
          <table:table-cell/>
          <table:table-cell office:value-type="float" office:value="25.975564144" calcext:value-type="float">
            <text:p>25.975564144</text:p>
          </table:table-cell>
          <table:table-cell office:value-type="float" office:value="25.974810752" calcext:value-type="float">
            <text:p>25.974810752</text:p>
          </table:table-cell>
          <table:table-cell office:value-type="float" office:value="25.975787015" calcext:value-type="float">
            <text:p>25.975787015</text:p>
          </table:table-cell>
          <table:table-cell/>
          <table:table-cell office:value-type="float" office:value="-0.003625029" calcext:value-type="float">
            <text:p>-0.003625029</text:p>
          </table:table-cell>
          <table:table-cell office:value-type="float" office:value="-0.004399486" calcext:value-type="float">
            <text:p>-0.004399486</text:p>
          </table:table-cell>
          <table:table-cell office:value-type="float" office:value="-0.003395927" calcext:value-type="float">
            <text:p>-0.003395927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<text:s/>2019-11-11 19:39:59</text:p>
          </table:table-cell>
          <table:table-cell office:value-type="float" office:value="25.98414" calcext:value-type="float">
            <text:p>25.98414</text:p>
          </table:table-cell>
          <table:table-cell/>
          <table:table-cell office:value-type="float" office:value="1.191172146" calcext:value-type="float">
            <text:p>1.191172146</text:p>
          </table:table-cell>
          <table:table-cell office:value-type="float" office:value="1.192528152" calcext:value-type="float">
            <text:p>1.192528152</text:p>
          </table:table-cell>
          <table:table-cell office:value-type="float" office:value="1.196383977" calcext:value-type="float">
            <text:p>1.196383977</text:p>
          </table:table-cell>
          <table:table-cell/>
          <table:table-cell office:value-type="float" office:value="0.009731799" calcext:value-type="float">
            <text:p>0.009731799</text:p>
          </table:table-cell>
          <table:table-cell office:value-type="float" office:value="0.009742877" calcext:value-type="float">
            <text:p>0.009742877</text:p>
          </table:table-cell>
          <table:table-cell office:value-type="float" office:value="0.009774379" calcext:value-type="float">
            <text:p>0.009774379</text:p>
          </table:table-cell>
          <table:table-cell/>
          <table:table-cell office:value-type="float" office:value="-0.000164035" calcext:value-type="float">
            <text:p>-0.000164035</text:p>
          </table:table-cell>
          <table:table-cell office:value-type="float" office:value="-0.000152956" calcext:value-type="float">
            <text:p>-0.000152956</text:p>
          </table:table-cell>
          <table:table-cell office:value-type="float" office:value="-0.000121454" calcext:value-type="float">
            <text:p>-0.000121454</text:p>
          </table:table-cell>
          <table:table-cell/>
          <table:table-cell office:value-type="float" office:value="25.980099713" calcext:value-type="float">
            <text:p>25.980099713</text:p>
          </table:table-cell>
          <table:table-cell office:value-type="float" office:value="25.980372897" calcext:value-type="float">
            <text:p>25.980372897</text:p>
          </table:table-cell>
          <table:table-cell office:value-type="float" office:value="25.9811497" calcext:value-type="float">
            <text:p>25.9811497</text:p>
          </table:table-cell>
          <table:table-cell/>
          <table:table-cell office:value-type="float" office:value="-0.004158039" calcext:value-type="float">
            <text:p>-0.004158039</text:p>
          </table:table-cell>
          <table:table-cell office:value-type="float" office:value="-0.003877215" calcext:value-type="float">
            <text:p>-0.003877215</text:p>
          </table:table-cell>
          <table:table-cell office:value-type="float" office:value="-0.003078689" calcext:value-type="float">
            <text:p>-0.003078689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<text:s/>2019-11-11 19:40:01</text:p>
          </table:table-cell>
          <table:table-cell office:value-type="float" office:value="25.98414" calcext:value-type="float">
            <text:p>25.98414</text:p>
          </table:table-cell>
          <table:table-cell/>
          <table:table-cell office:value-type="float" office:value="1.190951609" calcext:value-type="float">
            <text:p>1.190951609</text:p>
          </table:table-cell>
          <table:table-cell office:value-type="float" office:value="1.195524477" calcext:value-type="float">
            <text:p>1.195524477</text:p>
          </table:table-cell>
          <table:table-cell office:value-type="float" office:value="1.194005751" calcext:value-type="float">
            <text:p>1.194005751</text:p>
          </table:table-cell>
          <table:table-cell/>
          <table:table-cell office:value-type="float" office:value="0.009729997" calcext:value-type="float">
            <text:p>0.009729997</text:p>
          </table:table-cell>
          <table:table-cell office:value-type="float" office:value="0.009767357" calcext:value-type="float">
            <text:p>0.009767357</text:p>
          </table:table-cell>
          <table:table-cell office:value-type="float" office:value="0.009754949" calcext:value-type="float">
            <text:p>0.009754949</text:p>
          </table:table-cell>
          <table:table-cell/>
          <table:table-cell office:value-type="float" office:value="-0.000165837" calcext:value-type="float">
            <text:p>-0.000165837</text:p>
          </table:table-cell>
          <table:table-cell office:value-type="float" office:value="-0.000128476" calcext:value-type="float">
            <text:p>-0.000128476</text:p>
          </table:table-cell>
          <table:table-cell office:value-type="float" office:value="-0.000140884" calcext:value-type="float">
            <text:p>-0.000140884</text:p>
          </table:table-cell>
          <table:table-cell/>
          <table:table-cell office:value-type="float" office:value="25.980055283" calcext:value-type="float">
            <text:p>25.980055283</text:p>
          </table:table-cell>
          <table:table-cell office:value-type="float" office:value="25.980976544" calcext:value-type="float">
            <text:p>25.980976544</text:p>
          </table:table-cell>
          <table:table-cell office:value-type="float" office:value="25.980670578" calcext:value-type="float">
            <text:p>25.980670578</text:p>
          </table:table-cell>
          <table:table-cell/>
          <table:table-cell office:value-type="float" office:value="-0.004203711" calcext:value-type="float">
            <text:p>-0.004203711</text:p>
          </table:table-cell>
          <table:table-cell office:value-type="float" office:value="-0.003256688" calcext:value-type="float">
            <text:p>-0.003256688</text:p>
          </table:table-cell>
          <table:table-cell office:value-type="float" office:value="-0.00357121" calcext:value-type="float">
            <text:p>-0.00357121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<text:s/>2019-11-11 19:40:02</text:p>
          </table:table-cell>
          <table:table-cell office:value-type="float" office:value="25.97404" calcext:value-type="float">
            <text:p>25.97404</text:p>
          </table:table-cell>
          <table:table-cell/>
          <table:table-cell office:value-type="float" office:value="1.194163107" calcext:value-type="float">
            <text:p>1.194163107</text:p>
          </table:table-cell>
          <table:table-cell office:value-type="float" office:value="1.195138239" calcext:value-type="float">
            <text:p>1.195138239</text:p>
          </table:table-cell>
          <table:table-cell office:value-type="float" office:value="1.190473579" calcext:value-type="float">
            <text:p>1.190473579</text:p>
          </table:table-cell>
          <table:table-cell/>
          <table:table-cell office:value-type="float" office:value="0.009756235" calcext:value-type="float">
            <text:p>0.009756235</text:p>
          </table:table-cell>
          <table:table-cell office:value-type="float" office:value="0.009764201" calcext:value-type="float">
            <text:p>0.009764201</text:p>
          </table:table-cell>
          <table:table-cell office:value-type="float" office:value="0.009726091" calcext:value-type="float">
            <text:p>0.009726091</text:p>
          </table:table-cell>
          <table:table-cell/>
          <table:table-cell office:value-type="float" office:value="-0.000139599" calcext:value-type="float">
            <text:p>-0.000139599</text:p>
          </table:table-cell>
          <table:table-cell office:value-type="float" office:value="-0.000131632" calcext:value-type="float">
            <text:p>-0.000131632</text:p>
          </table:table-cell>
          <table:table-cell office:value-type="float" office:value="-0.000169742" calcext:value-type="float">
            <text:p>-0.000169742</text:p>
          </table:table-cell>
          <table:table-cell/>
          <table:table-cell office:value-type="float" office:value="25.970594123" calcext:value-type="float">
            <text:p>25.970594123</text:p>
          </table:table-cell>
          <table:table-cell office:value-type="float" office:value="25.970790577" calcext:value-type="float">
            <text:p>25.970790577</text:p>
          </table:table-cell>
          <table:table-cell office:value-type="float" office:value="25.969850815" calcext:value-type="float">
            <text:p>25.969850815</text:p>
          </table:table-cell>
          <table:table-cell/>
          <table:table-cell office:value-type="float" office:value="-0.003538622" calcext:value-type="float">
            <text:p>-0.003538622</text:p>
          </table:table-cell>
          <table:table-cell office:value-type="float" office:value="-0.003336676" calcext:value-type="float">
            <text:p>-0.003336676</text:p>
          </table:table-cell>
          <table:table-cell office:value-type="float" office:value="-0.004302709" calcext:value-type="float">
            <text:p>-0.004302709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<text:s/>2019-11-11 19:40:03</text:p>
          </table:table-cell>
          <table:table-cell office:value-type="float" office:value="25.98414" calcext:value-type="float">
            <text:p>25.98414</text:p>
          </table:table-cell>
          <table:table-cell/>
          <table:table-cell office:value-type="float" office:value="1.196096086" calcext:value-type="float">
            <text:p>1.196096086</text:p>
          </table:table-cell>
          <table:table-cell office:value-type="float" office:value="1.191198372" calcext:value-type="float">
            <text:p>1.191198372</text:p>
          </table:table-cell>
          <table:table-cell office:value-type="float" office:value="1.191078566" calcext:value-type="float">
            <text:p>1.191078566</text:p>
          </table:table-cell>
          <table:table-cell/>
          <table:table-cell office:value-type="float" office:value="0.009772027" calcext:value-type="float">
            <text:p>0.009772027</text:p>
          </table:table-cell>
          <table:table-cell office:value-type="float" office:value="0.009732013" calcext:value-type="float">
            <text:p>0.009732013</text:p>
          </table:table-cell>
          <table:table-cell office:value-type="float" office:value="0.009731034" calcext:value-type="float">
            <text:p>0.009731034</text:p>
          </table:table-cell>
          <table:table-cell/>
          <table:table-cell office:value-type="float" office:value="-0.000123806" calcext:value-type="float">
            <text:p>-0.000123806</text:p>
          </table:table-cell>
          <table:table-cell office:value-type="float" office:value="-0.00016382" calcext:value-type="float">
            <text:p>-0.00016382</text:p>
          </table:table-cell>
          <table:table-cell office:value-type="float" office:value="-0.000164799" calcext:value-type="float">
            <text:p>-0.000164799</text:p>
          </table:table-cell>
          <table:table-cell/>
          <table:table-cell office:value-type="float" office:value="25.981091701" calcext:value-type="float">
            <text:p>25.981091701</text:p>
          </table:table-cell>
          <table:table-cell office:value-type="float" office:value="25.980104996" calcext:value-type="float">
            <text:p>25.980104996</text:p>
          </table:table-cell>
          <table:table-cell office:value-type="float" office:value="25.98008086" calcext:value-type="float">
            <text:p>25.98008086</text:p>
          </table:table-cell>
          <table:table-cell/>
          <table:table-cell office:value-type="float" office:value="-0.00313831" calcext:value-type="float">
            <text:p>-0.00313831</text:p>
          </table:table-cell>
          <table:table-cell office:value-type="float" office:value="-0.004152608" calcext:value-type="float">
            <text:p>-0.004152608</text:p>
          </table:table-cell>
          <table:table-cell office:value-type="float" office:value="-0.004177419" calcext:value-type="float">
            <text:p>-0.004177419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<text:s/>2019-11-11 19:40:04</text:p>
          </table:table-cell>
          <table:table-cell office:value-type="float" office:value="25.97404" calcext:value-type="float">
            <text:p>25.97404</text:p>
          </table:table-cell>
          <table:table-cell/>
          <table:table-cell office:value-type="float" office:value="1.194422387" calcext:value-type="float">
            <text:p>1.194422387</text:p>
          </table:table-cell>
          <table:table-cell office:value-type="float" office:value="1.189520501" calcext:value-type="float">
            <text:p>1.189520501</text:p>
          </table:table-cell>
          <table:table-cell office:value-type="float" office:value="1.193891906" calcext:value-type="float">
            <text:p>1.193891906</text:p>
          </table:table-cell>
          <table:table-cell/>
          <table:table-cell office:value-type="float" office:value="0.009758353" calcext:value-type="float">
            <text:p>0.009758353</text:p>
          </table:table-cell>
          <table:table-cell office:value-type="float" office:value="0.009718305" calcext:value-type="float">
            <text:p>0.009718305</text:p>
          </table:table-cell>
          <table:table-cell office:value-type="float" office:value="0.009754019" calcext:value-type="float">
            <text:p>0.009754019</text:p>
          </table:table-cell>
          <table:table-cell/>
          <table:table-cell office:value-type="float" office:value="-0.00013748" calcext:value-type="float">
            <text:p>-0.00013748</text:p>
          </table:table-cell>
          <table:table-cell office:value-type="float" office:value="-0.000177529" calcext:value-type="float">
            <text:p>-0.000177529</text:p>
          </table:table-cell>
          <table:table-cell office:value-type="float" office:value="-0.000141814" calcext:value-type="float">
            <text:p>-0.000141814</text:p>
          </table:table-cell>
          <table:table-cell/>
          <table:table-cell office:value-type="float" office:value="25.970646358" calcext:value-type="float">
            <text:p>25.970646358</text:p>
          </table:table-cell>
          <table:table-cell office:value-type="float" office:value="25.969658804" calcext:value-type="float">
            <text:p>25.969658804</text:p>
          </table:table-cell>
          <table:table-cell office:value-type="float" office:value="25.970539485" calcext:value-type="float">
            <text:p>25.970539485</text:p>
          </table:table-cell>
          <table:table-cell/>
          <table:table-cell office:value-type="float" office:value="-0.003484926" calcext:value-type="float">
            <text:p>-0.003484926</text:p>
          </table:table-cell>
          <table:table-cell office:value-type="float" office:value="-0.004500088" calcext:value-type="float">
            <text:p>-0.004500088</text:p>
          </table:table-cell>
          <table:table-cell office:value-type="float" office:value="-0.003594787" calcext:value-type="float">
            <text:p>-0.003594787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<text:s/>2019-11-11 19:40:06</text:p>
          </table:table-cell>
          <table:table-cell office:value-type="float" office:value="25.97404" calcext:value-type="float">
            <text:p>25.97404</text:p>
          </table:table-cell>
          <table:table-cell/>
          <table:table-cell office:value-type="float" office:value="1.191619181" calcext:value-type="float">
            <text:p>1.191619181</text:p>
          </table:table-cell>
          <table:table-cell office:value-type="float" office:value="1.191281818" calcext:value-type="float">
            <text:p>1.191281818</text:p>
          </table:table-cell>
          <table:table-cell office:value-type="float" office:value="1.196393513" calcext:value-type="float">
            <text:p>1.196393513</text:p>
          </table:table-cell>
          <table:table-cell/>
          <table:table-cell office:value-type="float" office:value="0.009735451" calcext:value-type="float">
            <text:p>0.009735451</text:p>
          </table:table-cell>
          <table:table-cell office:value-type="float" office:value="0.009732695" calcext:value-type="float">
            <text:p>0.009732695</text:p>
          </table:table-cell>
          <table:table-cell office:value-type="float" office:value="0.009774457" calcext:value-type="float">
            <text:p>0.009774457</text:p>
          </table:table-cell>
          <table:table-cell/>
          <table:table-cell office:value-type="float" office:value="-0.000160383" calcext:value-type="float">
            <text:p>-0.000160383</text:p>
          </table:table-cell>
          <table:table-cell office:value-type="float" office:value="-0.000163139" calcext:value-type="float">
            <text:p>-0.000163139</text:p>
          </table:table-cell>
          <table:table-cell office:value-type="float" office:value="-0.000121377" calcext:value-type="float">
            <text:p>-0.000121377</text:p>
          </table:table-cell>
          <table:table-cell/>
          <table:table-cell office:value-type="float" office:value="25.970081613" calcext:value-type="float">
            <text:p>25.970081613</text:p>
          </table:table-cell>
          <table:table-cell office:value-type="float" office:value="25.970013646" calcext:value-type="float">
            <text:p>25.970013646</text:p>
          </table:table-cell>
          <table:table-cell office:value-type="float" office:value="25.971043469" calcext:value-type="float">
            <text:p>25.971043469</text:p>
          </table:table-cell>
          <table:table-cell/>
          <table:table-cell office:value-type="float" office:value="-0.00406546" calcext:value-type="float">
            <text:p>-0.00406546</text:p>
          </table:table-cell>
          <table:table-cell office:value-type="float" office:value="-0.004135326" calcext:value-type="float">
            <text:p>-0.004135326</text:p>
          </table:table-cell>
          <table:table-cell office:value-type="float" office:value="-0.003076714" calcext:value-type="float">
            <text:p>-0.003076714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<text:s/>2019-11-11 19:40:07</text:p>
          </table:table-cell>
          <table:table-cell office:value-type="float" office:value="25.98414" calcext:value-type="float">
            <text:p>25.98414</text:p>
          </table:table-cell>
          <table:table-cell/>
          <table:table-cell office:value-type="float" office:value="1.19174137" calcext:value-type="float">
            <text:p>1.19174137</text:p>
          </table:table-cell>
          <table:table-cell office:value-type="float" office:value="1.195675873" calcext:value-type="float">
            <text:p>1.195675873</text:p>
          </table:table-cell>
          <table:table-cell office:value-type="float" office:value="1.192704581" calcext:value-type="float">
            <text:p>1.192704581</text:p>
          </table:table-cell>
          <table:table-cell/>
          <table:table-cell office:value-type="float" office:value="0.009736449" calcext:value-type="float">
            <text:p>0.009736449</text:p>
          </table:table-cell>
          <table:table-cell office:value-type="float" office:value="0.009768594" calcext:value-type="float">
            <text:p>0.009768594</text:p>
          </table:table-cell>
          <table:table-cell office:value-type="float" office:value="0.009744318" calcext:value-type="float">
            <text:p>0.009744318</text:p>
          </table:table-cell>
          <table:table-cell/>
          <table:table-cell office:value-type="float" office:value="-0.000159384" calcext:value-type="float">
            <text:p>-0.000159384</text:p>
          </table:table-cell>
          <table:table-cell office:value-type="float" office:value="-0.00012724" calcext:value-type="float">
            <text:p>-0.00012724</text:p>
          </table:table-cell>
          <table:table-cell office:value-type="float" office:value="-0.000151515" calcext:value-type="float">
            <text:p>-0.000151515</text:p>
          </table:table-cell>
          <table:table-cell/>
          <table:table-cell office:value-type="float" office:value="25.98021439" calcext:value-type="float">
            <text:p>25.98021439</text:p>
          </table:table-cell>
          <table:table-cell office:value-type="float" office:value="25.981007044" calcext:value-type="float">
            <text:p>25.981007044</text:p>
          </table:table-cell>
          <table:table-cell office:value-type="float" office:value="25.980408441" calcext:value-type="float">
            <text:p>25.980408441</text:p>
          </table:table-cell>
          <table:table-cell/>
          <table:table-cell office:value-type="float" office:value="-0.004040155" calcext:value-type="float">
            <text:p>-0.004040155</text:p>
          </table:table-cell>
          <table:table-cell office:value-type="float" office:value="-0.003225334" calcext:value-type="float">
            <text:p>-0.003225334</text:p>
          </table:table-cell>
          <table:table-cell office:value-type="float" office:value="-0.003840677" calcext:value-type="float">
            <text:p>-0.003840677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<text:s/>2019-11-11 19:40:08</text:p>
          </table:table-cell>
          <table:table-cell office:value-type="float" office:value="25.97404" calcext:value-type="float">
            <text:p>25.97404</text:p>
          </table:table-cell>
          <table:table-cell/>
          <table:table-cell office:value-type="float" office:value="1.196609282" calcext:value-type="float">
            <text:p>1.196609282</text:p>
          </table:table-cell>
          <table:table-cell office:value-type="float" office:value="1.192214035" calcext:value-type="float">
            <text:p>1.192214035</text:p>
          </table:table-cell>
          <table:table-cell office:value-type="float" office:value="1.191294931" calcext:value-type="float">
            <text:p>1.191294931</text:p>
          </table:table-cell>
          <table:table-cell/>
          <table:table-cell office:value-type="float" office:value="0.00977622" calcext:value-type="float">
            <text:p>0.00977622</text:p>
          </table:table-cell>
          <table:table-cell office:value-type="float" office:value="0.009740311" calcext:value-type="float">
            <text:p>0.009740311</text:p>
          </table:table-cell>
          <table:table-cell office:value-type="float" office:value="0.009732802" calcext:value-type="float">
            <text:p>0.009732802</text:p>
          </table:table-cell>
          <table:table-cell/>
          <table:table-cell office:value-type="float" office:value="-0.000119614" calcext:value-type="float">
            <text:p>-0.000119614</text:p>
          </table:table-cell>
          <table:table-cell office:value-type="float" office:value="-0.000155523" calcext:value-type="float">
            <text:p>-0.000155523</text:p>
          </table:table-cell>
          <table:table-cell office:value-type="float" office:value="-0.000163032" calcext:value-type="float">
            <text:p>-0.000163032</text:p>
          </table:table-cell>
          <table:table-cell/>
          <table:table-cell office:value-type="float" office:value="25.971086939" calcext:value-type="float">
            <text:p>25.971086939</text:p>
          </table:table-cell>
          <table:table-cell office:value-type="float" office:value="25.970201454" calcext:value-type="float">
            <text:p>25.970201454</text:p>
          </table:table-cell>
          <table:table-cell office:value-type="float" office:value="25.970016288" calcext:value-type="float">
            <text:p>25.970016288</text:p>
          </table:table-cell>
          <table:table-cell/>
          <table:table-cell office:value-type="float" office:value="-0.003032029" calcext:value-type="float">
            <text:p>-0.003032029</text:p>
          </table:table-cell>
          <table:table-cell office:value-type="float" office:value="-0.003942267" calcext:value-type="float">
            <text:p>-0.003942267</text:p>
          </table:table-cell>
          <table:table-cell office:value-type="float" office:value="-0.00413261" calcext:value-type="float">
            <text:p>-0.0041326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<text:s/>2019-11-11 19:40:09</text:p>
          </table:table-cell>
          <table:table-cell office:value-type="float" office:value="25.97404" calcext:value-type="float">
            <text:p>25.97404</text:p>
          </table:table-cell>
          <table:table-cell/>
          <table:table-cell office:value-type="float" office:value="1.193505668" calcext:value-type="float">
            <text:p>1.193505668</text:p>
          </table:table-cell>
          <table:table-cell office:value-type="float" office:value="1.190672063" calcext:value-type="float">
            <text:p>1.190672063</text:p>
          </table:table-cell>
          <table:table-cell office:value-type="float" office:value="1.195832037" calcext:value-type="float">
            <text:p>1.195832037</text:p>
          </table:table-cell>
          <table:table-cell/>
          <table:table-cell office:value-type="float" office:value="0.009750863" calcext:value-type="float">
            <text:p>0.009750863</text:p>
          </table:table-cell>
          <table:table-cell office:value-type="float" office:value="0.009727713" calcext:value-type="float">
            <text:p>0.009727713</text:p>
          </table:table-cell>
          <table:table-cell office:value-type="float" office:value="0.00976987" calcext:value-type="float">
            <text:p>0.00976987</text:p>
          </table:table-cell>
          <table:table-cell/>
          <table:table-cell office:value-type="float" office:value="-0.00014497" calcext:value-type="float">
            <text:p>-0.00014497</text:p>
          </table:table-cell>
          <table:table-cell office:value-type="float" office:value="-0.00016812" calcext:value-type="float">
            <text:p>-0.00016812</text:p>
          </table:table-cell>
          <table:table-cell office:value-type="float" office:value="-0.000125964" calcext:value-type="float">
            <text:p>-0.000125964</text:p>
          </table:table-cell>
          <table:table-cell/>
          <table:table-cell office:value-type="float" office:value="25.970461672" calcext:value-type="float">
            <text:p>25.970461672</text:p>
          </table:table-cell>
          <table:table-cell office:value-type="float" office:value="25.969890802" calcext:value-type="float">
            <text:p>25.969890802</text:p>
          </table:table-cell>
          <table:table-cell office:value-type="float" office:value="25.970930352" calcext:value-type="float">
            <text:p>25.970930352</text:p>
          </table:table-cell>
          <table:table-cell/>
          <table:table-cell office:value-type="float" office:value="-0.003674775" calcext:value-type="float">
            <text:p>-0.003674775</text:p>
          </table:table-cell>
          <table:table-cell office:value-type="float" office:value="-0.004261604" calcext:value-type="float">
            <text:p>-0.004261604</text:p>
          </table:table-cell>
          <table:table-cell office:value-type="float" office:value="-0.003192993" calcext:value-type="float">
            <text:p>-0.003192993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<text:s/>2019-11-11 19:40:10</text:p>
          </table:table-cell>
          <table:table-cell office:value-type="float" office:value="25.97404" calcext:value-type="float">
            <text:p>25.97404</text:p>
          </table:table-cell>
          <table:table-cell/>
          <table:table-cell office:value-type="float" office:value="1.190719746" calcext:value-type="float">
            <text:p>1.190719746</text:p>
          </table:table-cell>
          <table:table-cell office:value-type="float" office:value="1.194911146" calcext:value-type="float">
            <text:p>1.194911146</text:p>
          </table:table-cell>
          <table:table-cell office:value-type="float" office:value="1.194395565" calcext:value-type="float">
            <text:p>1.194395565</text:p>
          </table:table-cell>
          <table:table-cell/>
          <table:table-cell office:value-type="float" office:value="0.009728103" calcext:value-type="float">
            <text:p>0.009728103</text:p>
          </table:table-cell>
          <table:table-cell office:value-type="float" office:value="0.009762346" calcext:value-type="float">
            <text:p>0.009762346</text:p>
          </table:table-cell>
          <table:table-cell office:value-type="float" office:value="0.009758134" calcext:value-type="float">
            <text:p>0.009758134</text:p>
          </table:table-cell>
          <table:table-cell/>
          <table:table-cell office:value-type="float" office:value="-0.000167731" calcext:value-type="float">
            <text:p>-0.000167731</text:p>
          </table:table-cell>
          <table:table-cell office:value-type="float" office:value="-0.000133487" calcext:value-type="float">
            <text:p>-0.000133487</text:p>
          </table:table-cell>
          <table:table-cell office:value-type="float" office:value="-0.0001377" calcext:value-type="float">
            <text:p>-0.0001377</text:p>
          </table:table-cell>
          <table:table-cell/>
          <table:table-cell office:value-type="float" office:value="25.969900409" calcext:value-type="float">
            <text:p>25.969900409</text:p>
          </table:table-cell>
          <table:table-cell office:value-type="float" office:value="25.970744825" calcext:value-type="float">
            <text:p>25.970744825</text:p>
          </table:table-cell>
          <table:table-cell office:value-type="float" office:value="25.970640955" calcext:value-type="float">
            <text:p>25.970640955</text:p>
          </table:table-cell>
          <table:table-cell/>
          <table:table-cell office:value-type="float" office:value="-0.004251729" calcext:value-type="float">
            <text:p>-0.004251729</text:p>
          </table:table-cell>
          <table:table-cell office:value-type="float" office:value="-0.003383706" calcext:value-type="float">
            <text:p>-0.003383706</text:p>
          </table:table-cell>
          <table:table-cell office:value-type="float" office:value="-0.003490481" calcext:value-type="float">
            <text:p>-0.00349048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<text:s/>2019-11-11 19:40:12</text:p>
          </table:table-cell>
          <table:table-cell office:value-type="float" office:value="25.97404" calcext:value-type="float">
            <text:p>25.97404</text:p>
          </table:table-cell>
          <table:table-cell/>
          <table:table-cell office:value-type="float" office:value="1.195005917" calcext:value-type="float">
            <text:p>1.195005917</text:p>
          </table:table-cell>
          <table:table-cell office:value-type="float" office:value="1.193502688" calcext:value-type="float">
            <text:p>1.193502688</text:p>
          </table:table-cell>
          <table:table-cell office:value-type="float" office:value="1.190196418" calcext:value-type="float">
            <text:p>1.190196418</text:p>
          </table:table-cell>
          <table:table-cell/>
          <table:table-cell office:value-type="float" office:value="0.00976312" calcext:value-type="float">
            <text:p>0.00976312</text:p>
          </table:table-cell>
          <table:table-cell office:value-type="float" office:value="0.009750839" calcext:value-type="float">
            <text:p>0.009750839</text:p>
          </table:table-cell>
          <table:table-cell office:value-type="float" office:value="0.009723827" calcext:value-type="float">
            <text:p>0.009723827</text:p>
          </table:table-cell>
          <table:table-cell/>
          <table:table-cell office:value-type="float" office:value="-0.000132713" calcext:value-type="float">
            <text:p>-0.000132713</text:p>
          </table:table-cell>
          <table:table-cell office:value-type="float" office:value="-0.000144994" calcext:value-type="float">
            <text:p>-0.000144994</text:p>
          </table:table-cell>
          <table:table-cell office:value-type="float" office:value="-0.000172006" calcext:value-type="float">
            <text:p>-0.000172006</text:p>
          </table:table-cell>
          <table:table-cell/>
          <table:table-cell office:value-type="float" office:value="25.970763919" calcext:value-type="float">
            <text:p>25.970763919</text:p>
          </table:table-cell>
          <table:table-cell office:value-type="float" office:value="25.970461072" calcext:value-type="float">
            <text:p>25.970461072</text:p>
          </table:table-cell>
          <table:table-cell office:value-type="float" office:value="25.969794977" calcext:value-type="float">
            <text:p>25.969794977</text:p>
          </table:table-cell>
          <table:table-cell/>
          <table:table-cell office:value-type="float" office:value="-0.003364079" calcext:value-type="float">
            <text:p>-0.003364079</text:p>
          </table:table-cell>
          <table:table-cell office:value-type="float" office:value="-0.003675392" calcext:value-type="float">
            <text:p>-0.003675392</text:p>
          </table:table-cell>
          <table:table-cell office:value-type="float" office:value="-0.004360109" calcext:value-type="float">
            <text:p>-0.004360109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<text:s/>2019-11-11 19:40:13</text:p>
          </table:table-cell>
          <table:table-cell office:value-type="float" office:value="25.98414" calcext:value-type="float">
            <text:p>25.98414</text:p>
          </table:table-cell>
          <table:table-cell/>
          <table:table-cell office:value-type="float" office:value="1.195099496" calcext:value-type="float">
            <text:p>1.195099496</text:p>
          </table:table-cell>
          <table:table-cell office:value-type="float" office:value="1.189692162" calcext:value-type="float">
            <text:p>1.189692162</text:p>
          </table:table-cell>
          <table:table-cell office:value-type="float" office:value="1.194532656" calcext:value-type="float">
            <text:p>1.194532656</text:p>
          </table:table-cell>
          <table:table-cell/>
          <table:table-cell office:value-type="float" office:value="0.009763885" calcext:value-type="float">
            <text:p>0.009763885</text:p>
          </table:table-cell>
          <table:table-cell office:value-type="float" office:value="0.009719707" calcext:value-type="float">
            <text:p>0.009719707</text:p>
          </table:table-cell>
          <table:table-cell office:value-type="float" office:value="0.009759254" calcext:value-type="float">
            <text:p>0.009759254</text:p>
          </table:table-cell>
          <table:table-cell/>
          <table:table-cell office:value-type="float" office:value="-0.000131949" calcext:value-type="float">
            <text:p>-0.000131949</text:p>
          </table:table-cell>
          <table:table-cell office:value-type="float" office:value="-0.000176126" calcext:value-type="float">
            <text:p>-0.000176126</text:p>
          </table:table-cell>
          <table:table-cell office:value-type="float" office:value="-0.00013658" calcext:value-type="float">
            <text:p>-0.00013658</text:p>
          </table:table-cell>
          <table:table-cell/>
          <table:table-cell office:value-type="float" office:value="25.980890926" calcext:value-type="float">
            <text:p>25.980890926</text:p>
          </table:table-cell>
          <table:table-cell office:value-type="float" office:value="25.979801552" calcext:value-type="float">
            <text:p>25.979801552</text:p>
          </table:table-cell>
          <table:table-cell office:value-type="float" office:value="25.980776729" calcext:value-type="float">
            <text:p>25.980776729</text:p>
          </table:table-cell>
          <table:table-cell/>
          <table:table-cell office:value-type="float" office:value="-0.0033447" calcext:value-type="float">
            <text:p>-0.0033447</text:p>
          </table:table-cell>
          <table:table-cell office:value-type="float" office:value="-0.004464538" calcext:value-type="float">
            <text:p>-0.004464538</text:p>
          </table:table-cell>
          <table:table-cell office:value-type="float" office:value="-0.00346209" calcext:value-type="float">
            <text:p>-0.00346209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<text:s/>2019-11-11 19:40:14</text:p>
          </table:table-cell>
          <table:table-cell office:value-type="float" office:value="25.97909" calcext:value-type="float">
            <text:p>25.97909</text:p>
          </table:table-cell>
          <table:table-cell/>
          <table:table-cell office:value-type="float" office:value="1.190178536" calcext:value-type="float">
            <text:p>1.190178536</text:p>
          </table:table-cell>
          <table:table-cell office:value-type="float" office:value="1.193729185" calcext:value-type="float">
            <text:p>1.193729185</text:p>
          </table:table-cell>
          <table:table-cell office:value-type="float" office:value="1.195513153" calcext:value-type="float">
            <text:p>1.195513153</text:p>
          </table:table-cell>
          <table:table-cell/>
          <table:table-cell office:value-type="float" office:value="0.009723681" calcext:value-type="float">
            <text:p>0.009723681</text:p>
          </table:table-cell>
          <table:table-cell office:value-type="float" office:value="0.009752689" calcext:value-type="float">
            <text:p>0.009752689</text:p>
          </table:table-cell>
          <table:table-cell office:value-type="float" office:value="0.009767264" calcext:value-type="float">
            <text:p>0.009767264</text:p>
          </table:table-cell>
          <table:table-cell/>
          <table:table-cell office:value-type="float" office:value="-0.000172152" calcext:value-type="float">
            <text:p>-0.000172152</text:p>
          </table:table-cell>
          <table:table-cell office:value-type="float" office:value="-0.000143144" calcext:value-type="float">
            <text:p>-0.000143144</text:p>
          </table:table-cell>
          <table:table-cell office:value-type="float" office:value="-0.000128569" calcext:value-type="float">
            <text:p>-0.000128569</text:p>
          </table:table-cell>
          <table:table-cell/>
          <table:table-cell office:value-type="float" office:value="25.974845456" calcext:value-type="float">
            <text:p>25.974845456</text:p>
          </table:table-cell>
          <table:table-cell office:value-type="float" office:value="25.975560781" calcext:value-type="float">
            <text:p>25.975560781</text:p>
          </table:table-cell>
          <table:table-cell office:value-type="float" office:value="25.975920185" calcext:value-type="float">
            <text:p>25.975920185</text:p>
          </table:table-cell>
          <table:table-cell/>
          <table:table-cell office:value-type="float" office:value="-0.004363812" calcext:value-type="float">
            <text:p>-0.004363812</text:p>
          </table:table-cell>
          <table:table-cell office:value-type="float" office:value="-0.003628486" calcext:value-type="float">
            <text:p>-0.003628486</text:p>
          </table:table-cell>
          <table:table-cell office:value-type="float" office:value="-0.003259033" calcext:value-type="float">
            <text:p>-0.003259033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<text:s/>2019-11-11 19:40:15</text:p>
          </table:table-cell>
          <table:table-cell office:value-type="float" office:value="25.96898" calcext:value-type="float">
            <text:p>25.96898</text:p>
          </table:table-cell>
          <table:table-cell/>
          <table:table-cell office:value-type="float" office:value="1.192920946" calcext:value-type="float">
            <text:p>1.192920946</text:p>
          </table:table-cell>
          <table:table-cell office:value-type="float" office:value="1.195845746" calcext:value-type="float">
            <text:p>1.195845746</text:p>
          </table:table-cell>
          <table:table-cell office:value-type="float" office:value="1.191604279" calcext:value-type="float">
            <text:p>1.191604279</text:p>
          </table:table-cell>
          <table:table-cell/>
          <table:table-cell office:value-type="float" office:value="0.009746086" calcext:value-type="float">
            <text:p>0.009746086</text:p>
          </table:table-cell>
          <table:table-cell office:value-type="float" office:value="0.009769982" calcext:value-type="float">
            <text:p>0.009769982</text:p>
          </table:table-cell>
          <table:table-cell office:value-type="float" office:value="0.009735329" calcext:value-type="float">
            <text:p>0.009735329</text:p>
          </table:table-cell>
          <table:table-cell/>
          <table:table-cell office:value-type="float" office:value="-0.000149747" calcext:value-type="float">
            <text:p>-0.000149747</text:p>
          </table:table-cell>
          <table:table-cell office:value-type="float" office:value="-0.000125852" calcext:value-type="float">
            <text:p>-0.000125852</text:p>
          </table:table-cell>
          <table:table-cell office:value-type="float" office:value="-0.000160504" calcext:value-type="float">
            <text:p>-0.000160504</text:p>
          </table:table-cell>
          <table:table-cell/>
          <table:table-cell office:value-type="float" office:value="25.965289793" calcext:value-type="float">
            <text:p>25.965289793</text:p>
          </table:table-cell>
          <table:table-cell office:value-type="float" office:value="25.965879038" calcext:value-type="float">
            <text:p>25.965879038</text:p>
          </table:table-cell>
          <table:table-cell office:value-type="float" office:value="25.96502453" calcext:value-type="float">
            <text:p>25.96502453</text:p>
          </table:table-cell>
          <table:table-cell/>
          <table:table-cell office:value-type="float" office:value="-0.003795869" calcext:value-type="float">
            <text:p>-0.003795869</text:p>
          </table:table-cell>
          <table:table-cell office:value-type="float" office:value="-0.003190154" calcext:value-type="float">
            <text:p>-0.003190154</text:p>
          </table:table-cell>
          <table:table-cell office:value-type="float" office:value="-0.004068546" calcext:value-type="float">
            <text:p>-0.004068546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<text:s/>2019-11-11 19:40:17</text:p>
          </table:table-cell>
          <table:table-cell office:value-type="float" office:value="25.98414" calcext:value-type="float">
            <text:p>25.98414</text:p>
          </table:table-cell>
          <table:table-cell/>
          <table:table-cell office:value-type="float" office:value="1.196612262" calcext:value-type="float">
            <text:p>1.196612262</text:p>
          </table:table-cell>
          <table:table-cell office:value-type="float" office:value="1.19104638" calcext:value-type="float">
            <text:p>1.19104638</text:p>
          </table:table-cell>
          <table:table-cell office:value-type="float" office:value="1.191842102" calcext:value-type="float">
            <text:p>1.191842102</text:p>
          </table:table-cell>
          <table:table-cell/>
          <table:table-cell office:value-type="float" office:value="0.009776244" calcext:value-type="float">
            <text:p>0.009776244</text:p>
          </table:table-cell>
          <table:table-cell office:value-type="float" office:value="0.009730771" calcext:value-type="float">
            <text:p>0.009730771</text:p>
          </table:table-cell>
          <table:table-cell office:value-type="float" office:value="0.009737272" calcext:value-type="float">
            <text:p>0.009737272</text:p>
          </table:table-cell>
          <table:table-cell/>
          <table:table-cell office:value-type="float" office:value="-0.000119589" calcext:value-type="float">
            <text:p>-0.000119589</text:p>
          </table:table-cell>
          <table:table-cell office:value-type="float" office:value="-0.000165062" calcext:value-type="float">
            <text:p>-0.000165062</text:p>
          </table:table-cell>
          <table:table-cell office:value-type="float" office:value="-0.000158561" calcext:value-type="float">
            <text:p>-0.000158561</text:p>
          </table:table-cell>
          <table:table-cell/>
          <table:table-cell office:value-type="float" office:value="25.981195691" calcext:value-type="float">
            <text:p>25.981195691</text:p>
          </table:table-cell>
          <table:table-cell office:value-type="float" office:value="25.980074376" calcext:value-type="float">
            <text:p>25.980074376</text:p>
          </table:table-cell>
          <table:table-cell office:value-type="float" office:value="25.980234684" calcext:value-type="float">
            <text:p>25.980234684</text:p>
          </table:table-cell>
          <table:table-cell/>
          <table:table-cell office:value-type="float" office:value="-0.003031412" calcext:value-type="float">
            <text:p>-0.003031412</text:p>
          </table:table-cell>
          <table:table-cell office:value-type="float" office:value="-0.004184084" calcext:value-type="float">
            <text:p>-0.004184084</text:p>
          </table:table-cell>
          <table:table-cell office:value-type="float" office:value="-0.004019293" calcext:value-type="float">
            <text:p>-0.004019293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<text:s/>2019-11-11 19:40:18</text:p>
          </table:table-cell>
          <table:table-cell office:value-type="float" office:value="25.97909" calcext:value-type="float">
            <text:p>25.97909</text:p>
          </table:table-cell>
          <table:table-cell/>
          <table:table-cell office:value-type="float" office:value="1.192183637" calcext:value-type="float">
            <text:p>1.192183637</text:p>
          </table:table-cell>
          <table:table-cell office:value-type="float" office:value="1.191359304" calcext:value-type="float">
            <text:p>1.191359304</text:p>
          </table:table-cell>
          <table:table-cell office:value-type="float" office:value="1.19651153" calcext:value-type="float">
            <text:p>1.19651153</text:p>
          </table:table-cell>
          <table:table-cell/>
          <table:table-cell office:value-type="float" office:value="0.009740062" calcext:value-type="float">
            <text:p>0.009740062</text:p>
          </table:table-cell>
          <table:table-cell office:value-type="float" office:value="0.009733328" calcext:value-type="float">
            <text:p>0.009733328</text:p>
          </table:table-cell>
          <table:table-cell office:value-type="float" office:value="0.009775421" calcext:value-type="float">
            <text:p>0.009775421</text:p>
          </table:table-cell>
          <table:table-cell/>
          <table:table-cell office:value-type="float" office:value="-0.000155771" calcext:value-type="float">
            <text:p>-0.000155771</text:p>
          </table:table-cell>
          <table:table-cell office:value-type="float" office:value="-0.000162506" calcext:value-type="float">
            <text:p>-0.000162506</text:p>
          </table:table-cell>
          <table:table-cell office:value-type="float" office:value="-0.000120412" calcext:value-type="float">
            <text:p>-0.000120412</text:p>
          </table:table-cell>
          <table:table-cell/>
          <table:table-cell office:value-type="float" office:value="25.97524941" calcext:value-type="float">
            <text:p>25.97524941</text:p>
          </table:table-cell>
          <table:table-cell office:value-type="float" office:value="25.975083337" calcext:value-type="float">
            <text:p>25.975083337</text:p>
          </table:table-cell>
          <table:table-cell office:value-type="float" office:value="25.976121321" calcext:value-type="float">
            <text:p>25.976121321</text:p>
          </table:table-cell>
          <table:table-cell/>
          <table:table-cell office:value-type="float" office:value="-0.003948563" calcext:value-type="float">
            <text:p>-0.003948563</text:p>
          </table:table-cell>
          <table:table-cell office:value-type="float" office:value="-0.004119279" calcext:value-type="float">
            <text:p>-0.004119279</text:p>
          </table:table-cell>
          <table:table-cell office:value-type="float" office:value="-0.003052273" calcext:value-type="float">
            <text:p>-0.003052273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<text:s/>2019-11-11 19:40:19</text:p>
          </table:table-cell>
          <table:table-cell office:value-type="float" office:value="25.97404" calcext:value-type="float">
            <text:p>25.97404</text:p>
          </table:table-cell>
          <table:table-cell/>
          <table:table-cell office:value-type="float" office:value="1.190935515" calcext:value-type="float">
            <text:p>1.190935515</text:p>
          </table:table-cell>
          <table:table-cell office:value-type="float" office:value="1.193964028" calcext:value-type="float">
            <text:p>1.193964028</text:p>
          </table:table-cell>
          <table:table-cell office:value-type="float" office:value="1.195628786" calcext:value-type="float">
            <text:p>1.195628786</text:p>
          </table:table-cell>
          <table:table-cell/>
          <table:table-cell office:value-type="float" office:value="0.009729865" calcext:value-type="float">
            <text:p>0.009729865</text:p>
          </table:table-cell>
          <table:table-cell office:value-type="float" office:value="0.009754608" calcext:value-type="float">
            <text:p>0.009754608</text:p>
          </table:table-cell>
          <table:table-cell office:value-type="float" office:value="0.009768209" calcext:value-type="float">
            <text:p>0.009768209</text:p>
          </table:table-cell>
          <table:table-cell/>
          <table:table-cell office:value-type="float" office:value="-0.000165968" calcext:value-type="float">
            <text:p>-0.000165968</text:p>
          </table:table-cell>
          <table:table-cell office:value-type="float" office:value="-0.000141225" calcext:value-type="float">
            <text:p>-0.000141225</text:p>
          </table:table-cell>
          <table:table-cell office:value-type="float" office:value="-0.000127624" calcext:value-type="float">
            <text:p>-0.000127624</text:p>
          </table:table-cell>
          <table:table-cell/>
          <table:table-cell office:value-type="float" office:value="25.969943878" calcext:value-type="float">
            <text:p>25.969943878</text:p>
          </table:table-cell>
          <table:table-cell office:value-type="float" office:value="25.970554015" calcext:value-type="float">
            <text:p>25.970554015</text:p>
          </table:table-cell>
          <table:table-cell office:value-type="float" office:value="25.970889404" calcext:value-type="float">
            <text:p>25.970889404</text:p>
          </table:table-cell>
          <table:table-cell/>
          <table:table-cell office:value-type="float" office:value="-0.004207044" calcext:value-type="float">
            <text:p>-0.004207044</text:p>
          </table:table-cell>
          <table:table-cell office:value-type="float" office:value="-0.003579851" calcext:value-type="float">
            <text:p>-0.003579851</text:p>
          </table:table-cell>
          <table:table-cell office:value-type="float" office:value="-0.003235086" calcext:value-type="float">
            <text:p>-0.003235086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<text:s/>2019-11-11 19:40:20</text:p>
          </table:table-cell>
          <table:table-cell office:value-type="float" office:value="25.97909" calcext:value-type="float">
            <text:p>25.97909</text:p>
          </table:table-cell>
          <table:table-cell/>
          <table:table-cell office:value-type="float" office:value="1.193934821" calcext:value-type="float">
            <text:p>1.193934821</text:p>
          </table:table-cell>
          <table:table-cell office:value-type="float" office:value="1.195735478" calcext:value-type="float">
            <text:p>1.195735478</text:p>
          </table:table-cell>
          <table:table-cell office:value-type="float" office:value="1.191179298" calcext:value-type="float">
            <text:p>1.191179298</text:p>
          </table:table-cell>
          <table:table-cell/>
          <table:table-cell office:value-type="float" office:value="0.009754369" calcext:value-type="float">
            <text:p>0.009754369</text:p>
          </table:table-cell>
          <table:table-cell office:value-type="float" office:value="0.009769081" calcext:value-type="float">
            <text:p>0.009769081</text:p>
          </table:table-cell>
          <table:table-cell office:value-type="float" office:value="0.009731857" calcext:value-type="float">
            <text:p>0.009731857</text:p>
          </table:table-cell>
          <table:table-cell/>
          <table:table-cell office:value-type="float" office:value="-0.000141464" calcext:value-type="float">
            <text:p>-0.000141464</text:p>
          </table:table-cell>
          <table:table-cell office:value-type="float" office:value="-0.000126753" calcext:value-type="float">
            <text:p>-0.000126753</text:p>
          </table:table-cell>
          <table:table-cell office:value-type="float" office:value="-0.000163976" calcext:value-type="float">
            <text:p>-0.000163976</text:p>
          </table:table-cell>
          <table:table-cell/>
          <table:table-cell office:value-type="float" office:value="25.975602209" calcext:value-type="float">
            <text:p>25.975602209</text:p>
          </table:table-cell>
          <table:table-cell office:value-type="float" office:value="25.975964975" calcext:value-type="float">
            <text:p>25.975964975</text:p>
          </table:table-cell>
          <table:table-cell office:value-type="float" office:value="25.975047073" calcext:value-type="float">
            <text:p>25.975047073</text:p>
          </table:table-cell>
          <table:table-cell/>
          <table:table-cell office:value-type="float" office:value="-0.003585899" calcext:value-type="float">
            <text:p>-0.003585899</text:p>
          </table:table-cell>
          <table:table-cell office:value-type="float" office:value="-0.00321299" calcext:value-type="float">
            <text:p>-0.00321299</text:p>
          </table:table-cell>
          <table:table-cell office:value-type="float" office:value="-0.004156558" calcext:value-type="float">
            <text:p>-0.004156558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<text:s/>2019-11-11 19:40:22</text:p>
          </table:table-cell>
          <table:table-cell office:value-type="float" office:value="25.97909" calcext:value-type="float">
            <text:p>25.97909</text:p>
          </table:table-cell>
          <table:table-cell/>
          <table:table-cell office:value-type="float" office:value="1.19630351" calcext:value-type="float">
            <text:p>1.19630351</text:p>
          </table:table-cell>
          <table:table-cell office:value-type="float" office:value="1.190334104" calcext:value-type="float">
            <text:p>1.190334104</text:p>
          </table:table-cell>
          <table:table-cell office:value-type="float" office:value="1.192650341" calcext:value-type="float">
            <text:p>1.192650341</text:p>
          </table:table-cell>
          <table:table-cell/>
          <table:table-cell office:value-type="float" office:value="0.009773721" calcext:value-type="float">
            <text:p>0.009773721</text:p>
          </table:table-cell>
          <table:table-cell office:value-type="float" office:value="0.009724952" calcext:value-type="float">
            <text:p>0.009724952</text:p>
          </table:table-cell>
          <table:table-cell office:value-type="float" office:value="0.009743875" calcext:value-type="float">
            <text:p>0.009743875</text:p>
          </table:table-cell>
          <table:table-cell/>
          <table:table-cell office:value-type="float" office:value="-0.000122112" calcext:value-type="float">
            <text:p>-0.000122112</text:p>
          </table:table-cell>
          <table:table-cell office:value-type="float" office:value="-0.000170882" calcext:value-type="float">
            <text:p>-0.000170882</text:p>
          </table:table-cell>
          <table:table-cell office:value-type="float" office:value="-0.000151958" calcext:value-type="float">
            <text:p>-0.000151958</text:p>
          </table:table-cell>
          <table:table-cell/>
          <table:table-cell office:value-type="float" office:value="25.976079413" calcext:value-type="float">
            <text:p>25.976079413</text:p>
          </table:table-cell>
          <table:table-cell office:value-type="float" office:value="25.974876797" calcext:value-type="float">
            <text:p>25.974876797</text:p>
          </table:table-cell>
          <table:table-cell office:value-type="float" office:value="25.975343434" calcext:value-type="float">
            <text:p>25.975343434</text:p>
          </table:table-cell>
          <table:table-cell/>
          <table:table-cell office:value-type="float" office:value="-0.003095353" calcext:value-type="float">
            <text:p>-0.003095353</text:p>
          </table:table-cell>
          <table:table-cell office:value-type="float" office:value="-0.004331594" calcext:value-type="float">
            <text:p>-0.004331594</text:p>
          </table:table-cell>
          <table:table-cell office:value-type="float" office:value="-0.00385191" calcext:value-type="float">
            <text:p>-0.0038519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<text:s/>2019-11-11 19:40:23</text:p>
          </table:table-cell>
          <table:table-cell office:value-type="float" office:value="25.98414" calcext:value-type="float">
            <text:p>25.98414</text:p>
          </table:table-cell>
          <table:table-cell/>
          <table:table-cell office:value-type="float" office:value="1.190894984" calcext:value-type="float">
            <text:p>1.190894984</text:p>
          </table:table-cell>
          <table:table-cell office:value-type="float" office:value="1.191830181" calcext:value-type="float">
            <text:p>1.191830181</text:p>
          </table:table-cell>
          <table:table-cell office:value-type="float" office:value="1.196002507" calcext:value-type="float">
            <text:p>1.196002507</text:p>
          </table:table-cell>
          <table:table-cell/>
          <table:table-cell office:value-type="float" office:value="0.009729534" calcext:value-type="float">
            <text:p>0.009729534</text:p>
          </table:table-cell>
          <table:table-cell office:value-type="float" office:value="0.009737175" calcext:value-type="float">
            <text:p>0.009737175</text:p>
          </table:table-cell>
          <table:table-cell office:value-type="float" office:value="0.009771262" calcext:value-type="float">
            <text:p>0.009771262</text:p>
          </table:table-cell>
          <table:table-cell/>
          <table:table-cell office:value-type="float" office:value="-0.000166299" calcext:value-type="float">
            <text:p>-0.000166299</text:p>
          </table:table-cell>
          <table:table-cell office:value-type="float" office:value="-0.000158659" calcext:value-type="float">
            <text:p>-0.000158659</text:p>
          </table:table-cell>
          <table:table-cell office:value-type="float" office:value="-0.000124571" calcext:value-type="float">
            <text:p>-0.000124571</text:p>
          </table:table-cell>
          <table:table-cell/>
          <table:table-cell office:value-type="float" office:value="25.980043875" calcext:value-type="float">
            <text:p>25.980043875</text:p>
          </table:table-cell>
          <table:table-cell office:value-type="float" office:value="25.980232282" calcext:value-type="float">
            <text:p>25.980232282</text:p>
          </table:table-cell>
          <table:table-cell office:value-type="float" office:value="25.981072849" calcext:value-type="float">
            <text:p>25.981072849</text:p>
          </table:table-cell>
          <table:table-cell/>
          <table:table-cell office:value-type="float" office:value="-0.004215438" calcext:value-type="float">
            <text:p>-0.004215438</text:p>
          </table:table-cell>
          <table:table-cell office:value-type="float" office:value="-0.004021762" calcext:value-type="float">
            <text:p>-0.004021762</text:p>
          </table:table-cell>
          <table:table-cell office:value-type="float" office:value="-0.00315769" calcext:value-type="float">
            <text:p>-0.00315769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<text:s/>2019-11-11 19:40:24</text:p>
          </table:table-cell>
          <table:table-cell office:value-type="float" office:value="25.97909" calcext:value-type="float">
            <text:p>25.97909</text:p>
          </table:table-cell>
          <table:table-cell/>
          <table:table-cell office:value-type="float" office:value="1.192247414" calcext:value-type="float">
            <text:p>1.192247414</text:p>
          </table:table-cell>
          <table:table-cell office:value-type="float" office:value="1.19622662" calcext:value-type="float">
            <text:p>1.19622662</text:p>
          </table:table-cell>
          <table:table-cell office:value-type="float" office:value="1.192438745" calcext:value-type="float">
            <text:p>1.192438745</text:p>
          </table:table-cell>
          <table:table-cell/>
          <table:table-cell office:value-type="float" office:value="0.009740583" calcext:value-type="float">
            <text:p>0.009740583</text:p>
          </table:table-cell>
          <table:table-cell office:value-type="float" office:value="0.009773093" calcext:value-type="float">
            <text:p>0.009773093</text:p>
          </table:table-cell>
          <table:table-cell office:value-type="float" office:value="0.009742147" calcext:value-type="float">
            <text:p>0.009742147</text:p>
          </table:table-cell>
          <table:table-cell/>
          <table:table-cell office:value-type="float" office:value="-0.00015525" calcext:value-type="float">
            <text:p>-0.00015525</text:p>
          </table:table-cell>
          <table:table-cell office:value-type="float" office:value="-0.00012274" calcext:value-type="float">
            <text:p>-0.00012274</text:p>
          </table:table-cell>
          <table:table-cell office:value-type="float" office:value="-0.000153687" calcext:value-type="float">
            <text:p>-0.000153687</text:p>
          </table:table-cell>
          <table:table-cell/>
          <table:table-cell office:value-type="float" office:value="25.975262259" calcext:value-type="float">
            <text:p>25.975262259</text:p>
          </table:table-cell>
          <table:table-cell office:value-type="float" office:value="25.976063923" calcext:value-type="float">
            <text:p>25.976063923</text:p>
          </table:table-cell>
          <table:table-cell office:value-type="float" office:value="25.975300805" calcext:value-type="float">
            <text:p>25.975300805</text:p>
          </table:table-cell>
          <table:table-cell/>
          <table:table-cell office:value-type="float" office:value="-0.003935355" calcext:value-type="float">
            <text:p>-0.003935355</text:p>
          </table:table-cell>
          <table:table-cell office:value-type="float" office:value="-0.003111277" calcext:value-type="float">
            <text:p>-0.003111277</text:p>
          </table:table-cell>
          <table:table-cell office:value-type="float" office:value="-0.003895731" calcext:value-type="float">
            <text:p>-0.00389573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<text:s/>2019-11-11 19:40:25</text:p>
          </table:table-cell>
          <table:table-cell office:value-type="float" office:value="25.97909" calcext:value-type="float">
            <text:p>25.97909</text:p>
          </table:table-cell>
          <table:table-cell/>
          <table:table-cell office:value-type="float" office:value="1.196607494" calcext:value-type="float">
            <text:p>1.196607494</text:p>
          </table:table-cell>
          <table:table-cell office:value-type="float" office:value="1.192703389" calcext:value-type="float">
            <text:p>1.192703389</text:p>
          </table:table-cell>
          <table:table-cell office:value-type="float" office:value="1.191221618" calcext:value-type="float">
            <text:p>1.191221618</text:p>
          </table:table-cell>
          <table:table-cell/>
          <table:table-cell office:value-type="float" office:value="0.009776205" calcext:value-type="float">
            <text:p>0.009776205</text:p>
          </table:table-cell>
          <table:table-cell office:value-type="float" office:value="0.009744309" calcext:value-type="float">
            <text:p>0.009744309</text:p>
          </table:table-cell>
          <table:table-cell office:value-type="float" office:value="0.009732203" calcext:value-type="float">
            <text:p>0.009732203</text:p>
          </table:table-cell>
          <table:table-cell/>
          <table:table-cell office:value-type="float" office:value="-0.000119628" calcext:value-type="float">
            <text:p>-0.000119628</text:p>
          </table:table-cell>
          <table:table-cell office:value-type="float" office:value="-0.000151525" calcext:value-type="float">
            <text:p>-0.000151525</text:p>
          </table:table-cell>
          <table:table-cell office:value-type="float" office:value="-0.000163631" calcext:value-type="float">
            <text:p>-0.000163631</text:p>
          </table:table-cell>
          <table:table-cell/>
          <table:table-cell office:value-type="float" office:value="25.976140655" calcext:value-type="float">
            <text:p>25.976140655</text:p>
          </table:table-cell>
          <table:table-cell office:value-type="float" office:value="25.975354121" calcext:value-type="float">
            <text:p>25.975354121</text:p>
          </table:table-cell>
          <table:table-cell office:value-type="float" office:value="25.975055598" calcext:value-type="float">
            <text:p>25.975055598</text:p>
          </table:table-cell>
          <table:table-cell/>
          <table:table-cell office:value-type="float" office:value="-0.003032399" calcext:value-type="float">
            <text:p>-0.003032399</text:p>
          </table:table-cell>
          <table:table-cell office:value-type="float" office:value="-0.003840924" calcext:value-type="float">
            <text:p>-0.003840924</text:p>
          </table:table-cell>
          <table:table-cell office:value-type="float" office:value="-0.004147793" calcext:value-type="float">
            <text:p>-0.004147793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<text:s/>2019-11-11 19:40:27</text:p>
          </table:table-cell>
          <table:table-cell office:value-type="float" office:value="25.97404" calcext:value-type="float">
            <text:p>25.97404</text:p>
          </table:table-cell>
          <table:table-cell/>
          <table:table-cell office:value-type="float" office:value="1.193326854" calcext:value-type="float">
            <text:p>1.193326854</text:p>
          </table:table-cell>
          <table:table-cell office:value-type="float" office:value="1.19038298" calcext:value-type="float">
            <text:p>1.19038298</text:p>
          </table:table-cell>
          <table:table-cell office:value-type="float" office:value="1.195972108" calcext:value-type="float">
            <text:p>1.195972108</text:p>
          </table:table-cell>
          <table:table-cell/>
          <table:table-cell office:value-type="float" office:value="0.009749402" calcext:value-type="float">
            <text:p>0.009749402</text:p>
          </table:table-cell>
          <table:table-cell office:value-type="float" office:value="0.009725351" calcext:value-type="float">
            <text:p>0.009725351</text:p>
          </table:table-cell>
          <table:table-cell office:value-type="float" office:value="0.009771014" calcext:value-type="float">
            <text:p>0.009771014</text:p>
          </table:table-cell>
          <table:table-cell/>
          <table:table-cell office:value-type="float" office:value="-0.000146431" calcext:value-type="float">
            <text:p>-0.000146431</text:p>
          </table:table-cell>
          <table:table-cell office:value-type="float" office:value="-0.000170482" calcext:value-type="float">
            <text:p>-0.000170482</text:p>
          </table:table-cell>
          <table:table-cell office:value-type="float" office:value="-0.000124819" calcext:value-type="float">
            <text:p>-0.000124819</text:p>
          </table:table-cell>
          <table:table-cell/>
          <table:table-cell office:value-type="float" office:value="25.970425648" calcext:value-type="float">
            <text:p>25.970425648</text:p>
          </table:table-cell>
          <table:table-cell office:value-type="float" office:value="25.969832562" calcext:value-type="float">
            <text:p>25.969832562</text:p>
          </table:table-cell>
          <table:table-cell office:value-type="float" office:value="25.970958571" calcext:value-type="float">
            <text:p>25.970958571</text:p>
          </table:table-cell>
          <table:table-cell/>
          <table:table-cell office:value-type="float" office:value="-0.003711807" calcext:value-type="float">
            <text:p>-0.003711807</text:p>
          </table:table-cell>
          <table:table-cell office:value-type="float" office:value="-0.004321472" calcext:value-type="float">
            <text:p>-0.004321472</text:p>
          </table:table-cell>
          <table:table-cell office:value-type="float" office:value="-0.003163985" calcext:value-type="float">
            <text:p>-0.003163985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<text:s/>2019-11-11 19:40:28</text:p>
          </table:table-cell>
          <table:table-cell office:value-type="float" office:value="25.98414" calcext:value-type="float">
            <text:p>25.98414</text:p>
          </table:table-cell>
          <table:table-cell/>
          <table:table-cell office:value-type="float" office:value="1.190656566" calcext:value-type="float">
            <text:p>1.190656566</text:p>
          </table:table-cell>
          <table:table-cell office:value-type="float" office:value="1.194993996" calcext:value-type="float">
            <text:p>1.194993996</text:p>
          </table:table-cell>
          <table:table-cell office:value-type="float" office:value="1.194372916" calcext:value-type="float">
            <text:p>1.194372916</text:p>
          </table:table-cell>
          <table:table-cell/>
          <table:table-cell office:value-type="float" office:value="0.009727586" calcext:value-type="float">
            <text:p>0.009727586</text:p>
          </table:table-cell>
          <table:table-cell office:value-type="float" office:value="0.009763023" calcext:value-type="float">
            <text:p>0.009763023</text:p>
          </table:table-cell>
          <table:table-cell office:value-type="float" office:value="0.009757949" calcext:value-type="float">
            <text:p>0.009757949</text:p>
          </table:table-cell>
          <table:table-cell/>
          <table:table-cell office:value-type="float" office:value="-0.000168247" calcext:value-type="float">
            <text:p>-0.000168247</text:p>
          </table:table-cell>
          <table:table-cell office:value-type="float" office:value="-0.00013281" calcext:value-type="float">
            <text:p>-0.00013281</text:p>
          </table:table-cell>
          <table:table-cell office:value-type="float" office:value="-0.000137885" calcext:value-type="float">
            <text:p>-0.000137885</text:p>
          </table:table-cell>
          <table:table-cell/>
          <table:table-cell office:value-type="float" office:value="25.979995843" calcext:value-type="float">
            <text:p>25.979995843</text:p>
          </table:table-cell>
          <table:table-cell office:value-type="float" office:value="25.980869672" calcext:value-type="float">
            <text:p>25.980869672</text:p>
          </table:table-cell>
          <table:table-cell office:value-type="float" office:value="25.980744547" calcext:value-type="float">
            <text:p>25.980744547</text:p>
          </table:table-cell>
          <table:table-cell/>
          <table:table-cell office:value-type="float" office:value="-0.004264814" calcext:value-type="float">
            <text:p>-0.004264814</text:p>
          </table:table-cell>
          <table:table-cell office:value-type="float" office:value="-0.003366548" calcext:value-type="float">
            <text:p>-0.003366548</text:p>
          </table:table-cell>
          <table:table-cell office:value-type="float" office:value="-0.003495172" calcext:value-type="float">
            <text:p>-0.00349517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<text:s/>2019-11-11 19:40:29</text:p>
          </table:table-cell>
          <table:table-cell office:value-type="float" office:value="25.97404" calcext:value-type="float">
            <text:p>25.97404</text:p>
          </table:table-cell>
          <table:table-cell/>
          <table:table-cell office:value-type="float" office:value="1.197164797" calcext:value-type="float">
            <text:p>1.197164797</text:p>
          </table:table-cell>
          <table:table-cell office:value-type="float" office:value="1.19086995" calcext:value-type="float">
            <text:p>1.19086995</text:p>
          </table:table-cell>
          <table:table-cell office:value-type="float" office:value="1.193058037" calcext:value-type="float">
            <text:p>1.193058037</text:p>
          </table:table-cell>
          <table:table-cell/>
          <table:table-cell office:value-type="float" office:value="0.009780758" calcext:value-type="float">
            <text:p>0.009780758</text:p>
          </table:table-cell>
          <table:table-cell office:value-type="float" office:value="0.00972933" calcext:value-type="float">
            <text:p>0.00972933</text:p>
          </table:table-cell>
          <table:table-cell office:value-type="float" office:value="0.009747206" calcext:value-type="float">
            <text:p>0.009747206</text:p>
          </table:table-cell>
          <table:table-cell/>
          <table:table-cell office:value-type="float" office:value="-0.000115075" calcext:value-type="float">
            <text:p>-0.000115075</text:p>
          </table:table-cell>
          <table:table-cell office:value-type="float" office:value="-0.000166504" calcext:value-type="float">
            <text:p>-0.000166504</text:p>
          </table:table-cell>
          <table:table-cell office:value-type="float" office:value="-0.000148627" calcext:value-type="float">
            <text:p>-0.000148627</text:p>
          </table:table-cell>
          <table:table-cell/>
          <table:table-cell office:value-type="float" office:value="25.971198855" calcext:value-type="float">
            <text:p>25.971198855</text:p>
          </table:table-cell>
          <table:table-cell office:value-type="float" office:value="25.969930669" calcext:value-type="float">
            <text:p>25.969930669</text:p>
          </table:table-cell>
          <table:table-cell office:value-type="float" office:value="25.970371491" calcext:value-type="float">
            <text:p>25.970371491</text:p>
          </table:table-cell>
          <table:table-cell/>
          <table:table-cell office:value-type="float" office:value="-0.002916984" calcext:value-type="float">
            <text:p>-0.002916984</text:p>
          </table:table-cell>
          <table:table-cell office:value-type="float" office:value="-0.004220622" calcext:value-type="float">
            <text:p>-0.004220622</text:p>
          </table:table-cell>
          <table:table-cell office:value-type="float" office:value="-0.003767478" calcext:value-type="float">
            <text:p>-0.003767478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<text:s/>2019-11-11 19:40:30</text:p>
          </table:table-cell>
          <table:table-cell office:value-type="float" office:value="25.97909" calcext:value-type="float">
            <text:p>25.97909</text:p>
          </table:table-cell>
          <table:table-cell/>
          <table:table-cell office:value-type="float" office:value="1.191210293" calcext:value-type="float">
            <text:p>1.191210293</text:p>
          </table:table-cell>
          <table:table-cell office:value-type="float" office:value="1.191902303" calcext:value-type="float">
            <text:p>1.191902303</text:p>
          </table:table-cell>
          <table:table-cell office:value-type="float" office:value="1.196103835" calcext:value-type="float">
            <text:p>1.196103835</text:p>
          </table:table-cell>
          <table:table-cell/>
          <table:table-cell office:value-type="float" office:value="0.00973211" calcext:value-type="float">
            <text:p>0.00973211</text:p>
          </table:table-cell>
          <table:table-cell office:value-type="float" office:value="0.009737764" calcext:value-type="float">
            <text:p>0.009737764</text:p>
          </table:table-cell>
          <table:table-cell office:value-type="float" office:value="0.00977209" calcext:value-type="float">
            <text:p>0.00977209</text:p>
          </table:table-cell>
          <table:table-cell/>
          <table:table-cell office:value-type="float" office:value="-0.000163723" calcext:value-type="float">
            <text:p>-0.000163723</text:p>
          </table:table-cell>
          <table:table-cell office:value-type="float" office:value="-0.000158069" calcext:value-type="float">
            <text:p>-0.000158069</text:p>
          </table:table-cell>
          <table:table-cell office:value-type="float" office:value="-0.000123743" calcext:value-type="float">
            <text:p>-0.000123743</text:p>
          </table:table-cell>
          <table:table-cell/>
          <table:table-cell office:value-type="float" office:value="25.975053317" calcext:value-type="float">
            <text:p>25.975053317</text:p>
          </table:table-cell>
          <table:table-cell office:value-type="float" office:value="25.975192732" calcext:value-type="float">
            <text:p>25.975192732</text:p>
          </table:table-cell>
          <table:table-cell office:value-type="float" office:value="25.976039186" calcext:value-type="float">
            <text:p>25.976039186</text:p>
          </table:table-cell>
          <table:table-cell/>
          <table:table-cell office:value-type="float" office:value="-0.004150139" calcext:value-type="float">
            <text:p>-0.004150139</text:p>
          </table:table-cell>
          <table:table-cell office:value-type="float" office:value="-0.004006826" calcext:value-type="float">
            <text:p>-0.004006826</text:p>
          </table:table-cell>
          <table:table-cell office:value-type="float" office:value="-0.003136705" calcext:value-type="float">
            <text:p>-0.003136705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<text:s/>2019-11-11 19:40:32</text:p>
          </table:table-cell>
          <table:table-cell office:value-type="float" office:value="25.98414" calcext:value-type="float">
            <text:p>25.98414</text:p>
          </table:table-cell>
          <table:table-cell/>
          <table:table-cell office:value-type="float" office:value="1.192087673" calcext:value-type="float">
            <text:p>1.192087673</text:p>
          </table:table-cell>
          <table:table-cell office:value-type="float" office:value="1.195901775" calcext:value-type="float">
            <text:p>1.195901775</text:p>
          </table:table-cell>
          <table:table-cell office:value-type="float" office:value="1.192190789" calcext:value-type="float">
            <text:p>1.192190789</text:p>
          </table:table-cell>
          <table:table-cell/>
          <table:table-cell office:value-type="float" office:value="0.009739278" calcext:value-type="float">
            <text:p>0.009739278</text:p>
          </table:table-cell>
          <table:table-cell office:value-type="float" office:value="0.009770439" calcext:value-type="float">
            <text:p>0.009770439</text:p>
          </table:table-cell>
          <table:table-cell office:value-type="float" office:value="0.009740121" calcext:value-type="float">
            <text:p>0.009740121</text:p>
          </table:table-cell>
          <table:table-cell/>
          <table:table-cell office:value-type="float" office:value="-0.000156555" calcext:value-type="float">
            <text:p>-0.000156555</text:p>
          </table:table-cell>
          <table:table-cell office:value-type="float" office:value="-0.000125394" calcext:value-type="float">
            <text:p>-0.000125394</text:p>
          </table:table-cell>
          <table:table-cell office:value-type="float" office:value="-0.000155713" calcext:value-type="float">
            <text:p>-0.000155713</text:p>
          </table:table-cell>
          <table:table-cell/>
          <table:table-cell office:value-type="float" office:value="25.980284157" calcext:value-type="float">
            <text:p>25.980284157</text:p>
          </table:table-cell>
          <table:table-cell office:value-type="float" office:value="25.981052555" calcext:value-type="float">
            <text:p>25.981052555</text:p>
          </table:table-cell>
          <table:table-cell office:value-type="float" office:value="25.980304931" calcext:value-type="float">
            <text:p>25.980304931</text:p>
          </table:table-cell>
          <table:table-cell/>
          <table:table-cell office:value-type="float" office:value="-0.003968437" calcext:value-type="float">
            <text:p>-0.003968437</text:p>
          </table:table-cell>
          <table:table-cell office:value-type="float" office:value="-0.003178551" calcext:value-type="float">
            <text:p>-0.003178551</text:p>
          </table:table-cell>
          <table:table-cell office:value-type="float" office:value="-0.003947082" calcext:value-type="float">
            <text:p>-0.003947082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<text:s/>2019-11-11 19:40:33</text:p>
          </table:table-cell>
          <table:table-cell office:value-type="float" office:value="25.98414" calcext:value-type="float">
            <text:p>25.98414</text:p>
          </table:table-cell>
          <table:table-cell/>
          <table:table-cell office:value-type="float" office:value="1.193984889" calcext:value-type="float">
            <text:p>1.193984889</text:p>
          </table:table-cell>
          <table:table-cell office:value-type="float" office:value="1.195159697" calcext:value-type="float">
            <text:p>1.195159697</text:p>
          </table:table-cell>
          <table:table-cell office:value-type="float" office:value="1.190341853" calcext:value-type="float">
            <text:p>1.190341853</text:p>
          </table:table-cell>
          <table:table-cell/>
          <table:table-cell office:value-type="float" office:value="0.009754779" calcext:value-type="float">
            <text:p>0.009754779</text:p>
          </table:table-cell>
          <table:table-cell office:value-type="float" office:value="0.009764377" calcext:value-type="float">
            <text:p>0.009764377</text:p>
          </table:table-cell>
          <table:table-cell office:value-type="float" office:value="0.009725015" calcext:value-type="float">
            <text:p>0.009725015</text:p>
          </table:table-cell>
          <table:table-cell/>
          <table:table-cell office:value-type="float" office:value="-0.000141055" calcext:value-type="float">
            <text:p>-0.000141055</text:p>
          </table:table-cell>
          <table:table-cell office:value-type="float" office:value="-0.000131457" calcext:value-type="float">
            <text:p>-0.000131457</text:p>
          </table:table-cell>
          <table:table-cell office:value-type="float" office:value="-0.000170818" calcext:value-type="float">
            <text:p>-0.000170818</text:p>
          </table:table-cell>
          <table:table-cell/>
          <table:table-cell office:value-type="float" office:value="25.980666375" calcext:value-type="float">
            <text:p>25.980666375</text:p>
          </table:table-cell>
          <table:table-cell office:value-type="float" office:value="25.980903054" calcext:value-type="float">
            <text:p>25.980903054</text:p>
          </table:table-cell>
          <table:table-cell office:value-type="float" office:value="25.97993244" calcext:value-type="float">
            <text:p>25.97993244</text:p>
          </table:table-cell>
          <table:table-cell/>
          <table:table-cell office:value-type="float" office:value="-0.00357553" calcext:value-type="float">
            <text:p>-0.00357553</text:p>
          </table:table-cell>
          <table:table-cell office:value-type="float" office:value="-0.003332232" calcext:value-type="float">
            <text:p>-0.003332232</text:p>
          </table:table-cell>
          <table:table-cell office:value-type="float" office:value="-0.004329989" calcext:value-type="float">
            <text:p>-0.004329989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<text:s/>2019-11-11 19:40:34</text:p>
          </table:table-cell>
          <table:table-cell office:value-type="float" office:value="25.97404" calcext:value-type="float">
            <text:p>25.97404</text:p>
          </table:table-cell>
          <table:table-cell/>
          <table:table-cell office:value-type="float" office:value="1.195228838" calcext:value-type="float">
            <text:p>1.195228838</text:p>
          </table:table-cell>
          <table:table-cell office:value-type="float" office:value="1.189991378" calcext:value-type="float">
            <text:p>1.189991378</text:p>
          </table:table-cell>
          <table:table-cell office:value-type="float" office:value="1.194131517" calcext:value-type="float">
            <text:p>1.194131517</text:p>
          </table:table-cell>
          <table:table-cell/>
          <table:table-cell office:value-type="float" office:value="0.009764941" calcext:value-type="float">
            <text:p>0.009764941</text:p>
          </table:table-cell>
          <table:table-cell office:value-type="float" office:value="0.009722152" calcext:value-type="float">
            <text:p>0.009722152</text:p>
          </table:table-cell>
          <table:table-cell office:value-type="float" office:value="0.009755976" calcext:value-type="float">
            <text:p>0.009755976</text:p>
          </table:table-cell>
          <table:table-cell/>
          <table:table-cell office:value-type="float" office:value="-0.000130892" calcext:value-type="float">
            <text:p>-0.000130892</text:p>
          </table:table-cell>
          <table:table-cell office:value-type="float" office:value="-0.000173682" calcext:value-type="float">
            <text:p>-0.000173682</text:p>
          </table:table-cell>
          <table:table-cell office:value-type="float" office:value="-0.000139857" calcext:value-type="float">
            <text:p>-0.000139857</text:p>
          </table:table-cell>
          <table:table-cell/>
          <table:table-cell office:value-type="float" office:value="25.970808829" calcext:value-type="float">
            <text:p>25.970808829</text:p>
          </table:table-cell>
          <table:table-cell office:value-type="float" office:value="25.969753668" calcext:value-type="float">
            <text:p>25.969753668</text:p>
          </table:table-cell>
          <table:table-cell office:value-type="float" office:value="25.970587758" calcext:value-type="float">
            <text:p>25.970587758</text:p>
          </table:table-cell>
          <table:table-cell/>
          <table:table-cell office:value-type="float" office:value="-0.003317913" calcext:value-type="float">
            <text:p>-0.003317913</text:p>
          </table:table-cell>
          <table:table-cell office:value-type="float" office:value="-0.004402572" calcext:value-type="float">
            <text:p>-0.004402572</text:p>
          </table:table-cell>
          <table:table-cell office:value-type="float" office:value="-0.003545164" calcext:value-type="float">
            <text:p>-0.003545164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<text:s/>2019-11-11 19:40:35</text:p>
          </table:table-cell>
          <table:table-cell office:value-type="float" office:value="25.97909" calcext:value-type="float">
            <text:p>25.97909</text:p>
          </table:table-cell>
          <table:table-cell/>
          <table:table-cell office:value-type="float" office:value="1.19138255" calcext:value-type="float">
            <text:p>1.19138255</text:p>
          </table:table-cell>
          <table:table-cell office:value-type="float" office:value="1.191694282" calcext:value-type="float">
            <text:p>1.191694282</text:p>
          </table:table-cell>
          <table:table-cell office:value-type="float" office:value="1.1961694" calcext:value-type="float">
            <text:p>1.1961694</text:p>
          </table:table-cell>
          <table:table-cell/>
          <table:table-cell office:value-type="float" office:value="0.009733518" calcext:value-type="float">
            <text:p>0.009733518</text:p>
          </table:table-cell>
          <table:table-cell office:value-type="float" office:value="0.009736064" calcext:value-type="float">
            <text:p>0.009736064</text:p>
          </table:table-cell>
          <table:table-cell office:value-type="float" office:value="0.009772626" calcext:value-type="float">
            <text:p>0.009772626</text:p>
          </table:table-cell>
          <table:table-cell/>
          <table:table-cell office:value-type="float" office:value="-0.000162316" calcext:value-type="float">
            <text:p>-0.000162316</text:p>
          </table:table-cell>
          <table:table-cell office:value-type="float" office:value="-0.000159769" calcext:value-type="float">
            <text:p>-0.000159769</text:p>
          </table:table-cell>
          <table:table-cell office:value-type="float" office:value="-0.000123208" calcext:value-type="float">
            <text:p>-0.000123208</text:p>
          </table:table-cell>
          <table:table-cell/>
          <table:table-cell office:value-type="float" office:value="25.97508802" calcext:value-type="float">
            <text:p>25.97508802</text:p>
          </table:table-cell>
          <table:table-cell office:value-type="float" office:value="25.975150823" calcext:value-type="float">
            <text:p>25.975150823</text:p>
          </table:table-cell>
          <table:table-cell office:value-type="float" office:value="25.976052395" calcext:value-type="float">
            <text:p>25.976052395</text:p>
          </table:table-cell>
          <table:table-cell/>
          <table:table-cell office:value-type="float" office:value="-0.004114465" calcext:value-type="float">
            <text:p>-0.004114465</text:p>
          </table:table-cell>
          <table:table-cell office:value-type="float" office:value="-0.004049906" calcext:value-type="float">
            <text:p>-0.004049906</text:p>
          </table:table-cell>
          <table:table-cell office:value-type="float" office:value="-0.003123127" calcext:value-type="float">
            <text:p>-0.003123127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2019-11-11 19:40:36</text:p>
          </table:table-cell>
          <table:table-cell office:value-type="float" office:value="25.9892" calcext:value-type="float">
            <text:p>25.9892</text:p>
          </table:table-cell>
          <table:table-cell/>
          <table:table-cell office:value-type="float" office:value="1.191295527" calcext:value-type="float">
            <text:p>1.191295527</text:p>
          </table:table-cell>
          <table:table-cell office:value-type="float" office:value="1.195495867" calcext:value-type="float">
            <text:p>1.195495867</text:p>
          </table:table-cell>
          <table:table-cell office:value-type="float" office:value="1.194555306" calcext:value-type="float">
            <text:p>1.194555306</text:p>
          </table:table-cell>
          <table:table-cell/>
          <table:table-cell office:value-type="float" office:value="0.009732807" calcext:value-type="float">
            <text:p>0.009732807</text:p>
          </table:table-cell>
          <table:table-cell office:value-type="float" office:value="0.009767123" calcext:value-type="float">
            <text:p>0.009767123</text:p>
          </table:table-cell>
          <table:table-cell office:value-type="float" office:value="0.009759439" calcext:value-type="float">
            <text:p>0.009759439</text:p>
          </table:table-cell>
          <table:table-cell/>
          <table:table-cell office:value-type="float" office:value="-0.000163027" calcext:value-type="float">
            <text:p>-0.000163027</text:p>
          </table:table-cell>
          <table:table-cell office:value-type="float" office:value="-0.00012871" calcext:value-type="float">
            <text:p>-0.00012871</text:p>
          </table:table-cell>
          <table:table-cell office:value-type="float" office:value="-0.000136395" calcext:value-type="float">
            <text:p>-0.000136395</text:p>
          </table:table-cell>
          <table:table-cell/>
          <table:table-cell office:value-type="float" office:value="25.985178651" calcext:value-type="float">
            <text:p>25.985178651</text:p>
          </table:table-cell>
          <table:table-cell office:value-type="float" office:value="25.986024857" calcext:value-type="float">
            <text:p>25.986024857</text:p>
          </table:table-cell>
          <table:table-cell office:value-type="float" office:value="25.98583537" calcext:value-type="float">
            <text:p>25.98583537</text:p>
          </table:table-cell>
          <table:table-cell/>
          <table:table-cell office:value-type="float" office:value="-0.004132487" calcext:value-type="float">
            <text:p>-0.004132487</text:p>
          </table:table-cell>
          <table:table-cell office:value-type="float" office:value="-0.003262613" calcext:value-type="float">
            <text:p>-0.003262613</text:p>
          </table:table-cell>
          <table:table-cell office:value-type="float" office:value="-0.003457399" calcext:value-type="float">
            <text:p>-0.003457399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<text:s/>2019-11-11 19:40:38</text:p>
          </table:table-cell>
          <table:table-cell office:value-type="float" office:value="25.97909" calcext:value-type="float">
            <text:p>25.97909</text:p>
          </table:table-cell>
          <table:table-cell/>
          <table:table-cell office:value-type="float" office:value="1.196859026" calcext:value-type="float">
            <text:p>1.196859026</text:p>
          </table:table-cell>
          <table:table-cell office:value-type="float" office:value="1.192613386" calcext:value-type="float">
            <text:p>1.192613386</text:p>
          </table:table-cell>
          <table:table-cell office:value-type="float" office:value="1.190909289" calcext:value-type="float">
            <text:p>1.190909289</text:p>
          </table:table-cell>
          <table:table-cell/>
          <table:table-cell office:value-type="float" office:value="0.00977826" calcext:value-type="float">
            <text:p>0.00977826</text:p>
          </table:table-cell>
          <table:table-cell office:value-type="float" office:value="0.009743573" calcext:value-type="float">
            <text:p>0.009743573</text:p>
          </table:table-cell>
          <table:table-cell office:value-type="float" office:value="0.009729651" calcext:value-type="float">
            <text:p>0.009729651</text:p>
          </table:table-cell>
          <table:table-cell/>
          <table:table-cell office:value-type="float" office:value="-0.000117573" calcext:value-type="float">
            <text:p>-0.000117573</text:p>
          </table:table-cell>
          <table:table-cell office:value-type="float" office:value="-0.00015226" calcext:value-type="float">
            <text:p>-0.00015226</text:p>
          </table:table-cell>
          <table:table-cell office:value-type="float" office:value="-0.000166182" calcext:value-type="float">
            <text:p>-0.000166182</text:p>
          </table:table-cell>
          <table:table-cell/>
          <table:table-cell office:value-type="float" office:value="25.976191329" calcext:value-type="float">
            <text:p>25.976191329</text:p>
          </table:table-cell>
          <table:table-cell office:value-type="float" office:value="25.975335989" calcext:value-type="float">
            <text:p>25.975335989</text:p>
          </table:table-cell>
          <table:table-cell office:value-type="float" office:value="25.974992676" calcext:value-type="float">
            <text:p>25.974992676</text:p>
          </table:table-cell>
          <table:table-cell/>
          <table:table-cell office:value-type="float" office:value="-0.002980308" calcext:value-type="float">
            <text:p>-0.002980308</text:p>
          </table:table-cell>
          <table:table-cell office:value-type="float" office:value="-0.003859563" calcext:value-type="float">
            <text:p>-0.003859563</text:p>
          </table:table-cell>
          <table:table-cell office:value-type="float" office:value="-0.004212475" calcext:value-type="float">
            <text:p>-0.004212475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<text:s/>2019-11-11 19:40:39</text:p>
          </table:table-cell>
          <table:table-cell office:value-type="float" office:value="25.9892" calcext:value-type="float">
            <text:p>25.9892</text:p>
          </table:table-cell>
          <table:table-cell/>
          <table:table-cell office:value-type="float" office:value="1.193505668" calcext:value-type="float">
            <text:p>1.193505668</text:p>
          </table:table-cell>
          <table:table-cell office:value-type="float" office:value="1.189901375" calcext:value-type="float">
            <text:p>1.189901375</text:p>
          </table:table-cell>
          <table:table-cell office:value-type="float" office:value="1.195032739" calcext:value-type="float">
            <text:p>1.195032739</text:p>
          </table:table-cell>
          <table:table-cell/>
          <table:table-cell office:value-type="float" office:value="0.009750863" calcext:value-type="float">
            <text:p>0.009750863</text:p>
          </table:table-cell>
          <table:table-cell office:value-type="float" office:value="0.009721416" calcext:value-type="float">
            <text:p>0.009721416</text:p>
          </table:table-cell>
          <table:table-cell office:value-type="float" office:value="0.009763339" calcext:value-type="float">
            <text:p>0.009763339</text:p>
          </table:table-cell>
          <table:table-cell/>
          <table:table-cell office:value-type="float" office:value="-0.00014497" calcext:value-type="float">
            <text:p>-0.00014497</text:p>
          </table:table-cell>
          <table:table-cell office:value-type="float" office:value="-0.000174417" calcext:value-type="float">
            <text:p>-0.000174417</text:p>
          </table:table-cell>
          <table:table-cell office:value-type="float" office:value="-0.000132494" calcext:value-type="float">
            <text:p>-0.000132494</text:p>
          </table:table-cell>
          <table:table-cell/>
          <table:table-cell office:value-type="float" office:value="25.985623909" calcext:value-type="float">
            <text:p>25.985623909</text:p>
          </table:table-cell>
          <table:table-cell office:value-type="float" office:value="25.984897782" calcext:value-type="float">
            <text:p>25.984897782</text:p>
          </table:table-cell>
          <table:table-cell office:value-type="float" office:value="25.985931555" calcext:value-type="float">
            <text:p>25.985931555</text:p>
          </table:table-cell>
          <table:table-cell/>
          <table:table-cell office:value-type="float" office:value="-0.003674775" calcext:value-type="float">
            <text:p>-0.003674775</text:p>
          </table:table-cell>
          <table:table-cell office:value-type="float" office:value="-0.004421211" calcext:value-type="float">
            <text:p>-0.004421211</text:p>
          </table:table-cell>
          <table:table-cell office:value-type="float" office:value="-0.003358525" calcext:value-type="float">
            <text:p>-0.003358525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<text:s/>2019-11-11 19:40:40</text:p>
          </table:table-cell>
          <table:table-cell office:value-type="float" office:value="25.98414" calcext:value-type="float">
            <text:p>25.98414</text:p>
          </table:table-cell>
          <table:table-cell/>
          <table:table-cell office:value-type="float" office:value="1.190424107" calcext:value-type="float">
            <text:p>1.190424107</text:p>
          </table:table-cell>
          <table:table-cell office:value-type="float" office:value="1.19435265" calcext:value-type="float">
            <text:p>1.19435265</text:p>
          </table:table-cell>
          <table:table-cell office:value-type="float" office:value="1.194719815" calcext:value-type="float">
            <text:p>1.194719815</text:p>
          </table:table-cell>
          <table:table-cell/>
          <table:table-cell office:value-type="float" office:value="0.009725687" calcext:value-type="float">
            <text:p>0.009725687</text:p>
          </table:table-cell>
          <table:table-cell office:value-type="float" office:value="0.009757783" calcext:value-type="float">
            <text:p>0.009757783</text:p>
          </table:table-cell>
          <table:table-cell office:value-type="float" office:value="0.009760783" calcext:value-type="float">
            <text:p>0.009760783</text:p>
          </table:table-cell>
          <table:table-cell/>
          <table:table-cell office:value-type="float" office:value="-0.000170146" calcext:value-type="float">
            <text:p>-0.000170146</text:p>
          </table:table-cell>
          <table:table-cell office:value-type="float" office:value="-0.00013805" calcext:value-type="float">
            <text:p>-0.00013805</text:p>
          </table:table-cell>
          <table:table-cell office:value-type="float" office:value="-0.000135051" calcext:value-type="float">
            <text:p>-0.000135051</text:p>
          </table:table-cell>
          <table:table-cell/>
          <table:table-cell office:value-type="float" office:value="25.979949011" calcext:value-type="float">
            <text:p>25.979949011</text:p>
          </table:table-cell>
          <table:table-cell office:value-type="float" office:value="25.980740465" calcext:value-type="float">
            <text:p>25.980740465</text:p>
          </table:table-cell>
          <table:table-cell office:value-type="float" office:value="25.980814434" calcext:value-type="float">
            <text:p>25.980814434</text:p>
          </table:table-cell>
          <table:table-cell/>
          <table:table-cell office:value-type="float" office:value="-0.004312955" calcext:value-type="float">
            <text:p>-0.004312955</text:p>
          </table:table-cell>
          <table:table-cell office:value-type="float" office:value="-0.003499368" calcext:value-type="float">
            <text:p>-0.003499368</text:p>
          </table:table-cell>
          <table:table-cell office:value-type="float" office:value="-0.00342333" calcext:value-type="float">
            <text:p>-0.00342333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<text:s/>2019-11-11 19:40:41</text:p>
          </table:table-cell>
          <table:table-cell office:value-type="float" office:value="25.98414" calcext:value-type="float">
            <text:p>25.98414</text:p>
          </table:table-cell>
          <table:table-cell/>
          <table:table-cell office:value-type="float" office:value="1.194393777" calcext:value-type="float">
            <text:p>1.194393777</text:p>
          </table:table-cell>
          <table:table-cell office:value-type="float" office:value="1.194979691" calcext:value-type="float">
            <text:p>1.194979691</text:p>
          </table:table-cell>
          <table:table-cell office:value-type="float" office:value="1.190365695" calcext:value-type="float">
            <text:p>1.190365695</text:p>
          </table:table-cell>
          <table:table-cell/>
          <table:table-cell office:value-type="float" office:value="0.009758119" calcext:value-type="float">
            <text:p>0.009758119</text:p>
          </table:table-cell>
          <table:table-cell office:value-type="float" office:value="0.009762906" calcext:value-type="float">
            <text:p>0.009762906</text:p>
          </table:table-cell>
          <table:table-cell office:value-type="float" office:value="0.00972521" calcext:value-type="float">
            <text:p>0.00972521</text:p>
          </table:table-cell>
          <table:table-cell/>
          <table:table-cell office:value-type="float" office:value="-0.000137714" calcext:value-type="float">
            <text:p>-0.000137714</text:p>
          </table:table-cell>
          <table:table-cell office:value-type="float" office:value="-0.000132927" calcext:value-type="float">
            <text:p>-0.000132927</text:p>
          </table:table-cell>
          <table:table-cell office:value-type="float" office:value="-0.000170623" calcext:value-type="float">
            <text:p>-0.000170623</text:p>
          </table:table-cell>
          <table:table-cell/>
          <table:table-cell office:value-type="float" office:value="25.98074875" calcext:value-type="float">
            <text:p>25.98074875</text:p>
          </table:table-cell>
          <table:table-cell office:value-type="float" office:value="25.98086679" calcext:value-type="float">
            <text:p>25.98086679</text:p>
          </table:table-cell>
          <table:table-cell office:value-type="float" office:value="25.979937243" calcext:value-type="float">
            <text:p>25.979937243</text:p>
          </table:table-cell>
          <table:table-cell/>
          <table:table-cell office:value-type="float" office:value="-0.003490851" calcext:value-type="float">
            <text:p>-0.003490851</text:p>
          </table:table-cell>
          <table:table-cell office:value-type="float" office:value="-0.003369511" calcext:value-type="float">
            <text:p>-0.003369511</text:p>
          </table:table-cell>
          <table:table-cell office:value-type="float" office:value="-0.004325052" calcext:value-type="float">
            <text:p>-0.004325052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<text:s/>2019-11-11 19:40:43</text:p>
          </table:table-cell>
          <table:table-cell office:value-type="float" office:value="25.97909" calcext:value-type="float">
            <text:p>25.97909</text:p>
          </table:table-cell>
          <table:table-cell/>
          <table:table-cell office:value-type="float" office:value="1.196057939" calcext:value-type="float">
            <text:p>1.196057939</text:p>
          </table:table-cell>
          <table:table-cell office:value-type="float" office:value="1.191405796" calcext:value-type="float">
            <text:p>1.191405796</text:p>
          </table:table-cell>
          <table:table-cell office:value-type="float" office:value="1.190757297" calcext:value-type="float">
            <text:p>1.190757297</text:p>
          </table:table-cell>
          <table:table-cell/>
          <table:table-cell office:value-type="float" office:value="0.009771715" calcext:value-type="float">
            <text:p>0.009771715</text:p>
          </table:table-cell>
          <table:table-cell office:value-type="float" office:value="0.009733707" calcext:value-type="float">
            <text:p>0.009733707</text:p>
          </table:table-cell>
          <table:table-cell office:value-type="float" office:value="0.009728409" calcext:value-type="float">
            <text:p>0.009728409</text:p>
          </table:table-cell>
          <table:table-cell/>
          <table:table-cell office:value-type="float" office:value="-0.000124118" calcext:value-type="float">
            <text:p>-0.000124118</text:p>
          </table:table-cell>
          <table:table-cell office:value-type="float" office:value="-0.000162126" calcext:value-type="float">
            <text:p>-0.000162126</text:p>
          </table:table-cell>
          <table:table-cell office:value-type="float" office:value="-0.000167424" calcext:value-type="float">
            <text:p>-0.000167424</text:p>
          </table:table-cell>
          <table:table-cell/>
          <table:table-cell office:value-type="float" office:value="25.976029939" calcext:value-type="float">
            <text:p>25.976029939</text:p>
          </table:table-cell>
          <table:table-cell office:value-type="float" office:value="25.975092704" calcext:value-type="float">
            <text:p>25.975092704</text:p>
          </table:table-cell>
          <table:table-cell office:value-type="float" office:value="25.974962055" calcext:value-type="float">
            <text:p>25.974962055</text:p>
          </table:table-cell>
          <table:table-cell/>
          <table:table-cell office:value-type="float" office:value="-0.00314621" calcext:value-type="float">
            <text:p>-0.00314621</text:p>
          </table:table-cell>
          <table:table-cell office:value-type="float" office:value="-0.004109651" calcext:value-type="float">
            <text:p>-0.004109651</text:p>
          </table:table-cell>
          <table:table-cell office:value-type="float" office:value="-0.004243952" calcext:value-type="float">
            <text:p>-0.004243952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<text:s/>2019-11-11 19:40:44</text:p>
          </table:table-cell>
          <table:table-cell office:value-type="float" office:value="25.98414" calcext:value-type="float">
            <text:p>25.98414</text:p>
          </table:table-cell>
          <table:table-cell/>
          <table:table-cell office:value-type="float" office:value="1.191218637" calcext:value-type="float">
            <text:p>1.191218637</text:p>
          </table:table-cell>
          <table:table-cell office:value-type="float" office:value="1.191437386" calcext:value-type="float">
            <text:p>1.191437386</text:p>
          </table:table-cell>
          <table:table-cell office:value-type="float" office:value="1.196122312" calcext:value-type="float">
            <text:p>1.196122312</text:p>
          </table:table-cell>
          <table:table-cell/>
          <table:table-cell office:value-type="float" office:value="0.009732178" calcext:value-type="float">
            <text:p>0.009732178</text:p>
          </table:table-cell>
          <table:table-cell office:value-type="float" office:value="0.009733966" calcext:value-type="float">
            <text:p>0.009733966</text:p>
          </table:table-cell>
          <table:table-cell office:value-type="float" office:value="0.009772241" calcext:value-type="float">
            <text:p>0.009772241</text:p>
          </table:table-cell>
          <table:table-cell/>
          <table:table-cell office:value-type="float" office:value="-0.000163655" calcext:value-type="float">
            <text:p>-0.000163655</text:p>
          </table:table-cell>
          <table:table-cell office:value-type="float" office:value="-0.000161868" calcext:value-type="float">
            <text:p>-0.000161868</text:p>
          </table:table-cell>
          <table:table-cell office:value-type="float" office:value="-0.000123592" calcext:value-type="float">
            <text:p>-0.000123592</text:p>
          </table:table-cell>
          <table:table-cell/>
          <table:table-cell office:value-type="float" office:value="25.980109079" calcext:value-type="float">
            <text:p>25.980109079</text:p>
          </table:table-cell>
          <table:table-cell office:value-type="float" office:value="25.980153149" calcext:value-type="float">
            <text:p>25.980153149</text:p>
          </table:table-cell>
          <table:table-cell office:value-type="float" office:value="25.981096985" calcext:value-type="float">
            <text:p>25.981096985</text:p>
          </table:table-cell>
          <table:table-cell/>
          <table:table-cell office:value-type="float" office:value="-0.004148411" calcext:value-type="float">
            <text:p>-0.004148411</text:p>
          </table:table-cell>
          <table:table-cell office:value-type="float" office:value="-0.004103108" calcext:value-type="float">
            <text:p>-0.004103108</text:p>
          </table:table-cell>
          <table:table-cell office:value-type="float" office:value="-0.003132878" calcext:value-type="float">
            <text:p>-0.003132878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<text:s/>2019-11-11 19:40:45</text:p>
          </table:table-cell>
          <table:table-cell office:value-type="float" office:value="25.99425" calcext:value-type="float">
            <text:p>25.99425</text:p>
          </table:table-cell>
          <table:table-cell/>
          <table:table-cell office:value-type="float" office:value="1.191227578" calcext:value-type="float">
            <text:p>1.191227578</text:p>
          </table:table-cell>
          <table:table-cell office:value-type="float" office:value="1.193764352" calcext:value-type="float">
            <text:p>1.193764352</text:p>
          </table:table-cell>
          <table:table-cell office:value-type="float" office:value="1.196029329" calcext:value-type="float">
            <text:p>1.196029329</text:p>
          </table:table-cell>
          <table:table-cell/>
          <table:table-cell office:value-type="float" office:value="0.009732251" calcext:value-type="float">
            <text:p>0.009732251</text:p>
          </table:table-cell>
          <table:table-cell office:value-type="float" office:value="0.009752977" calcext:value-type="float">
            <text:p>0.009752977</text:p>
          </table:table-cell>
          <table:table-cell office:value-type="float" office:value="0.009771481" calcext:value-type="float">
            <text:p>0.009771481</text:p>
          </table:table-cell>
          <table:table-cell/>
          <table:table-cell office:value-type="float" office:value="-0.000163582" calcext:value-type="float">
            <text:p>-0.000163582</text:p>
          </table:table-cell>
          <table:table-cell office:value-type="float" office:value="-0.000142857" calcext:value-type="float">
            <text:p>-0.000142857</text:p>
          </table:table-cell>
          <table:table-cell office:value-type="float" office:value="-0.000124352" calcext:value-type="float">
            <text:p>-0.000124352</text:p>
          </table:table-cell>
          <table:table-cell/>
          <table:table-cell office:value-type="float" office:value="25.990219043" calcext:value-type="float">
            <text:p>25.990219043</text:p>
          </table:table-cell>
          <table:table-cell office:value-type="float" office:value="25.990730103" calcext:value-type="float">
            <text:p>25.990730103</text:p>
          </table:table-cell>
          <table:table-cell office:value-type="float" office:value="25.991186406" calcext:value-type="float">
            <text:p>25.991186406</text:p>
          </table:table-cell>
          <table:table-cell/>
          <table:table-cell office:value-type="float" office:value="-0.004146559" calcext:value-type="float">
            <text:p>-0.004146559</text:p>
          </table:table-cell>
          <table:table-cell office:value-type="float" office:value="-0.003621203" calcext:value-type="float">
            <text:p>-0.003621203</text:p>
          </table:table-cell>
          <table:table-cell office:value-type="float" office:value="-0.003152135" calcext:value-type="float">
            <text:p>-0.003152135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<text:s/>2019-11-11 19:40:46</text:p>
          </table:table-cell>
          <table:table-cell office:value-type="float" office:value="25.99425" calcext:value-type="float">
            <text:p>25.99425</text:p>
          </table:table-cell>
          <table:table-cell/>
          <table:table-cell office:value-type="float" office:value="1.193011545" calcext:value-type="float">
            <text:p>1.193011545</text:p>
          </table:table-cell>
          <table:table-cell office:value-type="float" office:value="1.196482324" calcext:value-type="float">
            <text:p>1.196482324</text:p>
          </table:table-cell>
          <table:table-cell office:value-type="float" office:value="1.192985915" calcext:value-type="float">
            <text:p>1.192985915</text:p>
          </table:table-cell>
          <table:table-cell/>
          <table:table-cell office:value-type="float" office:value="0.009746826" calcext:value-type="float">
            <text:p>0.009746826</text:p>
          </table:table-cell>
          <table:table-cell office:value-type="float" office:value="0.009775182" calcext:value-type="float">
            <text:p>0.009775182</text:p>
          </table:table-cell>
          <table:table-cell office:value-type="float" office:value="0.009746617" calcext:value-type="float">
            <text:p>0.009746617</text:p>
          </table:table-cell>
          <table:table-cell/>
          <table:table-cell office:value-type="float" office:value="-0.000149007" calcext:value-type="float">
            <text:p>-0.000149007</text:p>
          </table:table-cell>
          <table:table-cell office:value-type="float" office:value="-0.000120651" calcext:value-type="float">
            <text:p>-0.000120651</text:p>
          </table:table-cell>
          <table:table-cell office:value-type="float" office:value="-0.000149216" calcext:value-type="float">
            <text:p>-0.000149216</text:p>
          </table:table-cell>
          <table:table-cell/>
          <table:table-cell office:value-type="float" office:value="25.990578442" calcext:value-type="float">
            <text:p>25.990578442</text:p>
          </table:table-cell>
          <table:table-cell office:value-type="float" office:value="25.991277667" calcext:value-type="float">
            <text:p>25.991277667</text:p>
          </table:table-cell>
          <table:table-cell office:value-type="float" office:value="25.990573279" calcext:value-type="float">
            <text:p>25.990573279</text:p>
          </table:table-cell>
          <table:table-cell/>
          <table:table-cell office:value-type="float" office:value="-0.003777106" calcext:value-type="float">
            <text:p>-0.003777106</text:p>
          </table:table-cell>
          <table:table-cell office:value-type="float" office:value="-0.003058321" calcext:value-type="float">
            <text:p>-0.003058321</text:p>
          </table:table-cell>
          <table:table-cell office:value-type="float" office:value="-0.003782414" calcext:value-type="float">
            <text:p>-0.003782414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<text:s/>2019-11-11 19:40:48</text:p>
          </table:table-cell>
          <table:table-cell office:value-type="float" office:value="25.98414" calcext:value-type="float">
            <text:p>25.98414</text:p>
          </table:table-cell>
          <table:table-cell/>
          <table:table-cell office:value-type="float" office:value="1.196501398" calcext:value-type="float">
            <text:p>1.196501398</text:p>
          </table:table-cell>
          <table:table-cell office:value-type="float" office:value="1.190628551" calcext:value-type="float">
            <text:p>1.190628551</text:p>
          </table:table-cell>
          <table:table-cell office:value-type="float" office:value="1.19358971" calcext:value-type="float">
            <text:p>1.19358971</text:p>
          </table:table-cell>
          <table:table-cell/>
          <table:table-cell office:value-type="float" office:value="0.009775338" calcext:value-type="float">
            <text:p>0.009775338</text:p>
          </table:table-cell>
          <table:table-cell office:value-type="float" office:value="0.009727357" calcext:value-type="float">
            <text:p>0.009727357</text:p>
          </table:table-cell>
          <table:table-cell office:value-type="float" office:value="0.00975155" calcext:value-type="float">
            <text:p>0.00975155</text:p>
          </table:table-cell>
          <table:table-cell/>
          <table:table-cell office:value-type="float" office:value="-0.000120495" calcext:value-type="float">
            <text:p>-0.000120495</text:p>
          </table:table-cell>
          <table:table-cell office:value-type="float" office:value="-0.000168476" calcext:value-type="float">
            <text:p>-0.000168476</text:p>
          </table:table-cell>
          <table:table-cell office:value-type="float" office:value="-0.000144283" calcext:value-type="float">
            <text:p>-0.000144283</text:p>
          </table:table-cell>
          <table:table-cell/>
          <table:table-cell office:value-type="float" office:value="25.981173356" calcext:value-type="float">
            <text:p>25.981173356</text:p>
          </table:table-cell>
          <table:table-cell office:value-type="float" office:value="25.979990199" calcext:value-type="float">
            <text:p>25.979990199</text:p>
          </table:table-cell>
          <table:table-cell office:value-type="float" office:value="25.980586761" calcext:value-type="float">
            <text:p>25.980586761</text:p>
          </table:table-cell>
          <table:table-cell/>
          <table:table-cell office:value-type="float" office:value="-0.003054371" calcext:value-type="float">
            <text:p>-0.003054371</text:p>
          </table:table-cell>
          <table:table-cell office:value-type="float" office:value="-0.004270615" calcext:value-type="float">
            <text:p>-0.004270615</text:p>
          </table:table-cell>
          <table:table-cell office:value-type="float" office:value="-0.00365737" calcext:value-type="float">
            <text:p>-0.00365737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<text:s/>2019-11-11 19:40:49</text:p>
          </table:table-cell>
          <table:table-cell office:value-type="float" office:value="25.99425" calcext:value-type="float">
            <text:p>25.99425</text:p>
          </table:table-cell>
          <table:table-cell/>
          <table:table-cell office:value-type="float" office:value="1.193229698" calcext:value-type="float">
            <text:p>1.193229698</text:p>
          </table:table-cell>
          <table:table-cell office:value-type="float" office:value="1.19051113" calcext:value-type="float">
            <text:p>1.19051113</text:p>
          </table:table-cell>
          <table:table-cell office:value-type="float" office:value="1.195879125" calcext:value-type="float">
            <text:p>1.195879125</text:p>
          </table:table-cell>
          <table:table-cell/>
          <table:table-cell office:value-type="float" office:value="0.009748609" calcext:value-type="float">
            <text:p>0.009748609</text:p>
          </table:table-cell>
          <table:table-cell office:value-type="float" office:value="0.009726398" calcext:value-type="float">
            <text:p>0.009726398</text:p>
          </table:table-cell>
          <table:table-cell office:value-type="float" office:value="0.009770254" calcext:value-type="float">
            <text:p>0.009770254</text:p>
          </table:table-cell>
          <table:table-cell/>
          <table:table-cell office:value-type="float" office:value="-0.000147225" calcext:value-type="float">
            <text:p>-0.000147225</text:p>
          </table:table-cell>
          <table:table-cell office:value-type="float" office:value="-0.000169435" calcext:value-type="float">
            <text:p>-0.000169435</text:p>
          </table:table-cell>
          <table:table-cell office:value-type="float" office:value="-0.000125579" calcext:value-type="float">
            <text:p>-0.000125579</text:p>
          </table:table-cell>
          <table:table-cell/>
          <table:table-cell office:value-type="float" office:value="25.990622391" calcext:value-type="float">
            <text:p>25.990622391</text:p>
          </table:table-cell>
          <table:table-cell office:value-type="float" office:value="25.990074707" calcext:value-type="float">
            <text:p>25.990074707</text:p>
          </table:table-cell>
          <table:table-cell office:value-type="float" office:value="25.991156146" calcext:value-type="float">
            <text:p>25.991156146</text:p>
          </table:table-cell>
          <table:table-cell/>
          <table:table-cell office:value-type="float" office:value="-0.003731927" calcext:value-type="float">
            <text:p>-0.003731927</text:p>
          </table:table-cell>
          <table:table-cell office:value-type="float" office:value="-0.004294933" calcext:value-type="float">
            <text:p>-0.004294933</text:p>
          </table:table-cell>
          <table:table-cell office:value-type="float" office:value="-0.003183241" calcext:value-type="float">
            <text:p>-0.003183241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<text:s/>2019-11-11 19:40:50</text:p>
          </table:table-cell>
          <table:table-cell office:value-type="float" office:value="25.98414" calcext:value-type="float">
            <text:p>25.98414</text:p>
          </table:table-cell>
          <table:table-cell/>
          <table:table-cell office:value-type="float" office:value="1.190788292" calcext:value-type="float">
            <text:p>1.190788292</text:p>
          </table:table-cell>
          <table:table-cell office:value-type="float" office:value="1.193614744" calcext:value-type="float">
            <text:p>1.193614744</text:p>
          </table:table-cell>
          <table:table-cell office:value-type="float" office:value="1.195799851" calcext:value-type="float">
            <text:p>1.195799851</text:p>
          </table:table-cell>
          <table:table-cell/>
          <table:table-cell office:value-type="float" office:value="0.009728663" calcext:value-type="float">
            <text:p>0.009728663</text:p>
          </table:table-cell>
          <table:table-cell office:value-type="float" office:value="0.009751754" calcext:value-type="float">
            <text:p>0.009751754</text:p>
          </table:table-cell>
          <table:table-cell office:value-type="float" office:value="0.009769607" calcext:value-type="float">
            <text:p>0.009769607</text:p>
          </table:table-cell>
          <table:table-cell/>
          <table:table-cell office:value-type="float" office:value="-0.000167171" calcext:value-type="float">
            <text:p>-0.000167171</text:p>
          </table:table-cell>
          <table:table-cell office:value-type="float" office:value="-0.000144079" calcext:value-type="float">
            <text:p>-0.000144079</text:p>
          </table:table-cell>
          <table:table-cell office:value-type="float" office:value="-0.000126227" calcext:value-type="float">
            <text:p>-0.000126227</text:p>
          </table:table-cell>
          <table:table-cell/>
          <table:table-cell office:value-type="float" office:value="25.980022381" calcext:value-type="float">
            <text:p>25.980022381</text:p>
          </table:table-cell>
          <table:table-cell office:value-type="float" office:value="25.980591804" calcext:value-type="float">
            <text:p>25.980591804</text:p>
          </table:table-cell>
          <table:table-cell office:value-type="float" office:value="25.981032021" calcext:value-type="float">
            <text:p>25.981032021</text:p>
          </table:table-cell>
          <table:table-cell/>
          <table:table-cell office:value-type="float" office:value="-0.004237534" calcext:value-type="float">
            <text:p>-0.004237534</text:p>
          </table:table-cell>
          <table:table-cell office:value-type="float" office:value="-0.003652186" calcext:value-type="float">
            <text:p>-0.003652186</text:p>
          </table:table-cell>
          <table:table-cell office:value-type="float" office:value="-0.003199659" calcext:value-type="float">
            <text:p>-0.003199659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<text:s/>2019-11-11 19:40:51</text:p>
          </table:table-cell>
          <table:table-cell office:value-type="float" office:value="25.99425" calcext:value-type="float">
            <text:p>25.99425</text:p>
          </table:table-cell>
          <table:table-cell/>
          <table:table-cell office:value-type="float" office:value="1.191929721" calcext:value-type="float">
            <text:p>1.191929721</text:p>
          </table:table-cell>
          <table:table-cell office:value-type="float" office:value="1.195848131" calcext:value-type="float">
            <text:p>1.195848131</text:p>
          </table:table-cell>
          <table:table-cell office:value-type="float" office:value="1.192480468" calcext:value-type="float">
            <text:p>1.192480468</text:p>
          </table:table-cell>
          <table:table-cell/>
          <table:table-cell office:value-type="float" office:value="0.009737988" calcext:value-type="float">
            <text:p>0.009737988</text:p>
          </table:table-cell>
          <table:table-cell office:value-type="float" office:value="0.009770001" calcext:value-type="float">
            <text:p>0.009770001</text:p>
          </table:table-cell>
          <table:table-cell office:value-type="float" office:value="0.009742487" calcext:value-type="float">
            <text:p>0.009742487</text:p>
          </table:table-cell>
          <table:table-cell/>
          <table:table-cell office:value-type="float" office:value="-0.000157845" calcext:value-type="float">
            <text:p>-0.000157845</text:p>
          </table:table-cell>
          <table:table-cell office:value-type="float" office:value="-0.000125832" calcext:value-type="float">
            <text:p>-0.000125832</text:p>
          </table:table-cell>
          <table:table-cell office:value-type="float" office:value="-0.000153346" calcext:value-type="float">
            <text:p>-0.000153346</text:p>
          </table:table-cell>
          <table:table-cell/>
          <table:table-cell office:value-type="float" office:value="25.990360497" calcext:value-type="float">
            <text:p>25.990360497</text:p>
          </table:table-cell>
          <table:table-cell office:value-type="float" office:value="25.991149902" calcext:value-type="float">
            <text:p>25.991149902</text:p>
          </table:table-cell>
          <table:table-cell office:value-type="float" office:value="25.990471451" calcext:value-type="float">
            <text:p>25.990471451</text:p>
          </table:table-cell>
          <table:table-cell/>
          <table:table-cell office:value-type="float" office:value="-0.004001148" calcext:value-type="float">
            <text:p>-0.004001148</text:p>
          </table:table-cell>
          <table:table-cell office:value-type="float" office:value="-0.00318966" calcext:value-type="float">
            <text:p>-0.00318966</text:p>
          </table:table-cell>
          <table:table-cell office:value-type="float" office:value="-0.00388709" calcext:value-type="float">
            <text:p>-0.00388709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<text:s/>2019-11-11 19:40:53</text:p>
          </table:table-cell>
          <table:table-cell office:value-type="float" office:value="25.99425" calcext:value-type="float">
            <text:p>25.99425</text:p>
          </table:table-cell>
          <table:table-cell/>
          <table:table-cell office:value-type="float" office:value="1.19527533" calcext:value-type="float">
            <text:p>1.19527533</text:p>
          </table:table-cell>
          <table:table-cell office:value-type="float" office:value="1.194299006" calcext:value-type="float">
            <text:p>1.194299006</text:p>
          </table:table-cell>
          <table:table-cell office:value-type="float" office:value="1.190414571" calcext:value-type="float">
            <text:p>1.190414571</text:p>
          </table:table-cell>
          <table:table-cell/>
          <table:table-cell office:value-type="float" office:value="0.009765321" calcext:value-type="float">
            <text:p>0.009765321</text:p>
          </table:table-cell>
          <table:table-cell office:value-type="float" office:value="0.009757345" calcext:value-type="float">
            <text:p>0.009757345</text:p>
          </table:table-cell>
          <table:table-cell office:value-type="float" office:value="0.009725609" calcext:value-type="float">
            <text:p>0.009725609</text:p>
          </table:table-cell>
          <table:table-cell/>
          <table:table-cell office:value-type="float" office:value="-0.000130512" calcext:value-type="float">
            <text:p>-0.000130512</text:p>
          </table:table-cell>
          <table:table-cell office:value-type="float" office:value="-0.000138489" calcext:value-type="float">
            <text:p>-0.000138489</text:p>
          </table:table-cell>
          <table:table-cell office:value-type="float" office:value="-0.000170224" calcext:value-type="float">
            <text:p>-0.000170224</text:p>
          </table:table-cell>
          <table:table-cell/>
          <table:table-cell office:value-type="float" office:value="25.991034505" calcext:value-type="float">
            <text:p>25.991034505</text:p>
          </table:table-cell>
          <table:table-cell office:value-type="float" office:value="25.990837815" calcext:value-type="float">
            <text:p>25.990837815</text:p>
          </table:table-cell>
          <table:table-cell office:value-type="float" office:value="25.990055254" calcext:value-type="float">
            <text:p>25.990055254</text:p>
          </table:table-cell>
          <table:table-cell/>
          <table:table-cell office:value-type="float" office:value="-0.003308285" calcext:value-type="float">
            <text:p>-0.003308285</text:p>
          </table:table-cell>
          <table:table-cell office:value-type="float" office:value="-0.003510478" calcext:value-type="float">
            <text:p>-0.003510478</text:p>
          </table:table-cell>
          <table:table-cell office:value-type="float" office:value="-0.00431493" calcext:value-type="float">
            <text:p>-0.00431493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<text:s/>2019-11-11 19:40:54</text:p>
          </table:table-cell>
          <table:table-cell office:value-type="float" office:value="26.00436" calcext:value-type="float">
            <text:p>26.00436</text:p>
          </table:table-cell>
          <table:table-cell/>
          <table:table-cell office:value-type="float" office:value="1.195538783" calcext:value-type="float">
            <text:p>1.195538783</text:p>
          </table:table-cell>
          <table:table-cell office:value-type="float" office:value="1.190361522" calcext:value-type="float">
            <text:p>1.190361522</text:p>
          </table:table-cell>
          <table:table-cell office:value-type="float" office:value="1.191218637" calcext:value-type="float">
            <text:p>1.191218637</text:p>
          </table:table-cell>
          <table:table-cell/>
          <table:table-cell office:value-type="float" office:value="0.009767474" calcext:value-type="float">
            <text:p>0.009767474</text:p>
          </table:table-cell>
          <table:table-cell office:value-type="float" office:value="0.009725176" calcext:value-type="float">
            <text:p>0.009725176</text:p>
          </table:table-cell>
          <table:table-cell office:value-type="float" office:value="0.009732178" calcext:value-type="float">
            <text:p>0.009732178</text:p>
          </table:table-cell>
          <table:table-cell/>
          <table:table-cell office:value-type="float" office:value="-0.00012836" calcext:value-type="float">
            <text:p>-0.00012836</text:p>
          </table:table-cell>
          <table:table-cell office:value-type="float" office:value="-0.000170657" calcext:value-type="float">
            <text:p>-0.000170657</text:p>
          </table:table-cell>
          <table:table-cell office:value-type="float" office:value="-0.000163655" calcext:value-type="float">
            <text:p>-0.000163655</text:p>
          </table:table-cell>
          <table:table-cell/>
          <table:table-cell office:value-type="float" office:value="26.001195737" calcext:value-type="float">
            <text:p>26.001195737</text:p>
          </table:table-cell>
          <table:table-cell office:value-type="float" office:value="26.000152732" calcext:value-type="float">
            <text:p>26.000152732</text:p>
          </table:table-cell>
          <table:table-cell office:value-type="float" office:value="26.000325406" calcext:value-type="float">
            <text:p>26.000325406</text:p>
          </table:table-cell>
          <table:table-cell/>
          <table:table-cell office:value-type="float" office:value="-0.003253725" calcext:value-type="float">
            <text:p>-0.003253725</text:p>
          </table:table-cell>
          <table:table-cell office:value-type="float" office:value="-0.004325916" calcext:value-type="float">
            <text:p>-0.004325916</text:p>
          </table:table-cell>
          <table:table-cell office:value-type="float" office:value="-0.004148411" calcext:value-type="float">
            <text:p>-0.004148411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<text:s/>2019-11-11 19:40:55</text:p>
          </table:table-cell>
          <table:table-cell office:value-type="float" office:value="25.99425" calcext:value-type="float">
            <text:p>25.99425</text:p>
          </table:table-cell>
          <table:table-cell/>
          <table:table-cell office:value-type="float" office:value="1.193230294" calcext:value-type="float">
            <text:p>1.193230294</text:p>
          </table:table-cell>
          <table:table-cell office:value-type="float" office:value="1.189013265" calcext:value-type="float">
            <text:p>1.189013265</text:p>
          </table:table-cell>
          <table:table-cell office:value-type="float" office:value="1.194297814" calcext:value-type="float">
            <text:p>1.194297814</text:p>
          </table:table-cell>
          <table:table-cell/>
          <table:table-cell office:value-type="float" office:value="0.009748614" calcext:value-type="float">
            <text:p>0.009748614</text:p>
          </table:table-cell>
          <table:table-cell office:value-type="float" office:value="0.009714161" calcext:value-type="float">
            <text:p>0.009714161</text:p>
          </table:table-cell>
          <table:table-cell office:value-type="float" office:value="0.009757335" calcext:value-type="float">
            <text:p>0.009757335</text:p>
          </table:table-cell>
          <table:table-cell/>
          <table:table-cell office:value-type="float" office:value="-0.00014722" calcext:value-type="float">
            <text:p>-0.00014722</text:p>
          </table:table-cell>
          <table:table-cell office:value-type="float" office:value="-0.000181673" calcext:value-type="float">
            <text:p>-0.000181673</text:p>
          </table:table-cell>
          <table:table-cell office:value-type="float" office:value="-0.000138498" calcext:value-type="float">
            <text:p>-0.000138498</text:p>
          </table:table-cell>
          <table:table-cell/>
          <table:table-cell office:value-type="float" office:value="25.990622511" calcext:value-type="float">
            <text:p>25.990622511</text:p>
          </table:table-cell>
          <table:table-cell office:value-type="float" office:value="25.989772946" calcext:value-type="float">
            <text:p>25.989772946</text:p>
          </table:table-cell>
          <table:table-cell office:value-type="float" office:value="25.990837574" calcext:value-type="float">
            <text:p>25.990837574</text:p>
          </table:table-cell>
          <table:table-cell/>
          <table:table-cell office:value-type="float" office:value="-0.003731804" calcext:value-type="float">
            <text:p>-0.003731804</text:p>
          </table:table-cell>
          <table:table-cell office:value-type="float" office:value="-0.004605135" calcext:value-type="float">
            <text:p>-0.004605135</text:p>
          </table:table-cell>
          <table:table-cell office:value-type="float" office:value="-0.003510725" calcext:value-type="float">
            <text:p>-0.003510725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<text:s/>2019-11-11 19:40:56</text:p>
          </table:table-cell>
          <table:table-cell office:value-type="float" office:value="26.00436" calcext:value-type="float">
            <text:p>26.00436</text:p>
          </table:table-cell>
          <table:table-cell/>
          <table:table-cell office:value-type="float" office:value="1.190443181" calcext:value-type="float">
            <text:p>1.190443181</text:p>
          </table:table-cell>
          <table:table-cell office:value-type="float" office:value="1.19148805" calcext:value-type="float">
            <text:p>1.19148805</text:p>
          </table:table-cell>
          <table:table-cell office:value-type="float" office:value="1.195473813" calcext:value-type="float">
            <text:p>1.195473813</text:p>
          </table:table-cell>
          <table:table-cell/>
          <table:table-cell office:value-type="float" office:value="0.009725843" calcext:value-type="float">
            <text:p>0.009725843</text:p>
          </table:table-cell>
          <table:table-cell office:value-type="float" office:value="0.009734379" calcext:value-type="float">
            <text:p>0.009734379</text:p>
          </table:table-cell>
          <table:table-cell office:value-type="float" office:value="0.009766943" calcext:value-type="float">
            <text:p>0.009766943</text:p>
          </table:table-cell>
          <table:table-cell/>
          <table:table-cell office:value-type="float" office:value="-0.00016999" calcext:value-type="float">
            <text:p>-0.00016999</text:p>
          </table:table-cell>
          <table:table-cell office:value-type="float" office:value="-0.000161454" calcext:value-type="float">
            <text:p>-0.000161454</text:p>
          </table:table-cell>
          <table:table-cell office:value-type="float" office:value="-0.00012889" calcext:value-type="float">
            <text:p>-0.00012889</text:p>
          </table:table-cell>
          <table:table-cell/>
          <table:table-cell office:value-type="float" office:value="26.000169183" calcext:value-type="float">
            <text:p>26.000169183</text:p>
          </table:table-cell>
          <table:table-cell office:value-type="float" office:value="26.000379681" calcext:value-type="float">
            <text:p>26.000379681</text:p>
          </table:table-cell>
          <table:table-cell office:value-type="float" office:value="26.001182648" calcext:value-type="float">
            <text:p>26.001182648</text:p>
          </table:table-cell>
          <table:table-cell/>
          <table:table-cell office:value-type="float" office:value="-0.004309005" calcext:value-type="float">
            <text:p>-0.004309005</text:p>
          </table:table-cell>
          <table:table-cell office:value-type="float" office:value="-0.004092616" calcext:value-type="float">
            <text:p>-0.004092616</text:p>
          </table:table-cell>
          <table:table-cell office:value-type="float" office:value="-0.00326718" calcext:value-type="float">
            <text:p>-0.00326718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<text:s/>2019-11-11 19:40:57</text:p>
          </table:table-cell>
          <table:table-cell office:value-type="float" office:value="25.99931" calcext:value-type="float">
            <text:p>25.99931</text:p>
          </table:table-cell>
          <table:table-cell/>
          <table:table-cell office:value-type="float" office:value="1.190028929" calcext:value-type="float">
            <text:p>1.190028929</text:p>
          </table:table-cell>
          <table:table-cell office:value-type="float" office:value="1.194135689" calcext:value-type="float">
            <text:p>1.194135689</text:p>
          </table:table-cell>
          <table:table-cell office:value-type="float" office:value="1.193449043" calcext:value-type="float">
            <text:p>1.193449043</text:p>
          </table:table-cell>
          <table:table-cell/>
          <table:table-cell office:value-type="float" office:value="0.009722459" calcext:value-type="float">
            <text:p>0.009722459</text:p>
          </table:table-cell>
          <table:table-cell office:value-type="float" office:value="0.009756011" calcext:value-type="float">
            <text:p>0.009756011</text:p>
          </table:table-cell>
          <table:table-cell office:value-type="float" office:value="0.009750401" calcext:value-type="float">
            <text:p>0.009750401</text:p>
          </table:table-cell>
          <table:table-cell/>
          <table:table-cell office:value-type="float" office:value="-0.000173375" calcext:value-type="float">
            <text:p>-0.000173375</text:p>
          </table:table-cell>
          <table:table-cell office:value-type="float" office:value="-0.000139823" calcext:value-type="float">
            <text:p>-0.000139823</text:p>
          </table:table-cell>
          <table:table-cell office:value-type="float" office:value="-0.000145433" calcext:value-type="float">
            <text:p>-0.000145433</text:p>
          </table:table-cell>
          <table:table-cell/>
          <table:table-cell office:value-type="float" office:value="25.995031645" calcext:value-type="float">
            <text:p>25.995031645</text:p>
          </table:table-cell>
          <table:table-cell office:value-type="float" office:value="25.995858992" calcext:value-type="float">
            <text:p>25.995858992</text:p>
          </table:table-cell>
          <table:table-cell office:value-type="float" office:value="25.99572066" calcext:value-type="float">
            <text:p>25.99572066</text:p>
          </table:table-cell>
          <table:table-cell/>
          <table:table-cell office:value-type="float" office:value="-0.004394795" calcext:value-type="float">
            <text:p>-0.004394795</text:p>
          </table:table-cell>
          <table:table-cell office:value-type="float" office:value="-0.0035443" calcext:value-type="float">
            <text:p>-0.0035443</text:p>
          </table:table-cell>
          <table:table-cell office:value-type="float" office:value="-0.003686502" calcext:value-type="float">
            <text:p>-0.003686502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<text:s/>2019-11-11 19:40:59</text:p>
          </table:table-cell>
          <table:table-cell office:value-type="float" office:value="26.00941" calcext:value-type="float">
            <text:p>26.00941</text:p>
          </table:table-cell>
          <table:table-cell/>
          <table:table-cell office:value-type="float" office:value="1.193286919" calcext:value-type="float">
            <text:p>1.193286919</text:p>
          </table:table-cell>
          <table:table-cell office:value-type="float" office:value="1.194897436" calcext:value-type="float">
            <text:p>1.194897436</text:p>
          </table:table-cell>
          <table:table-cell office:value-type="float" office:value="1.189919256" calcext:value-type="float">
            <text:p>1.189919256</text:p>
          </table:table-cell>
          <table:table-cell/>
          <table:table-cell office:value-type="float" office:value="0.009749076" calcext:value-type="float">
            <text:p>0.009749076</text:p>
          </table:table-cell>
          <table:table-cell office:value-type="float" office:value="0.009762234" calcext:value-type="float">
            <text:p>0.009762234</text:p>
          </table:table-cell>
          <table:table-cell office:value-type="float" office:value="0.009721563" calcext:value-type="float">
            <text:p>0.009721563</text:p>
          </table:table-cell>
          <table:table-cell/>
          <table:table-cell office:value-type="float" office:value="-0.000146757" calcext:value-type="float">
            <text:p>-0.000146757</text:p>
          </table:table-cell>
          <table:table-cell office:value-type="float" office:value="-0.000133599" calcext:value-type="float">
            <text:p>-0.000133599</text:p>
          </table:table-cell>
          <table:table-cell office:value-type="float" office:value="-0.000174271" calcext:value-type="float">
            <text:p>-0.000174271</text:p>
          </table:table-cell>
          <table:table-cell/>
          <table:table-cell office:value-type="float" office:value="26.00579616" calcext:value-type="float">
            <text:p>26.00579616</text:p>
          </table:table-cell>
          <table:table-cell office:value-type="float" office:value="26.006120611" calcext:value-type="float">
            <text:p>26.006120611</text:p>
          </table:table-cell>
          <table:table-cell office:value-type="float" office:value="26.005117717" calcext:value-type="float">
            <text:p>26.005117717</text:p>
          </table:table-cell>
          <table:table-cell/>
          <table:table-cell office:value-type="float" office:value="-0.003720077" calcext:value-type="float">
            <text:p>-0.003720077</text:p>
          </table:table-cell>
          <table:table-cell office:value-type="float" office:value="-0.003386545" calcext:value-type="float">
            <text:p>-0.003386545</text:p>
          </table:table-cell>
          <table:table-cell office:value-type="float" office:value="-0.004417508" calcext:value-type="float">
            <text:p>-0.004417508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<text:s/>2019-11-11 19:41:00</text:p>
          </table:table-cell>
          <table:table-cell office:value-type="float" office:value="26.00436" calcext:value-type="float">
            <text:p>26.00436</text:p>
          </table:table-cell>
          <table:table-cell/>
          <table:table-cell office:value-type="float" office:value="1.194939756" calcext:value-type="float">
            <text:p>1.194939756</text:p>
          </table:table-cell>
          <table:table-cell office:value-type="float" office:value="1.191457652" calcext:value-type="float">
            <text:p>1.191457652</text:p>
          </table:table-cell>
          <table:table-cell office:value-type="float" office:value="1.189900182" calcext:value-type="float">
            <text:p>1.189900182</text:p>
          </table:table-cell>
          <table:table-cell/>
          <table:table-cell office:value-type="float" office:value="0.00976258" calcext:value-type="float">
            <text:p>0.00976258</text:p>
          </table:table-cell>
          <table:table-cell office:value-type="float" office:value="0.009734131" calcext:value-type="float">
            <text:p>0.009734131</text:p>
          </table:table-cell>
          <table:table-cell office:value-type="float" office:value="0.009721407" calcext:value-type="float">
            <text:p>0.009721407</text:p>
          </table:table-cell>
          <table:table-cell/>
          <table:table-cell office:value-type="float" office:value="-0.000133254" calcext:value-type="float">
            <text:p>-0.000133254</text:p>
          </table:table-cell>
          <table:table-cell office:value-type="float" office:value="-0.000161702" calcext:value-type="float">
            <text:p>-0.000161702</text:p>
          </table:table-cell>
          <table:table-cell office:value-type="float" office:value="-0.000174427" calcext:value-type="float">
            <text:p>-0.000174427</text:p>
          </table:table-cell>
          <table:table-cell/>
          <table:table-cell office:value-type="float" office:value="26.001075058" calcext:value-type="float">
            <text:p>26.001075058</text:p>
          </table:table-cell>
          <table:table-cell office:value-type="float" office:value="26.000373557" calcext:value-type="float">
            <text:p>26.000373557</text:p>
          </table:table-cell>
          <table:table-cell office:value-type="float" office:value="26.000059791" calcext:value-type="float">
            <text:p>26.000059791</text:p>
          </table:table-cell>
          <table:table-cell/>
          <table:table-cell office:value-type="float" office:value="-0.003377781" calcext:value-type="float">
            <text:p>-0.003377781</text:p>
          </table:table-cell>
          <table:table-cell office:value-type="float" office:value="-0.004098912" calcext:value-type="float">
            <text:p>-0.004098912</text:p>
          </table:table-cell>
          <table:table-cell office:value-type="float" office:value="-0.004421458" calcext:value-type="float">
            <text:p>-0.004421458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<text:s/>2019-11-11 19:41:01</text:p>
          </table:table-cell>
          <table:table-cell office:value-type="float" office:value="25.99931" calcext:value-type="float">
            <text:p>25.99931</text:p>
          </table:table-cell>
          <table:table-cell/>
          <table:table-cell office:value-type="float" office:value="1.194519543" calcext:value-type="float">
            <text:p>1.194519543</text:p>
          </table:table-cell>
          <table:table-cell office:value-type="float" office:value="1.1890532" calcext:value-type="float">
            <text:p>1.1890532</text:p>
          </table:table-cell>
          <table:table-cell office:value-type="float" office:value="1.19317367" calcext:value-type="float">
            <text:p>1.19317367</text:p>
          </table:table-cell>
          <table:table-cell/>
          <table:table-cell office:value-type="float" office:value="0.009759147" calcext:value-type="float">
            <text:p>0.009759147</text:p>
          </table:table-cell>
          <table:table-cell office:value-type="float" office:value="0.009714487" calcext:value-type="float">
            <text:p>0.009714487</text:p>
          </table:table-cell>
          <table:table-cell office:value-type="float" office:value="0.009748151" calcext:value-type="float">
            <text:p>0.009748151</text:p>
          </table:table-cell>
          <table:table-cell/>
          <table:table-cell office:value-type="float" office:value="-0.000136687" calcext:value-type="float">
            <text:p>-0.000136687</text:p>
          </table:table-cell>
          <table:table-cell office:value-type="float" office:value="-0.000181346" calcext:value-type="float">
            <text:p>-0.000181346</text:p>
          </table:table-cell>
          <table:table-cell office:value-type="float" office:value="-0.000147682" calcext:value-type="float">
            <text:p>-0.000147682</text:p>
          </table:table-cell>
          <table:table-cell/>
          <table:table-cell office:value-type="float" office:value="25.995936323" calcext:value-type="float">
            <text:p>25.995936323</text:p>
          </table:table-cell>
          <table:table-cell office:value-type="float" office:value="25.994835075" calcext:value-type="float">
            <text:p>25.994835075</text:p>
          </table:table-cell>
          <table:table-cell office:value-type="float" office:value="25.995665184" calcext:value-type="float">
            <text:p>25.995665184</text:p>
          </table:table-cell>
          <table:table-cell/>
          <table:table-cell office:value-type="float" office:value="-0.003464806" calcext:value-type="float">
            <text:p>-0.003464806</text:p>
          </table:table-cell>
          <table:table-cell office:value-type="float" office:value="-0.004596865" calcext:value-type="float">
            <text:p>-0.004596865</text:p>
          </table:table-cell>
          <table:table-cell office:value-type="float" office:value="-0.003743531" calcext:value-type="float">
            <text:p>-0.003743531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<text:s/>2019-11-11 19:41:02</text:p>
          </table:table-cell>
          <table:table-cell office:value-type="float" office:value="26.00941" calcext:value-type="float">
            <text:p>26.00941</text:p>
          </table:table-cell>
          <table:table-cell/>
          <table:table-cell office:value-type="float" office:value="1.191160821" calcext:value-type="float">
            <text:p>1.191160821</text:p>
          </table:table-cell>
          <table:table-cell office:value-type="float" office:value="1.191249632" calcext:value-type="float">
            <text:p>1.191249632</text:p>
          </table:table-cell>
          <table:table-cell office:value-type="float" office:value="1.195835018" calcext:value-type="float">
            <text:p>1.195835018</text:p>
          </table:table-cell>
          <table:table-cell/>
          <table:table-cell office:value-type="float" office:value="0.009731706" calcext:value-type="float">
            <text:p>0.009731706</text:p>
          </table:table-cell>
          <table:table-cell office:value-type="float" office:value="0.009732432" calcext:value-type="float">
            <text:p>0.009732432</text:p>
          </table:table-cell>
          <table:table-cell office:value-type="float" office:value="0.009769894" calcext:value-type="float">
            <text:p>0.009769894</text:p>
          </table:table-cell>
          <table:table-cell/>
          <table:table-cell office:value-type="float" office:value="-0.000164127" calcext:value-type="float">
            <text:p>-0.000164127</text:p>
          </table:table-cell>
          <table:table-cell office:value-type="float" office:value="-0.000163402" calcext:value-type="float">
            <text:p>-0.000163402</text:p>
          </table:table-cell>
          <table:table-cell office:value-type="float" office:value="-0.000125939" calcext:value-type="float">
            <text:p>-0.000125939</text:p>
          </table:table-cell>
          <table:table-cell/>
          <table:table-cell office:value-type="float" office:value="26.00536784" calcext:value-type="float">
            <text:p>26.00536784</text:p>
          </table:table-cell>
          <table:table-cell office:value-type="float" office:value="26.005385732" calcext:value-type="float">
            <text:p>26.005385732</text:p>
          </table:table-cell>
          <table:table-cell office:value-type="float" office:value="26.006309494" calcext:value-type="float">
            <text:p>26.006309494</text:p>
          </table:table-cell>
          <table:table-cell/>
          <table:table-cell office:value-type="float" office:value="-0.004160384" calcext:value-type="float">
            <text:p>-0.004160384</text:p>
          </table:table-cell>
          <table:table-cell office:value-type="float" office:value="-0.004141992" calcext:value-type="float">
            <text:p>-0.004141992</text:p>
          </table:table-cell>
          <table:table-cell office:value-type="float" office:value="-0.003192376" calcext:value-type="float">
            <text:p>-0.003192376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<text:s/>2019-11-11 19:41:04</text:p>
          </table:table-cell>
          <table:table-cell office:value-type="float" office:value="25.99425" calcext:value-type="float">
            <text:p>25.99425</text:p>
          </table:table-cell>
          <table:table-cell/>
          <table:table-cell office:value-type="float" office:value="1.190964126" calcext:value-type="float">
            <text:p>1.190964126</text:p>
          </table:table-cell>
          <table:table-cell office:value-type="float" office:value="1.193173074" calcext:value-type="float">
            <text:p>1.193173074</text:p>
          </table:table-cell>
          <table:table-cell office:value-type="float" office:value="1.196079397" calcext:value-type="float">
            <text:p>1.196079397</text:p>
          </table:table-cell>
          <table:table-cell/>
          <table:table-cell office:value-type="float" office:value="0.009730099" calcext:value-type="float">
            <text:p>0.009730099</text:p>
          </table:table-cell>
          <table:table-cell office:value-type="float" office:value="0.009748146" calcext:value-type="float">
            <text:p>0.009748146</text:p>
          </table:table-cell>
          <table:table-cell office:value-type="float" office:value="0.00977189" calcext:value-type="float">
            <text:p>0.00977189</text:p>
          </table:table-cell>
          <table:table-cell/>
          <table:table-cell office:value-type="float" office:value="-0.000165734" calcext:value-type="float">
            <text:p>-0.000165734</text:p>
          </table:table-cell>
          <table:table-cell office:value-type="float" office:value="-0.000147687" calcext:value-type="float">
            <text:p>-0.000147687</text:p>
          </table:table-cell>
          <table:table-cell office:value-type="float" office:value="-0.000123943" calcext:value-type="float">
            <text:p>-0.000123943</text:p>
          </table:table-cell>
          <table:table-cell/>
          <table:table-cell office:value-type="float" office:value="25.990165968" calcext:value-type="float">
            <text:p>25.990165968</text:p>
          </table:table-cell>
          <table:table-cell office:value-type="float" office:value="25.990610984" calcext:value-type="float">
            <text:p>25.990610984</text:p>
          </table:table-cell>
          <table:table-cell office:value-type="float" office:value="25.991196493" calcext:value-type="float">
            <text:p>25.991196493</text:p>
          </table:table-cell>
          <table:table-cell/>
          <table:table-cell office:value-type="float" office:value="-0.004201119" calcext:value-type="float">
            <text:p>-0.004201119</text:p>
          </table:table-cell>
          <table:table-cell office:value-type="float" office:value="-0.003743654" calcext:value-type="float">
            <text:p>-0.003743654</text:p>
          </table:table-cell>
          <table:table-cell office:value-type="float" office:value="-0.003141766" calcext:value-type="float">
            <text:p>-0.003141766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<text:s/>2019-11-11 19:41:05</text:p>
          </table:table-cell>
          <table:table-cell office:value-type="float" office:value="26.00436" calcext:value-type="float">
            <text:p>26.00436</text:p>
          </table:table-cell>
          <table:table-cell/>
          <table:table-cell office:value-type="float" office:value="1.192267083" calcext:value-type="float">
            <text:p>1.192267083</text:p>
          </table:table-cell>
          <table:table-cell office:value-type="float" office:value="1.196078205" calcext:value-type="float">
            <text:p>1.196078205</text:p>
          </table:table-cell>
          <table:table-cell office:value-type="float" office:value="1.192478084" calcext:value-type="float">
            <text:p>1.192478084</text:p>
          </table:table-cell>
          <table:table-cell/>
          <table:table-cell office:value-type="float" office:value="0.009740744" calcext:value-type="float">
            <text:p>0.009740744</text:p>
          </table:table-cell>
          <table:table-cell office:value-type="float" office:value="0.009771881" calcext:value-type="float">
            <text:p>0.009771881</text:p>
          </table:table-cell>
          <table:table-cell office:value-type="float" office:value="0.009742468" calcext:value-type="float">
            <text:p>0.009742468</text:p>
          </table:table-cell>
          <table:table-cell/>
          <table:table-cell office:value-type="float" office:value="-0.000155089" calcext:value-type="float">
            <text:p>-0.000155089</text:p>
          </table:table-cell>
          <table:table-cell office:value-type="float" office:value="-0.000123953" calcext:value-type="float">
            <text:p>-0.000123953</text:p>
          </table:table-cell>
          <table:table-cell office:value-type="float" office:value="-0.000153365" calcext:value-type="float">
            <text:p>-0.000153365</text:p>
          </table:table-cell>
          <table:table-cell/>
          <table:table-cell office:value-type="float" office:value="26.000536624" calcext:value-type="float">
            <text:p>26.000536624</text:p>
          </table:table-cell>
          <table:table-cell office:value-type="float" office:value="26.001304408" calcext:value-type="float">
            <text:p>26.001304408</text:p>
          </table:table-cell>
          <table:table-cell office:value-type="float" office:value="26.000579132" calcext:value-type="float">
            <text:p>26.000579132</text:p>
          </table:table-cell>
          <table:table-cell/>
          <table:table-cell office:value-type="float" office:value="-0.003931281" calcext:value-type="float">
            <text:p>-0.003931281</text:p>
          </table:table-cell>
          <table:table-cell office:value-type="float" office:value="-0.003142013" calcext:value-type="float">
            <text:p>-0.003142013</text:p>
          </table:table-cell>
          <table:table-cell office:value-type="float" office:value="-0.003887584" calcext:value-type="float">
            <text:p>-0.003887584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<text:s/>2019-11-11 19:41:06</text:p>
          </table:table-cell>
          <table:table-cell office:value-type="float" office:value="26.00941" calcext:value-type="float">
            <text:p>26.00941</text:p>
          </table:table-cell>
          <table:table-cell/>
          <table:table-cell office:value-type="float" office:value="1.195578122" calcext:value-type="float">
            <text:p>1.195578122</text:p>
          </table:table-cell>
          <table:table-cell office:value-type="float" office:value="1.193924093" calcext:value-type="float">
            <text:p>1.193924093</text:p>
          </table:table-cell>
          <table:table-cell office:value-type="float" office:value="1.190214895" calcext:value-type="float">
            <text:p>1.190214895</text:p>
          </table:table-cell>
          <table:table-cell/>
          <table:table-cell office:value-type="float" office:value="0.009767795" calcext:value-type="float">
            <text:p>0.009767795</text:p>
          </table:table-cell>
          <table:table-cell office:value-type="float" office:value="0.009754282" calcext:value-type="float">
            <text:p>0.009754282</text:p>
          </table:table-cell>
          <table:table-cell office:value-type="float" office:value="0.009723978" calcext:value-type="float">
            <text:p>0.009723978</text:p>
          </table:table-cell>
          <table:table-cell/>
          <table:table-cell office:value-type="float" office:value="-0.000128038" calcext:value-type="float">
            <text:p>-0.000128038</text:p>
          </table:table-cell>
          <table:table-cell office:value-type="float" office:value="-0.000141552" calcext:value-type="float">
            <text:p>-0.000141552</text:p>
          </table:table-cell>
          <table:table-cell office:value-type="float" office:value="-0.000171855" calcext:value-type="float">
            <text:p>-0.000171855</text:p>
          </table:table-cell>
          <table:table-cell/>
          <table:table-cell office:value-type="float" office:value="26.00625774" calcext:value-type="float">
            <text:p>26.00625774</text:p>
          </table:table-cell>
          <table:table-cell office:value-type="float" office:value="26.005924523" calcext:value-type="float">
            <text:p>26.005924523</text:p>
          </table:table-cell>
          <table:table-cell office:value-type="float" office:value="26.005177276" calcext:value-type="float">
            <text:p>26.005177276</text:p>
          </table:table-cell>
          <table:table-cell/>
          <table:table-cell office:value-type="float" office:value="-0.003245578" calcext:value-type="float">
            <text:p>-0.003245578</text:p>
          </table:table-cell>
          <table:table-cell office:value-type="float" office:value="-0.003588121" calcext:value-type="float">
            <text:p>-0.003588121</text:p>
          </table:table-cell>
          <table:table-cell office:value-type="float" office:value="-0.004356282" calcext:value-type="float">
            <text:p>-0.004356282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<text:s/>2019-11-11 19:41:07</text:p>
          </table:table-cell>
          <table:table-cell office:value-type="float" office:value="25.99931" calcext:value-type="float">
            <text:p>25.99931</text:p>
          </table:table-cell>
          <table:table-cell/>
          <table:table-cell office:value-type="float" office:value="1.196007871" calcext:value-type="float">
            <text:p>1.196007871</text:p>
          </table:table-cell>
          <table:table-cell office:value-type="float" office:value="1.190320991" calcext:value-type="float">
            <text:p>1.190320991</text:p>
          </table:table-cell>
          <table:table-cell office:value-type="float" office:value="1.191908263" calcext:value-type="float">
            <text:p>1.191908263</text:p>
          </table:table-cell>
          <table:table-cell/>
          <table:table-cell office:value-type="float" office:value="0.009771306" calcext:value-type="float">
            <text:p>0.009771306</text:p>
          </table:table-cell>
          <table:table-cell office:value-type="float" office:value="0.009724845" calcext:value-type="float">
            <text:p>0.009724845</text:p>
          </table:table-cell>
          <table:table-cell office:value-type="float" office:value="0.009737813" calcext:value-type="float">
            <text:p>0.009737813</text:p>
          </table:table-cell>
          <table:table-cell/>
          <table:table-cell office:value-type="float" office:value="-0.000124527" calcext:value-type="float">
            <text:p>-0.000124527</text:p>
          </table:table-cell>
          <table:table-cell office:value-type="float" office:value="-0.000170989" calcext:value-type="float">
            <text:p>-0.000170989</text:p>
          </table:table-cell>
          <table:table-cell office:value-type="float" office:value="-0.000158021" calcext:value-type="float">
            <text:p>-0.000158021</text:p>
          </table:table-cell>
          <table:table-cell/>
          <table:table-cell office:value-type="float" office:value="25.996236161" calcext:value-type="float">
            <text:p>25.996236161</text:p>
          </table:table-cell>
          <table:table-cell office:value-type="float" office:value="25.995090484" calcext:value-type="float">
            <text:p>25.995090484</text:p>
          </table:table-cell>
          <table:table-cell office:value-type="float" office:value="25.995410255" calcext:value-type="float">
            <text:p>25.995410255</text:p>
          </table:table-cell>
          <table:table-cell/>
          <table:table-cell office:value-type="float" office:value="-0.003156579" calcext:value-type="float">
            <text:p>-0.003156579</text:p>
          </table:table-cell>
          <table:table-cell office:value-type="float" office:value="-0.00433431" calcext:value-type="float">
            <text:p>-0.00433431</text:p>
          </table:table-cell>
          <table:table-cell office:value-type="float" office:value="-0.004005592" calcext:value-type="float">
            <text:p>-0.004005592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<text:s/>2019-11-11 19:41:09</text:p>
          </table:table-cell>
          <table:table-cell office:value-type="float" office:value="26.00436" calcext:value-type="float">
            <text:p>26.00436</text:p>
          </table:table-cell>
          <table:table-cell/>
          <table:table-cell office:value-type="float" office:value="1.19081571" calcext:value-type="float">
            <text:p>1.19081571</text:p>
          </table:table-cell>
          <table:table-cell office:value-type="float" office:value="1.191368245" calcext:value-type="float">
            <text:p>1.191368245</text:p>
          </table:table-cell>
          <table:table-cell office:value-type="float" office:value="1.195699715" calcext:value-type="float">
            <text:p>1.195699715</text:p>
          </table:table-cell>
          <table:table-cell/>
          <table:table-cell office:value-type="float" office:value="0.009728887" calcext:value-type="float">
            <text:p>0.009728887</text:p>
          </table:table-cell>
          <table:table-cell office:value-type="float" office:value="0.009733401" calcext:value-type="float">
            <text:p>0.009733401</text:p>
          </table:table-cell>
          <table:table-cell office:value-type="float" office:value="0.009768789" calcext:value-type="float">
            <text:p>0.009768789</text:p>
          </table:table-cell>
          <table:table-cell/>
          <table:table-cell office:value-type="float" office:value="-0.000166947" calcext:value-type="float">
            <text:p>-0.000166947</text:p>
          </table:table-cell>
          <table:table-cell office:value-type="float" office:value="-0.000162433" calcext:value-type="float">
            <text:p>-0.000162433</text:p>
          </table:table-cell>
          <table:table-cell office:value-type="float" office:value="-0.000127045" calcext:value-type="float">
            <text:p>-0.000127045</text:p>
          </table:table-cell>
          <table:table-cell/>
          <table:table-cell office:value-type="float" office:value="26.000244232" calcext:value-type="float">
            <text:p>26.000244232</text:p>
          </table:table-cell>
          <table:table-cell office:value-type="float" office:value="26.000355545" calcext:value-type="float">
            <text:p>26.000355545</text:p>
          </table:table-cell>
          <table:table-cell office:value-type="float" office:value="26.001228158" calcext:value-type="float">
            <text:p>26.001228158</text:p>
          </table:table-cell>
          <table:table-cell/>
          <table:table-cell office:value-type="float" office:value="-0.004231855" calcext:value-type="float">
            <text:p>-0.004231855</text:p>
          </table:table-cell>
          <table:table-cell office:value-type="float" office:value="-0.004117427" calcext:value-type="float">
            <text:p>-0.004117427</text:p>
          </table:table-cell>
          <table:table-cell office:value-type="float" office:value="-0.003220397" calcext:value-type="float">
            <text:p>-0.003220397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<text:s/>2019-11-11 19:41:10</text:p>
          </table:table-cell>
          <table:table-cell office:value-type="float" office:value="26.01447" calcext:value-type="float">
            <text:p>26.01447</text:p>
          </table:table-cell>
          <table:table-cell/>
          <table:table-cell office:value-type="float" office:value="1.190573119" calcext:value-type="float">
            <text:p>1.190573119</text:p>
          </table:table-cell>
          <table:table-cell office:value-type="float" office:value="1.194579744" calcext:value-type="float">
            <text:p>1.194579744</text:p>
          </table:table-cell>
          <table:table-cell office:value-type="float" office:value="1.194651269" calcext:value-type="float">
            <text:p>1.194651269</text:p>
          </table:table-cell>
          <table:table-cell/>
          <table:table-cell office:value-type="float" office:value="0.009726905" calcext:value-type="float">
            <text:p>0.009726905</text:p>
          </table:table-cell>
          <table:table-cell office:value-type="float" office:value="0.009759638" calcext:value-type="float">
            <text:p>0.009759638</text:p>
          </table:table-cell>
          <table:table-cell office:value-type="float" office:value="0.009760223" calcext:value-type="float">
            <text:p>0.009760223</text:p>
          </table:table-cell>
          <table:table-cell/>
          <table:table-cell office:value-type="float" office:value="-0.000168929" calcext:value-type="float">
            <text:p>-0.000168929</text:p>
          </table:table-cell>
          <table:table-cell office:value-type="float" office:value="-0.000136195" calcext:value-type="float">
            <text:p>-0.000136195</text:p>
          </table:table-cell>
          <table:table-cell office:value-type="float" office:value="-0.000135611" calcext:value-type="float">
            <text:p>-0.000135611</text:p>
          </table:table-cell>
          <table:table-cell/>
          <table:table-cell office:value-type="float" office:value="26.010303527" calcext:value-type="float">
            <text:p>26.010303527</text:p>
          </table:table-cell>
          <table:table-cell office:value-type="float" office:value="26.011110689" calcext:value-type="float">
            <text:p>26.011110689</text:p>
          </table:table-cell>
          <table:table-cell office:value-type="float" office:value="26.011125098" calcext:value-type="float">
            <text:p>26.011125098</text:p>
          </table:table-cell>
          <table:table-cell/>
          <table:table-cell office:value-type="float" office:value="-0.004282095" calcext:value-type="float">
            <text:p>-0.004282095</text:p>
          </table:table-cell>
          <table:table-cell office:value-type="float" office:value="-0.003452338" calcext:value-type="float">
            <text:p>-0.003452338</text:p>
          </table:table-cell>
          <table:table-cell office:value-type="float" office:value="-0.003437526" calcext:value-type="float">
            <text:p>-0.003437526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<text:s/>2019-11-11 19:41:11</text:p>
          </table:table-cell>
          <table:table-cell office:value-type="float" office:value="26.00436" calcext:value-type="float">
            <text:p>26.00436</text:p>
          </table:table-cell>
          <table:table-cell/>
          <table:table-cell office:value-type="float" office:value="1.20111301" calcext:value-type="float">
            <text:p>1.20111301</text:p>
          </table:table-cell>
          <table:table-cell office:value-type="float" office:value="1.196760082" calcext:value-type="float">
            <text:p>1.196760082</text:p>
          </table:table-cell>
          <table:table-cell office:value-type="float" office:value="1.194208407" calcext:value-type="float">
            <text:p>1.194208407</text:p>
          </table:table-cell>
          <table:table-cell/>
          <table:table-cell office:value-type="float" office:value="0.009813015" calcext:value-type="float">
            <text:p>0.009813015</text:p>
          </table:table-cell>
          <table:table-cell office:value-type="float" office:value="0.009777452" calcext:value-type="float">
            <text:p>0.009777452</text:p>
          </table:table-cell>
          <table:table-cell office:value-type="float" office:value="0.009756605" calcext:value-type="float">
            <text:p>0.009756605</text:p>
          </table:table-cell>
          <table:table-cell/>
          <table:table-cell office:value-type="float" office:value="-0.000082819" calcext:value-type="float">
            <text:p>-8.2819E-05</text:p>
          </table:table-cell>
          <table:table-cell office:value-type="float" office:value="-0.000118382" calcext:value-type="float">
            <text:p>-0.000118382</text:p>
          </table:table-cell>
          <table:table-cell office:value-type="float" office:value="-0.000139229" calcext:value-type="float">
            <text:p>-0.000139229</text:p>
          </table:table-cell>
          <table:table-cell/>
          <table:table-cell office:value-type="float" office:value="26.002318713" calcext:value-type="float">
            <text:p>26.002318713</text:p>
          </table:table-cell>
          <table:table-cell office:value-type="float" office:value="26.001441778" calcext:value-type="float">
            <text:p>26.001441778</text:p>
          </table:table-cell>
          <table:table-cell office:value-type="float" office:value="26.000927721" calcext:value-type="float">
            <text:p>26.000927721</text:p>
          </table:table-cell>
          <table:table-cell/>
          <table:table-cell office:value-type="float" office:value="-0.002099325" calcext:value-type="float">
            <text:p>-0.002099325</text:p>
          </table:table-cell>
          <table:table-cell office:value-type="float" office:value="-0.003000799" calcext:value-type="float">
            <text:p>-0.003000799</text:p>
          </table:table-cell>
          <table:table-cell office:value-type="float" office:value="-0.003529241" calcext:value-type="float">
            <text:p>-0.003529241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<text:s/>2019-11-11 19:41:12</text:p>
          </table:table-cell>
          <table:table-cell office:value-type="float" office:value="26.00436" calcext:value-type="float">
            <text:p>26.00436</text:p>
          </table:table-cell>
          <table:table-cell/>
          <table:table-cell office:value-type="float" office:value="1.194897436" calcext:value-type="float">
            <text:p>1.194897436</text:p>
          </table:table-cell>
          <table:table-cell office:value-type="float" office:value="1.190186881" calcext:value-type="float">
            <text:p>1.190186881</text:p>
          </table:table-cell>
          <table:table-cell office:value-type="float" office:value="1.195161485" calcext:value-type="float">
            <text:p>1.195161485</text:p>
          </table:table-cell>
          <table:table-cell/>
          <table:table-cell office:value-type="float" office:value="0.009762234" calcext:value-type="float">
            <text:p>0.009762234</text:p>
          </table:table-cell>
          <table:table-cell office:value-type="float" office:value="0.009723749" calcext:value-type="float">
            <text:p>0.009723749</text:p>
          </table:table-cell>
          <table:table-cell office:value-type="float" office:value="0.009764391" calcext:value-type="float">
            <text:p>0.009764391</text:p>
          </table:table-cell>
          <table:table-cell/>
          <table:table-cell office:value-type="float" office:value="-0.000133599" calcext:value-type="float">
            <text:p>-0.000133599</text:p>
          </table:table-cell>
          <table:table-cell office:value-type="float" office:value="-0.000172084" calcext:value-type="float">
            <text:p>-0.000172084</text:p>
          </table:table-cell>
          <table:table-cell office:value-type="float" office:value="-0.000131442" calcext:value-type="float">
            <text:p>-0.000131442</text:p>
          </table:table-cell>
          <table:table-cell/>
          <table:table-cell office:value-type="float" office:value="26.001066532" calcext:value-type="float">
            <text:p>26.001066532</text:p>
          </table:table-cell>
          <table:table-cell office:value-type="float" office:value="26.000117549" calcext:value-type="float">
            <text:p>26.000117549</text:p>
          </table:table-cell>
          <table:table-cell office:value-type="float" office:value="26.001119727" calcext:value-type="float">
            <text:p>26.001119727</text:p>
          </table:table-cell>
          <table:table-cell/>
          <table:table-cell office:value-type="float" office:value="-0.003386545" calcext:value-type="float">
            <text:p>-0.003386545</text:p>
          </table:table-cell>
          <table:table-cell office:value-type="float" office:value="-0.004362084" calcext:value-type="float">
            <text:p>-0.004362084</text:p>
          </table:table-cell>
          <table:table-cell office:value-type="float" office:value="-0.003331862" calcext:value-type="float">
            <text:p>-0.003331862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<text:s/>2019-11-11 19:41:14</text:p>
          </table:table-cell>
          <table:table-cell office:value-type="float" office:value="26.00436" calcext:value-type="float">
            <text:p>26.00436</text:p>
          </table:table-cell>
          <table:table-cell/>
          <table:table-cell office:value-type="float" office:value="1.190837168" calcext:value-type="float">
            <text:p>1.190837168</text:p>
          </table:table-cell>
          <table:table-cell office:value-type="float" office:value="1.192358278" calcext:value-type="float">
            <text:p>1.192358278</text:p>
          </table:table-cell>
          <table:table-cell office:value-type="float" office:value="1.195968532" calcext:value-type="float">
            <text:p>1.195968532</text:p>
          </table:table-cell>
          <table:table-cell/>
          <table:table-cell office:value-type="float" office:value="0.009729062" calcext:value-type="float">
            <text:p>0.009729062</text:p>
          </table:table-cell>
          <table:table-cell office:value-type="float" office:value="0.009741489" calcext:value-type="float">
            <text:p>0.009741489</text:p>
          </table:table-cell>
          <table:table-cell office:value-type="float" office:value="0.009770985" calcext:value-type="float">
            <text:p>0.009770985</text:p>
          </table:table-cell>
          <table:table-cell/>
          <table:table-cell office:value-type="float" office:value="-0.000166772" calcext:value-type="float">
            <text:p>-0.000166772</text:p>
          </table:table-cell>
          <table:table-cell office:value-type="float" office:value="-0.000154344" calcext:value-type="float">
            <text:p>-0.000154344</text:p>
          </table:table-cell>
          <table:table-cell office:value-type="float" office:value="-0.000124849" calcext:value-type="float">
            <text:p>-0.000124849</text:p>
          </table:table-cell>
          <table:table-cell/>
          <table:table-cell office:value-type="float" office:value="26.000248555" calcext:value-type="float">
            <text:p>26.000248555</text:p>
          </table:table-cell>
          <table:table-cell office:value-type="float" office:value="26.000554996" calcext:value-type="float">
            <text:p>26.000554996</text:p>
          </table:table-cell>
          <table:table-cell office:value-type="float" office:value="26.001282314" calcext:value-type="float">
            <text:p>26.001282314</text:p>
          </table:table-cell>
          <table:table-cell/>
          <table:table-cell office:value-type="float" office:value="-0.004227412" calcext:value-type="float">
            <text:p>-0.004227412</text:p>
          </table:table-cell>
          <table:table-cell office:value-type="float" office:value="-0.003912395" calcext:value-type="float">
            <text:p>-0.003912395</text:p>
          </table:table-cell>
          <table:table-cell office:value-type="float" office:value="-0.003164726" calcext:value-type="float">
            <text:p>-0.003164726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<text:s/>2019-11-11 19:41:15</text:p>
          </table:table-cell>
          <table:table-cell office:value-type="float" office:value="25.99931" calcext:value-type="float">
            <text:p>25.99931</text:p>
          </table:table-cell>
          <table:table-cell/>
          <table:table-cell office:value-type="float" office:value="1.191083931" calcext:value-type="float">
            <text:p>1.191083931</text:p>
          </table:table-cell>
          <table:table-cell office:value-type="float" office:value="1.195596599" calcext:value-type="float">
            <text:p>1.195596599</text:p>
          </table:table-cell>
          <table:table-cell office:value-type="float" office:value="1.193031811" calcext:value-type="float">
            <text:p>1.193031811</text:p>
          </table:table-cell>
          <table:table-cell/>
          <table:table-cell office:value-type="float" office:value="0.009731078" calcext:value-type="float">
            <text:p>0.009731078</text:p>
          </table:table-cell>
          <table:table-cell office:value-type="float" office:value="0.009767946" calcext:value-type="float">
            <text:p>0.009767946</text:p>
          </table:table-cell>
          <table:table-cell office:value-type="float" office:value="0.009746992" calcext:value-type="float">
            <text:p>0.009746992</text:p>
          </table:table-cell>
          <table:table-cell/>
          <table:table-cell office:value-type="float" office:value="-0.000164755" calcext:value-type="float">
            <text:p>-0.000164755</text:p>
          </table:table-cell>
          <table:table-cell office:value-type="float" office:value="-0.000127887" calcext:value-type="float">
            <text:p>-0.000127887</text:p>
          </table:table-cell>
          <table:table-cell office:value-type="float" office:value="-0.000148841" calcext:value-type="float">
            <text:p>-0.000148841</text:p>
          </table:table-cell>
          <table:table-cell/>
          <table:table-cell office:value-type="float" office:value="25.995244186" calcext:value-type="float">
            <text:p>25.995244186</text:p>
          </table:table-cell>
          <table:table-cell office:value-type="float" office:value="25.996153306" calcext:value-type="float">
            <text:p>25.996153306</text:p>
          </table:table-cell>
          <table:table-cell office:value-type="float" office:value="25.995636605" calcext:value-type="float">
            <text:p>25.995636605</text:p>
          </table:table-cell>
          <table:table-cell/>
          <table:table-cell office:value-type="float" office:value="-0.004176308" calcext:value-type="float">
            <text:p>-0.004176308</text:p>
          </table:table-cell>
          <table:table-cell office:value-type="float" office:value="-0.003241751" calcext:value-type="float">
            <text:p>-0.003241751</text:p>
          </table:table-cell>
          <table:table-cell office:value-type="float" office:value="-0.003772909" calcext:value-type="float">
            <text:p>-0.003772909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<text:s/>2019-11-11 19:41:16</text:p>
          </table:table-cell>
          <table:table-cell office:value-type="float" office:value="26.00436" calcext:value-type="float">
            <text:p>26.00436</text:p>
          </table:table-cell>
          <table:table-cell/>
          <table:table-cell office:value-type="float" office:value="1.1939229" calcext:value-type="float">
            <text:p>1.1939229</text:p>
          </table:table-cell>
          <table:table-cell office:value-type="float" office:value="1.195004129" calcext:value-type="float">
            <text:p>1.195004129</text:p>
          </table:table-cell>
          <table:table-cell office:value-type="float" office:value="1.190466427" calcext:value-type="float">
            <text:p>1.190466427</text:p>
          </table:table-cell>
          <table:table-cell/>
          <table:table-cell office:value-type="float" office:value="0.009754272" calcext:value-type="float">
            <text:p>0.009754272</text:p>
          </table:table-cell>
          <table:table-cell office:value-type="float" office:value="0.009763106" calcext:value-type="float">
            <text:p>0.009763106</text:p>
          </table:table-cell>
          <table:table-cell office:value-type="float" office:value="0.009726033" calcext:value-type="float">
            <text:p>0.009726033</text:p>
          </table:table-cell>
          <table:table-cell/>
          <table:table-cell office:value-type="float" office:value="-0.000141561" calcext:value-type="float">
            <text:p>-0.000141561</text:p>
          </table:table-cell>
          <table:table-cell office:value-type="float" office:value="-0.000132728" calcext:value-type="float">
            <text:p>-0.000132728</text:p>
          </table:table-cell>
          <table:table-cell office:value-type="float" office:value="-0.0001698" calcext:value-type="float">
            <text:p>-0.0001698</text:p>
          </table:table-cell>
          <table:table-cell/>
          <table:table-cell office:value-type="float" office:value="26.000870203" calcext:value-type="float">
            <text:p>26.000870203</text:p>
          </table:table-cell>
          <table:table-cell office:value-type="float" office:value="26.001088026" calcext:value-type="float">
            <text:p>26.001088026</text:p>
          </table:table-cell>
          <table:table-cell office:value-type="float" office:value="26.000173866" calcext:value-type="float">
            <text:p>26.000173866</text:p>
          </table:table-cell>
          <table:table-cell/>
          <table:table-cell office:value-type="float" office:value="-0.003588368" calcext:value-type="float">
            <text:p>-0.003588368</text:p>
          </table:table-cell>
          <table:table-cell office:value-type="float" office:value="-0.00336445" calcext:value-type="float">
            <text:p>-0.00336445</text:p>
          </table:table-cell>
          <table:table-cell office:value-type="float" office:value="-0.004304191" calcext:value-type="float">
            <text:p>-0.004304191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<text:s/>2019-11-11 19:41:17</text:p>
          </table:table-cell>
          <table:table-cell office:value-type="float" office:value="25.9892" calcext:value-type="float">
            <text:p>25.9892</text:p>
          </table:table-cell>
          <table:table-cell/>
          <table:table-cell office:value-type="float" office:value="1.195101284" calcext:value-type="float">
            <text:p>1.195101284</text:p>
          </table:table-cell>
          <table:table-cell office:value-type="float" office:value="1.193156385" calcext:value-type="float">
            <text:p>1.193156385</text:p>
          </table:table-cell>
          <table:table-cell office:value-type="float" office:value="1.189805411" calcext:value-type="float">
            <text:p>1.189805411</text:p>
          </table:table-cell>
          <table:table-cell/>
          <table:table-cell office:value-type="float" office:value="0.009763899" calcext:value-type="float">
            <text:p>0.009763899</text:p>
          </table:table-cell>
          <table:table-cell office:value-type="float" office:value="0.00974801" calcext:value-type="float">
            <text:p>0.00974801</text:p>
          </table:table-cell>
          <table:table-cell office:value-type="float" office:value="0.009720632" calcext:value-type="float">
            <text:p>0.009720632</text:p>
          </table:table-cell>
          <table:table-cell/>
          <table:table-cell office:value-type="float" office:value="-0.000131934" calcext:value-type="float">
            <text:p>-0.000131934</text:p>
          </table:table-cell>
          <table:table-cell office:value-type="float" office:value="-0.000147824" calcext:value-type="float">
            <text:p>-0.000147824</text:p>
          </table:table-cell>
          <table:table-cell office:value-type="float" office:value="-0.000175201" calcext:value-type="float">
            <text:p>-0.000175201</text:p>
          </table:table-cell>
          <table:table-cell/>
          <table:table-cell office:value-type="float" office:value="25.985945364" calcext:value-type="float">
            <text:p>25.985945364</text:p>
          </table:table-cell>
          <table:table-cell office:value-type="float" office:value="25.985553542" calcext:value-type="float">
            <text:p>25.985553542</text:p>
          </table:table-cell>
          <table:table-cell office:value-type="float" office:value="25.984878449" calcext:value-type="float">
            <text:p>25.984878449</text:p>
          </table:table-cell>
          <table:table-cell/>
          <table:table-cell office:value-type="float" office:value="-0.003344329" calcext:value-type="float">
            <text:p>-0.003344329</text:p>
          </table:table-cell>
          <table:table-cell office:value-type="float" office:value="-0.00374711" calcext:value-type="float">
            <text:p>-0.00374711</text:p>
          </table:table-cell>
          <table:table-cell office:value-type="float" office:value="-0.004441085" calcext:value-type="float">
            <text:p>-0.004441085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<text:s/>2019-11-11 19:41:19</text:p>
          </table:table-cell>
          <table:table-cell office:value-type="float" office:value="25.99931" calcext:value-type="float">
            <text:p>25.99931</text:p>
          </table:table-cell>
          <table:table-cell/>
          <table:table-cell office:value-type="float" office:value="1.192042374" calcext:value-type="float">
            <text:p>1.192042374</text:p>
          </table:table-cell>
          <table:table-cell office:value-type="float" office:value="1.190370463" calcext:value-type="float">
            <text:p>1.190370463</text:p>
          </table:table-cell>
          <table:table-cell office:value-type="float" office:value="1.195516133" calcext:value-type="float">
            <text:p>1.195516133</text:p>
          </table:table-cell>
          <table:table-cell/>
          <table:table-cell office:value-type="float" office:value="0.009738908" calcext:value-type="float">
            <text:p>0.009738908</text:p>
          </table:table-cell>
          <table:table-cell office:value-type="float" office:value="0.009725249" calcext:value-type="float">
            <text:p>0.009725249</text:p>
          </table:table-cell>
          <table:table-cell office:value-type="float" office:value="0.009767289" calcext:value-type="float">
            <text:p>0.009767289</text:p>
          </table:table-cell>
          <table:table-cell/>
          <table:table-cell office:value-type="float" office:value="-0.000156925" calcext:value-type="float">
            <text:p>-0.000156925</text:p>
          </table:table-cell>
          <table:table-cell office:value-type="float" office:value="-0.000170584" calcext:value-type="float">
            <text:p>-0.000170584</text:p>
          </table:table-cell>
          <table:table-cell office:value-type="float" office:value="-0.000128545" calcext:value-type="float">
            <text:p>-0.000128545</text:p>
          </table:table-cell>
          <table:table-cell/>
          <table:table-cell office:value-type="float" office:value="25.995437273" calcext:value-type="float">
            <text:p>25.995437273</text:p>
          </table:table-cell>
          <table:table-cell office:value-type="float" office:value="25.995100451" calcext:value-type="float">
            <text:p>25.995100451</text:p>
          </table:table-cell>
          <table:table-cell office:value-type="float" office:value="25.996137096" calcext:value-type="float">
            <text:p>25.996137096</text:p>
          </table:table-cell>
          <table:table-cell/>
          <table:table-cell office:value-type="float" office:value="-0.003977818" calcext:value-type="float">
            <text:p>-0.003977818</text:p>
          </table:table-cell>
          <table:table-cell office:value-type="float" office:value="-0.004324064" calcext:value-type="float">
            <text:p>-0.004324064</text:p>
          </table:table-cell>
          <table:table-cell office:value-type="float" office:value="-0.003258416" calcext:value-type="float">
            <text:p>-0.003258416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<text:s/>2019-11-11 19:41:20</text:p>
          </table:table-cell>
          <table:table-cell office:value-type="float" office:value="25.99425" calcext:value-type="float">
            <text:p>25.99425</text:p>
          </table:table-cell>
          <table:table-cell/>
          <table:table-cell office:value-type="float" office:value="1.190382384" calcext:value-type="float">
            <text:p>1.190382384</text:p>
          </table:table-cell>
          <table:table-cell office:value-type="float" office:value="1.193573617" calcext:value-type="float">
            <text:p>1.193573617</text:p>
          </table:table-cell>
          <table:table-cell office:value-type="float" office:value="1.195531034" calcext:value-type="float">
            <text:p>1.195531034</text:p>
          </table:table-cell>
          <table:table-cell/>
          <table:table-cell office:value-type="float" office:value="0.009725346" calcext:value-type="float">
            <text:p>0.009725346</text:p>
          </table:table-cell>
          <table:table-cell office:value-type="float" office:value="0.009751418" calcext:value-type="float">
            <text:p>0.009751418</text:p>
          </table:table-cell>
          <table:table-cell office:value-type="float" office:value="0.00976741" calcext:value-type="float">
            <text:p>0.00976741</text:p>
          </table:table-cell>
          <table:table-cell/>
          <table:table-cell office:value-type="float" office:value="-0.000170487" calcext:value-type="float">
            <text:p>-0.000170487</text:p>
          </table:table-cell>
          <table:table-cell office:value-type="float" office:value="-0.000144415" calcext:value-type="float">
            <text:p>-0.000144415</text:p>
          </table:table-cell>
          <table:table-cell office:value-type="float" office:value="-0.000128423" calcext:value-type="float">
            <text:p>-0.000128423</text:p>
          </table:table-cell>
          <table:table-cell/>
          <table:table-cell office:value-type="float" office:value="25.99004877" calcext:value-type="float">
            <text:p>25.99004877</text:p>
          </table:table-cell>
          <table:table-cell office:value-type="float" office:value="25.990691677" calcext:value-type="float">
            <text:p>25.990691677</text:p>
          </table:table-cell>
          <table:table-cell office:value-type="float" office:value="25.99108602" calcext:value-type="float">
            <text:p>25.99108602</text:p>
          </table:table-cell>
          <table:table-cell/>
          <table:table-cell office:value-type="float" office:value="-0.004321596" calcext:value-type="float">
            <text:p>-0.004321596</text:p>
          </table:table-cell>
          <table:table-cell office:value-type="float" office:value="-0.003660703" calcext:value-type="float">
            <text:p>-0.003660703</text:p>
          </table:table-cell>
          <table:table-cell office:value-type="float" office:value="-0.00325533" calcext:value-type="float">
            <text:p>-0.00325533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<text:s/>2019-11-11 19:41:21</text:p>
          </table:table-cell>
          <table:table-cell office:value-type="float" office:value="25.99425" calcext:value-type="float">
            <text:p>25.99425</text:p>
          </table:table-cell>
          <table:table-cell/>
          <table:table-cell office:value-type="float" office:value="1.190929555" calcext:value-type="float">
            <text:p>1.190929555</text:p>
          </table:table-cell>
          <table:table-cell office:value-type="float" office:value="1.195857667" calcext:value-type="float">
            <text:p>1.195857667</text:p>
          </table:table-cell>
          <table:table-cell office:value-type="float" office:value="1.19355514" calcext:value-type="float">
            <text:p>1.19355514</text:p>
          </table:table-cell>
          <table:table-cell/>
          <table:table-cell office:value-type="float" office:value="0.009729817" calcext:value-type="float">
            <text:p>0.009729817</text:p>
          </table:table-cell>
          <table:table-cell office:value-type="float" office:value="0.009770079" calcext:value-type="float">
            <text:p>0.009770079</text:p>
          </table:table-cell>
          <table:table-cell office:value-type="float" office:value="0.009751267" calcext:value-type="float">
            <text:p>0.009751267</text:p>
          </table:table-cell>
          <table:table-cell/>
          <table:table-cell office:value-type="float" office:value="-0.000166017" calcext:value-type="float">
            <text:p>-0.000166017</text:p>
          </table:table-cell>
          <table:table-cell office:value-type="float" office:value="-0.000125754" calcext:value-type="float">
            <text:p>-0.000125754</text:p>
          </table:table-cell>
          <table:table-cell office:value-type="float" office:value="-0.000144566" calcext:value-type="float">
            <text:p>-0.000144566</text:p>
          </table:table-cell>
          <table:table-cell/>
          <table:table-cell office:value-type="float" office:value="25.990159003" calcext:value-type="float">
            <text:p>25.990159003</text:p>
          </table:table-cell>
          <table:table-cell office:value-type="float" office:value="25.991151823" calcext:value-type="float">
            <text:p>25.991151823</text:p>
          </table:table-cell>
          <table:table-cell office:value-type="float" office:value="25.990687955" calcext:value-type="float">
            <text:p>25.990687955</text:p>
          </table:table-cell>
          <table:table-cell/>
          <table:table-cell office:value-type="float" office:value="-0.004208279" calcext:value-type="float">
            <text:p>-0.004208279</text:p>
          </table:table-cell>
          <table:table-cell office:value-type="float" office:value="-0.003187685" calcext:value-type="float">
            <text:p>-0.003187685</text:p>
          </table:table-cell>
          <table:table-cell office:value-type="float" office:value="-0.00366453" calcext:value-type="float">
            <text:p>-0.00366453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<text:s/>2019-11-11 19:41:22</text:p>
          </table:table-cell>
          <table:table-cell office:value-type="float" office:value="25.99931" calcext:value-type="float">
            <text:p>25.99931</text:p>
          </table:table-cell>
          <table:table-cell/>
          <table:table-cell office:value-type="float" office:value="1.19563415" calcext:value-type="float">
            <text:p>1.19563415</text:p>
          </table:table-cell>
          <table:table-cell office:value-type="float" office:value="1.194490337" calcext:value-type="float">
            <text:p>1.194490337</text:p>
          </table:table-cell>
          <table:table-cell office:value-type="float" office:value="1.190473579" calcext:value-type="float">
            <text:p>1.190473579</text:p>
          </table:table-cell>
          <table:table-cell/>
          <table:table-cell office:value-type="float" office:value="0.009768253" calcext:value-type="float">
            <text:p>0.009768253</text:p>
          </table:table-cell>
          <table:table-cell office:value-type="float" office:value="0.009758908" calcext:value-type="float">
            <text:p>0.009758908</text:p>
          </table:table-cell>
          <table:table-cell office:value-type="float" office:value="0.009726091" calcext:value-type="float">
            <text:p>0.009726091</text:p>
          </table:table-cell>
          <table:table-cell/>
          <table:table-cell office:value-type="float" office:value="-0.00012758" calcext:value-type="float">
            <text:p>-0.00012758</text:p>
          </table:table-cell>
          <table:table-cell office:value-type="float" office:value="-0.000136925" calcext:value-type="float">
            <text:p>-0.000136925</text:p>
          </table:table-cell>
          <table:table-cell office:value-type="float" office:value="-0.000169742" calcext:value-type="float">
            <text:p>-0.000169742</text:p>
          </table:table-cell>
          <table:table-cell/>
          <table:table-cell office:value-type="float" office:value="25.996160871" calcext:value-type="float">
            <text:p>25.996160871</text:p>
          </table:table-cell>
          <table:table-cell office:value-type="float" office:value="25.995930439" calcext:value-type="float">
            <text:p>25.995930439</text:p>
          </table:table-cell>
          <table:table-cell office:value-type="float" office:value="25.995121224" calcext:value-type="float">
            <text:p>25.995121224</text:p>
          </table:table-cell>
          <table:table-cell/>
          <table:table-cell office:value-type="float" office:value="-0.003233975" calcext:value-type="float">
            <text:p>-0.003233975</text:p>
          </table:table-cell>
          <table:table-cell office:value-type="float" office:value="-0.003470854" calcext:value-type="float">
            <text:p>-0.003470854</text:p>
          </table:table-cell>
          <table:table-cell office:value-type="float" office:value="-0.004302709" calcext:value-type="float">
            <text:p>-0.004302709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<text:s/>2019-11-11 19:41:23</text:p>
          </table:table-cell>
          <table:table-cell office:value-type="float" office:value="25.99425" calcext:value-type="float">
            <text:p>25.99425</text:p>
          </table:table-cell>
          <table:table-cell/>
          <table:table-cell office:value-type="float" office:value="1.195783162" calcext:value-type="float">
            <text:p>1.195783162</text:p>
          </table:table-cell>
          <table:table-cell office:value-type="float" office:value="1.189994954" calcext:value-type="float">
            <text:p>1.189994954</text:p>
          </table:table-cell>
          <table:table-cell office:value-type="float" office:value="1.193642163" calcext:value-type="float">
            <text:p>1.193642163</text:p>
          </table:table-cell>
          <table:table-cell/>
          <table:table-cell office:value-type="float" office:value="0.00976947" calcext:value-type="float">
            <text:p>0.00976947</text:p>
          </table:table-cell>
          <table:table-cell office:value-type="float" office:value="0.009722181" calcext:value-type="float">
            <text:p>0.009722181</text:p>
          </table:table-cell>
          <table:table-cell office:value-type="float" office:value="0.009751978" calcext:value-type="float">
            <text:p>0.009751978</text:p>
          </table:table-cell>
          <table:table-cell/>
          <table:table-cell office:value-type="float" office:value="-0.000126363" calcext:value-type="float">
            <text:p>-0.000126363</text:p>
          </table:table-cell>
          <table:table-cell office:value-type="float" office:value="-0.000173652" calcext:value-type="float">
            <text:p>-0.000173652</text:p>
          </table:table-cell>
          <table:table-cell office:value-type="float" office:value="-0.000143855" calcext:value-type="float">
            <text:p>-0.000143855</text:p>
          </table:table-cell>
          <table:table-cell/>
          <table:table-cell office:value-type="float" office:value="25.991136813" calcext:value-type="float">
            <text:p>25.991136813</text:p>
          </table:table-cell>
          <table:table-cell office:value-type="float" office:value="25.989970718" calcext:value-type="float">
            <text:p>25.989970718</text:p>
          </table:table-cell>
          <table:table-cell office:value-type="float" office:value="25.990705487" calcext:value-type="float">
            <text:p>25.990705487</text:p>
          </table:table-cell>
          <table:table-cell/>
          <table:table-cell office:value-type="float" office:value="-0.003203115" calcext:value-type="float">
            <text:p>-0.003203115</text:p>
          </table:table-cell>
          <table:table-cell office:value-type="float" office:value="-0.004401831" calcext:value-type="float">
            <text:p>-0.004401831</text:p>
          </table:table-cell>
          <table:table-cell office:value-type="float" office:value="-0.003646508" calcext:value-type="float">
            <text:p>-0.003646508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<text:s/>2019-11-11 19:41:25</text:p>
          </table:table-cell>
          <table:table-cell office:value-type="float" office:value="25.99425" calcext:value-type="float">
            <text:p>25.99425</text:p>
          </table:table-cell>
          <table:table-cell/>
          <table:table-cell office:value-type="float" office:value="1.190405034" calcext:value-type="float">
            <text:p>1.190405034</text:p>
          </table:table-cell>
          <table:table-cell office:value-type="float" office:value="1.192545437" calcext:value-type="float">
            <text:p>1.192545437</text:p>
          </table:table-cell>
          <table:table-cell office:value-type="float" office:value="1.195778393" calcext:value-type="float">
            <text:p>1.195778393</text:p>
          </table:table-cell>
          <table:table-cell/>
          <table:table-cell office:value-type="float" office:value="0.009725531" calcext:value-type="float">
            <text:p>0.009725531</text:p>
          </table:table-cell>
          <table:table-cell office:value-type="float" office:value="0.009743018" calcext:value-type="float">
            <text:p>0.009743018</text:p>
          </table:table-cell>
          <table:table-cell office:value-type="float" office:value="0.009769431" calcext:value-type="float">
            <text:p>0.009769431</text:p>
          </table:table-cell>
          <table:table-cell/>
          <table:table-cell office:value-type="float" office:value="-0.000170302" calcext:value-type="float">
            <text:p>-0.000170302</text:p>
          </table:table-cell>
          <table:table-cell office:value-type="float" office:value="-0.000152815" calcext:value-type="float">
            <text:p>-0.000152815</text:p>
          </table:table-cell>
          <table:table-cell office:value-type="float" office:value="-0.000126402" calcext:value-type="float">
            <text:p>-0.000126402</text:p>
          </table:table-cell>
          <table:table-cell/>
          <table:table-cell office:value-type="float" office:value="25.990053333" calcext:value-type="float">
            <text:p>25.990053333</text:p>
          </table:table-cell>
          <table:table-cell office:value-type="float" office:value="25.99048454" calcext:value-type="float">
            <text:p>25.99048454</text:p>
          </table:table-cell>
          <table:table-cell office:value-type="float" office:value="25.991135853" calcext:value-type="float">
            <text:p>25.991135853</text:p>
          </table:table-cell>
          <table:table-cell/>
          <table:table-cell office:value-type="float" office:value="-0.004316905" calcext:value-type="float">
            <text:p>-0.004316905</text:p>
          </table:table-cell>
          <table:table-cell office:value-type="float" office:value="-0.003873635" calcext:value-type="float">
            <text:p>-0.003873635</text:p>
          </table:table-cell>
          <table:table-cell office:value-type="float" office:value="-0.003204103" calcext:value-type="float">
            <text:p>-0.003204103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<text:s/>2019-11-11 19:41:26</text:p>
          </table:table-cell>
          <table:table-cell office:value-type="float" office:value="25.99425" calcext:value-type="float">
            <text:p>25.99425</text:p>
          </table:table-cell>
          <table:table-cell/>
          <table:table-cell office:value-type="float" office:value="1.193248772" calcext:value-type="float">
            <text:p>1.193248772</text:p>
          </table:table-cell>
          <table:table-cell office:value-type="float" office:value="1.195986413" calcext:value-type="float">
            <text:p>1.195986413</text:p>
          </table:table-cell>
          <table:table-cell office:value-type="float" office:value="1.191755675" calcext:value-type="float">
            <text:p>1.191755675</text:p>
          </table:table-cell>
          <table:table-cell/>
          <table:table-cell office:value-type="float" office:value="0.009748764" calcext:value-type="float">
            <text:p>0.009748764</text:p>
          </table:table-cell>
          <table:table-cell office:value-type="float" office:value="0.009771131" calcext:value-type="float">
            <text:p>0.009771131</text:p>
          </table:table-cell>
          <table:table-cell office:value-type="float" office:value="0.009736566" calcext:value-type="float">
            <text:p>0.009736566</text:p>
          </table:table-cell>
          <table:table-cell/>
          <table:table-cell office:value-type="float" office:value="-0.000147069" calcext:value-type="float">
            <text:p>-0.000147069</text:p>
          </table:table-cell>
          <table:table-cell office:value-type="float" office:value="-0.000124703" calcext:value-type="float">
            <text:p>-0.000124703</text:p>
          </table:table-cell>
          <table:table-cell office:value-type="float" office:value="-0.000159267" calcext:value-type="float">
            <text:p>-0.000159267</text:p>
          </table:table-cell>
          <table:table-cell/>
          <table:table-cell office:value-type="float" office:value="25.990626234" calcext:value-type="float">
            <text:p>25.990626234</text:p>
          </table:table-cell>
          <table:table-cell office:value-type="float" office:value="25.991177761" calcext:value-type="float">
            <text:p>25.991177761</text:p>
          </table:table-cell>
          <table:table-cell office:value-type="float" office:value="25.990325434" calcext:value-type="float">
            <text:p>25.990325434</text:p>
          </table:table-cell>
          <table:table-cell/>
          <table:table-cell office:value-type="float" office:value="-0.003727977" calcext:value-type="float">
            <text:p>-0.003727977</text:p>
          </table:table-cell>
          <table:table-cell office:value-type="float" office:value="-0.003161022" calcext:value-type="float">
            <text:p>-0.003161022</text:p>
          </table:table-cell>
          <table:table-cell office:value-type="float" office:value="-0.004037192" calcext:value-type="float">
            <text:p>-0.004037192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<text:s/>2019-11-11 19:41:27</text:p>
          </table:table-cell>
          <table:table-cell office:value-type="float" office:value="25.98414" calcext:value-type="float">
            <text:p>25.98414</text:p>
          </table:table-cell>
          <table:table-cell/>
          <table:table-cell office:value-type="float" office:value="1.196459078" calcext:value-type="float">
            <text:p>1.196459078</text:p>
          </table:table-cell>
          <table:table-cell office:value-type="float" office:value="1.191404008" calcext:value-type="float">
            <text:p>1.191404008</text:p>
          </table:table-cell>
          <table:table-cell office:value-type="float" office:value="1.191184663" calcext:value-type="float">
            <text:p>1.191184663</text:p>
          </table:table-cell>
          <table:table-cell/>
          <table:table-cell office:value-type="float" office:value="0.009774992" calcext:value-type="float">
            <text:p>0.009774992</text:p>
          </table:table-cell>
          <table:table-cell office:value-type="float" office:value="0.009733693" calcext:value-type="float">
            <text:p>0.009733693</text:p>
          </table:table-cell>
          <table:table-cell office:value-type="float" office:value="0.009731901" calcext:value-type="float">
            <text:p>0.009731901</text:p>
          </table:table-cell>
          <table:table-cell/>
          <table:table-cell office:value-type="float" office:value="-0.000120841" calcext:value-type="float">
            <text:p>-0.000120841</text:p>
          </table:table-cell>
          <table:table-cell office:value-type="float" office:value="-0.00016214" calcext:value-type="float">
            <text:p>-0.00016214</text:p>
          </table:table-cell>
          <table:table-cell office:value-type="float" office:value="-0.000163932" calcext:value-type="float">
            <text:p>-0.000163932</text:p>
          </table:table-cell>
          <table:table-cell/>
          <table:table-cell office:value-type="float" office:value="25.981164831" calcext:value-type="float">
            <text:p>25.981164831</text:p>
          </table:table-cell>
          <table:table-cell office:value-type="float" office:value="25.980146424" calcext:value-type="float">
            <text:p>25.980146424</text:p>
          </table:table-cell>
          <table:table-cell office:value-type="float" office:value="25.980102234" calcext:value-type="float">
            <text:p>25.980102234</text:p>
          </table:table-cell>
          <table:table-cell/>
          <table:table-cell office:value-type="float" office:value="-0.003063135" calcext:value-type="float">
            <text:p>-0.003063135</text:p>
          </table:table-cell>
          <table:table-cell office:value-type="float" office:value="-0.004110021" calcext:value-type="float">
            <text:p>-0.004110021</text:p>
          </table:table-cell>
          <table:table-cell office:value-type="float" office:value="-0.004155447" calcext:value-type="float">
            <text:p>-0.004155447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<text:s/>2019-11-11 19:41:28</text:p>
          </table:table-cell>
          <table:table-cell office:value-type="float" office:value="25.9892" calcext:value-type="float">
            <text:p>25.9892</text:p>
          </table:table-cell>
          <table:table-cell/>
          <table:table-cell office:value-type="float" office:value="1.192047738" calcext:value-type="float">
            <text:p>1.192047738</text:p>
          </table:table-cell>
          <table:table-cell office:value-type="float" office:value="1.190747165" calcext:value-type="float">
            <text:p>1.190747165</text:p>
          </table:table-cell>
          <table:table-cell office:value-type="float" office:value="1.195972704" calcext:value-type="float">
            <text:p>1.195972704</text:p>
          </table:table-cell>
          <table:table-cell/>
          <table:table-cell office:value-type="float" office:value="0.009738952" calcext:value-type="float">
            <text:p>0.009738952</text:p>
          </table:table-cell>
          <table:table-cell office:value-type="float" office:value="0.009728327" calcext:value-type="float">
            <text:p>0.009728327</text:p>
          </table:table-cell>
          <table:table-cell office:value-type="float" office:value="0.009771019" calcext:value-type="float">
            <text:p>0.009771019</text:p>
          </table:table-cell>
          <table:table-cell/>
          <table:table-cell office:value-type="float" office:value="-0.000156881" calcext:value-type="float">
            <text:p>-0.000156881</text:p>
          </table:table-cell>
          <table:table-cell office:value-type="float" office:value="-0.000167507" calcext:value-type="float">
            <text:p>-0.000167507</text:p>
          </table:table-cell>
          <table:table-cell office:value-type="float" office:value="-0.000124815" calcext:value-type="float">
            <text:p>-0.000124815</text:p>
          </table:table-cell>
          <table:table-cell/>
          <table:table-cell office:value-type="float" office:value="25.985330192" calcext:value-type="float">
            <text:p>25.985330192</text:p>
          </table:table-cell>
          <table:table-cell office:value-type="float" office:value="25.985068177" calcext:value-type="float">
            <text:p>25.985068177</text:p>
          </table:table-cell>
          <table:table-cell office:value-type="float" office:value="25.986120921" calcext:value-type="float">
            <text:p>25.986120921</text:p>
          </table:table-cell>
          <table:table-cell/>
          <table:table-cell office:value-type="float" office:value="-0.003976707" calcext:value-type="float">
            <text:p>-0.003976707</text:p>
          </table:table-cell>
          <table:table-cell office:value-type="float" office:value="-0.004246051" calcext:value-type="float">
            <text:p>-0.004246051</text:p>
          </table:table-cell>
          <table:table-cell office:value-type="float" office:value="-0.003163862" calcext:value-type="float">
            <text:p>-0.003163862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<text:s/>2019-11-11 19:41:30</text:p>
          </table:table-cell>
          <table:table-cell office:value-type="float" office:value="25.98414" calcext:value-type="float">
            <text:p>25.98414</text:p>
          </table:table-cell>
          <table:table-cell/>
          <table:table-cell office:value-type="float" office:value="1.191129826" calcext:value-type="float">
            <text:p>1.191129826</text:p>
          </table:table-cell>
          <table:table-cell office:value-type="float" office:value="1.195244932" calcext:value-type="float">
            <text:p>1.195244932</text:p>
          </table:table-cell>
          <table:table-cell office:value-type="float" office:value="1.194197082" calcext:value-type="float">
            <text:p>1.194197082</text:p>
          </table:table-cell>
          <table:table-cell/>
          <table:table-cell office:value-type="float" office:value="0.009731453" calcext:value-type="float">
            <text:p>0.009731453</text:p>
          </table:table-cell>
          <table:table-cell office:value-type="float" office:value="0.009765073" calcext:value-type="float">
            <text:p>0.009765073</text:p>
          </table:table-cell>
          <table:table-cell office:value-type="float" office:value="0.009756512" calcext:value-type="float">
            <text:p>0.009756512</text:p>
          </table:table-cell>
          <table:table-cell/>
          <table:table-cell office:value-type="float" office:value="-0.000164381" calcext:value-type="float">
            <text:p>-0.000164381</text:p>
          </table:table-cell>
          <table:table-cell office:value-type="float" office:value="-0.00013076" calcext:value-type="float">
            <text:p>-0.00013076</text:p>
          </table:table-cell>
          <table:table-cell office:value-type="float" office:value="-0.000139321" calcext:value-type="float">
            <text:p>-0.000139321</text:p>
          </table:table-cell>
          <table:table-cell/>
          <table:table-cell office:value-type="float" office:value="25.980091187" calcext:value-type="float">
            <text:p>25.980091187</text:p>
          </table:table-cell>
          <table:table-cell office:value-type="float" office:value="25.980920226" calcext:value-type="float">
            <text:p>25.980920226</text:p>
          </table:table-cell>
          <table:table-cell office:value-type="float" office:value="25.980709124" calcext:value-type="float">
            <text:p>25.980709124</text:p>
          </table:table-cell>
          <table:table-cell/>
          <table:table-cell office:value-type="float" office:value="-0.004166803" calcext:value-type="float">
            <text:p>-0.004166803</text:p>
          </table:table-cell>
          <table:table-cell office:value-type="float" office:value="-0.00331458" calcext:value-type="float">
            <text:p>-0.00331458</text:p>
          </table:table-cell>
          <table:table-cell office:value-type="float" office:value="-0.003531586" calcext:value-type="float">
            <text:p>-0.00353158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<text:s/>2019-11-11 19:41:31</text:p>
          </table:table-cell>
          <table:table-cell office:value-type="float" office:value="25.9892" calcext:value-type="float">
            <text:p>25.9892</text:p>
          </table:table-cell>
          <table:table-cell/>
          <table:table-cell office:value-type="float" office:value="1.195088171" calcext:value-type="float">
            <text:p>1.195088171</text:p>
          </table:table-cell>
          <table:table-cell office:value-type="float" office:value="1.194252514" calcext:value-type="float">
            <text:p>1.194252514</text:p>
          </table:table-cell>
          <table:table-cell office:value-type="float" office:value="1.189798855" calcext:value-type="float">
            <text:p>1.189798855</text:p>
          </table:table-cell>
          <table:table-cell/>
          <table:table-cell office:value-type="float" office:value="0.009763792" calcext:value-type="float">
            <text:p>0.009763792</text:p>
          </table:table-cell>
          <table:table-cell office:value-type="float" office:value="0.009756965" calcext:value-type="float">
            <text:p>0.009756965</text:p>
          </table:table-cell>
          <table:table-cell office:value-type="float" office:value="0.009720579" calcext:value-type="float">
            <text:p>0.009720579</text:p>
          </table:table-cell>
          <table:table-cell/>
          <table:table-cell office:value-type="float" office:value="-0.000132041" calcext:value-type="float">
            <text:p>-0.000132041</text:p>
          </table:table-cell>
          <table:table-cell office:value-type="float" office:value="-0.000138868" calcext:value-type="float">
            <text:p>-0.000138868</text:p>
          </table:table-cell>
          <table:table-cell office:value-type="float" office:value="-0.000175254" calcext:value-type="float">
            <text:p>-0.000175254</text:p>
          </table:table-cell>
          <table:table-cell/>
          <table:table-cell office:value-type="float" office:value="25.985942722" calcext:value-type="float">
            <text:p>25.985942722</text:p>
          </table:table-cell>
          <table:table-cell office:value-type="float" office:value="25.98577437" calcext:value-type="float">
            <text:p>25.98577437</text:p>
          </table:table-cell>
          <table:table-cell office:value-type="float" office:value="25.984877129" calcext:value-type="float">
            <text:p>25.984877129</text:p>
          </table:table-cell>
          <table:table-cell/>
          <table:table-cell office:value-type="float" office:value="-0.003347045" calcext:value-type="float">
            <text:p>-0.003347045</text:p>
          </table:table-cell>
          <table:table-cell office:value-type="float" office:value="-0.003520106" calcext:value-type="float">
            <text:p>-0.003520106</text:p>
          </table:table-cell>
          <table:table-cell office:value-type="float" office:value="-0.004442442" calcext:value-type="float">
            <text:p>-0.004442442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<text:s/>2019-11-11 19:41:32</text:p>
          </table:table-cell>
          <table:table-cell office:value-type="float" office:value="25.98414" calcext:value-type="float">
            <text:p>25.98414</text:p>
          </table:table-cell>
          <table:table-cell/>
          <table:table-cell office:value-type="float" office:value="1.195125126" calcext:value-type="float">
            <text:p>1.195125126</text:p>
          </table:table-cell>
          <table:table-cell office:value-type="float" office:value="1.190050386" calcext:value-type="float">
            <text:p>1.190050386</text:p>
          </table:table-cell>
          <table:table-cell office:value-type="float" office:value="1.194297218" calcext:value-type="float">
            <text:p>1.194297218</text:p>
          </table:table-cell>
          <table:table-cell/>
          <table:table-cell office:value-type="float" office:value="0.009764094" calcext:value-type="float">
            <text:p>0.009764094</text:p>
          </table:table-cell>
          <table:table-cell office:value-type="float" office:value="0.009722634" calcext:value-type="float">
            <text:p>0.009722634</text:p>
          </table:table-cell>
          <table:table-cell office:value-type="float" office:value="0.00975733" calcext:value-type="float">
            <text:p>0.00975733</text:p>
          </table:table-cell>
          <table:table-cell/>
          <table:table-cell office:value-type="float" office:value="-0.000131739" calcext:value-type="float">
            <text:p>-0.000131739</text:p>
          </table:table-cell>
          <table:table-cell office:value-type="float" office:value="-0.000173199" calcext:value-type="float">
            <text:p>-0.000173199</text:p>
          </table:table-cell>
          <table:table-cell office:value-type="float" office:value="-0.000138503" calcext:value-type="float">
            <text:p>-0.000138503</text:p>
          </table:table-cell>
          <table:table-cell/>
          <table:table-cell office:value-type="float" office:value="25.980896089" calcext:value-type="float">
            <text:p>25.980896089</text:p>
          </table:table-cell>
          <table:table-cell office:value-type="float" office:value="25.97987372" calcext:value-type="float">
            <text:p>25.97987372</text:p>
          </table:table-cell>
          <table:table-cell office:value-type="float" office:value="25.980729297" calcext:value-type="float">
            <text:p>25.980729297</text:p>
          </table:table-cell>
          <table:table-cell/>
          <table:table-cell office:value-type="float" office:value="-0.003339392" calcext:value-type="float">
            <text:p>-0.003339392</text:p>
          </table:table-cell>
          <table:table-cell office:value-type="float" office:value="-0.004390351" calcext:value-type="float">
            <text:p>-0.004390351</text:p>
          </table:table-cell>
          <table:table-cell office:value-type="float" office:value="-0.003510848" calcext:value-type="float">
            <text:p>-0.003510848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<text:s/>2019-11-11 19:41:33</text:p>
          </table:table-cell>
          <table:table-cell office:value-type="float" office:value="25.97404" calcext:value-type="float">
            <text:p>25.97404</text:p>
          </table:table-cell>
          <table:table-cell/>
          <table:table-cell office:value-type="float" office:value="1.190565966" calcext:value-type="float">
            <text:p>1.190565966</text:p>
          </table:table-cell>
          <table:table-cell office:value-type="float" office:value="1.195278906" calcext:value-type="float">
            <text:p>1.195278906</text:p>
          </table:table-cell>
          <table:table-cell office:value-type="float" office:value="1.192572855" calcext:value-type="float">
            <text:p>1.192572855</text:p>
          </table:table-cell>
          <table:table-cell/>
          <table:table-cell office:value-type="float" office:value="0.009726846" calcext:value-type="float">
            <text:p>0.009726846</text:p>
          </table:table-cell>
          <table:table-cell office:value-type="float" office:value="0.009765351" calcext:value-type="float">
            <text:p>0.009765351</text:p>
          </table:table-cell>
          <table:table-cell office:value-type="float" office:value="0.009743242" calcext:value-type="float">
            <text:p>0.009743242</text:p>
          </table:table-cell>
          <table:table-cell/>
          <table:table-cell office:value-type="float" office:value="-0.000168987" calcext:value-type="float">
            <text:p>-0.000168987</text:p>
          </table:table-cell>
          <table:table-cell office:value-type="float" office:value="-0.000130483" calcext:value-type="float">
            <text:p>-0.000130483</text:p>
          </table:table-cell>
          <table:table-cell office:value-type="float" office:value="-0.000152591" calcext:value-type="float">
            <text:p>-0.000152591</text:p>
          </table:table-cell>
          <table:table-cell/>
          <table:table-cell office:value-type="float" office:value="25.969869428" calcext:value-type="float">
            <text:p>25.969869428</text:p>
          </table:table-cell>
          <table:table-cell office:value-type="float" office:value="25.970818916" calcext:value-type="float">
            <text:p>25.970818916</text:p>
          </table:table-cell>
          <table:table-cell office:value-type="float" office:value="25.970273744" calcext:value-type="float">
            <text:p>25.970273744</text:p>
          </table:table-cell>
          <table:table-cell/>
          <table:table-cell office:value-type="float" office:value="-0.004283576" calcext:value-type="float">
            <text:p>-0.004283576</text:p>
          </table:table-cell>
          <table:table-cell office:value-type="float" office:value="-0.003307544" calcext:value-type="float">
            <text:p>-0.003307544</text:p>
          </table:table-cell>
          <table:table-cell office:value-type="float" office:value="-0.003867957" calcext:value-type="float">
            <text:p>-0.003867957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<text:s/>2019-11-11 19:41:35</text:p>
          </table:table-cell>
          <table:table-cell office:value-type="float" office:value="25.97404" calcext:value-type="float">
            <text:p>25.97404</text:p>
          </table:table-cell>
          <table:table-cell/>
          <table:table-cell office:value-type="float" office:value="1.195057177" calcext:value-type="float">
            <text:p>1.195057177</text:p>
          </table:table-cell>
          <table:table-cell office:value-type="float" office:value="1.194108271" calcext:value-type="float">
            <text:p>1.194108271</text:p>
          </table:table-cell>
          <table:table-cell office:value-type="float" office:value="1.19017198" calcext:value-type="float">
            <text:p>1.19017198</text:p>
          </table:table-cell>
          <table:table-cell/>
          <table:table-cell office:value-type="float" office:value="0.009763539" calcext:value-type="float">
            <text:p>0.009763539</text:p>
          </table:table-cell>
          <table:table-cell office:value-type="float" office:value="0.009755787" calcext:value-type="float">
            <text:p>0.009755787</text:p>
          </table:table-cell>
          <table:table-cell office:value-type="float" office:value="0.009723627" calcext:value-type="float">
            <text:p>0.009723627</text:p>
          </table:table-cell>
          <table:table-cell/>
          <table:table-cell office:value-type="float" office:value="-0.000132294" calcext:value-type="float">
            <text:p>-0.000132294</text:p>
          </table:table-cell>
          <table:table-cell office:value-type="float" office:value="-0.000140047" calcext:value-type="float">
            <text:p>-0.000140047</text:p>
          </table:table-cell>
          <table:table-cell office:value-type="float" office:value="-0.000172206" calcext:value-type="float">
            <text:p>-0.000172206</text:p>
          </table:table-cell>
          <table:table-cell/>
          <table:table-cell office:value-type="float" office:value="25.970774246" calcext:value-type="float">
            <text:p>25.970774246</text:p>
          </table:table-cell>
          <table:table-cell office:value-type="float" office:value="25.970583075" calcext:value-type="float">
            <text:p>25.970583075</text:p>
          </table:table-cell>
          <table:table-cell office:value-type="float" office:value="25.969790053" calcext:value-type="float">
            <text:p>25.969790053</text:p>
          </table:table-cell>
          <table:table-cell/>
          <table:table-cell office:value-type="float" office:value="-0.003353464" calcext:value-type="float">
            <text:p>-0.003353464</text:p>
          </table:table-cell>
          <table:table-cell office:value-type="float" office:value="-0.003549978" calcext:value-type="float">
            <text:p>-0.003549978</text:p>
          </table:table-cell>
          <table:table-cell office:value-type="float" office:value="-0.00436517" calcext:value-type="float">
            <text:p>-0.00436517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<text:s/>2019-11-11 19:41:36</text:p>
          </table:table-cell>
          <table:table-cell office:value-type="float" office:value="25.98414" calcext:value-type="float">
            <text:p>25.98414</text:p>
          </table:table-cell>
          <table:table-cell/>
          <table:table-cell office:value-type="float" office:value="1.195778989" calcext:value-type="float">
            <text:p>1.195778989</text:p>
          </table:table-cell>
          <table:table-cell office:value-type="float" office:value="1.190041445" calcext:value-type="float">
            <text:p>1.190041445</text:p>
          </table:table-cell>
          <table:table-cell office:value-type="float" office:value="1.192394637" calcext:value-type="float">
            <text:p>1.192394637</text:p>
          </table:table-cell>
          <table:table-cell/>
          <table:table-cell office:value-type="float" office:value="0.009769436" calcext:value-type="float">
            <text:p>0.009769436</text:p>
          </table:table-cell>
          <table:table-cell office:value-type="float" office:value="0.009722561" calcext:value-type="float">
            <text:p>0.009722561</text:p>
          </table:table-cell>
          <table:table-cell office:value-type="float" office:value="0.009741786" calcext:value-type="float">
            <text:p>0.009741786</text:p>
          </table:table-cell>
          <table:table-cell/>
          <table:table-cell office:value-type="float" office:value="-0.000126397" calcext:value-type="float">
            <text:p>-0.000126397</text:p>
          </table:table-cell>
          <table:table-cell office:value-type="float" office:value="-0.000173273" calcext:value-type="float">
            <text:p>-0.000173273</text:p>
          </table:table-cell>
          <table:table-cell office:value-type="float" office:value="-0.000154047" calcext:value-type="float">
            <text:p>-0.000154047</text:p>
          </table:table-cell>
          <table:table-cell/>
          <table:table-cell office:value-type="float" office:value="25.981027818" calcext:value-type="float">
            <text:p>25.981027818</text:p>
          </table:table-cell>
          <table:table-cell office:value-type="float" office:value="25.979871919" calcext:value-type="float">
            <text:p>25.979871919</text:p>
          </table:table-cell>
          <table:table-cell office:value-type="float" office:value="25.980345999" calcext:value-type="float">
            <text:p>25.980345999</text:p>
          </table:table-cell>
          <table:table-cell/>
          <table:table-cell office:value-type="float" office:value="-0.003203979" calcext:value-type="float">
            <text:p>-0.003203979</text:p>
          </table:table-cell>
          <table:table-cell office:value-type="float" office:value="-0.004392203" calcext:value-type="float">
            <text:p>-0.004392203</text:p>
          </table:table-cell>
          <table:table-cell office:value-type="float" office:value="-0.003904865" calcext:value-type="float">
            <text:p>-0.003904865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<text:s/>2019-11-11 19:41:37</text:p>
          </table:table-cell>
          <table:table-cell office:value-type="float" office:value="25.98414" calcext:value-type="float">
            <text:p>25.98414</text:p>
          </table:table-cell>
          <table:table-cell/>
          <table:table-cell office:value-type="float" office:value="1.191490435" calcext:value-type="float">
            <text:p>1.191490435</text:p>
          </table:table-cell>
          <table:table-cell office:value-type="float" office:value="1.191127442" calcext:value-type="float">
            <text:p>1.191127442</text:p>
          </table:table-cell>
          <table:table-cell office:value-type="float" office:value="1.195826673" calcext:value-type="float">
            <text:p>1.195826673</text:p>
          </table:table-cell>
          <table:table-cell/>
          <table:table-cell office:value-type="float" office:value="0.009734399" calcext:value-type="float">
            <text:p>0.009734399</text:p>
          </table:table-cell>
          <table:table-cell office:value-type="float" office:value="0.009731433" calcext:value-type="float">
            <text:p>0.009731433</text:p>
          </table:table-cell>
          <table:table-cell office:value-type="float" office:value="0.009769826" calcext:value-type="float">
            <text:p>0.009769826</text:p>
          </table:table-cell>
          <table:table-cell/>
          <table:table-cell office:value-type="float" office:value="-0.000161434" calcext:value-type="float">
            <text:p>-0.000161434</text:p>
          </table:table-cell>
          <table:table-cell office:value-type="float" office:value="-0.0001644" calcext:value-type="float">
            <text:p>-0.0001644</text:p>
          </table:table-cell>
          <table:table-cell office:value-type="float" office:value="-0.000126008" calcext:value-type="float">
            <text:p>-0.000126008</text:p>
          </table:table-cell>
          <table:table-cell/>
          <table:table-cell office:value-type="float" office:value="25.980163836" calcext:value-type="float">
            <text:p>25.980163836</text:p>
          </table:table-cell>
          <table:table-cell office:value-type="float" office:value="25.980090707" calcext:value-type="float">
            <text:p>25.980090707</text:p>
          </table:table-cell>
          <table:table-cell office:value-type="float" office:value="25.981037425" calcext:value-type="float">
            <text:p>25.981037425</text:p>
          </table:table-cell>
          <table:table-cell/>
          <table:table-cell office:value-type="float" office:value="-0.004092122" calcext:value-type="float">
            <text:p>-0.004092122</text:p>
          </table:table-cell>
          <table:table-cell office:value-type="float" office:value="-0.004167297" calcext:value-type="float">
            <text:p>-0.004167297</text:p>
          </table:table-cell>
          <table:table-cell office:value-type="float" office:value="-0.003194104" calcext:value-type="float">
            <text:p>-0.003194104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<text:s/>2019-11-11 19:41:38</text:p>
          </table:table-cell>
          <table:table-cell office:value-type="float" office:value="25.97404" calcext:value-type="float">
            <text:p>25.97404</text:p>
          </table:table-cell>
          <table:table-cell/>
          <table:table-cell office:value-type="float" office:value="1.191114925" calcext:value-type="float">
            <text:p>1.191114925</text:p>
          </table:table-cell>
          <table:table-cell office:value-type="float" office:value="1.195027971" calcext:value-type="float">
            <text:p>1.195027971</text:p>
          </table:table-cell>
          <table:table-cell office:value-type="float" office:value="1.194450402" calcext:value-type="float">
            <text:p>1.194450402</text:p>
          </table:table-cell>
          <table:table-cell/>
          <table:table-cell office:value-type="float" office:value="0.009731331" calcext:value-type="float">
            <text:p>0.009731331</text:p>
          </table:table-cell>
          <table:table-cell office:value-type="float" office:value="0.0097633" calcext:value-type="float">
            <text:p>0.0097633</text:p>
          </table:table-cell>
          <table:table-cell office:value-type="float" office:value="0.009758582" calcext:value-type="float">
            <text:p>0.009758582</text:p>
          </table:table-cell>
          <table:table-cell/>
          <table:table-cell office:value-type="float" office:value="-0.000164502" calcext:value-type="float">
            <text:p>-0.000164502</text:p>
          </table:table-cell>
          <table:table-cell office:value-type="float" office:value="-0.000132533" calcext:value-type="float">
            <text:p>-0.000132533</text:p>
          </table:table-cell>
          <table:table-cell office:value-type="float" office:value="-0.000137252" calcext:value-type="float">
            <text:p>-0.000137252</text:p>
          </table:table-cell>
          <table:table-cell/>
          <table:table-cell office:value-type="float" office:value="25.969980023" calcext:value-type="float">
            <text:p>25.969980023</text:p>
          </table:table-cell>
          <table:table-cell office:value-type="float" office:value="25.970768362" calcext:value-type="float">
            <text:p>25.970768362</text:p>
          </table:table-cell>
          <table:table-cell office:value-type="float" office:value="25.970652002" calcext:value-type="float">
            <text:p>25.970652002</text:p>
          </table:table-cell>
          <table:table-cell/>
          <table:table-cell office:value-type="float" office:value="-0.004169889" calcext:value-type="float">
            <text:p>-0.004169889</text:p>
          </table:table-cell>
          <table:table-cell office:value-type="float" office:value="-0.003359512" calcext:value-type="float">
            <text:p>-0.003359512</text:p>
          </table:table-cell>
          <table:table-cell office:value-type="float" office:value="-0.003479124" calcext:value-type="float">
            <text:p>-0.003479124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<text:s/>2019-11-11 19:41:40</text:p>
          </table:table-cell>
          <table:table-cell office:value-type="float" office:value="25.97909" calcext:value-type="float">
            <text:p>25.97909</text:p>
          </table:table-cell>
          <table:table-cell/>
          <table:table-cell office:value-type="float" office:value="1.192937039" calcext:value-type="float">
            <text:p>1.192937039</text:p>
          </table:table-cell>
          <table:table-cell office:value-type="float" office:value="1.196215295" calcext:value-type="float">
            <text:p>1.196215295</text:p>
          </table:table-cell>
          <table:table-cell office:value-type="float" office:value="1.191947602" calcext:value-type="float">
            <text:p>1.191947602</text:p>
          </table:table-cell>
          <table:table-cell/>
          <table:table-cell office:value-type="float" office:value="0.009746218" calcext:value-type="float">
            <text:p>0.009746218</text:p>
          </table:table-cell>
          <table:table-cell office:value-type="float" office:value="0.009773001" calcext:value-type="float">
            <text:p>0.009773001</text:p>
          </table:table-cell>
          <table:table-cell office:value-type="float" office:value="0.009738134" calcext:value-type="float">
            <text:p>0.009738134</text:p>
          </table:table-cell>
          <table:table-cell/>
          <table:table-cell office:value-type="float" office:value="-0.000149616" calcext:value-type="float">
            <text:p>-0.000149616</text:p>
          </table:table-cell>
          <table:table-cell office:value-type="float" office:value="-0.000122833" calcext:value-type="float">
            <text:p>-0.000122833</text:p>
          </table:table-cell>
          <table:table-cell office:value-type="float" office:value="-0.000157699" calcext:value-type="float">
            <text:p>-0.000157699</text:p>
          </table:table-cell>
          <table:table-cell/>
          <table:table-cell office:value-type="float" office:value="25.975401193" calcext:value-type="float">
            <text:p>25.975401193</text:p>
          </table:table-cell>
          <table:table-cell office:value-type="float" office:value="25.976061641" calcext:value-type="float">
            <text:p>25.976061641</text:p>
          </table:table-cell>
          <table:table-cell office:value-type="float" office:value="25.975201858" calcext:value-type="float">
            <text:p>25.975201858</text:p>
          </table:table-cell>
          <table:table-cell/>
          <table:table-cell office:value-type="float" office:value="-0.003792536" calcext:value-type="float">
            <text:p>-0.003792536</text:p>
          </table:table-cell>
          <table:table-cell office:value-type="float" office:value="-0.003113622" calcext:value-type="float">
            <text:p>-0.003113622</text:p>
          </table:table-cell>
          <table:table-cell office:value-type="float" office:value="-0.003997445" calcext:value-type="float">
            <text:p>-0.003997445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<text:s/>2019-11-11 19:41:41</text:p>
          </table:table-cell>
          <table:table-cell office:value-type="float" office:value="25.96898" calcext:value-type="float">
            <text:p>25.96898</text:p>
          </table:table-cell>
          <table:table-cell/>
          <table:table-cell office:value-type="float" office:value="1.196184301" calcext:value-type="float">
            <text:p>1.196184301</text:p>
          </table:table-cell>
          <table:table-cell office:value-type="float" office:value="1.192795776" calcext:value-type="float">
            <text:p>1.192795776</text:p>
          </table:table-cell>
          <table:table-cell office:value-type="float" office:value="1.190502189" calcext:value-type="float">
            <text:p>1.190502189</text:p>
          </table:table-cell>
          <table:table-cell/>
          <table:table-cell office:value-type="float" office:value="0.009772748" calcext:value-type="float">
            <text:p>0.009772748</text:p>
          </table:table-cell>
          <table:table-cell office:value-type="float" office:value="0.009745064" calcext:value-type="float">
            <text:p>0.009745064</text:p>
          </table:table-cell>
          <table:table-cell office:value-type="float" office:value="0.009726325" calcext:value-type="float">
            <text:p>0.009726325</text:p>
          </table:table-cell>
          <table:table-cell/>
          <table:table-cell office:value-type="float" office:value="-0.000123086" calcext:value-type="float">
            <text:p>-0.000123086</text:p>
          </table:table-cell>
          <table:table-cell office:value-type="float" office:value="-0.00015077" calcext:value-type="float">
            <text:p>-0.00015077</text:p>
          </table:table-cell>
          <table:table-cell office:value-type="float" office:value="-0.000169508" calcext:value-type="float">
            <text:p>-0.000169508</text:p>
          </table:table-cell>
          <table:table-cell/>
          <table:table-cell office:value-type="float" office:value="25.965947245" calcext:value-type="float">
            <text:p>25.965947245</text:p>
          </table:table-cell>
          <table:table-cell office:value-type="float" office:value="25.965264576" calcext:value-type="float">
            <text:p>25.965264576</text:p>
          </table:table-cell>
          <table:table-cell office:value-type="float" office:value="25.964802498" calcext:value-type="float">
            <text:p>25.964802498</text:p>
          </table:table-cell>
          <table:table-cell/>
          <table:table-cell office:value-type="float" office:value="-0.003120041" calcext:value-type="float">
            <text:p>-0.003120041</text:p>
          </table:table-cell>
          <table:table-cell office:value-type="float" office:value="-0.003821791" calcext:value-type="float">
            <text:p>-0.003821791</text:p>
          </table:table-cell>
          <table:table-cell office:value-type="float" office:value="-0.004296784" calcext:value-type="float">
            <text:p>-0.004296784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<text:s/>2019-11-11 19:41:42</text:p>
          </table:table-cell>
          <table:table-cell office:value-type="float" office:value="25.97909" calcext:value-type="float">
            <text:p>25.97909</text:p>
          </table:table-cell>
          <table:table-cell/>
          <table:table-cell office:value-type="float" office:value="1.19481101" calcext:value-type="float">
            <text:p>1.19481101</text:p>
          </table:table-cell>
          <table:table-cell office:value-type="float" office:value="1.189499043" calcext:value-type="float">
            <text:p>1.189499043</text:p>
          </table:table-cell>
          <table:table-cell office:value-type="float" office:value="1.193962836" calcext:value-type="float">
            <text:p>1.193962836</text:p>
          </table:table-cell>
          <table:table-cell/>
          <table:table-cell office:value-type="float" office:value="0.009761528" calcext:value-type="float">
            <text:p>0.009761528</text:p>
          </table:table-cell>
          <table:table-cell office:value-type="float" office:value="0.009718129" calcext:value-type="float">
            <text:p>0.009718129</text:p>
          </table:table-cell>
          <table:table-cell office:value-type="float" office:value="0.009754598" calcext:value-type="float">
            <text:p>0.009754598</text:p>
          </table:table-cell>
          <table:table-cell/>
          <table:table-cell office:value-type="float" office:value="-0.000134305" calcext:value-type="float">
            <text:p>-0.000134305</text:p>
          </table:table-cell>
          <table:table-cell office:value-type="float" office:value="-0.000177704" calcext:value-type="float">
            <text:p>-0.000177704</text:p>
          </table:table-cell>
          <table:table-cell office:value-type="float" office:value="-0.000141235" calcext:value-type="float">
            <text:p>-0.000141235</text:p>
          </table:table-cell>
          <table:table-cell/>
          <table:table-cell office:value-type="float" office:value="25.975778729" calcext:value-type="float">
            <text:p>25.975778729</text:p>
          </table:table-cell>
          <table:table-cell office:value-type="float" office:value="25.974708563" calcext:value-type="float">
            <text:p>25.974708563</text:p>
          </table:table-cell>
          <table:table-cell office:value-type="float" office:value="25.975607853" calcext:value-type="float">
            <text:p>25.975607853</text:p>
          </table:table-cell>
          <table:table-cell/>
          <table:table-cell office:value-type="float" office:value="-0.003404444" calcext:value-type="float">
            <text:p>-0.003404444</text:p>
          </table:table-cell>
          <table:table-cell office:value-type="float" office:value="-0.004504532" calcext:value-type="float">
            <text:p>-0.004504532</text:p>
          </table:table-cell>
          <table:table-cell office:value-type="float" office:value="-0.003580098" calcext:value-type="float">
            <text:p>-0.003580098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<text:s/>2019-11-11 19:41:43</text:p>
          </table:table-cell>
          <table:table-cell office:value-type="float" office:value="25.97404" calcext:value-type="float">
            <text:p>25.97404</text:p>
          </table:table-cell>
          <table:table-cell/>
          <table:table-cell office:value-type="float" office:value="1.190410398" calcext:value-type="float">
            <text:p>1.190410398</text:p>
          </table:table-cell>
          <table:table-cell office:value-type="float" office:value="1.191597723" calcext:value-type="float">
            <text:p>1.191597723</text:p>
          </table:table-cell>
          <table:table-cell office:value-type="float" office:value="1.196084165" calcext:value-type="float">
            <text:p>1.196084165</text:p>
          </table:table-cell>
          <table:table-cell/>
          <table:table-cell office:value-type="float" office:value="0.009725575" calcext:value-type="float">
            <text:p>0.009725575</text:p>
          </table:table-cell>
          <table:table-cell office:value-type="float" office:value="0.009735276" calcext:value-type="float">
            <text:p>0.009735276</text:p>
          </table:table-cell>
          <table:table-cell office:value-type="float" office:value="0.009771929" calcext:value-type="float">
            <text:p>0.009771929</text:p>
          </table:table-cell>
          <table:table-cell/>
          <table:table-cell office:value-type="float" office:value="-0.000170258" calcext:value-type="float">
            <text:p>-0.000170258</text:p>
          </table:table-cell>
          <table:table-cell office:value-type="float" office:value="-0.000160558" calcext:value-type="float">
            <text:p>-0.000160558</text:p>
          </table:table-cell>
          <table:table-cell office:value-type="float" office:value="-0.000123904" calcext:value-type="float">
            <text:p>-0.000123904</text:p>
          </table:table-cell>
          <table:table-cell/>
          <table:table-cell office:value-type="float" office:value="25.969838086" calcext:value-type="float">
            <text:p>25.969838086</text:p>
          </table:table-cell>
          <table:table-cell office:value-type="float" office:value="25.97007729" calcext:value-type="float">
            <text:p>25.97007729</text:p>
          </table:table-cell>
          <table:table-cell office:value-type="float" office:value="25.970981147" calcext:value-type="float">
            <text:p>25.970981147</text:p>
          </table:table-cell>
          <table:table-cell/>
          <table:table-cell office:value-type="float" office:value="-0.004315794" calcext:value-type="float">
            <text:p>-0.004315794</text:p>
          </table:table-cell>
          <table:table-cell office:value-type="float" office:value="-0.004069903" calcext:value-type="float">
            <text:p>-0.004069903</text:p>
          </table:table-cell>
          <table:table-cell office:value-type="float" office:value="-0.003140778" calcext:value-type="float">
            <text:p>-0.003140778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<text:s/>2019-11-11 19:41:44</text:p>
          </table:table-cell>
          <table:table-cell office:value-type="float" office:value="25.96898" calcext:value-type="float">
            <text:p>25.96898</text:p>
          </table:table-cell>
          <table:table-cell/>
          <table:table-cell office:value-type="float" office:value="1.190830611" calcext:value-type="float">
            <text:p>1.190830611</text:p>
          </table:table-cell>
          <table:table-cell office:value-type="float" office:value="1.194528484" calcext:value-type="float">
            <text:p>1.194528484</text:p>
          </table:table-cell>
          <table:table-cell office:value-type="float" office:value="1.195284867" calcext:value-type="float">
            <text:p>1.195284867</text:p>
          </table:table-cell>
          <table:table-cell/>
          <table:table-cell office:value-type="float" office:value="0.009729008" calcext:value-type="float">
            <text:p>0.009729008</text:p>
          </table:table-cell>
          <table:table-cell office:value-type="float" office:value="0.00975922" calcext:value-type="float">
            <text:p>0.00975922</text:p>
          </table:table-cell>
          <table:table-cell office:value-type="float" office:value="0.009765399" calcext:value-type="float">
            <text:p>0.009765399</text:p>
          </table:table-cell>
          <table:table-cell/>
          <table:table-cell office:value-type="float" office:value="-0.000166825" calcext:value-type="float">
            <text:p>-0.000166825</text:p>
          </table:table-cell>
          <table:table-cell office:value-type="float" office:value="-0.000136614" calcext:value-type="float">
            <text:p>-0.000136614</text:p>
          </table:table-cell>
          <table:table-cell office:value-type="float" office:value="-0.000130434" calcext:value-type="float">
            <text:p>-0.000130434</text:p>
          </table:table-cell>
          <table:table-cell/>
          <table:table-cell office:value-type="float" office:value="25.964868663" calcext:value-type="float">
            <text:p>25.964868663</text:p>
          </table:table-cell>
          <table:table-cell office:value-type="float" office:value="25.965613655" calcext:value-type="float">
            <text:p>25.965613655</text:p>
          </table:table-cell>
          <table:table-cell office:value-type="float" office:value="25.96576604" calcext:value-type="float">
            <text:p>25.96576604</text:p>
          </table:table-cell>
          <table:table-cell/>
          <table:table-cell office:value-type="float" office:value="-0.004228769" calcext:value-type="float">
            <text:p>-0.004228769</text:p>
          </table:table-cell>
          <table:table-cell office:value-type="float" office:value="-0.003462954" calcext:value-type="float">
            <text:p>-0.003462954</text:p>
          </table:table-cell>
          <table:table-cell office:value-type="float" office:value="-0.00330631" calcext:value-type="float">
            <text:p>-0.00330631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<text:s/>2019-11-11 19:41:46</text:p>
          </table:table-cell>
          <table:table-cell office:value-type="float" office:value="25.97909" calcext:value-type="float">
            <text:p>25.97909</text:p>
          </table:table-cell>
          <table:table-cell/>
          <table:table-cell office:value-type="float" office:value="1.192858361" calcext:value-type="float">
            <text:p>1.192858361</text:p>
          </table:table-cell>
          <table:table-cell office:value-type="float" office:value="1.196079397" calcext:value-type="float">
            <text:p>1.196079397</text:p>
          </table:table-cell>
          <table:table-cell office:value-type="float" office:value="1.192382716" calcext:value-type="float">
            <text:p>1.192382716</text:p>
          </table:table-cell>
          <table:table-cell/>
          <table:table-cell office:value-type="float" office:value="0.009745575" calcext:value-type="float">
            <text:p>0.009745575</text:p>
          </table:table-cell>
          <table:table-cell office:value-type="float" office:value="0.00977189" calcext:value-type="float">
            <text:p>0.00977189</text:p>
          </table:table-cell>
          <table:table-cell office:value-type="float" office:value="0.009741689" calcext:value-type="float">
            <text:p>0.009741689</text:p>
          </table:table-cell>
          <table:table-cell/>
          <table:table-cell office:value-type="float" office:value="-0.000150258" calcext:value-type="float">
            <text:p>-0.000150258</text:p>
          </table:table-cell>
          <table:table-cell office:value-type="float" office:value="-0.000123943" calcext:value-type="float">
            <text:p>-0.000123943</text:p>
          </table:table-cell>
          <table:table-cell office:value-type="float" office:value="-0.000154144" calcext:value-type="float">
            <text:p>-0.000154144</text:p>
          </table:table-cell>
          <table:table-cell/>
          <table:table-cell office:value-type="float" office:value="25.975385342" calcext:value-type="float">
            <text:p>25.975385342</text:p>
          </table:table-cell>
          <table:table-cell office:value-type="float" office:value="25.976034262" calcext:value-type="float">
            <text:p>25.976034262</text:p>
          </table:table-cell>
          <table:table-cell office:value-type="float" office:value="25.975289517" calcext:value-type="float">
            <text:p>25.975289517</text:p>
          </table:table-cell>
          <table:table-cell/>
          <table:table-cell office:value-type="float" office:value="-0.00380883" calcext:value-type="float">
            <text:p>-0.00380883</text:p>
          </table:table-cell>
          <table:table-cell office:value-type="float" office:value="-0.003141766" calcext:value-type="float">
            <text:p>-0.003141766</text:p>
          </table:table-cell>
          <table:table-cell office:value-type="float" office:value="-0.003907334" calcext:value-type="float">
            <text:p>-0.003907334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<text:s/>2019-11-11 19:41:47</text:p>
          </table:table-cell>
          <table:table-cell office:value-type="float" office:value="25.97404" calcext:value-type="float">
            <text:p>25.97404</text:p>
          </table:table-cell>
          <table:table-cell/>
          <table:table-cell office:value-type="float" office:value="1.195482158" calcext:value-type="float">
            <text:p>1.195482158</text:p>
          </table:table-cell>
          <table:table-cell office:value-type="float" office:value="1.194011115" calcext:value-type="float">
            <text:p>1.194011115</text:p>
          </table:table-cell>
          <table:table-cell office:value-type="float" office:value="1.190106415" calcext:value-type="float">
            <text:p>1.190106415</text:p>
          </table:table-cell>
          <table:table-cell/>
          <table:table-cell office:value-type="float" office:value="0.009767011" calcext:value-type="float">
            <text:p>0.009767011</text:p>
          </table:table-cell>
          <table:table-cell office:value-type="float" office:value="0.009754993" calcext:value-type="float">
            <text:p>0.009754993</text:p>
          </table:table-cell>
          <table:table-cell office:value-type="float" office:value="0.009723092" calcext:value-type="float">
            <text:p>0.009723092</text:p>
          </table:table-cell>
          <table:table-cell/>
          <table:table-cell office:value-type="float" office:value="-0.000128822" calcext:value-type="float">
            <text:p>-0.000128822</text:p>
          </table:table-cell>
          <table:table-cell office:value-type="float" office:value="-0.000140841" calcext:value-type="float">
            <text:p>-0.000140841</text:p>
          </table:table-cell>
          <table:table-cell office:value-type="float" office:value="-0.000172742" calcext:value-type="float">
            <text:p>-0.000172742</text:p>
          </table:table-cell>
          <table:table-cell/>
          <table:table-cell office:value-type="float" office:value="25.970859864" calcext:value-type="float">
            <text:p>25.970859864</text:p>
          </table:table-cell>
          <table:table-cell office:value-type="float" office:value="25.970563502" calcext:value-type="float">
            <text:p>25.970563502</text:p>
          </table:table-cell>
          <table:table-cell office:value-type="float" office:value="25.969776844" calcext:value-type="float">
            <text:p>25.969776844</text:p>
          </table:table-cell>
          <table:table-cell/>
          <table:table-cell office:value-type="float" office:value="-0.003265452" calcext:value-type="float">
            <text:p>-0.003265452</text:p>
          </table:table-cell>
          <table:table-cell office:value-type="float" office:value="-0.003570099" calcext:value-type="float">
            <text:p>-0.003570099</text:p>
          </table:table-cell>
          <table:table-cell office:value-type="float" office:value="-0.004378748" calcext:value-type="float">
            <text:p>-0.004378748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<text:s/>2019-11-11 19:41:48</text:p>
          </table:table-cell>
          <table:table-cell office:value-type="float" office:value="25.96898" calcext:value-type="float">
            <text:p>25.96898</text:p>
          </table:table-cell>
          <table:table-cell/>
          <table:table-cell office:value-type="float" office:value="1.195852303" calcext:value-type="float">
            <text:p>1.195852303</text:p>
          </table:table-cell>
          <table:table-cell office:value-type="float" office:value="1.190357946" calcext:value-type="float">
            <text:p>1.190357946</text:p>
          </table:table-cell>
          <table:table-cell office:value-type="float" office:value="1.191377186" calcext:value-type="float">
            <text:p>1.191377186</text:p>
          </table:table-cell>
          <table:table-cell/>
          <table:table-cell office:value-type="float" office:value="0.009770035" calcext:value-type="float">
            <text:p>0.009770035</text:p>
          </table:table-cell>
          <table:table-cell office:value-type="float" office:value="0.009725147" calcext:value-type="float">
            <text:p>0.009725147</text:p>
          </table:table-cell>
          <table:table-cell office:value-type="float" office:value="0.009733474" calcext:value-type="float">
            <text:p>0.009733474</text:p>
          </table:table-cell>
          <table:table-cell/>
          <table:table-cell office:value-type="float" office:value="-0.000125798" calcext:value-type="float">
            <text:p>-0.000125798</text:p>
          </table:table-cell>
          <table:table-cell office:value-type="float" office:value="-0.000170687" calcext:value-type="float">
            <text:p>-0.000170687</text:p>
          </table:table-cell>
          <table:table-cell office:value-type="float" office:value="-0.00016236" calcext:value-type="float">
            <text:p>-0.00016236</text:p>
          </table:table-cell>
          <table:table-cell/>
          <table:table-cell office:value-type="float" office:value="25.965880359" calcext:value-type="float">
            <text:p>25.965880359</text:p>
          </table:table-cell>
          <table:table-cell office:value-type="float" office:value="25.964773438" calcext:value-type="float">
            <text:p>25.964773438</text:p>
          </table:table-cell>
          <table:table-cell office:value-type="float" office:value="25.964978779" calcext:value-type="float">
            <text:p>25.964978779</text:p>
          </table:table-cell>
          <table:table-cell/>
          <table:table-cell office:value-type="float" office:value="-0.003188796" calcext:value-type="float">
            <text:p>-0.003188796</text:p>
          </table:table-cell>
          <table:table-cell office:value-type="float" office:value="-0.004326657" calcext:value-type="float">
            <text:p>-0.004326657</text:p>
          </table:table-cell>
          <table:table-cell office:value-type="float" office:value="-0.004115576" calcext:value-type="float">
            <text:p>-0.004115576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<text:s/>2019-11-11 19:41:49</text:p>
          </table:table-cell>
          <table:table-cell office:value-type="float" office:value="25.97909" calcext:value-type="float">
            <text:p>25.97909</text:p>
          </table:table-cell>
          <table:table-cell/>
          <table:table-cell office:value-type="float" office:value="1.193549775" calcext:value-type="float">
            <text:p>1.193549775</text:p>
          </table:table-cell>
          <table:table-cell office:value-type="float" office:value="1.189561628" calcext:value-type="float">
            <text:p>1.189561628</text:p>
          </table:table-cell>
          <table:table-cell office:value-type="float" office:value="1.194695973" calcext:value-type="float">
            <text:p>1.194695973</text:p>
          </table:table-cell>
          <table:table-cell/>
          <table:table-cell office:value-type="float" office:value="0.009751224" calcext:value-type="float">
            <text:p>0.009751224</text:p>
          </table:table-cell>
          <table:table-cell office:value-type="float" office:value="0.009718641" calcext:value-type="float">
            <text:p>0.009718641</text:p>
          </table:table-cell>
          <table:table-cell office:value-type="float" office:value="0.009760588" calcext:value-type="float">
            <text:p>0.009760588</text:p>
          </table:table-cell>
          <table:table-cell/>
          <table:table-cell office:value-type="float" office:value="-0.00014461" calcext:value-type="float">
            <text:p>-0.00014461</text:p>
          </table:table-cell>
          <table:table-cell office:value-type="float" office:value="-0.000177193" calcext:value-type="float">
            <text:p>-0.000177193</text:p>
          </table:table-cell>
          <table:table-cell office:value-type="float" office:value="-0.000135245" calcext:value-type="float">
            <text:p>-0.000135245</text:p>
          </table:table-cell>
          <table:table-cell/>
          <table:table-cell office:value-type="float" office:value="25.975524637" calcext:value-type="float">
            <text:p>25.975524637</text:p>
          </table:table-cell>
          <table:table-cell office:value-type="float" office:value="25.974721171" calcext:value-type="float">
            <text:p>25.974721171</text:p>
          </table:table-cell>
          <table:table-cell office:value-type="float" office:value="25.975755553" calcext:value-type="float">
            <text:p>25.975755553</text:p>
          </table:table-cell>
          <table:table-cell/>
          <table:table-cell office:value-type="float" office:value="-0.003665641" calcext:value-type="float">
            <text:p>-0.003665641</text:p>
          </table:table-cell>
          <table:table-cell office:value-type="float" office:value="-0.004491571" calcext:value-type="float">
            <text:p>-0.004491571</text:p>
          </table:table-cell>
          <table:table-cell office:value-type="float" office:value="-0.003428268" calcext:value-type="float">
            <text:p>-0.003428268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<text:s/>2019-11-11 19:41:51</text:p>
          </table:table-cell>
          <table:table-cell office:value-type="float" office:value="25.97404" calcext:value-type="float">
            <text:p>25.97404</text:p>
          </table:table-cell>
          <table:table-cell/>
          <table:table-cell office:value-type="float" office:value="1.190551661" calcext:value-type="float">
            <text:p>1.190551661</text:p>
          </table:table-cell>
          <table:table-cell office:value-type="float" office:value="1.192001842" calcext:value-type="float">
            <text:p>1.192001842</text:p>
          </table:table-cell>
          <table:table-cell office:value-type="float" office:value="1.195996546" calcext:value-type="float">
            <text:p>1.195996546</text:p>
          </table:table-cell>
          <table:table-cell/>
          <table:table-cell office:value-type="float" office:value="0.009726729" calcext:value-type="float">
            <text:p>0.009726729</text:p>
          </table:table-cell>
          <table:table-cell office:value-type="float" office:value="0.009738577" calcext:value-type="float">
            <text:p>0.009738577</text:p>
          </table:table-cell>
          <table:table-cell office:value-type="float" office:value="0.009771214" calcext:value-type="float">
            <text:p>0.009771214</text:p>
          </table:table-cell>
          <table:table-cell/>
          <table:table-cell office:value-type="float" office:value="-0.000169104" calcext:value-type="float">
            <text:p>-0.000169104</text:p>
          </table:table-cell>
          <table:table-cell office:value-type="float" office:value="-0.000157256" calcext:value-type="float">
            <text:p>-0.000157256</text:p>
          </table:table-cell>
          <table:table-cell office:value-type="float" office:value="-0.00012462" calcext:value-type="float">
            <text:p>-0.00012462</text:p>
          </table:table-cell>
          <table:table-cell/>
          <table:table-cell office:value-type="float" office:value="25.969866546" calcext:value-type="float">
            <text:p>25.969866546</text:p>
          </table:table-cell>
          <table:table-cell office:value-type="float" office:value="25.970158705" calcext:value-type="float">
            <text:p>25.970158705</text:p>
          </table:table-cell>
          <table:table-cell office:value-type="float" office:value="25.970963495" calcext:value-type="float">
            <text:p>25.970963495</text:p>
          </table:table-cell>
          <table:table-cell/>
          <table:table-cell office:value-type="float" office:value="-0.004286539" calcext:value-type="float">
            <text:p>-0.004286539</text:p>
          </table:table-cell>
          <table:table-cell office:value-type="float" office:value="-0.003986212" calcext:value-type="float">
            <text:p>-0.003986212</text:p>
          </table:table-cell>
          <table:table-cell office:value-type="float" office:value="-0.003158924" calcext:value-type="float">
            <text:p>-0.003158924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<text:s/>2019-11-11 19:41:52</text:p>
          </table:table-cell>
          <table:table-cell office:value-type="float" office:value="25.97909" calcext:value-type="float">
            <text:p>25.97909</text:p>
          </table:table-cell>
          <table:table-cell/>
          <table:table-cell office:value-type="float" office:value="1.190782331" calcext:value-type="float">
            <text:p>1.190782331</text:p>
          </table:table-cell>
          <table:table-cell office:value-type="float" office:value="1.195218706" calcext:value-type="float">
            <text:p>1.195218706</text:p>
          </table:table-cell>
          <table:table-cell office:value-type="float" office:value="1.193986677" calcext:value-type="float">
            <text:p>1.193986677</text:p>
          </table:table-cell>
          <table:table-cell/>
          <table:table-cell office:value-type="float" office:value="0.009728614" calcext:value-type="float">
            <text:p>0.009728614</text:p>
          </table:table-cell>
          <table:table-cell office:value-type="float" office:value="0.009764859" calcext:value-type="float">
            <text:p>0.009764859</text:p>
          </table:table-cell>
          <table:table-cell office:value-type="float" office:value="0.009754793" calcext:value-type="float">
            <text:p>0.009754793</text:p>
          </table:table-cell>
          <table:table-cell/>
          <table:table-cell office:value-type="float" office:value="-0.00016722" calcext:value-type="float">
            <text:p>-0.00016722</text:p>
          </table:table-cell>
          <table:table-cell office:value-type="float" office:value="-0.000130975" calcext:value-type="float">
            <text:p>-0.000130975</text:p>
          </table:table-cell>
          <table:table-cell office:value-type="float" office:value="-0.00014104" calcext:value-type="float">
            <text:p>-0.00014104</text:p>
          </table:table-cell>
          <table:table-cell/>
          <table:table-cell office:value-type="float" office:value="25.974967098" calcext:value-type="float">
            <text:p>25.974967098</text:p>
          </table:table-cell>
          <table:table-cell office:value-type="float" office:value="25.975860865" calcext:value-type="float">
            <text:p>25.975860865</text:p>
          </table:table-cell>
          <table:table-cell office:value-type="float" office:value="25.975612656" calcext:value-type="float">
            <text:p>25.975612656</text:p>
          </table:table-cell>
          <table:table-cell/>
          <table:table-cell office:value-type="float" office:value="-0.004238768" calcext:value-type="float">
            <text:p>-0.004238768</text:p>
          </table:table-cell>
          <table:table-cell office:value-type="float" office:value="-0.003320012" calcext:value-type="float">
            <text:p>-0.003320012</text:p>
          </table:table-cell>
          <table:table-cell office:value-type="float" office:value="-0.00357516" calcext:value-type="float">
            <text:p>-0.00357516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<text:s/>2019-11-11 19:41:53</text:p>
          </table:table-cell>
          <table:table-cell office:value-type="float" office:value="25.97404" calcext:value-type="float">
            <text:p>25.97404</text:p>
          </table:table-cell>
          <table:table-cell/>
          <table:table-cell office:value-type="float" office:value="1.193571829" calcext:value-type="float">
            <text:p>1.193571829</text:p>
          </table:table-cell>
          <table:table-cell office:value-type="float" office:value="1.19575932" calcext:value-type="float">
            <text:p>1.19575932</text:p>
          </table:table-cell>
          <table:table-cell office:value-type="float" office:value="1.190732263" calcext:value-type="float">
            <text:p>1.190732263</text:p>
          </table:table-cell>
          <table:table-cell/>
          <table:table-cell office:value-type="float" office:value="0.009751404" calcext:value-type="float">
            <text:p>0.009751404</text:p>
          </table:table-cell>
          <table:table-cell office:value-type="float" office:value="0.009769275" calcext:value-type="float">
            <text:p>0.009769275</text:p>
          </table:table-cell>
          <table:table-cell office:value-type="float" office:value="0.009728205" calcext:value-type="float">
            <text:p>0.009728205</text:p>
          </table:table-cell>
          <table:table-cell/>
          <table:table-cell office:value-type="float" office:value="-0.00014443" calcext:value-type="float">
            <text:p>-0.00014443</text:p>
          </table:table-cell>
          <table:table-cell office:value-type="float" office:value="-0.000126558" calcext:value-type="float">
            <text:p>-0.000126558</text:p>
          </table:table-cell>
          <table:table-cell office:value-type="float" office:value="-0.000167629" calcext:value-type="float">
            <text:p>-0.000167629</text:p>
          </table:table-cell>
          <table:table-cell/>
          <table:table-cell office:value-type="float" office:value="25.970475001" calcext:value-type="float">
            <text:p>25.970475001</text:p>
          </table:table-cell>
          <table:table-cell office:value-type="float" office:value="25.970915702" calcext:value-type="float">
            <text:p>25.970915702</text:p>
          </table:table-cell>
          <table:table-cell office:value-type="float" office:value="25.96990293" calcext:value-type="float">
            <text:p>25.96990293</text:p>
          </table:table-cell>
          <table:table-cell/>
          <table:table-cell office:value-type="float" office:value="-0.003661073" calcext:value-type="float">
            <text:p>-0.003661073</text:p>
          </table:table-cell>
          <table:table-cell office:value-type="float" office:value="-0.003208053" calcext:value-type="float">
            <text:p>-0.003208053</text:p>
          </table:table-cell>
          <table:table-cell office:value-type="float" office:value="-0.004249137" calcext:value-type="float">
            <text:p>-0.004249137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<text:s/>2019-11-11 19:41:54</text:p>
          </table:table-cell>
          <table:table-cell office:value-type="float" office:value="25.97404" calcext:value-type="float">
            <text:p>25.97404</text:p>
          </table:table-cell>
          <table:table-cell/>
          <table:table-cell office:value-type="float" office:value="1.196261191" calcext:value-type="float">
            <text:p>1.196261191</text:p>
          </table:table-cell>
          <table:table-cell office:value-type="float" office:value="1.192522787" calcext:value-type="float">
            <text:p>1.192522787</text:p>
          </table:table-cell>
          <table:table-cell office:value-type="float" office:value="1.190776967" calcext:value-type="float">
            <text:p>1.190776967</text:p>
          </table:table-cell>
          <table:table-cell/>
          <table:table-cell office:value-type="float" office:value="0.009773376" calcext:value-type="float">
            <text:p>0.009773376</text:p>
          </table:table-cell>
          <table:table-cell office:value-type="float" office:value="0.009742833" calcext:value-type="float">
            <text:p>0.009742833</text:p>
          </table:table-cell>
          <table:table-cell office:value-type="float" office:value="0.00972857" calcext:value-type="float">
            <text:p>0.00972857</text:p>
          </table:table-cell>
          <table:table-cell/>
          <table:table-cell office:value-type="float" office:value="-0.000122458" calcext:value-type="float">
            <text:p>-0.000122458</text:p>
          </table:table-cell>
          <table:table-cell office:value-type="float" office:value="-0.000153" calcext:value-type="float">
            <text:p>-0.000153</text:p>
          </table:table-cell>
          <table:table-cell office:value-type="float" office:value="-0.000167263" calcext:value-type="float">
            <text:p>-0.000167263</text:p>
          </table:table-cell>
          <table:table-cell/>
          <table:table-cell office:value-type="float" office:value="25.971016811" calcext:value-type="float">
            <text:p>25.971016811</text:p>
          </table:table-cell>
          <table:table-cell office:value-type="float" office:value="25.970263657" calcext:value-type="float">
            <text:p>25.970263657</text:p>
          </table:table-cell>
          <table:table-cell office:value-type="float" office:value="25.969911937" calcext:value-type="float">
            <text:p>25.969911937</text:p>
          </table:table-cell>
          <table:table-cell/>
          <table:table-cell office:value-type="float" office:value="-0.003104117" calcext:value-type="float">
            <text:p>-0.003104117</text:p>
          </table:table-cell>
          <table:table-cell office:value-type="float" office:value="-0.003878326" calcext:value-type="float">
            <text:p>-0.003878326</text:p>
          </table:table-cell>
          <table:table-cell office:value-type="float" office:value="-0.004239879" calcext:value-type="float">
            <text:p>-0.004239879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<text:s/>2019-11-11 19:41:56</text:p>
          </table:table-cell>
          <table:table-cell office:value-type="float" office:value="25.96898" calcext:value-type="float">
            <text:p>25.96898</text:p>
          </table:table-cell>
          <table:table-cell/>
          <table:table-cell office:value-type="float" office:value="1.194599413" calcext:value-type="float">
            <text:p>1.194599413</text:p>
          </table:table-cell>
          <table:table-cell office:value-type="float" office:value="1.188915514" calcext:value-type="float">
            <text:p>1.188915514</text:p>
          </table:table-cell>
          <table:table-cell office:value-type="float" office:value="1.191682362" calcext:value-type="float">
            <text:p>1.191682362</text:p>
          </table:table-cell>
          <table:table-cell/>
          <table:table-cell office:value-type="float" office:value="0.009759799" calcext:value-type="float">
            <text:p>0.009759799</text:p>
          </table:table-cell>
          <table:table-cell office:value-type="float" office:value="0.009713362" calcext:value-type="float">
            <text:p>0.009713362</text:p>
          </table:table-cell>
          <table:table-cell office:value-type="float" office:value="0.009735967" calcext:value-type="float">
            <text:p>0.009735967</text:p>
          </table:table-cell>
          <table:table-cell/>
          <table:table-cell office:value-type="float" office:value="-0.000136034" calcext:value-type="float">
            <text:p>-0.000136034</text:p>
          </table:table-cell>
          <table:table-cell office:value-type="float" office:value="-0.000182471" calcext:value-type="float">
            <text:p>-0.000182471</text:p>
          </table:table-cell>
          <table:table-cell office:value-type="float" office:value="-0.000159866" calcext:value-type="float">
            <text:p>-0.000159866</text:p>
          </table:table-cell>
          <table:table-cell/>
          <table:table-cell office:value-type="float" office:value="25.965627945" calcext:value-type="float">
            <text:p>25.965627945</text:p>
          </table:table-cell>
          <table:table-cell office:value-type="float" office:value="25.964482838" calcext:value-type="float">
            <text:p>25.964482838</text:p>
          </table:table-cell>
          <table:table-cell office:value-type="float" office:value="25.965040261" calcext:value-type="float">
            <text:p>25.965040261</text:p>
          </table:table-cell>
          <table:table-cell/>
          <table:table-cell office:value-type="float" office:value="-0.003448265" calcext:value-type="float">
            <text:p>-0.003448265</text:p>
          </table:table-cell>
          <table:table-cell office:value-type="float" office:value="-0.004625379" calcext:value-type="float">
            <text:p>-0.004625379</text:p>
          </table:table-cell>
          <table:table-cell office:value-type="float" office:value="-0.004052375" calcext:value-type="float">
            <text:p>-0.004052375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<text:s/>2019-11-11 19:41:57</text:p>
          </table:table-cell>
          <table:table-cell office:value-type="float" office:value="25.97404" calcext:value-type="float">
            <text:p>25.97404</text:p>
          </table:table-cell>
          <table:table-cell/>
          <table:table-cell office:value-type="float" office:value="1.192372583" calcext:value-type="float">
            <text:p>1.192372583</text:p>
          </table:table-cell>
          <table:table-cell office:value-type="float" office:value="1.190228604" calcext:value-type="float">
            <text:p>1.190228604</text:p>
          </table:table-cell>
          <table:table-cell office:value-type="float" office:value="1.1954005" calcext:value-type="float">
            <text:p>1.1954005</text:p>
          </table:table-cell>
          <table:table-cell/>
          <table:table-cell office:value-type="float" office:value="0.009741606" calcext:value-type="float">
            <text:p>0.009741606</text:p>
          </table:table-cell>
          <table:table-cell office:value-type="float" office:value="0.00972409" calcext:value-type="float">
            <text:p>0.00972409</text:p>
          </table:table-cell>
          <table:table-cell office:value-type="float" office:value="0.009766344" calcext:value-type="float">
            <text:p>0.009766344</text:p>
          </table:table-cell>
          <table:table-cell/>
          <table:table-cell office:value-type="float" office:value="-0.000154227" calcext:value-type="float">
            <text:p>-0.000154227</text:p>
          </table:table-cell>
          <table:table-cell office:value-type="float" office:value="-0.000171743" calcext:value-type="float">
            <text:p>-0.000171743</text:p>
          </table:table-cell>
          <table:table-cell office:value-type="float" office:value="-0.000129489" calcext:value-type="float">
            <text:p>-0.000129489</text:p>
          </table:table-cell>
          <table:table-cell/>
          <table:table-cell office:value-type="float" office:value="25.970233396" calcext:value-type="float">
            <text:p>25.970233396</text:p>
          </table:table-cell>
          <table:table-cell office:value-type="float" office:value="25.969801461" calcext:value-type="float">
            <text:p>25.969801461</text:p>
          </table:table-cell>
          <table:table-cell office:value-type="float" office:value="25.970843413" calcext:value-type="float">
            <text:p>25.970843413</text:p>
          </table:table-cell>
          <table:table-cell/>
          <table:table-cell office:value-type="float" office:value="-0.003909433" calcext:value-type="float">
            <text:p>-0.003909433</text:p>
          </table:table-cell>
          <table:table-cell office:value-type="float" office:value="-0.004353443" calcext:value-type="float">
            <text:p>-0.004353443</text:p>
          </table:table-cell>
          <table:table-cell office:value-type="float" office:value="-0.003282363" calcext:value-type="float">
            <text:p>-0.003282363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<text:s/>2019-11-11 19:41:58</text:p>
          </table:table-cell>
          <table:table-cell office:value-type="float" office:value="25.97909" calcext:value-type="float">
            <text:p>25.97909</text:p>
          </table:table-cell>
          <table:table-cell/>
          <table:table-cell office:value-type="float" office:value="1.190391921" calcext:value-type="float">
            <text:p>1.190391921</text:p>
          </table:table-cell>
          <table:table-cell office:value-type="float" office:value="1.193859123" calcext:value-type="float">
            <text:p>1.193859123</text:p>
          </table:table-cell>
          <table:table-cell office:value-type="float" office:value="1.194950485" calcext:value-type="float">
            <text:p>1.194950485</text:p>
          </table:table-cell>
          <table:table-cell/>
          <table:table-cell office:value-type="float" office:value="0.009725424" calcext:value-type="float">
            <text:p>0.009725424</text:p>
          </table:table-cell>
          <table:table-cell office:value-type="float" office:value="0.009753751" calcext:value-type="float">
            <text:p>0.009753751</text:p>
          </table:table-cell>
          <table:table-cell office:value-type="float" office:value="0.009762667" calcext:value-type="float">
            <text:p>0.009762667</text:p>
          </table:table-cell>
          <table:table-cell/>
          <table:table-cell office:value-type="float" office:value="-0.000170409" calcext:value-type="float">
            <text:p>-0.000170409</text:p>
          </table:table-cell>
          <table:table-cell office:value-type="float" office:value="-0.000142082" calcext:value-type="float">
            <text:p>-0.000142082</text:p>
          </table:table-cell>
          <table:table-cell office:value-type="float" office:value="-0.000133166" calcext:value-type="float">
            <text:p>-0.000133166</text:p>
          </table:table-cell>
          <table:table-cell/>
          <table:table-cell office:value-type="float" office:value="25.974888445" calcext:value-type="float">
            <text:p>25.974888445</text:p>
          </table:table-cell>
          <table:table-cell office:value-type="float" office:value="25.975586959" calcext:value-type="float">
            <text:p>25.975586959</text:p>
          </table:table-cell>
          <table:table-cell office:value-type="float" office:value="25.975806828" calcext:value-type="float">
            <text:p>25.975806828</text:p>
          </table:table-cell>
          <table:table-cell/>
          <table:table-cell office:value-type="float" office:value="-0.004319621" calcext:value-type="float">
            <text:p>-0.004319621</text:p>
          </table:table-cell>
          <table:table-cell office:value-type="float" office:value="-0.003601576" calcext:value-type="float">
            <text:p>-0.003601576</text:p>
          </table:table-cell>
          <table:table-cell office:value-type="float" office:value="-0.003375559" calcext:value-type="float">
            <text:p>-0.003375559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<text:s/>2019-11-11 19:41:59</text:p>
          </table:table-cell>
          <table:table-cell office:value-type="float" office:value="25.97909" calcext:value-type="float">
            <text:p>25.97909</text:p>
          </table:table-cell>
          <table:table-cell/>
          <table:table-cell office:value-type="float" office:value="1.192220592" calcext:value-type="float">
            <text:p>1.192220592</text:p>
          </table:table-cell>
          <table:table-cell office:value-type="float" office:value="1.196048402" calcext:value-type="float">
            <text:p>1.196048402</text:p>
          </table:table-cell>
          <table:table-cell office:value-type="float" office:value="1.191968464" calcext:value-type="float">
            <text:p>1.191968464</text:p>
          </table:table-cell>
          <table:table-cell/>
          <table:table-cell office:value-type="float" office:value="0.009740364" calcext:value-type="float">
            <text:p>0.009740364</text:p>
          </table:table-cell>
          <table:table-cell office:value-type="float" office:value="0.009771637" calcext:value-type="float">
            <text:p>0.009771637</text:p>
          </table:table-cell>
          <table:table-cell office:value-type="float" office:value="0.009738304" calcext:value-type="float">
            <text:p>0.009738304</text:p>
          </table:table-cell>
          <table:table-cell/>
          <table:table-cell office:value-type="float" office:value="-0.000155469" calcext:value-type="float">
            <text:p>-0.000155469</text:p>
          </table:table-cell>
          <table:table-cell office:value-type="float" office:value="-0.000124196" calcext:value-type="float">
            <text:p>-0.000124196</text:p>
          </table:table-cell>
          <table:table-cell office:value-type="float" office:value="-0.000157529" calcext:value-type="float">
            <text:p>-0.000157529</text:p>
          </table:table-cell>
          <table:table-cell/>
          <table:table-cell office:value-type="float" office:value="25.975256855" calcext:value-type="float">
            <text:p>25.975256855</text:p>
          </table:table-cell>
          <table:table-cell office:value-type="float" office:value="25.976028018" calcext:value-type="float">
            <text:p>25.976028018</text:p>
          </table:table-cell>
          <table:table-cell office:value-type="float" office:value="25.975206061" calcext:value-type="float">
            <text:p>25.975206061</text:p>
          </table:table-cell>
          <table:table-cell/>
          <table:table-cell office:value-type="float" office:value="-0.00394091" calcext:value-type="float">
            <text:p>-0.00394091</text:p>
          </table:table-cell>
          <table:table-cell office:value-type="float" office:value="-0.003148185" calcext:value-type="float">
            <text:p>-0.003148185</text:p>
          </table:table-cell>
          <table:table-cell office:value-type="float" office:value="-0.003993124" calcext:value-type="float">
            <text:p>-0.003993124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<text:s/>2019-11-11 19:42:01</text:p>
          </table:table-cell>
          <table:table-cell office:value-type="float" office:value="25.97404" calcext:value-type="float">
            <text:p>25.97404</text:p>
          </table:table-cell>
          <table:table-cell/>
          <table:table-cell office:value-type="float" office:value="1.19517281" calcext:value-type="float">
            <text:p>1.19517281</text:p>
          </table:table-cell>
          <table:table-cell office:value-type="float" office:value="1.19412794" calcext:value-type="float">
            <text:p>1.19412794</text:p>
          </table:table-cell>
          <table:table-cell office:value-type="float" office:value="1.190275096" calcext:value-type="float">
            <text:p>1.190275096</text:p>
          </table:table-cell>
          <table:table-cell/>
          <table:table-cell office:value-type="float" office:value="0.009764484" calcext:value-type="float">
            <text:p>0.009764484</text:p>
          </table:table-cell>
          <table:table-cell office:value-type="float" office:value="0.009755947" calcext:value-type="float">
            <text:p>0.009755947</text:p>
          </table:table-cell>
          <table:table-cell office:value-type="float" office:value="0.00972447" calcext:value-type="float">
            <text:p>0.00972447</text:p>
          </table:table-cell>
          <table:table-cell/>
          <table:table-cell office:value-type="float" office:value="-0.00013135" calcext:value-type="float">
            <text:p>-0.00013135</text:p>
          </table:table-cell>
          <table:table-cell office:value-type="float" office:value="-0.000139886" calcext:value-type="float">
            <text:p>-0.000139886</text:p>
          </table:table-cell>
          <table:table-cell office:value-type="float" office:value="-0.000171364" calcext:value-type="float">
            <text:p>-0.000171364</text:p>
          </table:table-cell>
          <table:table-cell/>
          <table:table-cell office:value-type="float" office:value="25.970797541" calcext:value-type="float">
            <text:p>25.970797541</text:p>
          </table:table-cell>
          <table:table-cell office:value-type="float" office:value="25.970587038" calcext:value-type="float">
            <text:p>25.970587038</text:p>
          </table:table-cell>
          <table:table-cell office:value-type="float" office:value="25.969810827" calcext:value-type="float">
            <text:p>25.969810827</text:p>
          </table:table-cell>
          <table:table-cell/>
          <table:table-cell office:value-type="float" office:value="-0.003329517" calcext:value-type="float">
            <text:p>-0.003329517</text:p>
          </table:table-cell>
          <table:table-cell office:value-type="float" office:value="-0.003545905" calcext:value-type="float">
            <text:p>-0.003545905</text:p>
          </table:table-cell>
          <table:table-cell office:value-type="float" office:value="-0.004343815" calcext:value-type="float">
            <text:p>-0.004343815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2019-11-11 19:42:02</text:p>
          </table:table-cell>
          <table:table-cell office:value-type="float" office:value="25.96898" calcext:value-type="float">
            <text:p>25.96898</text:p>
          </table:table-cell>
          <table:table-cell/>
          <table:table-cell office:value-type="float" office:value="1.195838594" calcext:value-type="float">
            <text:p>1.195838594</text:p>
          </table:table-cell>
          <table:table-cell office:value-type="float" office:value="1.190857433" calcext:value-type="float">
            <text:p>1.190857433</text:p>
          </table:table-cell>
          <table:table-cell office:value-type="float" office:value="1.191073202" calcext:value-type="float">
            <text:p>1.191073202</text:p>
          </table:table-cell>
          <table:table-cell/>
          <table:table-cell office:value-type="float" office:value="0.009769923" calcext:value-type="float">
            <text:p>0.009769923</text:p>
          </table:table-cell>
          <table:table-cell office:value-type="float" office:value="0.009729227" calcext:value-type="float">
            <text:p>0.009729227</text:p>
          </table:table-cell>
          <table:table-cell office:value-type="float" office:value="0.00973099" calcext:value-type="float">
            <text:p>0.00973099</text:p>
          </table:table-cell>
          <table:table-cell/>
          <table:table-cell office:value-type="float" office:value="-0.00012591" calcext:value-type="float">
            <text:p>-0.00012591</text:p>
          </table:table-cell>
          <table:table-cell office:value-type="float" office:value="-0.000166606" calcext:value-type="float">
            <text:p>-0.000166606</text:p>
          </table:table-cell>
          <table:table-cell office:value-type="float" office:value="-0.000164843" calcext:value-type="float">
            <text:p>-0.000164843</text:p>
          </table:table-cell>
          <table:table-cell/>
          <table:table-cell office:value-type="float" office:value="25.965877597" calcext:value-type="float">
            <text:p>25.965877597</text:p>
          </table:table-cell>
          <table:table-cell office:value-type="float" office:value="25.964874067" calcext:value-type="float">
            <text:p>25.964874067</text:p>
          </table:table-cell>
          <table:table-cell office:value-type="float" office:value="25.964917537" calcext:value-type="float">
            <text:p>25.964917537</text:p>
          </table:table-cell>
          <table:table-cell/>
          <table:table-cell office:value-type="float" office:value="-0.003191635" calcext:value-type="float">
            <text:p>-0.003191635</text:p>
          </table:table-cell>
          <table:table-cell office:value-type="float" office:value="-0.004223215" calcext:value-type="float">
            <text:p>-0.004223215</text:p>
          </table:table-cell>
          <table:table-cell office:value-type="float" office:value="-0.00417853" calcext:value-type="float">
            <text:p>-0.00417853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<text:s/>2019-11-11 19:42:03</text:p>
          </table:table-cell>
          <table:table-cell office:value-type="float" office:value="25.97909" calcext:value-type="float">
            <text:p>25.97909</text:p>
          </table:table-cell>
          <table:table-cell/>
          <table:table-cell office:value-type="float" office:value="1.193690442" calcext:value-type="float">
            <text:p>1.193690442</text:p>
          </table:table-cell>
          <table:table-cell office:value-type="float" office:value="1.189278506" calcext:value-type="float">
            <text:p>1.189278506</text:p>
          </table:table-cell>
          <table:table-cell office:value-type="float" office:value="1.194282316" calcext:value-type="float">
            <text:p>1.194282316</text:p>
          </table:table-cell>
          <table:table-cell/>
          <table:table-cell office:value-type="float" office:value="0.009752373" calcext:value-type="float">
            <text:p>0.009752373</text:p>
          </table:table-cell>
          <table:table-cell office:value-type="float" office:value="0.009716328" calcext:value-type="float">
            <text:p>0.009716328</text:p>
          </table:table-cell>
          <table:table-cell office:value-type="float" office:value="0.009757208" calcext:value-type="float">
            <text:p>0.009757208</text:p>
          </table:table-cell>
          <table:table-cell/>
          <table:table-cell office:value-type="float" office:value="-0.00014346" calcext:value-type="float">
            <text:p>-0.00014346</text:p>
          </table:table-cell>
          <table:table-cell office:value-type="float" office:value="-0.000179506" calcext:value-type="float">
            <text:p>-0.000179506</text:p>
          </table:table-cell>
          <table:table-cell office:value-type="float" office:value="-0.000138625" calcext:value-type="float">
            <text:p>-0.000138625</text:p>
          </table:table-cell>
          <table:table-cell/>
          <table:table-cell office:value-type="float" office:value="25.975552976" calcext:value-type="float">
            <text:p>25.975552976</text:p>
          </table:table-cell>
          <table:table-cell office:value-type="float" office:value="25.974664133" calcext:value-type="float">
            <text:p>25.974664133</text:p>
          </table:table-cell>
          <table:table-cell office:value-type="float" office:value="25.975672217" calcext:value-type="float">
            <text:p>25.975672217</text:p>
          </table:table-cell>
          <table:table-cell/>
          <table:table-cell office:value-type="float" office:value="-0.003636509" calcext:value-type="float">
            <text:p>-0.003636509</text:p>
          </table:table-cell>
          <table:table-cell office:value-type="float" office:value="-0.004550205" calcext:value-type="float">
            <text:p>-0.004550205</text:p>
          </table:table-cell>
          <table:table-cell office:value-type="float" office:value="-0.003513934" calcext:value-type="float">
            <text:p>-0.003513934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<text:s/>2019-11-11 19:42:04</text:p>
          </table:table-cell>
          <table:table-cell office:value-type="float" office:value="25.97909" calcext:value-type="float">
            <text:p>25.97909</text:p>
          </table:table-cell>
          <table:table-cell/>
          <table:table-cell office:value-type="float" office:value="1.191024326" calcext:value-type="float">
            <text:p>1.191024326</text:p>
          </table:table-cell>
          <table:table-cell office:value-type="float" office:value="1.19155898" calcext:value-type="float">
            <text:p>1.19155898</text:p>
          </table:table-cell>
          <table:table-cell office:value-type="float" office:value="1.196107411" calcext:value-type="float">
            <text:p>1.196107411</text:p>
          </table:table-cell>
          <table:table-cell/>
          <table:table-cell office:value-type="float" office:value="0.009730591" calcext:value-type="float">
            <text:p>0.009730591</text:p>
          </table:table-cell>
          <table:table-cell office:value-type="float" office:value="0.009734959" calcext:value-type="float">
            <text:p>0.009734959</text:p>
          </table:table-cell>
          <table:table-cell office:value-type="float" office:value="0.009772119" calcext:value-type="float">
            <text:p>0.009772119</text:p>
          </table:table-cell>
          <table:table-cell/>
          <table:table-cell office:value-type="float" office:value="-0.000165242" calcext:value-type="float">
            <text:p>-0.000165242</text:p>
          </table:table-cell>
          <table:table-cell office:value-type="float" office:value="-0.000160874" calcext:value-type="float">
            <text:p>-0.000160874</text:p>
          </table:table-cell>
          <table:table-cell office:value-type="float" office:value="-0.000123714" calcext:value-type="float">
            <text:p>-0.000123714</text:p>
          </table:table-cell>
          <table:table-cell/>
          <table:table-cell office:value-type="float" office:value="25.975015851" calcext:value-type="float">
            <text:p>25.975015851</text:p>
          </table:table-cell>
          <table:table-cell office:value-type="float" office:value="25.975123565" calcext:value-type="float">
            <text:p>25.975123565</text:p>
          </table:table-cell>
          <table:table-cell office:value-type="float" office:value="25.976039906" calcext:value-type="float">
            <text:p>25.976039906</text:p>
          </table:table-cell>
          <table:table-cell/>
          <table:table-cell office:value-type="float" office:value="-0.004188652" calcext:value-type="float">
            <text:p>-0.004188652</text:p>
          </table:table-cell>
          <table:table-cell office:value-type="float" office:value="-0.004077927" calcext:value-type="float">
            <text:p>-0.004077927</text:p>
          </table:table-cell>
          <table:table-cell office:value-type="float" office:value="-0.003135964" calcext:value-type="float">
            <text:p>-0.003135964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<text:s/>2019-11-11 19:42:06</text:p>
          </table:table-cell>
          <table:table-cell office:value-type="float" office:value="25.98414" calcext:value-type="float">
            <text:p>25.98414</text:p>
          </table:table-cell>
          <table:table-cell/>
          <table:table-cell office:value-type="float" office:value="1.191263341" calcext:value-type="float">
            <text:p>1.191263341</text:p>
          </table:table-cell>
          <table:table-cell office:value-type="float" office:value="1.19523003" calcext:value-type="float">
            <text:p>1.19523003</text:p>
          </table:table-cell>
          <table:table-cell office:value-type="float" office:value="1.194998168" calcext:value-type="float">
            <text:p>1.194998168</text:p>
          </table:table-cell>
          <table:table-cell/>
          <table:table-cell office:value-type="float" office:value="0.009732544" calcext:value-type="float">
            <text:p>0.009732544</text:p>
          </table:table-cell>
          <table:table-cell office:value-type="float" office:value="0.009764951" calcext:value-type="float">
            <text:p>0.009764951</text:p>
          </table:table-cell>
          <table:table-cell office:value-type="float" office:value="0.009763057" calcext:value-type="float">
            <text:p>0.009763057</text:p>
          </table:table-cell>
          <table:table-cell/>
          <table:table-cell office:value-type="float" office:value="-0.00016329" calcext:value-type="float">
            <text:p>-0.00016329</text:p>
          </table:table-cell>
          <table:table-cell office:value-type="float" office:value="-0.000130882" calcext:value-type="float">
            <text:p>-0.000130882</text:p>
          </table:table-cell>
          <table:table-cell office:value-type="float" office:value="-0.000132776" calcext:value-type="float">
            <text:p>-0.000132776</text:p>
          </table:table-cell>
          <table:table-cell/>
          <table:table-cell office:value-type="float" office:value="25.980118085" calcext:value-type="float">
            <text:p>25.980118085</text:p>
          </table:table-cell>
          <table:table-cell office:value-type="float" office:value="25.980917224" calcext:value-type="float">
            <text:p>25.980917224</text:p>
          </table:table-cell>
          <table:table-cell office:value-type="float" office:value="25.980870512" calcext:value-type="float">
            <text:p>25.980870512</text:p>
          </table:table-cell>
          <table:table-cell/>
          <table:table-cell office:value-type="float" office:value="-0.004139153" calcext:value-type="float">
            <text:p>-0.004139153</text:p>
          </table:table-cell>
          <table:table-cell office:value-type="float" office:value="-0.003317666" calcext:value-type="float">
            <text:p>-0.003317666</text:p>
          </table:table-cell>
          <table:table-cell office:value-type="float" office:value="-0.003365684" calcext:value-type="float">
            <text:p>-0.003365684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<text:s/>2019-11-11 19:42:07</text:p>
          </table:table-cell>
          <table:table-cell office:value-type="float" office:value="25.97404" calcext:value-type="float">
            <text:p>25.97404</text:p>
          </table:table-cell>
          <table:table-cell/>
          <table:table-cell office:value-type="float" office:value="1.19619205" calcext:value-type="float">
            <text:p>1.19619205</text:p>
          </table:table-cell>
          <table:table-cell office:value-type="float" office:value="1.193825745" calcext:value-type="float">
            <text:p>1.193825745</text:p>
          </table:table-cell>
          <table:table-cell office:value-type="float" office:value="1.190489672" calcext:value-type="float">
            <text:p>1.190489672</text:p>
          </table:table-cell>
          <table:table-cell/>
          <table:table-cell office:value-type="float" office:value="0.009772811" calcext:value-type="float">
            <text:p>0.009772811</text:p>
          </table:table-cell>
          <table:table-cell office:value-type="float" office:value="0.009753478" calcext:value-type="float">
            <text:p>0.009753478</text:p>
          </table:table-cell>
          <table:table-cell office:value-type="float" office:value="0.009726223" calcext:value-type="float">
            <text:p>0.009726223</text:p>
          </table:table-cell>
          <table:table-cell/>
          <table:table-cell office:value-type="float" office:value="-0.000123022" calcext:value-type="float">
            <text:p>-0.000123022</text:p>
          </table:table-cell>
          <table:table-cell office:value-type="float" office:value="-0.000142355" calcext:value-type="float">
            <text:p>-0.000142355</text:p>
          </table:table-cell>
          <table:table-cell office:value-type="float" office:value="-0.000169611" calcext:value-type="float">
            <text:p>-0.000169611</text:p>
          </table:table-cell>
          <table:table-cell/>
          <table:table-cell office:value-type="float" office:value="25.971002882" calcext:value-type="float">
            <text:p>25.971002882</text:p>
          </table:table-cell>
          <table:table-cell office:value-type="float" office:value="25.970526156" calcext:value-type="float">
            <text:p>25.970526156</text:p>
          </table:table-cell>
          <table:table-cell office:value-type="float" office:value="25.969854057" calcext:value-type="float">
            <text:p>25.969854057</text:p>
          </table:table-cell>
          <table:table-cell/>
          <table:table-cell office:value-type="float" office:value="-0.003118436" calcext:value-type="float">
            <text:p>-0.003118436</text:p>
          </table:table-cell>
          <table:table-cell office:value-type="float" office:value="-0.003608489" calcext:value-type="float">
            <text:p>-0.003608489</text:p>
          </table:table-cell>
          <table:table-cell office:value-type="float" office:value="-0.004299377" calcext:value-type="float">
            <text:p>-0.004299377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<text:s/>2019-11-11 19:42:08</text:p>
          </table:table-cell>
          <table:table-cell office:value-type="float" office:value="25.97404" calcext:value-type="float">
            <text:p>25.97404</text:p>
          </table:table-cell>
          <table:table-cell/>
          <table:table-cell office:value-type="float" office:value="1.195686602" calcext:value-type="float">
            <text:p>1.195686602</text:p>
          </table:table-cell>
          <table:table-cell office:value-type="float" office:value="1.190161251" calcext:value-type="float">
            <text:p>1.190161251</text:p>
          </table:table-cell>
          <table:table-cell office:value-type="float" office:value="1.191486262" calcext:value-type="float">
            <text:p>1.191486262</text:p>
          </table:table-cell>
          <table:table-cell/>
          <table:table-cell office:value-type="float" office:value="0.009768681" calcext:value-type="float">
            <text:p>0.009768681</text:p>
          </table:table-cell>
          <table:table-cell office:value-type="float" office:value="0.00972354" calcext:value-type="float">
            <text:p>0.00972354</text:p>
          </table:table-cell>
          <table:table-cell office:value-type="float" office:value="0.009734365" calcext:value-type="float">
            <text:p>0.009734365</text:p>
          </table:table-cell>
          <table:table-cell/>
          <table:table-cell office:value-type="float" office:value="-0.000127152" calcext:value-type="float">
            <text:p>-0.000127152</text:p>
          </table:table-cell>
          <table:table-cell office:value-type="float" office:value="-0.000172294" calcext:value-type="float">
            <text:p>-0.000172294</text:p>
          </table:table-cell>
          <table:table-cell office:value-type="float" office:value="-0.000161468" calcext:value-type="float">
            <text:p>-0.000161468</text:p>
          </table:table-cell>
          <table:table-cell/>
          <table:table-cell office:value-type="float" office:value="25.970901052" calcext:value-type="float">
            <text:p>25.970901052</text:p>
          </table:table-cell>
          <table:table-cell office:value-type="float" office:value="25.969787892" calcext:value-type="float">
            <text:p>25.969787892</text:p>
          </table:table-cell>
          <table:table-cell office:value-type="float" office:value="25.970054834" calcext:value-type="float">
            <text:p>25.970054834</text:p>
          </table:table-cell>
          <table:table-cell/>
          <table:table-cell office:value-type="float" office:value="-0.003223112" calcext:value-type="float">
            <text:p>-0.003223112</text:p>
          </table:table-cell>
          <table:table-cell office:value-type="float" office:value="-0.004367391" calcext:value-type="float">
            <text:p>-0.004367391</text:p>
          </table:table-cell>
          <table:table-cell office:value-type="float" office:value="-0.004092986" calcext:value-type="float">
            <text:p>-0.004092986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<text:s/>2019-11-11 19:42:09</text:p>
          </table:table-cell>
          <table:table-cell office:value-type="float" office:value="25.97909" calcext:value-type="float">
            <text:p>25.97909</text:p>
          </table:table-cell>
          <table:table-cell/>
          <table:table-cell office:value-type="float" office:value="1.193229698" calcext:value-type="float">
            <text:p>1.193229698</text:p>
          </table:table-cell>
          <table:table-cell office:value-type="float" office:value="1.190074824" calcext:value-type="float">
            <text:p>1.190074824</text:p>
          </table:table-cell>
          <table:table-cell office:value-type="float" office:value="1.195185327" calcext:value-type="float">
            <text:p>1.195185327</text:p>
          </table:table-cell>
          <table:table-cell/>
          <table:table-cell office:value-type="float" office:value="0.009748609" calcext:value-type="float">
            <text:p>0.009748609</text:p>
          </table:table-cell>
          <table:table-cell office:value-type="float" office:value="0.009722834" calcext:value-type="float">
            <text:p>0.009722834</text:p>
          </table:table-cell>
          <table:table-cell office:value-type="float" office:value="0.009764586" calcext:value-type="float">
            <text:p>0.009764586</text:p>
          </table:table-cell>
          <table:table-cell/>
          <table:table-cell office:value-type="float" office:value="-0.000147225" calcext:value-type="float">
            <text:p>-0.000147225</text:p>
          </table:table-cell>
          <table:table-cell office:value-type="float" office:value="-0.000173" calcext:value-type="float">
            <text:p>-0.000173</text:p>
          </table:table-cell>
          <table:table-cell office:value-type="float" office:value="-0.000131247" calcext:value-type="float">
            <text:p>-0.000131247</text:p>
          </table:table-cell>
          <table:table-cell/>
          <table:table-cell office:value-type="float" office:value="25.975460153" calcext:value-type="float">
            <text:p>25.975460153</text:p>
          </table:table-cell>
          <table:table-cell office:value-type="float" office:value="25.974824562" calcext:value-type="float">
            <text:p>25.974824562</text:p>
          </table:table-cell>
          <table:table-cell office:value-type="float" office:value="25.97585414" calcext:value-type="float">
            <text:p>25.97585414</text:p>
          </table:table-cell>
          <table:table-cell/>
          <table:table-cell office:value-type="float" office:value="-0.003731927" calcext:value-type="float">
            <text:p>-0.003731927</text:p>
          </table:table-cell>
          <table:table-cell office:value-type="float" office:value="-0.00438529" calcext:value-type="float">
            <text:p>-0.00438529</text:p>
          </table:table-cell>
          <table:table-cell office:value-type="float" office:value="-0.003326924" calcext:value-type="float">
            <text:p>-0.003326924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<text:s/>2019-11-11 19:42:10</text:p>
          </table:table-cell>
          <table:table-cell office:value-type="float" office:value="25.97404" calcext:value-type="float">
            <text:p>25.97404</text:p>
          </table:table-cell>
          <table:table-cell/>
          <table:table-cell office:value-type="float" office:value="1.191028499" calcext:value-type="float">
            <text:p>1.191028499</text:p>
          </table:table-cell>
          <table:table-cell office:value-type="float" office:value="1.192088269" calcext:value-type="float">
            <text:p>1.192088269</text:p>
          </table:table-cell>
          <table:table-cell office:value-type="float" office:value="1.196365499" calcext:value-type="float">
            <text:p>1.196365499</text:p>
          </table:table-cell>
          <table:table-cell/>
          <table:table-cell office:value-type="float" office:value="0.009730625" calcext:value-type="float">
            <text:p>0.009730625</text:p>
          </table:table-cell>
          <table:table-cell office:value-type="float" office:value="0.009739283" calcext:value-type="float">
            <text:p>0.009739283</text:p>
          </table:table-cell>
          <table:table-cell office:value-type="float" office:value="0.009774228" calcext:value-type="float">
            <text:p>0.009774228</text:p>
          </table:table-cell>
          <table:table-cell/>
          <table:table-cell office:value-type="float" office:value="-0.000165208" calcext:value-type="float">
            <text:p>-0.000165208</text:p>
          </table:table-cell>
          <table:table-cell office:value-type="float" office:value="-0.00015655" calcext:value-type="float">
            <text:p>-0.00015655</text:p>
          </table:table-cell>
          <table:table-cell office:value-type="float" office:value="-0.000121605" calcext:value-type="float">
            <text:p>-0.000121605</text:p>
          </table:table-cell>
          <table:table-cell/>
          <table:table-cell office:value-type="float" office:value="25.969962611" calcext:value-type="float">
            <text:p>25.969962611</text:p>
          </table:table-cell>
          <table:table-cell office:value-type="float" office:value="25.970176117" calcext:value-type="float">
            <text:p>25.970176117</text:p>
          </table:table-cell>
          <table:table-cell office:value-type="float" office:value="25.971037825" calcext:value-type="float">
            <text:p>25.971037825</text:p>
          </table:table-cell>
          <table:table-cell/>
          <table:table-cell office:value-type="float" office:value="-0.004187788" calcext:value-type="float">
            <text:p>-0.004187788</text:p>
          </table:table-cell>
          <table:table-cell office:value-type="float" office:value="-0.003968313" calcext:value-type="float">
            <text:p>-0.003968313</text:p>
          </table:table-cell>
          <table:table-cell office:value-type="float" office:value="-0.003082515" calcext:value-type="float">
            <text:p>-0.003082515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<text:s/>2019-11-11 19:42:12</text:p>
          </table:table-cell>
          <table:table-cell office:value-type="float" office:value="25.97404" calcext:value-type="float">
            <text:p>25.97404</text:p>
          </table:table-cell>
          <table:table-cell/>
          <table:table-cell office:value-type="float" office:value="1.192414307" calcext:value-type="float">
            <text:p>1.192414307</text:p>
          </table:table-cell>
          <table:table-cell office:value-type="float" office:value="1.195963168" calcext:value-type="float">
            <text:p>1.195963168</text:p>
          </table:table-cell>
          <table:table-cell office:value-type="float" office:value="1.191397451" calcext:value-type="float">
            <text:p>1.191397451</text:p>
          </table:table-cell>
          <table:table-cell/>
          <table:table-cell office:value-type="float" office:value="0.009741947" calcext:value-type="float">
            <text:p>0.009741947</text:p>
          </table:table-cell>
          <table:table-cell office:value-type="float" office:value="0.009770941" calcext:value-type="float">
            <text:p>0.009770941</text:p>
          </table:table-cell>
          <table:table-cell office:value-type="float" office:value="0.009733639" calcext:value-type="float">
            <text:p>0.009733639</text:p>
          </table:table-cell>
          <table:table-cell/>
          <table:table-cell office:value-type="float" office:value="-0.000153886" calcext:value-type="float">
            <text:p>-0.000153886</text:p>
          </table:table-cell>
          <table:table-cell office:value-type="float" office:value="-0.000124892" calcext:value-type="float">
            <text:p>-0.000124892</text:p>
          </table:table-cell>
          <table:table-cell office:value-type="float" office:value="-0.000162194" calcext:value-type="float">
            <text:p>-0.000162194</text:p>
          </table:table-cell>
          <table:table-cell/>
          <table:table-cell office:value-type="float" office:value="25.970241802" calcext:value-type="float">
            <text:p>25.970241802</text:p>
          </table:table-cell>
          <table:table-cell office:value-type="float" office:value="25.97095677" calcext:value-type="float">
            <text:p>25.97095677</text:p>
          </table:table-cell>
          <table:table-cell office:value-type="float" office:value="25.970036942" calcext:value-type="float">
            <text:p>25.970036942</text:p>
          </table:table-cell>
          <table:table-cell/>
          <table:table-cell office:value-type="float" office:value="-0.003900792" calcext:value-type="float">
            <text:p>-0.003900792</text:p>
          </table:table-cell>
          <table:table-cell office:value-type="float" office:value="-0.003165837" calcext:value-type="float">
            <text:p>-0.003165837</text:p>
          </table:table-cell>
          <table:table-cell office:value-type="float" office:value="-0.004111379" calcext:value-type="float">
            <text:p>-0.004111379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<text:s/>2019-11-11 19:42:13</text:p>
          </table:table-cell>
          <table:table-cell office:value-type="float" office:value="25.97909" calcext:value-type="float">
            <text:p>25.97909</text:p>
          </table:table-cell>
          <table:table-cell/>
          <table:table-cell office:value-type="float" office:value="1.195469641" calcext:value-type="float">
            <text:p>1.195469641</text:p>
          </table:table-cell>
          <table:table-cell office:value-type="float" office:value="1.193548583" calcext:value-type="float">
            <text:p>1.193548583</text:p>
          </table:table-cell>
          <table:table-cell office:value-type="float" office:value="1.190234565" calcext:value-type="float">
            <text:p>1.190234565</text:p>
          </table:table-cell>
          <table:table-cell/>
          <table:table-cell office:value-type="float" office:value="0.009766909" calcext:value-type="float">
            <text:p>0.009766909</text:p>
          </table:table-cell>
          <table:table-cell office:value-type="float" office:value="0.009751214" calcext:value-type="float">
            <text:p>0.009751214</text:p>
          </table:table-cell>
          <table:table-cell office:value-type="float" office:value="0.009724139" calcext:value-type="float">
            <text:p>0.009724139</text:p>
          </table:table-cell>
          <table:table-cell/>
          <table:table-cell office:value-type="float" office:value="-0.000128925" calcext:value-type="float">
            <text:p>-0.000128925</text:p>
          </table:table-cell>
          <table:table-cell office:value-type="float" office:value="-0.000144619" calcext:value-type="float">
            <text:p>-0.000144619</text:p>
          </table:table-cell>
          <table:table-cell office:value-type="float" office:value="-0.000171695" calcext:value-type="float">
            <text:p>-0.000171695</text:p>
          </table:table-cell>
          <table:table-cell/>
          <table:table-cell office:value-type="float" office:value="25.975911419" calcext:value-type="float">
            <text:p>25.975911419</text:p>
          </table:table-cell>
          <table:table-cell office:value-type="float" office:value="25.975524397" calcext:value-type="float">
            <text:p>25.975524397</text:p>
          </table:table-cell>
          <table:table-cell office:value-type="float" office:value="25.974856743" calcext:value-type="float">
            <text:p>25.974856743</text:p>
          </table:table-cell>
          <table:table-cell/>
          <table:table-cell office:value-type="float" office:value="-0.003268044" calcext:value-type="float">
            <text:p>-0.003268044</text:p>
          </table:table-cell>
          <table:table-cell office:value-type="float" office:value="-0.003665888" calcext:value-type="float">
            <text:p>-0.003665888</text:p>
          </table:table-cell>
          <table:table-cell office:value-type="float" office:value="-0.004352208" calcext:value-type="float">
            <text:p>-0.004352208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<text:s/>2019-11-11 19:42:14</text:p>
          </table:table-cell>
          <table:table-cell office:value-type="float" office:value="25.97909" calcext:value-type="float">
            <text:p>25.97909</text:p>
          </table:table-cell>
          <table:table-cell/>
          <table:table-cell office:value-type="float" office:value="1.195339703" calcext:value-type="float">
            <text:p>1.195339703</text:p>
          </table:table-cell>
          <table:table-cell office:value-type="float" office:value="1.189538978" calcext:value-type="float">
            <text:p>1.189538978</text:p>
          </table:table-cell>
          <table:table-cell office:value-type="float" office:value="1.192481064" calcext:value-type="float">
            <text:p>1.192481064</text:p>
          </table:table-cell>
          <table:table-cell/>
          <table:table-cell office:value-type="float" office:value="0.009765847" calcext:value-type="float">
            <text:p>0.009765847</text:p>
          </table:table-cell>
          <table:table-cell office:value-type="float" office:value="0.009718456" calcext:value-type="float">
            <text:p>0.009718456</text:p>
          </table:table-cell>
          <table:table-cell office:value-type="float" office:value="0.009742492" calcext:value-type="float">
            <text:p>0.009742492</text:p>
          </table:table-cell>
          <table:table-cell/>
          <table:table-cell office:value-type="float" office:value="-0.000129986" calcext:value-type="float">
            <text:p>-0.000129986</text:p>
          </table:table-cell>
          <table:table-cell office:value-type="float" office:value="-0.000177378" calcext:value-type="float">
            <text:p>-0.000177378</text:p>
          </table:table-cell>
          <table:table-cell office:value-type="float" office:value="-0.000153341" calcext:value-type="float">
            <text:p>-0.000153341</text:p>
          </table:table-cell>
          <table:table-cell/>
          <table:table-cell office:value-type="float" office:value="25.975885241" calcext:value-type="float">
            <text:p>25.975885241</text:p>
          </table:table-cell>
          <table:table-cell office:value-type="float" office:value="25.974716608" calcext:value-type="float">
            <text:p>25.974716608</text:p>
          </table:table-cell>
          <table:table-cell office:value-type="float" office:value="25.975309331" calcext:value-type="float">
            <text:p>25.975309331</text:p>
          </table:table-cell>
          <table:table-cell/>
          <table:table-cell office:value-type="float" office:value="-0.003294954" calcext:value-type="float">
            <text:p>-0.003294954</text:p>
          </table:table-cell>
          <table:table-cell office:value-type="float" office:value="-0.004496262" calcext:value-type="float">
            <text:p>-0.004496262</text:p>
          </table:table-cell>
          <table:table-cell office:value-type="float" office:value="-0.003886967" calcext:value-type="float">
            <text:p>-0.003886967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<text:s/>2019-11-11 19:42:15</text:p>
          </table:table-cell>
          <table:table-cell office:value-type="float" office:value="25.9892" calcext:value-type="float">
            <text:p>25.9892</text:p>
          </table:table-cell>
          <table:table-cell/>
          <table:table-cell office:value-type="float" office:value="1.19117155" calcext:value-type="float">
            <text:p>1.19117155</text:p>
          </table:table-cell>
          <table:table-cell office:value-type="float" office:value="1.190930151" calcext:value-type="float">
            <text:p>1.190930151</text:p>
          </table:table-cell>
          <table:table-cell office:value-type="float" office:value="1.196013236" calcext:value-type="float">
            <text:p>1.196013236</text:p>
          </table:table-cell>
          <table:table-cell/>
          <table:table-cell office:value-type="float" office:value="0.009731794" calcext:value-type="float">
            <text:p>0.009731794</text:p>
          </table:table-cell>
          <table:table-cell office:value-type="float" office:value="0.009729821" calcext:value-type="float">
            <text:p>0.009729821</text:p>
          </table:table-cell>
          <table:table-cell office:value-type="float" office:value="0.00977135" calcext:value-type="float">
            <text:p>0.00977135</text:p>
          </table:table-cell>
          <table:table-cell/>
          <table:table-cell office:value-type="float" office:value="-0.00016404" calcext:value-type="float">
            <text:p>-0.00016404</text:p>
          </table:table-cell>
          <table:table-cell office:value-type="float" office:value="-0.000166012" calcext:value-type="float">
            <text:p>-0.000166012</text:p>
          </table:table-cell>
          <table:table-cell office:value-type="float" office:value="-0.000124483" calcext:value-type="float">
            <text:p>-0.000124483</text:p>
          </table:table-cell>
          <table:table-cell/>
          <table:table-cell office:value-type="float" office:value="25.985153674" calcext:value-type="float">
            <text:p>25.985153674</text:p>
          </table:table-cell>
          <table:table-cell office:value-type="float" office:value="25.985105041" calcext:value-type="float">
            <text:p>25.985105041</text:p>
          </table:table-cell>
          <table:table-cell office:value-type="float" office:value="25.986129087" calcext:value-type="float">
            <text:p>25.986129087</text:p>
          </table:table-cell>
          <table:table-cell/>
          <table:table-cell office:value-type="float" office:value="-0.004158162" calcext:value-type="float">
            <text:p>-0.004158162</text:p>
          </table:table-cell>
          <table:table-cell office:value-type="float" office:value="-0.004208155" calcext:value-type="float">
            <text:p>-0.004208155</text:p>
          </table:table-cell>
          <table:table-cell office:value-type="float" office:value="-0.003155468" calcext:value-type="float">
            <text:p>-0.003155468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<text:s/>2019-11-11 19:42:17</text:p>
          </table:table-cell>
          <table:table-cell office:value-type="float" office:value="25.98414" calcext:value-type="float">
            <text:p>25.98414</text:p>
          </table:table-cell>
          <table:table-cell/>
          <table:table-cell office:value-type="float" office:value="1.190913462" calcext:value-type="float">
            <text:p>1.190913462</text:p>
          </table:table-cell>
          <table:table-cell office:value-type="float" office:value="1.194837236" calcext:value-type="float">
            <text:p>1.194837236</text:p>
          </table:table-cell>
          <table:table-cell office:value-type="float" office:value="1.194495701" calcext:value-type="float">
            <text:p>1.194495701</text:p>
          </table:table-cell>
          <table:table-cell/>
          <table:table-cell office:value-type="float" office:value="0.009729685" calcext:value-type="float">
            <text:p>0.009729685</text:p>
          </table:table-cell>
          <table:table-cell office:value-type="float" office:value="0.009761742" calcext:value-type="float">
            <text:p>0.009761742</text:p>
          </table:table-cell>
          <table:table-cell office:value-type="float" office:value="0.009758952" calcext:value-type="float">
            <text:p>0.009758952</text:p>
          </table:table-cell>
          <table:table-cell/>
          <table:table-cell office:value-type="float" office:value="-0.000166148" calcext:value-type="float">
            <text:p>-0.000166148</text:p>
          </table:table-cell>
          <table:table-cell office:value-type="float" office:value="-0.000134091" calcext:value-type="float">
            <text:p>-0.000134091</text:p>
          </table:table-cell>
          <table:table-cell office:value-type="float" office:value="-0.000136882" calcext:value-type="float">
            <text:p>-0.000136882</text:p>
          </table:table-cell>
          <table:table-cell/>
          <table:table-cell office:value-type="float" office:value="25.980047598" calcext:value-type="float">
            <text:p>25.980047598</text:p>
          </table:table-cell>
          <table:table-cell office:value-type="float" office:value="25.98083809" calcext:value-type="float">
            <text:p>25.98083809</text:p>
          </table:table-cell>
          <table:table-cell office:value-type="float" office:value="25.980769284" calcext:value-type="float">
            <text:p>25.980769284</text:p>
          </table:table-cell>
          <table:table-cell/>
          <table:table-cell office:value-type="float" office:value="-0.004211611" calcext:value-type="float">
            <text:p>-0.004211611</text:p>
          </table:table-cell>
          <table:table-cell office:value-type="float" office:value="-0.003399013" calcext:value-type="float">
            <text:p>-0.003399013</text:p>
          </table:table-cell>
          <table:table-cell office:value-type="float" office:value="-0.003469743" calcext:value-type="float">
            <text:p>-0.003469743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<text:s/>2019-11-11 19:42:18</text:p>
          </table:table-cell>
          <table:table-cell office:value-type="float" office:value="25.9892" calcext:value-type="float">
            <text:p>25.9892</text:p>
          </table:table-cell>
          <table:table-cell/>
          <table:table-cell office:value-type="float" office:value="1.192383312" calcext:value-type="float">
            <text:p>1.192383312</text:p>
          </table:table-cell>
          <table:table-cell office:value-type="float" office:value="1.195704483" calcext:value-type="float">
            <text:p>1.195704483</text:p>
          </table:table-cell>
          <table:table-cell office:value-type="float" office:value="1.191624545" calcext:value-type="float">
            <text:p>1.191624545</text:p>
          </table:table-cell>
          <table:table-cell/>
          <table:table-cell office:value-type="float" office:value="0.009741694" calcext:value-type="float">
            <text:p>0.009741694</text:p>
          </table:table-cell>
          <table:table-cell office:value-type="float" office:value="0.009768827" calcext:value-type="float">
            <text:p>0.009768827</text:p>
          </table:table-cell>
          <table:table-cell office:value-type="float" office:value="0.009735495" calcext:value-type="float">
            <text:p>0.009735495</text:p>
          </table:table-cell>
          <table:table-cell/>
          <table:table-cell office:value-type="float" office:value="-0.00015414" calcext:value-type="float">
            <text:p>-0.00015414</text:p>
          </table:table-cell>
          <table:table-cell office:value-type="float" office:value="-0.000127006" calcext:value-type="float">
            <text:p>-0.000127006</text:p>
          </table:table-cell>
          <table:table-cell office:value-type="float" office:value="-0.000160339" calcext:value-type="float">
            <text:p>-0.000160339</text:p>
          </table:table-cell>
          <table:table-cell/>
          <table:table-cell office:value-type="float" office:value="25.985397797" calcext:value-type="float">
            <text:p>25.985397797</text:p>
          </table:table-cell>
          <table:table-cell office:value-type="float" office:value="25.986066885" calcext:value-type="float">
            <text:p>25.986066885</text:p>
          </table:table-cell>
          <table:table-cell office:value-type="float" office:value="25.985244935" calcext:value-type="float">
            <text:p>25.985244935</text:p>
          </table:table-cell>
          <table:table-cell/>
          <table:table-cell office:value-type="float" office:value="-0.003907211" calcext:value-type="float">
            <text:p>-0.003907211</text:p>
          </table:table-cell>
          <table:table-cell office:value-type="float" office:value="-0.003219409" calcext:value-type="float">
            <text:p>-0.003219409</text:p>
          </table:table-cell>
          <table:table-cell office:value-type="float" office:value="-0.004064349" calcext:value-type="float">
            <text:p>-0.004064349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<text:s/>2019-11-11 19:42:19</text:p>
          </table:table-cell>
          <table:table-cell office:value-type="float" office:value="25.98414" calcext:value-type="float">
            <text:p>25.98414</text:p>
          </table:table-cell>
          <table:table-cell/>
          <table:table-cell office:value-type="float" office:value="1.195184731" calcext:value-type="float">
            <text:p>1.195184731</text:p>
          </table:table-cell>
          <table:table-cell office:value-type="float" office:value="1.193022274" calcext:value-type="float">
            <text:p>1.193022274</text:p>
          </table:table-cell>
          <table:table-cell office:value-type="float" office:value="1.189755939" calcext:value-type="float">
            <text:p>1.189755939</text:p>
          </table:table-cell>
          <table:table-cell/>
          <table:table-cell office:value-type="float" office:value="0.009764581" calcext:value-type="float">
            <text:p>0.009764581</text:p>
          </table:table-cell>
          <table:table-cell office:value-type="float" office:value="0.009746914" calcext:value-type="float">
            <text:p>0.009746914</text:p>
          </table:table-cell>
          <table:table-cell office:value-type="float" office:value="0.009720228" calcext:value-type="float">
            <text:p>0.009720228</text:p>
          </table:table-cell>
          <table:table-cell/>
          <table:table-cell office:value-type="float" office:value="-0.000131252" calcext:value-type="float">
            <text:p>-0.000131252</text:p>
          </table:table-cell>
          <table:table-cell office:value-type="float" office:value="-0.000148919" calcext:value-type="float">
            <text:p>-0.000148919</text:p>
          </table:table-cell>
          <table:table-cell office:value-type="float" office:value="-0.000175605" calcext:value-type="float">
            <text:p>-0.000175605</text:p>
          </table:table-cell>
          <table:table-cell/>
          <table:table-cell office:value-type="float" office:value="25.980908098" calcext:value-type="float">
            <text:p>25.980908098</text:p>
          </table:table-cell>
          <table:table-cell office:value-type="float" office:value="25.980472444" calcext:value-type="float">
            <text:p>25.980472444</text:p>
          </table:table-cell>
          <table:table-cell office:value-type="float" office:value="25.9798144" calcext:value-type="float">
            <text:p>25.9798144</text:p>
          </table:table-cell>
          <table:table-cell/>
          <table:table-cell office:value-type="float" office:value="-0.003327048" calcext:value-type="float">
            <text:p>-0.003327048</text:p>
          </table:table-cell>
          <table:table-cell office:value-type="float" office:value="-0.003774884" calcext:value-type="float">
            <text:p>-0.003774884</text:p>
          </table:table-cell>
          <table:table-cell office:value-type="float" office:value="-0.00445133" calcext:value-type="float">
            <text:p>-0.00445133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<text:s/>2019-11-11 19:42:20</text:p>
          </table:table-cell>
          <table:table-cell office:value-type="float" office:value="25.98414" calcext:value-type="float">
            <text:p>25.98414</text:p>
          </table:table-cell>
          <table:table-cell/>
          <table:table-cell office:value-type="float" office:value="1.195291423" calcext:value-type="float">
            <text:p>1.195291423</text:p>
          </table:table-cell>
          <table:table-cell office:value-type="float" office:value="1.189499639" calcext:value-type="float">
            <text:p>1.189499639</text:p>
          </table:table-cell>
          <table:table-cell office:value-type="float" office:value="1.19147911" calcext:value-type="float">
            <text:p>1.19147911</text:p>
          </table:table-cell>
          <table:table-cell/>
          <table:table-cell office:value-type="float" office:value="0.009765453" calcext:value-type="float">
            <text:p>0.009765453</text:p>
          </table:table-cell>
          <table:table-cell office:value-type="float" office:value="0.009718134" calcext:value-type="float">
            <text:p>0.009718134</text:p>
          </table:table-cell>
          <table:table-cell office:value-type="float" office:value="0.009734306" calcext:value-type="float">
            <text:p>0.009734306</text:p>
          </table:table-cell>
          <table:table-cell/>
          <table:table-cell office:value-type="float" office:value="-0.000130381" calcext:value-type="float">
            <text:p>-0.000130381</text:p>
          </table:table-cell>
          <table:table-cell office:value-type="float" office:value="-0.000177699" calcext:value-type="float">
            <text:p>-0.000177699</text:p>
          </table:table-cell>
          <table:table-cell office:value-type="float" office:value="-0.000161527" calcext:value-type="float">
            <text:p>-0.000161527</text:p>
          </table:table-cell>
          <table:table-cell/>
          <table:table-cell office:value-type="float" office:value="25.980929592" calcext:value-type="float">
            <text:p>25.980929592</text:p>
          </table:table-cell>
          <table:table-cell office:value-type="float" office:value="25.979762765" calcext:value-type="float">
            <text:p>25.979762765</text:p>
          </table:table-cell>
          <table:table-cell office:value-type="float" office:value="25.980161554" calcext:value-type="float">
            <text:p>25.980161554</text:p>
          </table:table-cell>
          <table:table-cell/>
          <table:table-cell office:value-type="float" office:value="-0.003304952" calcext:value-type="float">
            <text:p>-0.003304952</text:p>
          </table:table-cell>
          <table:table-cell office:value-type="float" office:value="-0.004504409" calcext:value-type="float">
            <text:p>-0.004504409</text:p>
          </table:table-cell>
          <table:table-cell office:value-type="float" office:value="-0.004094468" calcext:value-type="float">
            <text:p>-0.004094468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<text:s/>2019-11-11 19:42:22</text:p>
          </table:table-cell>
          <table:table-cell office:value-type="float" office:value="25.98414" calcext:value-type="float">
            <text:p>25.98414</text:p>
          </table:table-cell>
          <table:table-cell/>
          <table:table-cell office:value-type="float" office:value="1.193232679" calcext:value-type="float">
            <text:p>1.193232679</text:p>
          </table:table-cell>
          <table:table-cell office:value-type="float" office:value="1.189298175" calcext:value-type="float">
            <text:p>1.189298175</text:p>
          </table:table-cell>
          <table:table-cell office:value-type="float" office:value="1.194749021" calcext:value-type="float">
            <text:p>1.194749021</text:p>
          </table:table-cell>
          <table:table-cell/>
          <table:table-cell office:value-type="float" office:value="0.009748633" calcext:value-type="float">
            <text:p>0.009748633</text:p>
          </table:table-cell>
          <table:table-cell office:value-type="float" office:value="0.009716488" calcext:value-type="float">
            <text:p>0.009716488</text:p>
          </table:table-cell>
          <table:table-cell office:value-type="float" office:value="0.009761021" calcext:value-type="float">
            <text:p>0.009761021</text:p>
          </table:table-cell>
          <table:table-cell/>
          <table:table-cell office:value-type="float" office:value="-0.0001472" calcext:value-type="float">
            <text:p>-0.0001472</text:p>
          </table:table-cell>
          <table:table-cell office:value-type="float" office:value="-0.000179345" calcext:value-type="float">
            <text:p>-0.000179345</text:p>
          </table:table-cell>
          <table:table-cell office:value-type="float" office:value="-0.000134812" calcext:value-type="float">
            <text:p>-0.000134812</text:p>
          </table:table-cell>
          <table:table-cell/>
          <table:table-cell office:value-type="float" office:value="25.980514833" calcext:value-type="float">
            <text:p>25.980514833</text:p>
          </table:table-cell>
          <table:table-cell office:value-type="float" office:value="25.979722178" calcext:value-type="float">
            <text:p>25.979722178</text:p>
          </table:table-cell>
          <table:table-cell office:value-type="float" office:value="25.980820318" calcext:value-type="float">
            <text:p>25.980820318</text:p>
          </table:table-cell>
          <table:table-cell/>
          <table:table-cell office:value-type="float" office:value="-0.00373131" calcext:value-type="float">
            <text:p>-0.00373131</text:p>
          </table:table-cell>
          <table:table-cell office:value-type="float" office:value="-0.004546131" calcext:value-type="float">
            <text:p>-0.004546131</text:p>
          </table:table-cell>
          <table:table-cell office:value-type="float" office:value="-0.003417282" calcext:value-type="float">
            <text:p>-0.003417282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<text:s/>2019-11-11 19:42:23</text:p>
          </table:table-cell>
          <table:table-cell office:value-type="float" office:value="25.99931" calcext:value-type="float">
            <text:p>25.99931</text:p>
          </table:table-cell>
          <table:table-cell/>
          <table:table-cell office:value-type="float" office:value="1.19120612" calcext:value-type="float">
            <text:p>1.19120612</text:p>
          </table:table-cell>
          <table:table-cell office:value-type="float" office:value="1.191666268" calcext:value-type="float">
            <text:p>1.191666268</text:p>
          </table:table-cell>
          <table:table-cell office:value-type="float" office:value="1.195892834" calcext:value-type="float">
            <text:p>1.195892834</text:p>
          </table:table-cell>
          <table:table-cell/>
          <table:table-cell office:value-type="float" office:value="0.009732076" calcext:value-type="float">
            <text:p>0.009732076</text:p>
          </table:table-cell>
          <table:table-cell office:value-type="float" office:value="0.009735836" calcext:value-type="float">
            <text:p>0.009735836</text:p>
          </table:table-cell>
          <table:table-cell office:value-type="float" office:value="0.009770366" calcext:value-type="float">
            <text:p>0.009770366</text:p>
          </table:table-cell>
          <table:table-cell/>
          <table:table-cell office:value-type="float" office:value="-0.000163757" calcext:value-type="float">
            <text:p>-0.000163757</text:p>
          </table:table-cell>
          <table:table-cell office:value-type="float" office:value="-0.000159998" calcext:value-type="float">
            <text:p>-0.000159998</text:p>
          </table:table-cell>
          <table:table-cell office:value-type="float" office:value="-0.000125467" calcext:value-type="float">
            <text:p>-0.000125467</text:p>
          </table:table-cell>
          <table:table-cell/>
          <table:table-cell office:value-type="float" office:value="25.995268802" calcext:value-type="float">
            <text:p>25.995268802</text:p>
          </table:table-cell>
          <table:table-cell office:value-type="float" office:value="25.995361503" calcext:value-type="float">
            <text:p>25.995361503</text:p>
          </table:table-cell>
          <table:table-cell office:value-type="float" office:value="25.996212986" calcext:value-type="float">
            <text:p>25.996212986</text:p>
          </table:table-cell>
          <table:table-cell/>
          <table:table-cell office:value-type="float" office:value="-0.004151003" calcext:value-type="float">
            <text:p>-0.004151003</text:p>
          </table:table-cell>
          <table:table-cell office:value-type="float" office:value="-0.004055708" calcext:value-type="float">
            <text:p>-0.004055708</text:p>
          </table:table-cell>
          <table:table-cell office:value-type="float" office:value="-0.003180402" calcext:value-type="float">
            <text:p>-0.003180402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<text:s/>2019-11-11 19:42:24</text:p>
          </table:table-cell>
          <table:table-cell office:value-type="float" office:value="25.99425" calcext:value-type="float">
            <text:p>25.99425</text:p>
          </table:table-cell>
          <table:table-cell/>
          <table:table-cell office:value-type="float" office:value="1.190614842" calcext:value-type="float">
            <text:p>1.190614842</text:p>
          </table:table-cell>
          <table:table-cell office:value-type="float" office:value="1.194804453" calcext:value-type="float">
            <text:p>1.194804453</text:p>
          </table:table-cell>
          <table:table-cell office:value-type="float" office:value="1.194793128" calcext:value-type="float">
            <text:p>1.194793128</text:p>
          </table:table-cell>
          <table:table-cell/>
          <table:table-cell office:value-type="float" office:value="0.009727245" calcext:value-type="float">
            <text:p>0.009727245</text:p>
          </table:table-cell>
          <table:table-cell office:value-type="float" office:value="0.009761474" calcext:value-type="float">
            <text:p>0.009761474</text:p>
          </table:table-cell>
          <table:table-cell office:value-type="float" office:value="0.009761382" calcext:value-type="float">
            <text:p>0.009761382</text:p>
          </table:table-cell>
          <table:table-cell/>
          <table:table-cell office:value-type="float" office:value="-0.000168588" calcext:value-type="float">
            <text:p>-0.000168588</text:p>
          </table:table-cell>
          <table:table-cell office:value-type="float" office:value="-0.000134359" calcext:value-type="float">
            <text:p>-0.000134359</text:p>
          </table:table-cell>
          <table:table-cell office:value-type="float" office:value="-0.000134452" calcext:value-type="float">
            <text:p>-0.000134452</text:p>
          </table:table-cell>
          <table:table-cell/>
          <table:table-cell office:value-type="float" office:value="25.990095601" calcext:value-type="float">
            <text:p>25.990095601</text:p>
          </table:table-cell>
          <table:table-cell office:value-type="float" office:value="25.990939642" calcext:value-type="float">
            <text:p>25.990939642</text:p>
          </table:table-cell>
          <table:table-cell office:value-type="float" office:value="25.990937361" calcext:value-type="float">
            <text:p>25.990937361</text:p>
          </table:table-cell>
          <table:table-cell/>
          <table:table-cell office:value-type="float" office:value="-0.004273454" calcext:value-type="float">
            <text:p>-0.004273454</text:p>
          </table:table-cell>
          <table:table-cell office:value-type="float" office:value="-0.003405802" calcext:value-type="float">
            <text:p>-0.003405802</text:p>
          </table:table-cell>
          <table:table-cell office:value-type="float" office:value="-0.003408147" calcext:value-type="float">
            <text:p>-0.003408147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<text:s/>2019-11-11 19:42:25</text:p>
          </table:table-cell>
          <table:table-cell office:value-type="float" office:value="25.9892" calcext:value-type="float">
            <text:p>25.9892</text:p>
          </table:table-cell>
          <table:table-cell/>
          <table:table-cell office:value-type="float" office:value="1.19233384" calcext:value-type="float">
            <text:p>1.19233384</text:p>
          </table:table-cell>
          <table:table-cell office:value-type="float" office:value="1.195827865" calcext:value-type="float">
            <text:p>1.195827865</text:p>
          </table:table-cell>
          <table:table-cell office:value-type="float" office:value="1.191580438" calcext:value-type="float">
            <text:p>1.191580438</text:p>
          </table:table-cell>
          <table:table-cell/>
          <table:table-cell office:value-type="float" office:value="0.00974129" calcext:value-type="float">
            <text:p>0.00974129</text:p>
          </table:table-cell>
          <table:table-cell office:value-type="float" office:value="0.009769835" calcext:value-type="float">
            <text:p>0.009769835</text:p>
          </table:table-cell>
          <table:table-cell office:value-type="float" office:value="0.009735134" calcext:value-type="float">
            <text:p>0.009735134</text:p>
          </table:table-cell>
          <table:table-cell/>
          <table:table-cell office:value-type="float" office:value="-0.000154544" calcext:value-type="float">
            <text:p>-0.000154544</text:p>
          </table:table-cell>
          <table:table-cell office:value-type="float" office:value="-0.000125998" calcext:value-type="float">
            <text:p>-0.000125998</text:p>
          </table:table-cell>
          <table:table-cell office:value-type="float" office:value="-0.000160699" calcext:value-type="float">
            <text:p>-0.000160699</text:p>
          </table:table-cell>
          <table:table-cell/>
          <table:table-cell office:value-type="float" office:value="25.985387831" calcext:value-type="float">
            <text:p>25.985387831</text:p>
          </table:table-cell>
          <table:table-cell office:value-type="float" office:value="25.986091742" calcext:value-type="float">
            <text:p>25.986091742</text:p>
          </table:table-cell>
          <table:table-cell office:value-type="float" office:value="25.985236049" calcext:value-type="float">
            <text:p>25.985236049</text:p>
          </table:table-cell>
          <table:table-cell/>
          <table:table-cell office:value-type="float" office:value="-0.003917456" calcext:value-type="float">
            <text:p>-0.003917456</text:p>
          </table:table-cell>
          <table:table-cell office:value-type="float" office:value="-0.003193857" calcext:value-type="float">
            <text:p>-0.003193857</text:p>
          </table:table-cell>
          <table:table-cell office:value-type="float" office:value="-0.004073483" calcext:value-type="float">
            <text:p>-0.004073483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<text:s/>2019-11-11 19:42:27</text:p>
          </table:table-cell>
          <table:table-cell office:value-type="float" office:value="25.99425" calcext:value-type="float">
            <text:p>25.99425</text:p>
          </table:table-cell>
          <table:table-cell/>
          <table:table-cell office:value-type="float" office:value="1.195106053" calcext:value-type="float">
            <text:p>1.195106053</text:p>
          </table:table-cell>
          <table:table-cell office:value-type="float" office:value="1.193770313" calcext:value-type="float">
            <text:p>1.193770313</text:p>
          </table:table-cell>
          <table:table-cell office:value-type="float" office:value="1.190049194" calcext:value-type="float">
            <text:p>1.190049194</text:p>
          </table:table-cell>
          <table:table-cell/>
          <table:table-cell office:value-type="float" office:value="0.009763938" calcext:value-type="float">
            <text:p>0.009763938</text:p>
          </table:table-cell>
          <table:table-cell office:value-type="float" office:value="0.009753025" calcext:value-type="float">
            <text:p>0.009753025</text:p>
          </table:table-cell>
          <table:table-cell office:value-type="float" office:value="0.009722624" calcext:value-type="float">
            <text:p>0.009722624</text:p>
          </table:table-cell>
          <table:table-cell/>
          <table:table-cell office:value-type="float" office:value="-0.000131895" calcext:value-type="float">
            <text:p>-0.000131895</text:p>
          </table:table-cell>
          <table:table-cell office:value-type="float" office:value="-0.000142808" calcext:value-type="float">
            <text:p>-0.000142808</text:p>
          </table:table-cell>
          <table:table-cell office:value-type="float" office:value="-0.000173209" calcext:value-type="float">
            <text:p>-0.000173209</text:p>
          </table:table-cell>
          <table:table-cell/>
          <table:table-cell office:value-type="float" office:value="25.991000403" calcext:value-type="float">
            <text:p>25.991000403</text:p>
          </table:table-cell>
          <table:table-cell office:value-type="float" office:value="25.990731304" calcext:value-type="float">
            <text:p>25.990731304</text:p>
          </table:table-cell>
          <table:table-cell office:value-type="float" office:value="25.989981645" calcext:value-type="float">
            <text:p>25.989981645</text:p>
          </table:table-cell>
          <table:table-cell/>
          <table:table-cell office:value-type="float" office:value="-0.003343342" calcext:value-type="float">
            <text:p>-0.003343342</text:p>
          </table:table-cell>
          <table:table-cell office:value-type="float" office:value="-0.003619968" calcext:value-type="float">
            <text:p>-0.003619968</text:p>
          </table:table-cell>
          <table:table-cell office:value-type="float" office:value="-0.004390598" calcext:value-type="float">
            <text:p>-0.004390598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<text:s/>2019-11-11 19:42:28</text:p>
          </table:table-cell>
          <table:table-cell office:value-type="float" office:value="25.99425" calcext:value-type="float">
            <text:p>25.99425</text:p>
          </table:table-cell>
          <table:table-cell/>
          <table:table-cell office:value-type="float" office:value="1.195575141" calcext:value-type="float">
            <text:p>1.195575141</text:p>
          </table:table-cell>
          <table:table-cell office:value-type="float" office:value="1.190359734" calcext:value-type="float">
            <text:p>1.190359734</text:p>
          </table:table-cell>
          <table:table-cell office:value-type="float" office:value="1.191190027" calcext:value-type="float">
            <text:p>1.191190027</text:p>
          </table:table-cell>
          <table:table-cell/>
          <table:table-cell office:value-type="float" office:value="0.009767771" calcext:value-type="float">
            <text:p>0.009767771</text:p>
          </table:table-cell>
          <table:table-cell office:value-type="float" office:value="0.009725161" calcext:value-type="float">
            <text:p>0.009725161</text:p>
          </table:table-cell>
          <table:table-cell office:value-type="float" office:value="0.009731945" calcext:value-type="float">
            <text:p>0.009731945</text:p>
          </table:table-cell>
          <table:table-cell/>
          <table:table-cell office:value-type="float" office:value="-0.000128063" calcext:value-type="float">
            <text:p>-0.000128063</text:p>
          </table:table-cell>
          <table:table-cell office:value-type="float" office:value="-0.000170672" calcext:value-type="float">
            <text:p>-0.000170672</text:p>
          </table:table-cell>
          <table:table-cell office:value-type="float" office:value="-0.000163889" calcext:value-type="float">
            <text:p>-0.000163889</text:p>
          </table:table-cell>
          <table:table-cell/>
          <table:table-cell office:value-type="float" office:value="25.991094905" calcext:value-type="float">
            <text:p>25.991094905</text:p>
          </table:table-cell>
          <table:table-cell office:value-type="float" office:value="25.990044207" calcext:value-type="float">
            <text:p>25.990044207</text:p>
          </table:table-cell>
          <table:table-cell office:value-type="float" office:value="25.990211478" calcext:value-type="float">
            <text:p>25.990211478</text:p>
          </table:table-cell>
          <table:table-cell/>
          <table:table-cell office:value-type="float" office:value="-0.003246195" calcext:value-type="float">
            <text:p>-0.003246195</text:p>
          </table:table-cell>
          <table:table-cell office:value-type="float" office:value="-0.004326286" calcext:value-type="float">
            <text:p>-0.004326286</text:p>
          </table:table-cell>
          <table:table-cell office:value-type="float" office:value="-0.004154336" calcext:value-type="float">
            <text:p>-0.004154336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<text:s/>2019-11-11 19:42:29</text:p>
          </table:table-cell>
          <table:table-cell office:value-type="float" office:value="25.99931" calcext:value-type="float">
            <text:p>25.99931</text:p>
          </table:table-cell>
          <table:table-cell/>
          <table:table-cell office:value-type="float" office:value="1.193305396" calcext:value-type="float">
            <text:p>1.193305396</text:p>
          </table:table-cell>
          <table:table-cell office:value-type="float" office:value="1.189019226" calcext:value-type="float">
            <text:p>1.189019226</text:p>
          </table:table-cell>
          <table:table-cell office:value-type="float" office:value="1.194037341" calcext:value-type="float">
            <text:p>1.194037341</text:p>
          </table:table-cell>
          <table:table-cell/>
          <table:table-cell office:value-type="float" office:value="0.009749227" calcext:value-type="float">
            <text:p>0.009749227</text:p>
          </table:table-cell>
          <table:table-cell office:value-type="float" office:value="0.009714209" calcext:value-type="float">
            <text:p>0.009714209</text:p>
          </table:table-cell>
          <table:table-cell office:value-type="float" office:value="0.009755207" calcext:value-type="float">
            <text:p>0.009755207</text:p>
          </table:table-cell>
          <table:table-cell/>
          <table:table-cell office:value-type="float" office:value="-0.000146606" calcext:value-type="float">
            <text:p>-0.000146606</text:p>
          </table:table-cell>
          <table:table-cell office:value-type="float" office:value="-0.000181624" calcext:value-type="float">
            <text:p>-0.000181624</text:p>
          </table:table-cell>
          <table:table-cell office:value-type="float" office:value="-0.000140626" calcext:value-type="float">
            <text:p>-0.000140626</text:p>
          </table:table-cell>
          <table:table-cell/>
          <table:table-cell office:value-type="float" office:value="25.995691721" calcext:value-type="float">
            <text:p>25.995691721</text:p>
          </table:table-cell>
          <table:table-cell office:value-type="float" office:value="25.994828231" calcext:value-type="float">
            <text:p>25.994828231</text:p>
          </table:table-cell>
          <table:table-cell office:value-type="float" office:value="25.995839179" calcext:value-type="float">
            <text:p>25.995839179</text:p>
          </table:table-cell>
          <table:table-cell/>
          <table:table-cell office:value-type="float" office:value="-0.003716251" calcext:value-type="float">
            <text:p>-0.003716251</text:p>
          </table:table-cell>
          <table:table-cell office:value-type="float" office:value="-0.004603901" calcext:value-type="float">
            <text:p>-0.004603901</text:p>
          </table:table-cell>
          <table:table-cell office:value-type="float" office:value="-0.003564668" calcext:value-type="float">
            <text:p>-0.003564668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<text:s/>2019-11-11 19:42:30</text:p>
          </table:table-cell>
          <table:table-cell office:value-type="float" office:value="25.99425" calcext:value-type="float">
            <text:p>25.99425</text:p>
          </table:table-cell>
          <table:table-cell/>
          <table:table-cell office:value-type="float" office:value="1.191620969" calcext:value-type="float">
            <text:p>1.191620969</text:p>
          </table:table-cell>
          <table:table-cell office:value-type="float" office:value="1.191211485" calcext:value-type="float">
            <text:p>1.191211485</text:p>
          </table:table-cell>
          <table:table-cell office:value-type="float" office:value="1.196256423" calcext:value-type="float">
            <text:p>1.196256423</text:p>
          </table:table-cell>
          <table:table-cell/>
          <table:table-cell office:value-type="float" office:value="0.009735465" calcext:value-type="float">
            <text:p>0.009735465</text:p>
          </table:table-cell>
          <table:table-cell office:value-type="float" office:value="0.00973212" calcext:value-type="float">
            <text:p>0.00973212</text:p>
          </table:table-cell>
          <table:table-cell office:value-type="float" office:value="0.009773337" calcext:value-type="float">
            <text:p>0.009773337</text:p>
          </table:table-cell>
          <table:table-cell/>
          <table:table-cell office:value-type="float" office:value="-0.000160368" calcext:value-type="float">
            <text:p>-0.000160368</text:p>
          </table:table-cell>
          <table:table-cell office:value-type="float" office:value="-0.000163713" calcext:value-type="float">
            <text:p>-0.000163713</text:p>
          </table:table-cell>
          <table:table-cell office:value-type="float" office:value="-0.000122497" calcext:value-type="float">
            <text:p>-0.000122497</text:p>
          </table:table-cell>
          <table:table-cell/>
          <table:table-cell office:value-type="float" office:value="25.990298296" calcext:value-type="float">
            <text:p>25.990298296</text:p>
          </table:table-cell>
          <table:table-cell office:value-type="float" office:value="25.990215801" calcext:value-type="float">
            <text:p>25.990215801</text:p>
          </table:table-cell>
          <table:table-cell office:value-type="float" office:value="25.991232157" calcext:value-type="float">
            <text:p>25.991232157</text:p>
          </table:table-cell>
          <table:table-cell/>
          <table:table-cell office:value-type="float" office:value="-0.004065089" calcext:value-type="float">
            <text:p>-0.004065089</text:p>
          </table:table-cell>
          <table:table-cell office:value-type="float" office:value="-0.004149892" calcext:value-type="float">
            <text:p>-0.004149892</text:p>
          </table:table-cell>
          <table:table-cell office:value-type="float" office:value="-0.003105105" calcext:value-type="float">
            <text:p>-0.003105105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<text:s/>2019-11-11 19:42:31</text:p>
          </table:table-cell>
          <table:table-cell office:value-type="float" office:value="26.00436" calcext:value-type="float">
            <text:p>26.00436</text:p>
          </table:table-cell>
          <table:table-cell/>
          <table:table-cell office:value-type="float" office:value="1.190160655" calcext:value-type="float">
            <text:p>1.190160655</text:p>
          </table:table-cell>
          <table:table-cell office:value-type="float" office:value="1.193832301" calcext:value-type="float">
            <text:p>1.193832301</text:p>
          </table:table-cell>
          <table:table-cell office:value-type="float" office:value="1.194382452" calcext:value-type="float">
            <text:p>1.194382452</text:p>
          </table:table-cell>
          <table:table-cell/>
          <table:table-cell office:value-type="float" office:value="0.009723535" calcext:value-type="float">
            <text:p>0.009723535</text:p>
          </table:table-cell>
          <table:table-cell office:value-type="float" office:value="0.009753532" calcext:value-type="float">
            <text:p>0.009753532</text:p>
          </table:table-cell>
          <table:table-cell office:value-type="float" office:value="0.009758027" calcext:value-type="float">
            <text:p>0.009758027</text:p>
          </table:table-cell>
          <table:table-cell/>
          <table:table-cell office:value-type="float" office:value="-0.000172299" calcext:value-type="float">
            <text:p>-0.000172299</text:p>
          </table:table-cell>
          <table:table-cell office:value-type="float" office:value="-0.000142301" calcext:value-type="float">
            <text:p>-0.000142301</text:p>
          </table:table-cell>
          <table:table-cell office:value-type="float" office:value="-0.000137807" calcext:value-type="float">
            <text:p>-0.000137807</text:p>
          </table:table-cell>
          <table:table-cell/>
          <table:table-cell office:value-type="float" office:value="26.000112266" calcext:value-type="float">
            <text:p>26.000112266</text:p>
          </table:table-cell>
          <table:table-cell office:value-type="float" office:value="26.000851951" calcext:value-type="float">
            <text:p>26.000851951</text:p>
          </table:table-cell>
          <table:table-cell office:value-type="float" office:value="26.000962784" calcext:value-type="float">
            <text:p>26.000962784</text:p>
          </table:table-cell>
          <table:table-cell/>
          <table:table-cell office:value-type="float" office:value="-0.004367515" calcext:value-type="float">
            <text:p>-0.004367515</text:p>
          </table:table-cell>
          <table:table-cell office:value-type="float" office:value="-0.003607131" calcext:value-type="float">
            <text:p>-0.003607131</text:p>
          </table:table-cell>
          <table:table-cell office:value-type="float" office:value="-0.003493197" calcext:value-type="float">
            <text:p>-0.003493197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<text:s/>2019-11-11 19:42:33</text:p>
          </table:table-cell>
          <table:table-cell office:value-type="float" office:value="25.9892" calcext:value-type="float">
            <text:p>25.9892</text:p>
          </table:table-cell>
          <table:table-cell/>
          <table:table-cell office:value-type="float" office:value="1.192937636" calcext:value-type="float">
            <text:p>1.192937636</text:p>
          </table:table-cell>
          <table:table-cell office:value-type="float" office:value="1.195991182" calcext:value-type="float">
            <text:p>1.195991182</text:p>
          </table:table-cell>
          <table:table-cell office:value-type="float" office:value="1.191461824" calcext:value-type="float">
            <text:p>1.191461824</text:p>
          </table:table-cell>
          <table:table-cell/>
          <table:table-cell office:value-type="float" office:value="0.009746223" calcext:value-type="float">
            <text:p>0.009746223</text:p>
          </table:table-cell>
          <table:table-cell office:value-type="float" office:value="0.00977117" calcext:value-type="float">
            <text:p>0.00977117</text:p>
          </table:table-cell>
          <table:table-cell office:value-type="float" office:value="0.009734165" calcext:value-type="float">
            <text:p>0.009734165</text:p>
          </table:table-cell>
          <table:table-cell/>
          <table:table-cell office:value-type="float" office:value="-0.000149611" calcext:value-type="float">
            <text:p>-0.000149611</text:p>
          </table:table-cell>
          <table:table-cell office:value-type="float" office:value="-0.000124664" calcext:value-type="float">
            <text:p>-0.000124664</text:p>
          </table:table-cell>
          <table:table-cell office:value-type="float" office:value="-0.000161668" calcext:value-type="float">
            <text:p>-0.000161668</text:p>
          </table:table-cell>
          <table:table-cell/>
          <table:table-cell office:value-type="float" office:value="25.985509472" calcext:value-type="float">
            <text:p>25.985509472</text:p>
          </table:table-cell>
          <table:table-cell office:value-type="float" office:value="25.986124644" calcext:value-type="float">
            <text:p>25.986124644</text:p>
          </table:table-cell>
          <table:table-cell office:value-type="float" office:value="25.985212153" calcext:value-type="float">
            <text:p>25.985212153</text:p>
          </table:table-cell>
          <table:table-cell/>
          <table:table-cell office:value-type="float" office:value="-0.003792413" calcext:value-type="float">
            <text:p>-0.003792413</text:p>
          </table:table-cell>
          <table:table-cell office:value-type="float" office:value="-0.003160035" calcext:value-type="float">
            <text:p>-0.003160035</text:p>
          </table:table-cell>
          <table:table-cell office:value-type="float" office:value="-0.004098047" calcext:value-type="float">
            <text:p>-0.004098047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<text:s/>2019-11-11 19:42:34</text:p>
          </table:table-cell>
          <table:table-cell office:value-type="float" office:value="25.98414" calcext:value-type="float">
            <text:p>25.98414</text:p>
          </table:table-cell>
          <table:table-cell/>
          <table:table-cell office:value-type="float" office:value="1.195527458" calcext:value-type="float">
            <text:p>1.195527458</text:p>
          </table:table-cell>
          <table:table-cell office:value-type="float" office:value="1.193366789" calcext:value-type="float">
            <text:p>1.193366789</text:p>
          </table:table-cell>
          <table:table-cell office:value-type="float" office:value="1.190070056" calcext:value-type="float">
            <text:p>1.190070056</text:p>
          </table:table-cell>
          <table:table-cell/>
          <table:table-cell office:value-type="float" office:value="0.009767381" calcext:value-type="float">
            <text:p>0.009767381</text:p>
          </table:table-cell>
          <table:table-cell office:value-type="float" office:value="0.009749729" calcext:value-type="float">
            <text:p>0.009749729</text:p>
          </table:table-cell>
          <table:table-cell office:value-type="float" office:value="0.009722795" calcext:value-type="float">
            <text:p>0.009722795</text:p>
          </table:table-cell>
          <table:table-cell/>
          <table:table-cell office:value-type="float" office:value="-0.000128452" calcext:value-type="float">
            <text:p>-0.000128452</text:p>
          </table:table-cell>
          <table:table-cell office:value-type="float" office:value="-0.000146105" calcext:value-type="float">
            <text:p>-0.000146105</text:p>
          </table:table-cell>
          <table:table-cell office:value-type="float" office:value="-0.000173039" calcext:value-type="float">
            <text:p>-0.000173039</text:p>
          </table:table-cell>
          <table:table-cell/>
          <table:table-cell office:value-type="float" office:value="25.980977144" calcext:value-type="float">
            <text:p>25.980977144</text:p>
          </table:table-cell>
          <table:table-cell office:value-type="float" office:value="25.980541851" calcext:value-type="float">
            <text:p>25.980541851</text:p>
          </table:table-cell>
          <table:table-cell office:value-type="float" office:value="25.979877683" calcext:value-type="float">
            <text:p>25.979877683</text:p>
          </table:table-cell>
          <table:table-cell/>
          <table:table-cell office:value-type="float" office:value="-0.00325607" calcext:value-type="float">
            <text:p>-0.00325607</text:p>
          </table:table-cell>
          <table:table-cell office:value-type="float" office:value="-0.003703536" calcext:value-type="float">
            <text:p>-0.003703536</text:p>
          </table:table-cell>
          <table:table-cell office:value-type="float" office:value="-0.004386278" calcext:value-type="float">
            <text:p>-0.004386278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<text:s/>2019-11-11 19:42:35</text:p>
          </table:table-cell>
          <table:table-cell office:value-type="float" office:value="25.9892" calcext:value-type="float">
            <text:p>25.9892</text:p>
          </table:table-cell>
          <table:table-cell/>
          <table:table-cell office:value-type="float" office:value="1.195639514" calcext:value-type="float">
            <text:p>1.195639514</text:p>
          </table:table-cell>
          <table:table-cell office:value-type="float" office:value="1.191010617" calcext:value-type="float">
            <text:p>1.191010617</text:p>
          </table:table-cell>
          <table:table-cell office:value-type="float" office:value="1.190549873" calcext:value-type="float">
            <text:p>1.190549873</text:p>
          </table:table-cell>
          <table:table-cell/>
          <table:table-cell office:value-type="float" office:value="0.009768297" calcext:value-type="float">
            <text:p>0.009768297</text:p>
          </table:table-cell>
          <table:table-cell office:value-type="float" office:value="0.009730479" calcext:value-type="float">
            <text:p>0.009730479</text:p>
          </table:table-cell>
          <table:table-cell office:value-type="float" office:value="0.009726715" calcext:value-type="float">
            <text:p>0.009726715</text:p>
          </table:table-cell>
          <table:table-cell/>
          <table:table-cell office:value-type="float" office:value="-0.000127537" calcext:value-type="float">
            <text:p>-0.000127537</text:p>
          </table:table-cell>
          <table:table-cell office:value-type="float" office:value="-0.000165354" calcext:value-type="float">
            <text:p>-0.000165354</text:p>
          </table:table-cell>
          <table:table-cell office:value-type="float" office:value="-0.000169119" calcext:value-type="float">
            <text:p>-0.000169119</text:p>
          </table:table-cell>
          <table:table-cell/>
          <table:table-cell office:value-type="float" office:value="25.986053797" calcext:value-type="float">
            <text:p>25.986053797</text:p>
          </table:table-cell>
          <table:table-cell office:value-type="float" office:value="25.985121252" calcext:value-type="float">
            <text:p>25.985121252</text:p>
          </table:table-cell>
          <table:table-cell office:value-type="float" office:value="25.98502843" calcext:value-type="float">
            <text:p>25.98502843</text:p>
          </table:table-cell>
          <table:table-cell/>
          <table:table-cell office:value-type="float" office:value="-0.003232864" calcext:value-type="float">
            <text:p>-0.003232864</text:p>
          </table:table-cell>
          <table:table-cell office:value-type="float" office:value="-0.004191491" calcext:value-type="float">
            <text:p>-0.004191491</text:p>
          </table:table-cell>
          <table:table-cell office:value-type="float" office:value="-0.004286909" calcext:value-type="float">
            <text:p>-0.004286909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<text:s/>2019-11-11 19:42:36</text:p>
          </table:table-cell>
          <table:table-cell office:value-type="float" office:value="25.98414" calcext:value-type="float">
            <text:p>25.98414</text:p>
          </table:table-cell>
          <table:table-cell/>
          <table:table-cell office:value-type="float" office:value="1.190580868" calcext:value-type="float">
            <text:p>1.190580868</text:p>
          </table:table-cell>
          <table:table-cell office:value-type="float" office:value="1.191638254" calcext:value-type="float">
            <text:p>1.191638254</text:p>
          </table:table-cell>
          <table:table-cell office:value-type="float" office:value="1.195799851" calcext:value-type="float">
            <text:p>1.195799851</text:p>
          </table:table-cell>
          <table:table-cell/>
          <table:table-cell office:value-type="float" office:value="0.009726968" calcext:value-type="float">
            <text:p>0.009726968</text:p>
          </table:table-cell>
          <table:table-cell office:value-type="float" office:value="0.009735607" calcext:value-type="float">
            <text:p>0.009735607</text:p>
          </table:table-cell>
          <table:table-cell office:value-type="float" office:value="0.009769607" calcext:value-type="float">
            <text:p>0.009769607</text:p>
          </table:table-cell>
          <table:table-cell/>
          <table:table-cell office:value-type="float" office:value="-0.000168865" calcext:value-type="float">
            <text:p>-0.000168865</text:p>
          </table:table-cell>
          <table:table-cell office:value-type="float" office:value="-0.000160227" calcext:value-type="float">
            <text:p>-0.000160227</text:p>
          </table:table-cell>
          <table:table-cell office:value-type="float" office:value="-0.000126227" calcext:value-type="float">
            <text:p>-0.000126227</text:p>
          </table:table-cell>
          <table:table-cell/>
          <table:table-cell office:value-type="float" office:value="25.979980592" calcext:value-type="float">
            <text:p>25.979980592</text:p>
          </table:table-cell>
          <table:table-cell office:value-type="float" office:value="25.980193616" calcext:value-type="float">
            <text:p>25.980193616</text:p>
          </table:table-cell>
          <table:table-cell office:value-type="float" office:value="25.981032021" calcext:value-type="float">
            <text:p>25.981032021</text:p>
          </table:table-cell>
          <table:table-cell/>
          <table:table-cell office:value-type="float" office:value="-0.00428049" calcext:value-type="float">
            <text:p>-0.00428049</text:p>
          </table:table-cell>
          <table:table-cell office:value-type="float" office:value="-0.00406151" calcext:value-type="float">
            <text:p>-0.00406151</text:p>
          </table:table-cell>
          <table:table-cell office:value-type="float" office:value="-0.003199659" calcext:value-type="float">
            <text:p>-0.003199659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<text:s/>2019-11-11 19:42:38</text:p>
          </table:table-cell>
          <table:table-cell office:value-type="float" office:value="25.97909" calcext:value-type="float">
            <text:p>25.97909</text:p>
          </table:table-cell>
          <table:table-cell/>
          <table:table-cell office:value-type="float" office:value="1.190786504" calcext:value-type="float">
            <text:p>1.190786504</text:p>
          </table:table-cell>
          <table:table-cell office:value-type="float" office:value="1.195058369" calcext:value-type="float">
            <text:p>1.195058369</text:p>
          </table:table-cell>
          <table:table-cell office:value-type="float" office:value="1.19397416" calcext:value-type="float">
            <text:p>1.19397416</text:p>
          </table:table-cell>
          <table:table-cell/>
          <table:table-cell office:value-type="float" office:value="0.009728648" calcext:value-type="float">
            <text:p>0.009728648</text:p>
          </table:table-cell>
          <table:table-cell office:value-type="float" office:value="0.009763549" calcext:value-type="float">
            <text:p>0.009763549</text:p>
          </table:table-cell>
          <table:table-cell office:value-type="float" office:value="0.009754691" calcext:value-type="float">
            <text:p>0.009754691</text:p>
          </table:table-cell>
          <table:table-cell/>
          <table:table-cell office:value-type="float" office:value="-0.000167185" calcext:value-type="float">
            <text:p>-0.000167185</text:p>
          </table:table-cell>
          <table:table-cell office:value-type="float" office:value="-0.000132285" calcext:value-type="float">
            <text:p>-0.000132285</text:p>
          </table:table-cell>
          <table:table-cell office:value-type="float" office:value="-0.000141142" calcext:value-type="float">
            <text:p>-0.000141142</text:p>
          </table:table-cell>
          <table:table-cell/>
          <table:table-cell office:value-type="float" office:value="25.974967939" calcext:value-type="float">
            <text:p>25.974967939</text:p>
          </table:table-cell>
          <table:table-cell office:value-type="float" office:value="25.975828563" calcext:value-type="float">
            <text:p>25.975828563</text:p>
          </table:table-cell>
          <table:table-cell office:value-type="float" office:value="25.975610135" calcext:value-type="float">
            <text:p>25.975610135</text:p>
          </table:table-cell>
          <table:table-cell/>
          <table:table-cell office:value-type="float" office:value="-0.004237904" calcext:value-type="float">
            <text:p>-0.004237904</text:p>
          </table:table-cell>
          <table:table-cell office:value-type="float" office:value="-0.003353217" calcext:value-type="float">
            <text:p>-0.003353217</text:p>
          </table:table-cell>
          <table:table-cell office:value-type="float" office:value="-0.003577752" calcext:value-type="float">
            <text:p>-0.003577752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<text:s/>2019-11-11 19:42:39</text:p>
          </table:table-cell>
          <table:table-cell office:value-type="float" office:value="25.98414" calcext:value-type="float">
            <text:p>25.98414</text:p>
          </table:table-cell>
          <table:table-cell/>
          <table:table-cell office:value-type="float" office:value="1.193381094" calcext:value-type="float">
            <text:p>1.193381094</text:p>
          </table:table-cell>
          <table:table-cell office:value-type="float" office:value="1.195426726" calcext:value-type="float">
            <text:p>1.195426726</text:p>
          </table:table-cell>
          <table:table-cell office:value-type="float" office:value="1.190784716" calcext:value-type="float">
            <text:p>1.190784716</text:p>
          </table:table-cell>
          <table:table-cell/>
          <table:table-cell office:value-type="float" office:value="0.009749846" calcext:value-type="float">
            <text:p>0.009749846</text:p>
          </table:table-cell>
          <table:table-cell office:value-type="float" office:value="0.009766558" calcext:value-type="float">
            <text:p>0.009766558</text:p>
          </table:table-cell>
          <table:table-cell office:value-type="float" office:value="0.009728633" calcext:value-type="float">
            <text:p>0.009728633</text:p>
          </table:table-cell>
          <table:table-cell/>
          <table:table-cell office:value-type="float" office:value="-0.000145988" calcext:value-type="float">
            <text:p>-0.000145988</text:p>
          </table:table-cell>
          <table:table-cell office:value-type="float" office:value="-0.000129275" calcext:value-type="float">
            <text:p>-0.000129275</text:p>
          </table:table-cell>
          <table:table-cell office:value-type="float" office:value="-0.0001672" calcext:value-type="float">
            <text:p>-0.0001672</text:p>
          </table:table-cell>
          <table:table-cell/>
          <table:table-cell office:value-type="float" office:value="25.980544733" calcext:value-type="float">
            <text:p>25.980544733</text:p>
          </table:table-cell>
          <table:table-cell office:value-type="float" office:value="25.98095685" calcext:value-type="float">
            <text:p>25.98095685</text:p>
          </table:table-cell>
          <table:table-cell office:value-type="float" office:value="25.98002166" calcext:value-type="float">
            <text:p>25.98002166</text:p>
          </table:table-cell>
          <table:table-cell/>
          <table:table-cell office:value-type="float" office:value="-0.003700574" calcext:value-type="float">
            <text:p>-0.003700574</text:p>
          </table:table-cell>
          <table:table-cell office:value-type="float" office:value="-0.003276932" calcext:value-type="float">
            <text:p>-0.003276932</text:p>
          </table:table-cell>
          <table:table-cell office:value-type="float" office:value="-0.004238274" calcext:value-type="float">
            <text:p>-0.004238274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<text:s/>2019-11-11 19:42:40</text:p>
          </table:table-cell>
          <table:table-cell office:value-type="float" office:value="25.97909" calcext:value-type="float">
            <text:p>25.97909</text:p>
          </table:table-cell>
          <table:table-cell/>
          <table:table-cell office:value-type="float" office:value="1.195171022" calcext:value-type="float">
            <text:p>1.195171022</text:p>
          </table:table-cell>
          <table:table-cell office:value-type="float" office:value="1.192572855" calcext:value-type="float">
            <text:p>1.192572855</text:p>
          </table:table-cell>
          <table:table-cell office:value-type="float" office:value="1.190004491" calcext:value-type="float">
            <text:p>1.190004491</text:p>
          </table:table-cell>
          <table:table-cell/>
          <table:table-cell office:value-type="float" office:value="0.009764469" calcext:value-type="float">
            <text:p>0.009764469</text:p>
          </table:table-cell>
          <table:table-cell office:value-type="float" office:value="0.009743242" calcext:value-type="float">
            <text:p>0.009743242</text:p>
          </table:table-cell>
          <table:table-cell office:value-type="float" office:value="0.009722259" calcext:value-type="float">
            <text:p>0.009722259</text:p>
          </table:table-cell>
          <table:table-cell/>
          <table:table-cell office:value-type="float" office:value="-0.000131364" calcext:value-type="float">
            <text:p>-0.000131364</text:p>
          </table:table-cell>
          <table:table-cell office:value-type="float" office:value="-0.000152591" calcext:value-type="float">
            <text:p>-0.000152591</text:p>
          </table:table-cell>
          <table:table-cell office:value-type="float" office:value="-0.000173574" calcext:value-type="float">
            <text:p>-0.000173574</text:p>
          </table:table-cell>
          <table:table-cell/>
          <table:table-cell office:value-type="float" office:value="25.975851258" calcext:value-type="float">
            <text:p>25.975851258</text:p>
          </table:table-cell>
          <table:table-cell office:value-type="float" office:value="25.975327823" calcext:value-type="float">
            <text:p>25.975327823</text:p>
          </table:table-cell>
          <table:table-cell office:value-type="float" office:value="25.974810392" calcext:value-type="float">
            <text:p>25.974810392</text:p>
          </table:table-cell>
          <table:table-cell/>
          <table:table-cell office:value-type="float" office:value="-0.003329887" calcext:value-type="float">
            <text:p>-0.003329887</text:p>
          </table:table-cell>
          <table:table-cell office:value-type="float" office:value="-0.003867957" calcext:value-type="float">
            <text:p>-0.003867957</text:p>
          </table:table-cell>
          <table:table-cell office:value-type="float" office:value="-0.004399856" calcext:value-type="float">
            <text:p>-0.004399856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<text:s/>2019-11-11 19:42:41</text:p>
          </table:table-cell>
          <table:table-cell office:value-type="float" office:value="25.96898" calcext:value-type="float">
            <text:p>25.96898</text:p>
          </table:table-cell>
          <table:table-cell/>
          <table:table-cell office:value-type="float" office:value="1.194695377" calcext:value-type="float">
            <text:p>1.194695377</text:p>
          </table:table-cell>
          <table:table-cell office:value-type="float" office:value="1.189515136" calcext:value-type="float">
            <text:p>1.189515136</text:p>
          </table:table-cell>
          <table:table-cell office:value-type="float" office:value="1.192920946" calcext:value-type="float">
            <text:p>1.192920946</text:p>
          </table:table-cell>
          <table:table-cell/>
          <table:table-cell office:value-type="float" office:value="0.009760583" calcext:value-type="float">
            <text:p>0.009760583</text:p>
          </table:table-cell>
          <table:table-cell office:value-type="float" office:value="0.009718261" calcext:value-type="float">
            <text:p>0.009718261</text:p>
          </table:table-cell>
          <table:table-cell office:value-type="float" office:value="0.009746086" calcext:value-type="float">
            <text:p>0.009746086</text:p>
          </table:table-cell>
          <table:table-cell/>
          <table:table-cell office:value-type="float" office:value="-0.00013525" calcext:value-type="float">
            <text:p>-0.00013525</text:p>
          </table:table-cell>
          <table:table-cell office:value-type="float" office:value="-0.000177572" calcext:value-type="float">
            <text:p>-0.000177572</text:p>
          </table:table-cell>
          <table:table-cell office:value-type="float" office:value="-0.000149747" calcext:value-type="float">
            <text:p>-0.000149747</text:p>
          </table:table-cell>
          <table:table-cell/>
          <table:table-cell office:value-type="float" office:value="25.965647279" calcext:value-type="float">
            <text:p>25.965647279</text:p>
          </table:table-cell>
          <table:table-cell office:value-type="float" office:value="25.964603641" calcext:value-type="float">
            <text:p>25.964603641</text:p>
          </table:table-cell>
          <table:table-cell office:value-type="float" office:value="25.965289793" calcext:value-type="float">
            <text:p>25.965289793</text:p>
          </table:table-cell>
          <table:table-cell/>
          <table:table-cell office:value-type="float" office:value="-0.003428391" calcext:value-type="float">
            <text:p>-0.003428391</text:p>
          </table:table-cell>
          <table:table-cell office:value-type="float" office:value="-0.004501199" calcext:value-type="float">
            <text:p>-0.004501199</text:p>
          </table:table-cell>
          <table:table-cell office:value-type="float" office:value="-0.003795869" calcext:value-type="float">
            <text:p>-0.003795869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<text:s/>2019-11-11 19:42:43</text:p>
          </table:table-cell>
          <table:table-cell office:value-type="float" office:value="25.97909" calcext:value-type="float">
            <text:p>25.97909</text:p>
          </table:table-cell>
          <table:table-cell/>
          <table:table-cell office:value-type="float" office:value="1.191335462" calcext:value-type="float">
            <text:p>1.191335462</text:p>
          </table:table-cell>
          <table:table-cell office:value-type="float" office:value="1.19043126" calcext:value-type="float">
            <text:p>1.19043126</text:p>
          </table:table-cell>
          <table:table-cell office:value-type="float" office:value="1.195972108" calcext:value-type="float">
            <text:p>1.195972108</text:p>
          </table:table-cell>
          <table:table-cell/>
          <table:table-cell office:value-type="float" office:value="0.009733133" calcext:value-type="float">
            <text:p>0.009733133</text:p>
          </table:table-cell>
          <table:table-cell office:value-type="float" office:value="0.009725746" calcext:value-type="float">
            <text:p>0.009725746</text:p>
          </table:table-cell>
          <table:table-cell office:value-type="float" office:value="0.009771014" calcext:value-type="float">
            <text:p>0.009771014</text:p>
          </table:table-cell>
          <table:table-cell/>
          <table:table-cell office:value-type="float" office:value="-0.0001627" calcext:value-type="float">
            <text:p>-0.0001627</text:p>
          </table:table-cell>
          <table:table-cell office:value-type="float" office:value="-0.000170088" calcext:value-type="float">
            <text:p>-0.000170088</text:p>
          </table:table-cell>
          <table:table-cell office:value-type="float" office:value="-0.000124819" calcext:value-type="float">
            <text:p>-0.000124819</text:p>
          </table:table-cell>
          <table:table-cell/>
          <table:table-cell office:value-type="float" office:value="25.975078534" calcext:value-type="float">
            <text:p>25.975078534</text:p>
          </table:table-cell>
          <table:table-cell office:value-type="float" office:value="25.97489637" calcext:value-type="float">
            <text:p>25.97489637</text:p>
          </table:table-cell>
          <table:table-cell office:value-type="float" office:value="25.976012648" calcext:value-type="float">
            <text:p>25.976012648</text:p>
          </table:table-cell>
          <table:table-cell/>
          <table:table-cell office:value-type="float" office:value="-0.004124217" calcext:value-type="float">
            <text:p>-0.004124217</text:p>
          </table:table-cell>
          <table:table-cell office:value-type="float" office:value="-0.004311474" calcext:value-type="float">
            <text:p>-0.004311474</text:p>
          </table:table-cell>
          <table:table-cell office:value-type="float" office:value="-0.003163985" calcext:value-type="float">
            <text:p>-0.003163985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<text:s/>2019-11-11 19:42:44</text:p>
          </table:table-cell>
          <table:table-cell office:value-type="float" office:value="25.98414" calcext:value-type="float">
            <text:p>25.98414</text:p>
          </table:table-cell>
          <table:table-cell/>
          <table:table-cell office:value-type="float" office:value="1.190536164" calcext:value-type="float">
            <text:p>1.190536164</text:p>
          </table:table-cell>
          <table:table-cell office:value-type="float" office:value="1.194716834" calcext:value-type="float">
            <text:p>1.194716834</text:p>
          </table:table-cell>
          <table:table-cell office:value-type="float" office:value="1.194205426" calcext:value-type="float">
            <text:p>1.194205426</text:p>
          </table:table-cell>
          <table:table-cell/>
          <table:table-cell office:value-type="float" office:value="0.009726603" calcext:value-type="float">
            <text:p>0.009726603</text:p>
          </table:table-cell>
          <table:table-cell office:value-type="float" office:value="0.009760758" calcext:value-type="float">
            <text:p>0.009760758</text:p>
          </table:table-cell>
          <table:table-cell office:value-type="float" office:value="0.00975658" calcext:value-type="float">
            <text:p>0.00975658</text:p>
          </table:table-cell>
          <table:table-cell/>
          <table:table-cell office:value-type="float" office:value="-0.000169231" calcext:value-type="float">
            <text:p>-0.000169231</text:p>
          </table:table-cell>
          <table:table-cell office:value-type="float" office:value="-0.000135075" calcext:value-type="float">
            <text:p>-0.000135075</text:p>
          </table:table-cell>
          <table:table-cell office:value-type="float" office:value="-0.000139253" calcext:value-type="float">
            <text:p>-0.000139253</text:p>
          </table:table-cell>
          <table:table-cell/>
          <table:table-cell office:value-type="float" office:value="25.979971586" calcext:value-type="float">
            <text:p>25.979971586</text:p>
          </table:table-cell>
          <table:table-cell office:value-type="float" office:value="25.980813834" calcext:value-type="float">
            <text:p>25.980813834</text:p>
          </table:table-cell>
          <table:table-cell office:value-type="float" office:value="25.980710805" calcext:value-type="float">
            <text:p>25.980710805</text:p>
          </table:table-cell>
          <table:table-cell/>
          <table:table-cell office:value-type="float" office:value="-0.004289748" calcext:value-type="float">
            <text:p>-0.004289748</text:p>
          </table:table-cell>
          <table:table-cell office:value-type="float" office:value="-0.003423947" calcext:value-type="float">
            <text:p>-0.003423947</text:p>
          </table:table-cell>
          <table:table-cell office:value-type="float" office:value="-0.003529858" calcext:value-type="float">
            <text:p>-0.003529858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<text:s/>2019-11-11 19:42:45</text:p>
          </table:table-cell>
          <table:table-cell office:value-type="float" office:value="25.97404" calcext:value-type="float">
            <text:p>25.97404</text:p>
          </table:table-cell>
          <table:table-cell/>
          <table:table-cell office:value-type="float" office:value="1.193587326" calcext:value-type="float">
            <text:p>1.193587326</text:p>
          </table:table-cell>
          <table:table-cell office:value-type="float" office:value="1.195625805" calcext:value-type="float">
            <text:p>1.195625805</text:p>
          </table:table-cell>
          <table:table-cell office:value-type="float" office:value="1.190924786" calcext:value-type="float">
            <text:p>1.190924786</text:p>
          </table:table-cell>
          <table:table-cell/>
          <table:table-cell office:value-type="float" office:value="0.00975153" calcext:value-type="float">
            <text:p>0.00975153</text:p>
          </table:table-cell>
          <table:table-cell office:value-type="float" office:value="0.009768185" calcext:value-type="float">
            <text:p>0.009768185</text:p>
          </table:table-cell>
          <table:table-cell office:value-type="float" office:value="0.009729778" calcext:value-type="float">
            <text:p>0.009729778</text:p>
          </table:table-cell>
          <table:table-cell/>
          <table:table-cell office:value-type="float" office:value="-0.000144303" calcext:value-type="float">
            <text:p>-0.000144303</text:p>
          </table:table-cell>
          <table:table-cell office:value-type="float" office:value="-0.000127649" calcext:value-type="float">
            <text:p>-0.000127649</text:p>
          </table:table-cell>
          <table:table-cell office:value-type="float" office:value="-0.000166056" calcext:value-type="float">
            <text:p>-0.000166056</text:p>
          </table:table-cell>
          <table:table-cell/>
          <table:table-cell office:value-type="float" office:value="25.970478123" calcext:value-type="float">
            <text:p>25.970478123</text:p>
          </table:table-cell>
          <table:table-cell office:value-type="float" office:value="25.970888804" calcext:value-type="float">
            <text:p>25.970888804</text:p>
          </table:table-cell>
          <table:table-cell office:value-type="float" office:value="25.969941717" calcext:value-type="float">
            <text:p>25.969941717</text:p>
          </table:table-cell>
          <table:table-cell/>
          <table:table-cell office:value-type="float" office:value="-0.003657864" calcext:value-type="float">
            <text:p>-0.003657864</text:p>
          </table:table-cell>
          <table:table-cell office:value-type="float" office:value="-0.003235703" calcext:value-type="float">
            <text:p>-0.003235703</text:p>
          </table:table-cell>
          <table:table-cell office:value-type="float" office:value="-0.004209266" calcext:value-type="float">
            <text:p>-0.004209266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<text:s/>2019-11-11 19:42:46</text:p>
          </table:table-cell>
          <table:table-cell office:value-type="float" office:value="25.98414" calcext:value-type="float">
            <text:p>25.98414</text:p>
          </table:table-cell>
          <table:table-cell/>
          <table:table-cell office:value-type="float" office:value="1.196351194" calcext:value-type="float">
            <text:p>1.196351194</text:p>
          </table:table-cell>
          <table:table-cell office:value-type="float" office:value="1.19265809" calcext:value-type="float">
            <text:p>1.19265809</text:p>
          </table:table-cell>
          <table:table-cell office:value-type="float" office:value="1.190813326" calcext:value-type="float">
            <text:p>1.190813326</text:p>
          </table:table-cell>
          <table:table-cell/>
          <table:table-cell office:value-type="float" office:value="0.009774111" calcext:value-type="float">
            <text:p>0.009774111</text:p>
          </table:table-cell>
          <table:table-cell office:value-type="float" office:value="0.009743939" calcext:value-type="float">
            <text:p>0.009743939</text:p>
          </table:table-cell>
          <table:table-cell office:value-type="float" office:value="0.009728867" calcext:value-type="float">
            <text:p>0.009728867</text:p>
          </table:table-cell>
          <table:table-cell/>
          <table:table-cell office:value-type="float" office:value="-0.000121722" calcext:value-type="float">
            <text:p>-0.000121722</text:p>
          </table:table-cell>
          <table:table-cell office:value-type="float" office:value="-0.000151895" calcext:value-type="float">
            <text:p>-0.000151895</text:p>
          </table:table-cell>
          <table:table-cell office:value-type="float" office:value="-0.000166966" calcext:value-type="float">
            <text:p>-0.000166966</text:p>
          </table:table-cell>
          <table:table-cell/>
          <table:table-cell office:value-type="float" office:value="25.981143096" calcext:value-type="float">
            <text:p>25.981143096</text:p>
          </table:table-cell>
          <table:table-cell office:value-type="float" office:value="25.980399075" calcext:value-type="float">
            <text:p>25.980399075</text:p>
          </table:table-cell>
          <table:table-cell office:value-type="float" office:value="25.980027424" calcext:value-type="float">
            <text:p>25.980027424</text:p>
          </table:table-cell>
          <table:table-cell/>
          <table:table-cell office:value-type="float" office:value="-0.003085478" calcext:value-type="float">
            <text:p>-0.003085478</text:p>
          </table:table-cell>
          <table:table-cell office:value-type="float" office:value="-0.003850305" calcext:value-type="float">
            <text:p>-0.003850305</text:p>
          </table:table-cell>
          <table:table-cell office:value-type="float" office:value="-0.004232349" calcext:value-type="float">
            <text:p>-0.004232349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<text:s/>2019-11-11 19:42:48</text:p>
          </table:table-cell>
          <table:table-cell office:value-type="float" office:value="25.97404" calcext:value-type="float">
            <text:p>25.97404</text:p>
          </table:table-cell>
          <table:table-cell/>
          <table:table-cell office:value-type="float" office:value="1.194481992" calcext:value-type="float">
            <text:p>1.194481992</text:p>
          </table:table-cell>
          <table:table-cell office:value-type="float" office:value="1.189187907" calcext:value-type="float">
            <text:p>1.189187907</text:p>
          </table:table-cell>
          <table:table-cell office:value-type="float" office:value="1.193536066" calcext:value-type="float">
            <text:p>1.193536066</text:p>
          </table:table-cell>
          <table:table-cell/>
          <table:table-cell office:value-type="float" office:value="0.00975884" calcext:value-type="float">
            <text:p>0.00975884</text:p>
          </table:table-cell>
          <table:table-cell office:value-type="float" office:value="0.009715587" calcext:value-type="float">
            <text:p>0.009715587</text:p>
          </table:table-cell>
          <table:table-cell office:value-type="float" office:value="0.009751112" calcext:value-type="float">
            <text:p>0.009751112</text:p>
          </table:table-cell>
          <table:table-cell/>
          <table:table-cell office:value-type="float" office:value="-0.000136994" calcext:value-type="float">
            <text:p>-0.000136994</text:p>
          </table:table-cell>
          <table:table-cell office:value-type="float" office:value="-0.000180246" calcext:value-type="float">
            <text:p>-0.000180246</text:p>
          </table:table-cell>
          <table:table-cell office:value-type="float" office:value="-0.000144722" calcext:value-type="float">
            <text:p>-0.000144722</text:p>
          </table:table-cell>
          <table:table-cell/>
          <table:table-cell office:value-type="float" office:value="25.970658366" calcext:value-type="float">
            <text:p>25.970658366</text:p>
          </table:table-cell>
          <table:table-cell office:value-type="float" office:value="25.969591798" calcext:value-type="float">
            <text:p>25.969591798</text:p>
          </table:table-cell>
          <table:table-cell office:value-type="float" office:value="25.970467796" calcext:value-type="float">
            <text:p>25.970467796</text:p>
          </table:table-cell>
          <table:table-cell/>
          <table:table-cell office:value-type="float" office:value="-0.003472582" calcext:value-type="float">
            <text:p>-0.003472582</text:p>
          </table:table-cell>
          <table:table-cell office:value-type="float" office:value="-0.004568967" calcext:value-type="float">
            <text:p>-0.004568967</text:p>
          </table:table-cell>
          <table:table-cell office:value-type="float" office:value="-0.00366848" calcext:value-type="float">
            <text:p>-0.00366848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<text:s/>2019-11-11 19:42:49</text:p>
          </table:table-cell>
          <table:table-cell office:value-type="float" office:value="25.98414" calcext:value-type="float">
            <text:p>25.98414</text:p>
          </table:table-cell>
          <table:table-cell/>
          <table:table-cell office:value-type="float" office:value="1.191234731" calcext:value-type="float">
            <text:p>1.191234731</text:p>
          </table:table-cell>
          <table:table-cell office:value-type="float" office:value="1.191557192" calcext:value-type="float">
            <text:p>1.191557192</text:p>
          </table:table-cell>
          <table:table-cell office:value-type="float" office:value="1.196062707" calcext:value-type="float">
            <text:p>1.196062707</text:p>
          </table:table-cell>
          <table:table-cell/>
          <table:table-cell office:value-type="float" office:value="0.00973231" calcext:value-type="float">
            <text:p>0.00973231</text:p>
          </table:table-cell>
          <table:table-cell office:value-type="float" office:value="0.009734944" calcext:value-type="float">
            <text:p>0.009734944</text:p>
          </table:table-cell>
          <table:table-cell office:value-type="float" office:value="0.009771754" calcext:value-type="float">
            <text:p>0.009771754</text:p>
          </table:table-cell>
          <table:table-cell/>
          <table:table-cell office:value-type="float" office:value="-0.000163523" calcext:value-type="float">
            <text:p>-0.000163523</text:p>
          </table:table-cell>
          <table:table-cell office:value-type="float" office:value="-0.000160889" calcext:value-type="float">
            <text:p>-0.000160889</text:p>
          </table:table-cell>
          <table:table-cell office:value-type="float" office:value="-0.000124079" calcext:value-type="float">
            <text:p>-0.000124079</text:p>
          </table:table-cell>
          <table:table-cell/>
          <table:table-cell office:value-type="float" office:value="25.980112321" calcext:value-type="float">
            <text:p>25.980112321</text:p>
          </table:table-cell>
          <table:table-cell office:value-type="float" office:value="25.980177285" calcext:value-type="float">
            <text:p>25.980177285</text:p>
          </table:table-cell>
          <table:table-cell office:value-type="float" office:value="25.981084977" calcext:value-type="float">
            <text:p>25.981084977</text:p>
          </table:table-cell>
          <table:table-cell/>
          <table:table-cell office:value-type="float" office:value="-0.004145078" calcext:value-type="float">
            <text:p>-0.004145078</text:p>
          </table:table-cell>
          <table:table-cell office:value-type="float" office:value="-0.004078297" calcext:value-type="float">
            <text:p>-0.004078297</text:p>
          </table:table-cell>
          <table:table-cell office:value-type="float" office:value="-0.003145222" calcext:value-type="float">
            <text:p>-0.003145222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<text:s/>2019-11-11 19:42:50</text:p>
          </table:table-cell>
          <table:table-cell office:value-type="float" office:value="25.97909" calcext:value-type="float">
            <text:p>25.97909</text:p>
          </table:table-cell>
          <table:table-cell/>
          <table:table-cell office:value-type="float" office:value="1.191896342" calcext:value-type="float">
            <text:p>1.191896342</text:p>
          </table:table-cell>
          <table:table-cell office:value-type="float" office:value="1.195922636" calcext:value-type="float">
            <text:p>1.195922636</text:p>
          </table:table-cell>
          <table:table-cell office:value-type="float" office:value="1.193468117" calcext:value-type="float">
            <text:p>1.193468117</text:p>
          </table:table-cell>
          <table:table-cell/>
          <table:table-cell office:value-type="float" office:value="0.009737715" calcext:value-type="float">
            <text:p>0.009737715</text:p>
          </table:table-cell>
          <table:table-cell office:value-type="float" office:value="0.00977061" calcext:value-type="float">
            <text:p>0.00977061</text:p>
          </table:table-cell>
          <table:table-cell office:value-type="float" office:value="0.009750557" calcext:value-type="float">
            <text:p>0.009750557</text:p>
          </table:table-cell>
          <table:table-cell/>
          <table:table-cell office:value-type="float" office:value="-0.000158118" calcext:value-type="float">
            <text:p>-0.000158118</text:p>
          </table:table-cell>
          <table:table-cell office:value-type="float" office:value="-0.000125224" calcext:value-type="float">
            <text:p>-0.000125224</text:p>
          </table:table-cell>
          <table:table-cell office:value-type="float" office:value="-0.000145277" calcext:value-type="float">
            <text:p>-0.000145277</text:p>
          </table:table-cell>
          <table:table-cell/>
          <table:table-cell office:value-type="float" office:value="25.975191531" calcext:value-type="float">
            <text:p>25.975191531</text:p>
          </table:table-cell>
          <table:table-cell office:value-type="float" office:value="25.976002681" calcext:value-type="float">
            <text:p>25.976002681</text:p>
          </table:table-cell>
          <table:table-cell office:value-type="float" office:value="25.975508186" calcext:value-type="float">
            <text:p>25.975508186</text:p>
          </table:table-cell>
          <table:table-cell/>
          <table:table-cell office:value-type="float" office:value="-0.00400806" calcext:value-type="float">
            <text:p>-0.00400806</text:p>
          </table:table-cell>
          <table:table-cell office:value-type="float" office:value="-0.00317423" calcext:value-type="float">
            <text:p>-0.00317423</text:p>
          </table:table-cell>
          <table:table-cell office:value-type="float" office:value="-0.003682552" calcext:value-type="float">
            <text:p>-0.003682552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<text:s/>2019-11-11 19:42:51</text:p>
          </table:table-cell>
          <table:table-cell office:value-type="float" office:value="25.97404" calcext:value-type="float">
            <text:p>25.97404</text:p>
          </table:table-cell>
          <table:table-cell/>
          <table:table-cell office:value-type="float" office:value="1.196342253" calcext:value-type="float">
            <text:p>1.196342253</text:p>
          </table:table-cell>
          <table:table-cell office:value-type="float" office:value="1.193039559" calcext:value-type="float">
            <text:p>1.193039559</text:p>
          </table:table-cell>
          <table:table-cell office:value-type="float" office:value="1.190244101" calcext:value-type="float">
            <text:p>1.190244101</text:p>
          </table:table-cell>
          <table:table-cell/>
          <table:table-cell office:value-type="float" office:value="0.009774038" calcext:value-type="float">
            <text:p>0.009774038</text:p>
          </table:table-cell>
          <table:table-cell office:value-type="float" office:value="0.009747055" calcext:value-type="float">
            <text:p>0.009747055</text:p>
          </table:table-cell>
          <table:table-cell office:value-type="float" office:value="0.009724217" calcext:value-type="float">
            <text:p>0.009724217</text:p>
          </table:table-cell>
          <table:table-cell/>
          <table:table-cell office:value-type="float" office:value="-0.000121795" calcext:value-type="float">
            <text:p>-0.000121795</text:p>
          </table:table-cell>
          <table:table-cell office:value-type="float" office:value="-0.000148778" calcext:value-type="float">
            <text:p>-0.000148778</text:p>
          </table:table-cell>
          <table:table-cell office:value-type="float" office:value="-0.000171617" calcext:value-type="float">
            <text:p>-0.000171617</text:p>
          </table:table-cell>
          <table:table-cell/>
          <table:table-cell office:value-type="float" office:value="25.971033142" calcext:value-type="float">
            <text:p>25.971033142</text:p>
          </table:table-cell>
          <table:table-cell office:value-type="float" office:value="25.970367768" calcext:value-type="float">
            <text:p>25.970367768</text:p>
          </table:table-cell>
          <table:table-cell office:value-type="float" office:value="25.969804583" calcext:value-type="float">
            <text:p>25.969804583</text:p>
          </table:table-cell>
          <table:table-cell/>
          <table:table-cell office:value-type="float" office:value="-0.003087329" calcext:value-type="float">
            <text:p>-0.003087329</text:p>
          </table:table-cell>
          <table:table-cell office:value-type="float" office:value="-0.003771304" calcext:value-type="float">
            <text:p>-0.003771304</text:p>
          </table:table-cell>
          <table:table-cell office:value-type="float" office:value="-0.004350233" calcext:value-type="float">
            <text:p>-0.004350233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<text:s/>2019-11-11 19:42:53</text:p>
          </table:table-cell>
          <table:table-cell office:value-type="float" office:value="25.9892" calcext:value-type="float">
            <text:p>25.9892</text:p>
          </table:table-cell>
          <table:table-cell/>
          <table:table-cell office:value-type="float" office:value="1.194083237" calcext:value-type="float">
            <text:p>1.194083237</text:p>
          </table:table-cell>
          <table:table-cell office:value-type="float" office:value="1.18830397" calcext:value-type="float">
            <text:p>1.18830397</text:p>
          </table:table-cell>
          <table:table-cell office:value-type="float" office:value="1.192854785" calcext:value-type="float">
            <text:p>1.192854785</text:p>
          </table:table-cell>
          <table:table-cell/>
          <table:table-cell office:value-type="float" office:value="0.009755582" calcext:value-type="float">
            <text:p>0.009755582</text:p>
          </table:table-cell>
          <table:table-cell office:value-type="float" office:value="0.009708366" calcext:value-type="float">
            <text:p>0.009708366</text:p>
          </table:table-cell>
          <table:table-cell office:value-type="float" office:value="0.009745546" calcext:value-type="float">
            <text:p>0.009745546</text:p>
          </table:table-cell>
          <table:table-cell/>
          <table:table-cell office:value-type="float" office:value="-0.000140251" calcext:value-type="float">
            <text:p>-0.000140251</text:p>
          </table:table-cell>
          <table:table-cell office:value-type="float" office:value="-0.000187468" calcext:value-type="float">
            <text:p>-0.000187468</text:p>
          </table:table-cell>
          <table:table-cell office:value-type="float" office:value="-0.000150288" calcext:value-type="float">
            <text:p>-0.000150288</text:p>
          </table:table-cell>
          <table:table-cell/>
          <table:table-cell office:value-type="float" office:value="25.985740267" calcext:value-type="float">
            <text:p>25.985740267</text:p>
          </table:table-cell>
          <table:table-cell office:value-type="float" office:value="25.984575967" calcext:value-type="float">
            <text:p>25.984575967</text:p>
          </table:table-cell>
          <table:table-cell office:value-type="float" office:value="25.985492781" calcext:value-type="float">
            <text:p>25.985492781</text:p>
          </table:table-cell>
          <table:table-cell/>
          <table:table-cell office:value-type="float" office:value="-0.003555163" calcext:value-type="float">
            <text:p>-0.003555163</text:p>
          </table:table-cell>
          <table:table-cell office:value-type="float" office:value="-0.004752028" calcext:value-type="float">
            <text:p>-0.004752028</text:p>
          </table:table-cell>
          <table:table-cell office:value-type="float" office:value="-0.003809571" calcext:value-type="float">
            <text:p>-0.003809571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<text:s/>2019-11-11 19:42:54</text:p>
          </table:table-cell>
          <table:table-cell office:value-type="float" office:value="25.97909" calcext:value-type="float">
            <text:p>25.97909</text:p>
          </table:table-cell>
          <table:table-cell/>
          <table:table-cell office:value-type="float" office:value="1.191473745" calcext:value-type="float">
            <text:p>1.191473745</text:p>
          </table:table-cell>
          <table:table-cell office:value-type="float" office:value="1.190876507" calcext:value-type="float">
            <text:p>1.190876507</text:p>
          </table:table-cell>
          <table:table-cell office:value-type="float" office:value="1.19565382" calcext:value-type="float">
            <text:p>1.19565382</text:p>
          </table:table-cell>
          <table:table-cell/>
          <table:table-cell office:value-type="float" office:value="0.009734263" calcext:value-type="float">
            <text:p>0.009734263</text:p>
          </table:table-cell>
          <table:table-cell office:value-type="float" office:value="0.009729383" calcext:value-type="float">
            <text:p>0.009729383</text:p>
          </table:table-cell>
          <table:table-cell office:value-type="float" office:value="0.009768414" calcext:value-type="float">
            <text:p>0.009768414</text:p>
          </table:table-cell>
          <table:table-cell/>
          <table:table-cell office:value-type="float" office:value="-0.000161571" calcext:value-type="float">
            <text:p>-0.000161571</text:p>
          </table:table-cell>
          <table:table-cell office:value-type="float" office:value="-0.00016645" calcext:value-type="float">
            <text:p>-0.00016645</text:p>
          </table:table-cell>
          <table:table-cell office:value-type="float" office:value="-0.00012742" calcext:value-type="float">
            <text:p>-0.00012742</text:p>
          </table:table-cell>
          <table:table-cell/>
          <table:table-cell office:value-type="float" office:value="25.975106393" calcext:value-type="float">
            <text:p>25.975106393</text:p>
          </table:table-cell>
          <table:table-cell office:value-type="float" office:value="25.974986071" calcext:value-type="float">
            <text:p>25.974986071</text:p>
          </table:table-cell>
          <table:table-cell office:value-type="float" office:value="25.975948524" calcext:value-type="float">
            <text:p>25.975948524</text:p>
          </table:table-cell>
          <table:table-cell/>
          <table:table-cell office:value-type="float" office:value="-0.004095579" calcext:value-type="float">
            <text:p>-0.004095579</text:p>
          </table:table-cell>
          <table:table-cell office:value-type="float" office:value="-0.004219265" calcext:value-type="float">
            <text:p>-0.004219265</text:p>
          </table:table-cell>
          <table:table-cell office:value-type="float" office:value="-0.003229901" calcext:value-type="float">
            <text:p>-0.003229901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<text:s/>2019-11-11 19:42:55</text:p>
          </table:table-cell>
          <table:table-cell office:value-type="float" office:value="25.97404" calcext:value-type="float">
            <text:p>25.97404</text:p>
          </table:table-cell>
          <table:table-cell/>
          <table:table-cell office:value-type="float" office:value="1.18989601" calcext:value-type="float">
            <text:p>1.18989601</text:p>
          </table:table-cell>
          <table:table-cell office:value-type="float" office:value="1.193593287" calcext:value-type="float">
            <text:p>1.193593287</text:p>
          </table:table-cell>
          <table:table-cell office:value-type="float" office:value="1.194238209" calcext:value-type="float">
            <text:p>1.194238209</text:p>
          </table:table-cell>
          <table:table-cell/>
          <table:table-cell office:value-type="float" office:value="0.009721373" calcext:value-type="float">
            <text:p>0.009721373</text:p>
          </table:table-cell>
          <table:table-cell office:value-type="float" office:value="0.009751579" calcext:value-type="float">
            <text:p>0.009751579</text:p>
          </table:table-cell>
          <table:table-cell office:value-type="float" office:value="0.009756848" calcext:value-type="float">
            <text:p>0.009756848</text:p>
          </table:table-cell>
          <table:table-cell/>
          <table:table-cell office:value-type="float" office:value="-0.000174461" calcext:value-type="float">
            <text:p>-0.000174461</text:p>
          </table:table-cell>
          <table:table-cell office:value-type="float" office:value="-0.000144254" calcext:value-type="float">
            <text:p>-0.000144254</text:p>
          </table:table-cell>
          <table:table-cell office:value-type="float" office:value="-0.000138985" calcext:value-type="float">
            <text:p>-0.000138985</text:p>
          </table:table-cell>
          <table:table-cell/>
          <table:table-cell office:value-type="float" office:value="25.969734455" calcext:value-type="float">
            <text:p>25.969734455</text:p>
          </table:table-cell>
          <table:table-cell office:value-type="float" office:value="25.970479324" calcext:value-type="float">
            <text:p>25.970479324</text:p>
          </table:table-cell>
          <table:table-cell office:value-type="float" office:value="25.970609253" calcext:value-type="float">
            <text:p>25.970609253</text:p>
          </table:table-cell>
          <table:table-cell/>
          <table:table-cell office:value-type="float" office:value="-0.004422322" calcext:value-type="float">
            <text:p>-0.004422322</text:p>
          </table:table-cell>
          <table:table-cell office:value-type="float" office:value="-0.00365663" calcext:value-type="float">
            <text:p>-0.00365663</text:p>
          </table:table-cell>
          <table:table-cell office:value-type="float" office:value="-0.003523069" calcext:value-type="float">
            <text:p>-0.003523069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<text:s/>2019-11-11 19:42:56</text:p>
          </table:table-cell>
          <table:table-cell office:value-type="float" office:value="25.98414" calcext:value-type="float">
            <text:p>25.98414</text:p>
          </table:table-cell>
          <table:table-cell/>
          <table:table-cell office:value-type="float" office:value="1.192203306" calcext:value-type="float">
            <text:p>1.192203306</text:p>
          </table:table-cell>
          <table:table-cell office:value-type="float" office:value="1.195533418" calcext:value-type="float">
            <text:p>1.195533418</text:p>
          </table:table-cell>
          <table:table-cell office:value-type="float" office:value="1.19117751" calcext:value-type="float">
            <text:p>1.19117751</text:p>
          </table:table-cell>
          <table:table-cell/>
          <table:table-cell office:value-type="float" office:value="0.009740223" calcext:value-type="float">
            <text:p>0.009740223</text:p>
          </table:table-cell>
          <table:table-cell office:value-type="float" office:value="0.00976743" calcext:value-type="float">
            <text:p>0.00976743</text:p>
          </table:table-cell>
          <table:table-cell office:value-type="float" office:value="0.009731842" calcext:value-type="float">
            <text:p>0.009731842</text:p>
          </table:table-cell>
          <table:table-cell/>
          <table:table-cell office:value-type="float" office:value="-0.00015561" calcext:value-type="float">
            <text:p>-0.00015561</text:p>
          </table:table-cell>
          <table:table-cell office:value-type="float" office:value="-0.000128403" calcext:value-type="float">
            <text:p>-0.000128403</text:p>
          </table:table-cell>
          <table:table-cell office:value-type="float" office:value="-0.000163991" calcext:value-type="float">
            <text:p>-0.000163991</text:p>
          </table:table-cell>
          <table:table-cell/>
          <table:table-cell office:value-type="float" office:value="25.980307453" calcext:value-type="float">
            <text:p>25.980307453</text:p>
          </table:table-cell>
          <table:table-cell office:value-type="float" office:value="25.980978345" calcext:value-type="float">
            <text:p>25.980978345</text:p>
          </table:table-cell>
          <table:table-cell office:value-type="float" office:value="25.980100793" calcext:value-type="float">
            <text:p>25.980100793</text:p>
          </table:table-cell>
          <table:table-cell/>
          <table:table-cell office:value-type="float" office:value="-0.003944489" calcext:value-type="float">
            <text:p>-0.003944489</text:p>
          </table:table-cell>
          <table:table-cell office:value-type="float" office:value="-0.003254836" calcext:value-type="float">
            <text:p>-0.003254836</text:p>
          </table:table-cell>
          <table:table-cell office:value-type="float" office:value="-0.004156928" calcext:value-type="float">
            <text:p>-0.004156928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<text:s/>2019-11-11 19:42:57</text:p>
          </table:table-cell>
          <table:table-cell office:value-type="float" office:value="25.97909" calcext:value-type="float">
            <text:p>25.97909</text:p>
          </table:table-cell>
          <table:table-cell/>
          <table:table-cell office:value-type="float" office:value="1.194400334" calcext:value-type="float">
            <text:p>1.194400334</text:p>
          </table:table-cell>
          <table:table-cell office:value-type="float" office:value="1.193178438" calcext:value-type="float">
            <text:p>1.193178438</text:p>
          </table:table-cell>
          <table:table-cell office:value-type="float" office:value="1.189219497" calcext:value-type="float">
            <text:p>1.189219497</text:p>
          </table:table-cell>
          <table:table-cell/>
          <table:table-cell office:value-type="float" office:value="0.009758173" calcext:value-type="float">
            <text:p>0.009758173</text:p>
          </table:table-cell>
          <table:table-cell office:value-type="float" office:value="0.00974819" calcext:value-type="float">
            <text:p>0.00974819</text:p>
          </table:table-cell>
          <table:table-cell office:value-type="float" office:value="0.009715846" calcext:value-type="float">
            <text:p>0.009715846</text:p>
          </table:table-cell>
          <table:table-cell/>
          <table:table-cell office:value-type="float" office:value="-0.000137661" calcext:value-type="float">
            <text:p>-0.000137661</text:p>
          </table:table-cell>
          <table:table-cell office:value-type="float" office:value="-0.000147643" calcext:value-type="float">
            <text:p>-0.000147643</text:p>
          </table:table-cell>
          <table:table-cell office:value-type="float" office:value="-0.000179988" calcext:value-type="float">
            <text:p>-0.000179988</text:p>
          </table:table-cell>
          <table:table-cell/>
          <table:table-cell office:value-type="float" office:value="25.975695993" calcext:value-type="float">
            <text:p>25.975695993</text:p>
          </table:table-cell>
          <table:table-cell office:value-type="float" office:value="25.975449826" calcext:value-type="float">
            <text:p>25.975449826</text:p>
          </table:table-cell>
          <table:table-cell office:value-type="float" office:value="25.974652245" calcext:value-type="float">
            <text:p>25.974652245</text:p>
          </table:table-cell>
          <table:table-cell/>
          <table:table-cell office:value-type="float" office:value="-0.003489493" calcext:value-type="float">
            <text:p>-0.003489493</text:p>
          </table:table-cell>
          <table:table-cell office:value-type="float" office:value="-0.003742543" calcext:value-type="float">
            <text:p>-0.003742543</text:p>
          </table:table-cell>
          <table:table-cell office:value-type="float" office:value="-0.004562425" calcext:value-type="float">
            <text:p>-0.004562425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<text:s/>2019-11-11 19:42:59</text:p>
          </table:table-cell>
          <table:table-cell office:value-type="float" office:value="25.97909" calcext:value-type="float">
            <text:p>25.97909</text:p>
          </table:table-cell>
          <table:table-cell/>
          <table:table-cell office:value-type="float" office:value="1.194970154" calcext:value-type="float">
            <text:p>1.194970154</text:p>
          </table:table-cell>
          <table:table-cell office:value-type="float" office:value="1.189522289" calcext:value-type="float">
            <text:p>1.189522289</text:p>
          </table:table-cell>
          <table:table-cell office:value-type="float" office:value="1.191436194" calcext:value-type="float">
            <text:p>1.191436194</text:p>
          </table:table-cell>
          <table:table-cell/>
          <table:table-cell office:value-type="float" office:value="0.009762828" calcext:value-type="float">
            <text:p>0.009762828</text:p>
          </table:table-cell>
          <table:table-cell office:value-type="float" office:value="0.009718319" calcext:value-type="float">
            <text:p>0.009718319</text:p>
          </table:table-cell>
          <table:table-cell office:value-type="float" office:value="0.009733956" calcext:value-type="float">
            <text:p>0.009733956</text:p>
          </table:table-cell>
          <table:table-cell/>
          <table:table-cell office:value-type="float" office:value="-0.000133005" calcext:value-type="float">
            <text:p>-0.000133005</text:p>
          </table:table-cell>
          <table:table-cell office:value-type="float" office:value="-0.000177514" calcext:value-type="float">
            <text:p>-0.000177514</text:p>
          </table:table-cell>
          <table:table-cell office:value-type="float" office:value="-0.000161877" calcext:value-type="float">
            <text:p>-0.000161877</text:p>
          </table:table-cell>
          <table:table-cell/>
          <table:table-cell office:value-type="float" office:value="25.975810791" calcext:value-type="float">
            <text:p>25.975810791</text:p>
          </table:table-cell>
          <table:table-cell office:value-type="float" office:value="25.974713246" calcext:value-type="float">
            <text:p>25.974713246</text:p>
          </table:table-cell>
          <table:table-cell office:value-type="float" office:value="25.975098828" calcext:value-type="float">
            <text:p>25.975098828</text:p>
          </table:table-cell>
          <table:table-cell/>
          <table:table-cell office:value-type="float" office:value="-0.003371486" calcext:value-type="float">
            <text:p>-0.003371486</text:p>
          </table:table-cell>
          <table:table-cell office:value-type="float" office:value="-0.004499718" calcext:value-type="float">
            <text:p>-0.004499718</text:p>
          </table:table-cell>
          <table:table-cell office:value-type="float" office:value="-0.004103355" calcext:value-type="float">
            <text:p>-0.004103355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<text:s/>2019-11-11 19:43:00</text:p>
          </table:table-cell>
          <table:table-cell office:value-type="float" office:value="25.97909" calcext:value-type="float">
            <text:p>25.97909</text:p>
          </table:table-cell>
          <table:table-cell/>
          <table:table-cell office:value-type="float" office:value="1.191241287" calcext:value-type="float">
            <text:p>1.191241287</text:p>
          </table:table-cell>
          <table:table-cell office:value-type="float" office:value="1.190326356" calcext:value-type="float">
            <text:p>1.190326356</text:p>
          </table:table-cell>
          <table:table-cell office:value-type="float" office:value="1.195324206" calcext:value-type="float">
            <text:p>1.195324206</text:p>
          </table:table-cell>
          <table:table-cell/>
          <table:table-cell office:value-type="float" office:value="0.009732363" calcext:value-type="float">
            <text:p>0.009732363</text:p>
          </table:table-cell>
          <table:table-cell office:value-type="float" office:value="0.009724889" calcext:value-type="float">
            <text:p>0.009724889</text:p>
          </table:table-cell>
          <table:table-cell office:value-type="float" office:value="0.009765721" calcext:value-type="float">
            <text:p>0.009765721</text:p>
          </table:table-cell>
          <table:table-cell/>
          <table:table-cell office:value-type="float" office:value="-0.00016347" calcext:value-type="float">
            <text:p>-0.00016347</text:p>
          </table:table-cell>
          <table:table-cell office:value-type="float" office:value="-0.000170945" calcext:value-type="float">
            <text:p>-0.000170945</text:p>
          </table:table-cell>
          <table:table-cell office:value-type="float" office:value="-0.000130113" calcext:value-type="float">
            <text:p>-0.000130113</text:p>
          </table:table-cell>
          <table:table-cell/>
          <table:table-cell office:value-type="float" office:value="25.975059561" calcext:value-type="float">
            <text:p>25.975059561</text:p>
          </table:table-cell>
          <table:table-cell office:value-type="float" office:value="25.974875236" calcext:value-type="float">
            <text:p>25.974875236</text:p>
          </table:table-cell>
          <table:table-cell office:value-type="float" office:value="25.975882119" calcext:value-type="float">
            <text:p>25.975882119</text:p>
          </table:table-cell>
          <table:table-cell/>
          <table:table-cell office:value-type="float" office:value="-0.00414372" calcext:value-type="float">
            <text:p>-0.00414372</text:p>
          </table:table-cell>
          <table:table-cell office:value-type="float" office:value="-0.004333199" calcext:value-type="float">
            <text:p>-0.004333199</text:p>
          </table:table-cell>
          <table:table-cell office:value-type="float" office:value="-0.003298163" calcext:value-type="float">
            <text:p>-0.003298163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<text:s/>2019-11-11 19:43:01</text:p>
          </table:table-cell>
          <table:table-cell office:value-type="float" office:value="25.97909" calcext:value-type="float">
            <text:p>25.97909</text:p>
          </table:table-cell>
          <table:table-cell/>
          <table:table-cell office:value-type="float" office:value="1.190629743" calcext:value-type="float">
            <text:p>1.190629743</text:p>
          </table:table-cell>
          <table:table-cell office:value-type="float" office:value="1.194750809" calcext:value-type="float">
            <text:p>1.194750809</text:p>
          </table:table-cell>
          <table:table-cell office:value-type="float" office:value="1.194771671" calcext:value-type="float">
            <text:p>1.194771671</text:p>
          </table:table-cell>
          <table:table-cell/>
          <table:table-cell office:value-type="float" office:value="0.009727367" calcext:value-type="float">
            <text:p>0.009727367</text:p>
          </table:table-cell>
          <table:table-cell office:value-type="float" office:value="0.009761036" calcext:value-type="float">
            <text:p>0.009761036</text:p>
          </table:table-cell>
          <table:table-cell office:value-type="float" office:value="0.009761206" calcext:value-type="float">
            <text:p>0.009761206</text:p>
          </table:table-cell>
          <table:table-cell/>
          <table:table-cell office:value-type="float" office:value="-0.000168466" calcext:value-type="float">
            <text:p>-0.000168466</text:p>
          </table:table-cell>
          <table:table-cell office:value-type="float" office:value="-0.000134797" calcext:value-type="float">
            <text:p>-0.000134797</text:p>
          </table:table-cell>
          <table:table-cell office:value-type="float" office:value="-0.000134627" calcext:value-type="float">
            <text:p>-0.000134627</text:p>
          </table:table-cell>
          <table:table-cell/>
          <table:table-cell office:value-type="float" office:value="25.974936358" calcext:value-type="float">
            <text:p>25.974936358</text:p>
          </table:table-cell>
          <table:table-cell office:value-type="float" office:value="25.975766601" calcext:value-type="float">
            <text:p>25.975766601</text:p>
          </table:table-cell>
          <table:table-cell office:value-type="float" office:value="25.975770804" calcext:value-type="float">
            <text:p>25.975770804</text:p>
          </table:table-cell>
          <table:table-cell/>
          <table:table-cell office:value-type="float" office:value="-0.004270368" calcext:value-type="float">
            <text:p>-0.004270368</text:p>
          </table:table-cell>
          <table:table-cell office:value-type="float" office:value="-0.003416911" calcext:value-type="float">
            <text:p>-0.003416911</text:p>
          </table:table-cell>
          <table:table-cell office:value-type="float" office:value="-0.003412591" calcext:value-type="float">
            <text:p>-0.003412591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<text:s/>2019-11-11 19:43:02</text:p>
          </table:table-cell>
          <table:table-cell office:value-type="float" office:value="25.97909" calcext:value-type="float">
            <text:p>25.97909</text:p>
          </table:table-cell>
          <table:table-cell/>
          <table:table-cell office:value-type="float" office:value="1.191731237" calcext:value-type="float">
            <text:p>1.191731237</text:p>
          </table:table-cell>
          <table:table-cell office:value-type="float" office:value="1.195753359" calcext:value-type="float">
            <text:p>1.195753359</text:p>
          </table:table-cell>
          <table:table-cell office:value-type="float" office:value="1.193126582" calcext:value-type="float">
            <text:p>1.193126582</text:p>
          </table:table-cell>
          <table:table-cell/>
          <table:table-cell office:value-type="float" office:value="0.009736366" calcext:value-type="float">
            <text:p>0.009736366</text:p>
          </table:table-cell>
          <table:table-cell office:value-type="float" office:value="0.009769227" calcext:value-type="float">
            <text:p>0.009769227</text:p>
          </table:table-cell>
          <table:table-cell office:value-type="float" office:value="0.009747766" calcext:value-type="float">
            <text:p>0.009747766</text:p>
          </table:table-cell>
          <table:table-cell/>
          <table:table-cell office:value-type="float" office:value="-0.000159467" calcext:value-type="float">
            <text:p>-0.000159467</text:p>
          </table:table-cell>
          <table:table-cell office:value-type="float" office:value="-0.000126607" calcext:value-type="float">
            <text:p>-0.000126607</text:p>
          </table:table-cell>
          <table:table-cell office:value-type="float" office:value="-0.000148067" calcext:value-type="float">
            <text:p>-0.000148067</text:p>
          </table:table-cell>
          <table:table-cell/>
          <table:table-cell office:value-type="float" office:value="25.975158268" calcext:value-type="float">
            <text:p>25.975158268</text:p>
          </table:table-cell>
          <table:table-cell office:value-type="float" office:value="25.975968578" calcext:value-type="float">
            <text:p>25.975968578</text:p>
          </table:table-cell>
          <table:table-cell office:value-type="float" office:value="25.975439379" calcext:value-type="float">
            <text:p>25.975439379</text:p>
          </table:table-cell>
          <table:table-cell/>
          <table:table-cell office:value-type="float" office:value="-0.004042253" calcext:value-type="float">
            <text:p>-0.004042253</text:p>
          </table:table-cell>
          <table:table-cell office:value-type="float" office:value="-0.003209287" calcext:value-type="float">
            <text:p>-0.003209287</text:p>
          </table:table-cell>
          <table:table-cell office:value-type="float" office:value="-0.003753282" calcext:value-type="float">
            <text:p>-0.003753282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<text:s/>2019-11-11 19:43:04</text:p>
          </table:table-cell>
          <table:table-cell office:value-type="float" office:value="25.98414" calcext:value-type="float">
            <text:p>25.98414</text:p>
          </table:table-cell>
          <table:table-cell/>
          <table:table-cell office:value-type="float" office:value="1.194164299" calcext:value-type="float">
            <text:p>1.194164299</text:p>
          </table:table-cell>
          <table:table-cell office:value-type="float" office:value="1.194751405" calcext:value-type="float">
            <text:p>1.194751405</text:p>
          </table:table-cell>
          <table:table-cell office:value-type="float" office:value="1.189746999" calcext:value-type="float">
            <text:p>1.189746999</text:p>
          </table:table-cell>
          <table:table-cell/>
          <table:table-cell office:value-type="float" office:value="0.009756244" calcext:value-type="float">
            <text:p>0.009756244</text:p>
          </table:table-cell>
          <table:table-cell office:value-type="float" office:value="0.009761041" calcext:value-type="float">
            <text:p>0.009761041</text:p>
          </table:table-cell>
          <table:table-cell office:value-type="float" office:value="0.009720155" calcext:value-type="float">
            <text:p>0.009720155</text:p>
          </table:table-cell>
          <table:table-cell/>
          <table:table-cell office:value-type="float" office:value="-0.000139589" calcext:value-type="float">
            <text:p>-0.000139589</text:p>
          </table:table-cell>
          <table:table-cell office:value-type="float" office:value="-0.000134792" calcext:value-type="float">
            <text:p>-0.000134792</text:p>
          </table:table-cell>
          <table:table-cell office:value-type="float" office:value="-0.000175678" calcext:value-type="float">
            <text:p>-0.000175678</text:p>
          </table:table-cell>
          <table:table-cell/>
          <table:table-cell office:value-type="float" office:value="25.980702519" calcext:value-type="float">
            <text:p>25.980702519</text:p>
          </table:table-cell>
          <table:table-cell office:value-type="float" office:value="25.980820799" calcext:value-type="float">
            <text:p>25.980820799</text:p>
          </table:table-cell>
          <table:table-cell office:value-type="float" office:value="25.979812599" calcext:value-type="float">
            <text:p>25.979812599</text:p>
          </table:table-cell>
          <table:table-cell/>
          <table:table-cell office:value-type="float" office:value="-0.003538375" calcext:value-type="float">
            <text:p>-0.003538375</text:p>
          </table:table-cell>
          <table:table-cell office:value-type="float" office:value="-0.003416788" calcext:value-type="float">
            <text:p>-0.003416788</text:p>
          </table:table-cell>
          <table:table-cell office:value-type="float" office:value="-0.004453182" calcext:value-type="float">
            <text:p>-0.004453182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<text:s/>2019-11-11 19:43:05</text:p>
          </table:table-cell>
          <table:table-cell office:value-type="float" office:value="25.9892" calcext:value-type="float">
            <text:p>25.9892</text:p>
          </table:table-cell>
          <table:table-cell/>
          <table:table-cell office:value-type="float" office:value="1.194410466" calcext:value-type="float">
            <text:p>1.194410466</text:p>
          </table:table-cell>
          <table:table-cell office:value-type="float" office:value="1.191218637" calcext:value-type="float">
            <text:p>1.191218637</text:p>
          </table:table-cell>
          <table:table-cell office:value-type="float" office:value="1.189398907" calcext:value-type="float">
            <text:p>1.189398907</text:p>
          </table:table-cell>
          <table:table-cell/>
          <table:table-cell office:value-type="float" office:value="0.009758255" calcext:value-type="float">
            <text:p>0.009758255</text:p>
          </table:table-cell>
          <table:table-cell office:value-type="float" office:value="0.009732178" calcext:value-type="float">
            <text:p>0.009732178</text:p>
          </table:table-cell>
          <table:table-cell office:value-type="float" office:value="0.009717311" calcext:value-type="float">
            <text:p>0.009717311</text:p>
          </table:table-cell>
          <table:table-cell/>
          <table:table-cell office:value-type="float" office:value="-0.000137578" calcext:value-type="float">
            <text:p>-0.000137578</text:p>
          </table:table-cell>
          <table:table-cell office:value-type="float" office:value="-0.000163655" calcext:value-type="float">
            <text:p>-0.000163655</text:p>
          </table:table-cell>
          <table:table-cell office:value-type="float" office:value="-0.000178522" calcext:value-type="float">
            <text:p>-0.000178522</text:p>
          </table:table-cell>
          <table:table-cell/>
          <table:table-cell office:value-type="float" office:value="25.985806191" calcext:value-type="float">
            <text:p>25.985806191</text:p>
          </table:table-cell>
          <table:table-cell office:value-type="float" office:value="25.98516316" calcext:value-type="float">
            <text:p>25.98516316</text:p>
          </table:table-cell>
          <table:table-cell office:value-type="float" office:value="25.984796555" calcext:value-type="float">
            <text:p>25.984796555</text:p>
          </table:table-cell>
          <table:table-cell/>
          <table:table-cell office:value-type="float" office:value="-0.003487395" calcext:value-type="float">
            <text:p>-0.003487395</text:p>
          </table:table-cell>
          <table:table-cell office:value-type="float" office:value="-0.004148411" calcext:value-type="float">
            <text:p>-0.004148411</text:p>
          </table:table-cell>
          <table:table-cell office:value-type="float" office:value="-0.00452527" calcext:value-type="float">
            <text:p>-0.00452527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<text:s/>2019-11-11 19:43:06</text:p>
          </table:table-cell>
          <table:table-cell office:value-type="float" office:value="25.98414" calcext:value-type="float">
            <text:p>25.98414</text:p>
          </table:table-cell>
          <table:table-cell/>
          <table:table-cell office:value-type="float" office:value="1.19424417" calcext:value-type="float">
            <text:p>1.19424417</text:p>
          </table:table-cell>
          <table:table-cell office:value-type="float" office:value="1.189289831" calcext:value-type="float">
            <text:p>1.189289831</text:p>
          </table:table-cell>
          <table:table-cell office:value-type="float" office:value="1.192687296" calcext:value-type="float">
            <text:p>1.192687296</text:p>
          </table:table-cell>
          <table:table-cell/>
          <table:table-cell office:value-type="float" office:value="0.009756897" calcext:value-type="float">
            <text:p>0.009756897</text:p>
          </table:table-cell>
          <table:table-cell office:value-type="float" office:value="0.00971642" calcext:value-type="float">
            <text:p>0.00971642</text:p>
          </table:table-cell>
          <table:table-cell office:value-type="float" office:value="0.009744177" calcext:value-type="float">
            <text:p>0.009744177</text:p>
          </table:table-cell>
          <table:table-cell/>
          <table:table-cell office:value-type="float" office:value="-0.000138937" calcext:value-type="float">
            <text:p>-0.000138937</text:p>
          </table:table-cell>
          <table:table-cell office:value-type="float" office:value="-0.000179413" calcext:value-type="float">
            <text:p>-0.000179413</text:p>
          </table:table-cell>
          <table:table-cell office:value-type="float" office:value="-0.000151656" calcext:value-type="float">
            <text:p>-0.000151656</text:p>
          </table:table-cell>
          <table:table-cell/>
          <table:table-cell office:value-type="float" office:value="25.98071861" calcext:value-type="float">
            <text:p>25.98071861</text:p>
          </table:table-cell>
          <table:table-cell office:value-type="float" office:value="25.979720497" calcext:value-type="float">
            <text:p>25.979720497</text:p>
          </table:table-cell>
          <table:table-cell office:value-type="float" office:value="25.980404958" calcext:value-type="float">
            <text:p>25.980404958</text:p>
          </table:table-cell>
          <table:table-cell/>
          <table:table-cell office:value-type="float" office:value="-0.003521834" calcext:value-type="float">
            <text:p>-0.003521834</text:p>
          </table:table-cell>
          <table:table-cell office:value-type="float" office:value="-0.004547859" calcext:value-type="float">
            <text:p>-0.004547859</text:p>
          </table:table-cell>
          <table:table-cell office:value-type="float" office:value="-0.003844257" calcext:value-type="float">
            <text:p>-0.003844257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<text:s/>2019-11-11 19:43:07</text:p>
          </table:table-cell>
          <table:table-cell office:value-type="float" office:value="25.97909" calcext:value-type="float">
            <text:p>25.97909</text:p>
          </table:table-cell>
          <table:table-cell/>
          <table:table-cell office:value-type="float" office:value="1.191738986" calcext:value-type="float">
            <text:p>1.191738986</text:p>
          </table:table-cell>
          <table:table-cell office:value-type="float" office:value="1.190338873" calcext:value-type="float">
            <text:p>1.190338873</text:p>
          </table:table-cell>
          <table:table-cell office:value-type="float" office:value="1.195895218" calcext:value-type="float">
            <text:p>1.195895218</text:p>
          </table:table-cell>
          <table:table-cell/>
          <table:table-cell office:value-type="float" office:value="0.00973643" calcext:value-type="float">
            <text:p>0.00973643</text:p>
          </table:table-cell>
          <table:table-cell office:value-type="float" office:value="0.009724991" calcext:value-type="float">
            <text:p>0.009724991</text:p>
          </table:table-cell>
          <table:table-cell office:value-type="float" office:value="0.009770386" calcext:value-type="float">
            <text:p>0.009770386</text:p>
          </table:table-cell>
          <table:table-cell/>
          <table:table-cell office:value-type="float" office:value="-0.000159404" calcext:value-type="float">
            <text:p>-0.000159404</text:p>
          </table:table-cell>
          <table:table-cell office:value-type="float" office:value="-0.000170843" calcext:value-type="float">
            <text:p>-0.000170843</text:p>
          </table:table-cell>
          <table:table-cell office:value-type="float" office:value="-0.000125448" calcext:value-type="float">
            <text:p>-0.000125448</text:p>
          </table:table-cell>
          <table:table-cell/>
          <table:table-cell office:value-type="float" office:value="25.975159829" calcext:value-type="float">
            <text:p>25.975159829</text:p>
          </table:table-cell>
          <table:table-cell office:value-type="float" office:value="25.974877758" calcext:value-type="float">
            <text:p>25.974877758</text:p>
          </table:table-cell>
          <table:table-cell office:value-type="float" office:value="25.975997157" calcext:value-type="float">
            <text:p>25.975997157</text:p>
          </table:table-cell>
          <table:table-cell/>
          <table:table-cell office:value-type="float" office:value="-0.004040648" calcext:value-type="float">
            <text:p>-0.004040648</text:p>
          </table:table-cell>
          <table:table-cell office:value-type="float" office:value="-0.004330607" calcext:value-type="float">
            <text:p>-0.004330607</text:p>
          </table:table-cell>
          <table:table-cell office:value-type="float" office:value="-0.003179909" calcext:value-type="float">
            <text:p>-0.003179909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<text:s/>2019-11-11 19:43:09</text:p>
          </table:table-cell>
          <table:table-cell office:value-type="float" office:value="25.99425" calcext:value-type="float">
            <text:p>25.99425</text:p>
          </table:table-cell>
          <table:table-cell/>
          <table:table-cell office:value-type="float" office:value="1.190560006" calcext:value-type="float">
            <text:p>1.190560006</text:p>
          </table:table-cell>
          <table:table-cell office:value-type="float" office:value="1.194190525" calcext:value-type="float">
            <text:p>1.194190525</text:p>
          </table:table-cell>
          <table:table-cell office:value-type="float" office:value="1.195126318" calcext:value-type="float">
            <text:p>1.195126318</text:p>
          </table:table-cell>
          <table:table-cell/>
          <table:table-cell office:value-type="float" office:value="0.009726797" calcext:value-type="float">
            <text:p>0.009726797</text:p>
          </table:table-cell>
          <table:table-cell office:value-type="float" office:value="0.009756459" calcext:value-type="float">
            <text:p>0.009756459</text:p>
          </table:table-cell>
          <table:table-cell office:value-type="float" office:value="0.009764104" calcext:value-type="float">
            <text:p>0.009764104</text:p>
          </table:table-cell>
          <table:table-cell/>
          <table:table-cell office:value-type="float" office:value="-0.000169036" calcext:value-type="float">
            <text:p>-0.000169036</text:p>
          </table:table-cell>
          <table:table-cell office:value-type="float" office:value="-0.000139375" calcext:value-type="float">
            <text:p>-0.000139375</text:p>
          </table:table-cell>
          <table:table-cell office:value-type="float" office:value="-0.000131729" calcext:value-type="float">
            <text:p>-0.000131729</text:p>
          </table:table-cell>
          <table:table-cell/>
          <table:table-cell office:value-type="float" office:value="25.990084553" calcext:value-type="float">
            <text:p>25.990084553</text:p>
          </table:table-cell>
          <table:table-cell office:value-type="float" office:value="25.99081596" calcext:value-type="float">
            <text:p>25.99081596</text:p>
          </table:table-cell>
          <table:table-cell office:value-type="float" office:value="25.991004485" calcext:value-type="float">
            <text:p>25.991004485</text:p>
          </table:table-cell>
          <table:table-cell/>
          <table:table-cell office:value-type="float" office:value="-0.004284811" calcext:value-type="float">
            <text:p>-0.004284811</text:p>
          </table:table-cell>
          <table:table-cell office:value-type="float" office:value="-0.003532944" calcext:value-type="float">
            <text:p>-0.003532944</text:p>
          </table:table-cell>
          <table:table-cell office:value-type="float" office:value="-0.003339145" calcext:value-type="float">
            <text:p>-0.003339145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<text:s/>2019-11-11 19:43:10</text:p>
          </table:table-cell>
          <table:table-cell office:value-type="float" office:value="25.97909" calcext:value-type="float">
            <text:p>25.97909</text:p>
          </table:table-cell>
          <table:table-cell/>
          <table:table-cell office:value-type="float" office:value="1.19194641" calcext:value-type="float">
            <text:p>1.19194641</text:p>
          </table:table-cell>
          <table:table-cell office:value-type="float" office:value="1.195552492" calcext:value-type="float">
            <text:p>1.195552492</text:p>
          </table:table-cell>
          <table:table-cell office:value-type="float" office:value="1.191620969" calcext:value-type="float">
            <text:p>1.191620969</text:p>
          </table:table-cell>
          <table:table-cell/>
          <table:table-cell office:value-type="float" office:value="0.009738124" calcext:value-type="float">
            <text:p>0.009738124</text:p>
          </table:table-cell>
          <table:table-cell office:value-type="float" office:value="0.009767586" calcext:value-type="float">
            <text:p>0.009767586</text:p>
          </table:table-cell>
          <table:table-cell office:value-type="float" office:value="0.009735465" calcext:value-type="float">
            <text:p>0.009735465</text:p>
          </table:table-cell>
          <table:table-cell/>
          <table:table-cell office:value-type="float" office:value="-0.000157709" calcext:value-type="float">
            <text:p>-0.000157709</text:p>
          </table:table-cell>
          <table:table-cell office:value-type="float" office:value="-0.000128248" calcext:value-type="float">
            <text:p>-0.000128248</text:p>
          </table:table-cell>
          <table:table-cell office:value-type="float" office:value="-0.000160368" calcext:value-type="float">
            <text:p>-0.000160368</text:p>
          </table:table-cell>
          <table:table-cell/>
          <table:table-cell office:value-type="float" office:value="25.975201618" calcext:value-type="float">
            <text:p>25.975201618</text:p>
          </table:table-cell>
          <table:table-cell office:value-type="float" office:value="25.97592811" calcext:value-type="float">
            <text:p>25.97592811</text:p>
          </table:table-cell>
          <table:table-cell office:value-type="float" office:value="25.975136053" calcext:value-type="float">
            <text:p>25.975136053</text:p>
          </table:table-cell>
          <table:table-cell/>
          <table:table-cell office:value-type="float" office:value="-0.003997692" calcext:value-type="float">
            <text:p>-0.003997692</text:p>
          </table:table-cell>
          <table:table-cell office:value-type="float" office:value="-0.003250886" calcext:value-type="float">
            <text:p>-0.003250886</text:p>
          </table:table-cell>
          <table:table-cell office:value-type="float" office:value="-0.004065089" calcext:value-type="float">
            <text:p>-0.004065089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<text:s/>2019-11-11 19:43:11</text:p>
          </table:table-cell>
          <table:table-cell office:value-type="float" office:value="25.97909" calcext:value-type="float">
            <text:p>25.97909</text:p>
          </table:table-cell>
          <table:table-cell/>
          <table:table-cell office:value-type="float" office:value="1.194988036" calcext:value-type="float">
            <text:p>1.194988036</text:p>
          </table:table-cell>
          <table:table-cell office:value-type="float" office:value="1.193332814" calcext:value-type="float">
            <text:p>1.193332814</text:p>
          </table:table-cell>
          <table:table-cell office:value-type="float" office:value="1.190083765" calcext:value-type="float">
            <text:p>1.190083765</text:p>
          </table:table-cell>
          <table:table-cell/>
          <table:table-cell office:value-type="float" office:value="0.009762974" calcext:value-type="float">
            <text:p>0.009762974</text:p>
          </table:table-cell>
          <table:table-cell office:value-type="float" office:value="0.009749451" calcext:value-type="float">
            <text:p>0.009749451</text:p>
          </table:table-cell>
          <table:table-cell office:value-type="float" office:value="0.009722907" calcext:value-type="float">
            <text:p>0.009722907</text:p>
          </table:table-cell>
          <table:table-cell/>
          <table:table-cell office:value-type="float" office:value="-0.000132859" calcext:value-type="float">
            <text:p>-0.000132859</text:p>
          </table:table-cell>
          <table:table-cell office:value-type="float" office:value="-0.000146382" calcext:value-type="float">
            <text:p>-0.000146382</text:p>
          </table:table-cell>
          <table:table-cell office:value-type="float" office:value="-0.000172927" calcext:value-type="float">
            <text:p>-0.000172927</text:p>
          </table:table-cell>
          <table:table-cell/>
          <table:table-cell office:value-type="float" office:value="25.975814393" calcext:value-type="float">
            <text:p>25.975814393</text:p>
          </table:table-cell>
          <table:table-cell office:value-type="float" office:value="25.975480927" calcext:value-type="float">
            <text:p>25.975480927</text:p>
          </table:table-cell>
          <table:table-cell office:value-type="float" office:value="25.974826363" calcext:value-type="float">
            <text:p>25.974826363</text:p>
          </table:table-cell>
          <table:table-cell/>
          <table:table-cell office:value-type="float" office:value="-0.003367783" calcext:value-type="float">
            <text:p>-0.003367783</text:p>
          </table:table-cell>
          <table:table-cell office:value-type="float" office:value="-0.003710573" calcext:value-type="float">
            <text:p>-0.003710573</text:p>
          </table:table-cell>
          <table:table-cell office:value-type="float" office:value="-0.004383439" calcext:value-type="float">
            <text:p>-0.004383439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<text:s/>2019-11-11 19:43:12</text:p>
          </table:table-cell>
          <table:table-cell office:value-type="float" office:value="25.98414" calcext:value-type="float">
            <text:p>25.98414</text:p>
          </table:table-cell>
          <table:table-cell/>
          <table:table-cell office:value-type="float" office:value="1.195091152" calcext:value-type="float">
            <text:p>1.195091152</text:p>
          </table:table-cell>
          <table:table-cell office:value-type="float" office:value="1.189599775" calcext:value-type="float">
            <text:p>1.189599775</text:p>
          </table:table-cell>
          <table:table-cell office:value-type="float" office:value="1.194095754" calcext:value-type="float">
            <text:p>1.194095754</text:p>
          </table:table-cell>
          <table:table-cell/>
          <table:table-cell office:value-type="float" office:value="0.009763817" calcext:value-type="float">
            <text:p>0.009763817</text:p>
          </table:table-cell>
          <table:table-cell office:value-type="float" office:value="0.009718952" calcext:value-type="float">
            <text:p>0.009718952</text:p>
          </table:table-cell>
          <table:table-cell office:value-type="float" office:value="0.009755684" calcext:value-type="float">
            <text:p>0.009755684</text:p>
          </table:table-cell>
          <table:table-cell/>
          <table:table-cell office:value-type="float" office:value="-0.000132017" calcext:value-type="float">
            <text:p>-0.000132017</text:p>
          </table:table-cell>
          <table:table-cell office:value-type="float" office:value="-0.000176881" calcext:value-type="float">
            <text:p>-0.000176881</text:p>
          </table:table-cell>
          <table:table-cell office:value-type="float" office:value="-0.000140149" calcext:value-type="float">
            <text:p>-0.000140149</text:p>
          </table:table-cell>
          <table:table-cell/>
          <table:table-cell office:value-type="float" office:value="25.980889245" calcext:value-type="float">
            <text:p>25.980889245</text:p>
          </table:table-cell>
          <table:table-cell office:value-type="float" office:value="25.979782939" calcext:value-type="float">
            <text:p>25.979782939</text:p>
          </table:table-cell>
          <table:table-cell office:value-type="float" office:value="25.98068871" calcext:value-type="float">
            <text:p>25.98068871</text:p>
          </table:table-cell>
          <table:table-cell/>
          <table:table-cell office:value-type="float" office:value="-0.003346428" calcext:value-type="float">
            <text:p>-0.003346428</text:p>
          </table:table-cell>
          <table:table-cell office:value-type="float" office:value="-0.004483671" calcext:value-type="float">
            <text:p>-0.004483671</text:p>
          </table:table-cell>
          <table:table-cell office:value-type="float" office:value="-0.003552571" calcext:value-type="float">
            <text:p>-0.003552571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<text:s/>2019-11-11 19:43:14</text:p>
          </table:table-cell>
          <table:table-cell office:value-type="float" office:value="25.9892" calcext:value-type="float">
            <text:p>25.9892</text:p>
          </table:table-cell>
          <table:table-cell/>
          <table:table-cell office:value-type="float" office:value="1.189877533" calcext:value-type="float">
            <text:p>1.189877533</text:p>
          </table:table-cell>
          <table:table-cell office:value-type="float" office:value="1.19376018" calcext:value-type="float">
            <text:p>1.19376018</text:p>
          </table:table-cell>
          <table:table-cell office:value-type="float" office:value="1.195098304" calcext:value-type="float">
            <text:p>1.195098304</text:p>
          </table:table-cell>
          <table:table-cell/>
          <table:table-cell office:value-type="float" office:value="0.009721222" calcext:value-type="float">
            <text:p>0.009721222</text:p>
          </table:table-cell>
          <table:table-cell office:value-type="float" office:value="0.009752943" calcext:value-type="float">
            <text:p>0.009752943</text:p>
          </table:table-cell>
          <table:table-cell office:value-type="float" office:value="0.009763875" calcext:value-type="float">
            <text:p>0.009763875</text:p>
          </table:table-cell>
          <table:table-cell/>
          <table:table-cell office:value-type="float" office:value="-0.000174612" calcext:value-type="float">
            <text:p>-0.000174612</text:p>
          </table:table-cell>
          <table:table-cell office:value-type="float" office:value="-0.000142891" calcext:value-type="float">
            <text:p>-0.000142891</text:p>
          </table:table-cell>
          <table:table-cell office:value-type="float" office:value="-0.000131958" calcext:value-type="float">
            <text:p>-0.000131958</text:p>
          </table:table-cell>
          <table:table-cell/>
          <table:table-cell office:value-type="float" office:value="25.984892979" calcext:value-type="float">
            <text:p>25.984892979</text:p>
          </table:table-cell>
          <table:table-cell office:value-type="float" office:value="25.985675183" calcext:value-type="float">
            <text:p>25.985675183</text:p>
          </table:table-cell>
          <table:table-cell office:value-type="float" office:value="25.985944764" calcext:value-type="float">
            <text:p>25.985944764</text:p>
          </table:table-cell>
          <table:table-cell/>
          <table:table-cell office:value-type="float" office:value="-0.004426148" calcext:value-type="float">
            <text:p>-0.004426148</text:p>
          </table:table-cell>
          <table:table-cell office:value-type="float" office:value="-0.003622067" calcext:value-type="float">
            <text:p>-0.003622067</text:p>
          </table:table-cell>
          <table:table-cell office:value-type="float" office:value="-0.003344946" calcext:value-type="float">
            <text:p>-0.003344946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<text:s/>2019-11-11 19:43:15</text:p>
          </table:table-cell>
          <table:table-cell office:value-type="float" office:value="25.99425" calcext:value-type="float">
            <text:p>25.99425</text:p>
          </table:table-cell>
          <table:table-cell/>
          <table:table-cell office:value-type="float" office:value="1.194428944" calcext:value-type="float">
            <text:p>1.194428944</text:p>
          </table:table-cell>
          <table:table-cell office:value-type="float" office:value="1.195078039" calcext:value-type="float">
            <text:p>1.195078039</text:p>
          </table:table-cell>
          <table:table-cell office:value-type="float" office:value="1.190468811" calcext:value-type="float">
            <text:p>1.190468811</text:p>
          </table:table-cell>
          <table:table-cell/>
          <table:table-cell office:value-type="float" office:value="0.009758406" calcext:value-type="float">
            <text:p>0.009758406</text:p>
          </table:table-cell>
          <table:table-cell office:value-type="float" office:value="0.009763709" calcext:value-type="float">
            <text:p>0.009763709</text:p>
          </table:table-cell>
          <table:table-cell office:value-type="float" office:value="0.009726052" calcext:value-type="float">
            <text:p>0.009726052</text:p>
          </table:table-cell>
          <table:table-cell/>
          <table:table-cell office:value-type="float" office:value="-0.000137427" calcext:value-type="float">
            <text:p>-0.000137427</text:p>
          </table:table-cell>
          <table:table-cell office:value-type="float" office:value="-0.000132124" calcext:value-type="float">
            <text:p>-0.000132124</text:p>
          </table:table-cell>
          <table:table-cell office:value-type="float" office:value="-0.000169781" calcext:value-type="float">
            <text:p>-0.000169781</text:p>
          </table:table-cell>
          <table:table-cell/>
          <table:table-cell office:value-type="float" office:value="25.990863992" calcext:value-type="float">
            <text:p>25.990863992</text:p>
          </table:table-cell>
          <table:table-cell office:value-type="float" office:value="25.990994759" calcext:value-type="float">
            <text:p>25.990994759</text:p>
          </table:table-cell>
          <table:table-cell office:value-type="float" office:value="25.990066181" calcext:value-type="float">
            <text:p>25.990066181</text:p>
          </table:table-cell>
          <table:table-cell/>
          <table:table-cell office:value-type="float" office:value="-0.003483568" calcext:value-type="float">
            <text:p>-0.003483568</text:p>
          </table:table-cell>
          <table:table-cell office:value-type="float" office:value="-0.003349143" calcext:value-type="float">
            <text:p>-0.003349143</text:p>
          </table:table-cell>
          <table:table-cell office:value-type="float" office:value="-0.004303697" calcext:value-type="float">
            <text:p>-0.004303697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<text:s/>2019-11-11 19:43:16</text:p>
          </table:table-cell>
          <table:table-cell office:value-type="float" office:value="25.98414" calcext:value-type="float">
            <text:p>25.98414</text:p>
          </table:table-cell>
          <table:table-cell/>
          <table:table-cell office:value-type="float" office:value="1.195690774" calcext:value-type="float">
            <text:p>1.195690774</text:p>
          </table:table-cell>
          <table:table-cell office:value-type="float" office:value="1.190076016" calcext:value-type="float">
            <text:p>1.190076016</text:p>
          </table:table-cell>
          <table:table-cell office:value-type="float" office:value="1.192746901" calcext:value-type="float">
            <text:p>1.192746901</text:p>
          </table:table-cell>
          <table:table-cell/>
          <table:table-cell office:value-type="float" office:value="0.009768715" calcext:value-type="float">
            <text:p>0.009768715</text:p>
          </table:table-cell>
          <table:table-cell office:value-type="float" office:value="0.009722843" calcext:value-type="float">
            <text:p>0.009722843</text:p>
          </table:table-cell>
          <table:table-cell office:value-type="float" office:value="0.009744664" calcext:value-type="float">
            <text:p>0.009744664</text:p>
          </table:table-cell>
          <table:table-cell/>
          <table:table-cell office:value-type="float" office:value="-0.000127118" calcext:value-type="float">
            <text:p>-0.000127118</text:p>
          </table:table-cell>
          <table:table-cell office:value-type="float" office:value="-0.00017299" calcext:value-type="float">
            <text:p>-0.00017299</text:p>
          </table:table-cell>
          <table:table-cell office:value-type="float" office:value="-0.000151169" calcext:value-type="float">
            <text:p>-0.000151169</text:p>
          </table:table-cell>
          <table:table-cell/>
          <table:table-cell office:value-type="float" office:value="25.981010046" calcext:value-type="float">
            <text:p>25.981010046</text:p>
          </table:table-cell>
          <table:table-cell office:value-type="float" office:value="25.979878884" calcext:value-type="float">
            <text:p>25.979878884</text:p>
          </table:table-cell>
          <table:table-cell office:value-type="float" office:value="25.980416967" calcext:value-type="float">
            <text:p>25.980416967</text:p>
          </table:table-cell>
          <table:table-cell/>
          <table:table-cell office:value-type="float" office:value="-0.003222248" calcext:value-type="float">
            <text:p>-0.003222248</text:p>
          </table:table-cell>
          <table:table-cell office:value-type="float" office:value="-0.004385043" calcext:value-type="float">
            <text:p>-0.004385043</text:p>
          </table:table-cell>
          <table:table-cell office:value-type="float" office:value="-0.003831913" calcext:value-type="float">
            <text:p>-0.003831913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<text:s/>2019-11-11 19:43:17</text:p>
          </table:table-cell>
          <table:table-cell office:value-type="float" office:value="25.9892" calcext:value-type="float">
            <text:p>25.9892</text:p>
          </table:table-cell>
          <table:table-cell/>
          <table:table-cell office:value-type="float" office:value="1.192007207" calcext:value-type="float">
            <text:p>1.192007207</text:p>
          </table:table-cell>
          <table:table-cell office:value-type="float" office:value="1.191051744" calcext:value-type="float">
            <text:p>1.191051744</text:p>
          </table:table-cell>
          <table:table-cell office:value-type="float" office:value="1.196036481" calcext:value-type="float">
            <text:p>1.196036481</text:p>
          </table:table-cell>
          <table:table-cell/>
          <table:table-cell office:value-type="float" office:value="0.009738621" calcext:value-type="float">
            <text:p>0.009738621</text:p>
          </table:table-cell>
          <table:table-cell office:value-type="float" office:value="0.009730815" calcext:value-type="float">
            <text:p>0.009730815</text:p>
          </table:table-cell>
          <table:table-cell office:value-type="float" office:value="0.00977154" calcext:value-type="float">
            <text:p>0.00977154</text:p>
          </table:table-cell>
          <table:table-cell/>
          <table:table-cell office:value-type="float" office:value="-0.000157212" calcext:value-type="float">
            <text:p>-0.000157212</text:p>
          </table:table-cell>
          <table:table-cell office:value-type="float" office:value="-0.000165018" calcext:value-type="float">
            <text:p>-0.000165018</text:p>
          </table:table-cell>
          <table:table-cell office:value-type="float" office:value="-0.000124293" calcext:value-type="float">
            <text:p>-0.000124293</text:p>
          </table:table-cell>
          <table:table-cell/>
          <table:table-cell office:value-type="float" office:value="25.985322027" calcext:value-type="float">
            <text:p>25.985322027</text:p>
          </table:table-cell>
          <table:table-cell office:value-type="float" office:value="25.985129538" calcext:value-type="float">
            <text:p>25.985129538</text:p>
          </table:table-cell>
          <table:table-cell office:value-type="float" office:value="25.98613377" calcext:value-type="float">
            <text:p>25.98613377</text:p>
          </table:table-cell>
          <table:table-cell/>
          <table:table-cell office:value-type="float" office:value="-0.003985101" calcext:value-type="float">
            <text:p>-0.003985101</text:p>
          </table:table-cell>
          <table:table-cell office:value-type="float" office:value="-0.004182974" calcext:value-type="float">
            <text:p>-0.004182974</text:p>
          </table:table-cell>
          <table:table-cell office:value-type="float" office:value="-0.003150654" calcext:value-type="float">
            <text:p>-0.003150654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<text:s/>2019-11-11 19:43:18</text:p>
          </table:table-cell>
          <table:table-cell office:value-type="float" office:value="25.9892" calcext:value-type="float">
            <text:p>25.9892</text:p>
          </table:table-cell>
          <table:table-cell/>
          <table:table-cell office:value-type="float" office:value="1.191668056" calcext:value-type="float">
            <text:p>1.191668056</text:p>
          </table:table-cell>
          <table:table-cell office:value-type="float" office:value="1.195908927" calcext:value-type="float">
            <text:p>1.195908927</text:p>
          </table:table-cell>
          <table:table-cell office:value-type="float" office:value="1.193135523" calcext:value-type="float">
            <text:p>1.193135523</text:p>
          </table:table-cell>
          <table:table-cell/>
          <table:table-cell office:value-type="float" office:value="0.00973585" calcext:value-type="float">
            <text:p>0.00973585</text:p>
          </table:table-cell>
          <table:table-cell office:value-type="float" office:value="0.009770498" calcext:value-type="float">
            <text:p>0.009770498</text:p>
          </table:table-cell>
          <table:table-cell office:value-type="float" office:value="0.009747839" calcext:value-type="float">
            <text:p>0.009747839</text:p>
          </table:table-cell>
          <table:table-cell/>
          <table:table-cell office:value-type="float" office:value="-0.000159983" calcext:value-type="float">
            <text:p>-0.000159983</text:p>
          </table:table-cell>
          <table:table-cell office:value-type="float" office:value="-0.000125336" calcext:value-type="float">
            <text:p>-0.000125336</text:p>
          </table:table-cell>
          <table:table-cell office:value-type="float" office:value="-0.000147994" calcext:value-type="float">
            <text:p>-0.000147994</text:p>
          </table:table-cell>
          <table:table-cell/>
          <table:table-cell office:value-type="float" office:value="25.985253701" calcext:value-type="float">
            <text:p>25.985253701</text:p>
          </table:table-cell>
          <table:table-cell office:value-type="float" office:value="25.986108073" calcext:value-type="float">
            <text:p>25.986108073</text:p>
          </table:table-cell>
          <table:table-cell office:value-type="float" office:value="25.985549339" calcext:value-type="float">
            <text:p>25.985549339</text:p>
          </table:table-cell>
          <table:table-cell/>
          <table:table-cell office:value-type="float" office:value="-0.004055338" calcext:value-type="float">
            <text:p>-0.004055338</text:p>
          </table:table-cell>
          <table:table-cell office:value-type="float" office:value="-0.00317707" calcext:value-type="float">
            <text:p>-0.00317707</text:p>
          </table:table-cell>
          <table:table-cell office:value-type="float" office:value="-0.003751431" calcext:value-type="float">
            <text:p>-0.003751431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<text:s/>2019-11-11 19:43:20</text:p>
          </table:table-cell>
          <table:table-cell office:value-type="float" office:value="25.9892" calcext:value-type="float">
            <text:p>25.9892</text:p>
          </table:table-cell>
          <table:table-cell/>
          <table:table-cell office:value-type="float" office:value="1.193053269" calcext:value-type="float">
            <text:p>1.193053269</text:p>
          </table:table-cell>
          <table:table-cell office:value-type="float" office:value="1.195302152" calcext:value-type="float">
            <text:p>1.195302152</text:p>
          </table:table-cell>
          <table:table-cell office:value-type="float" office:value="1.190819286" calcext:value-type="float">
            <text:p>1.190819286</text:p>
          </table:table-cell>
          <table:table-cell/>
          <table:table-cell office:value-type="float" office:value="0.009747167" calcext:value-type="float">
            <text:p>0.009747167</text:p>
          </table:table-cell>
          <table:table-cell office:value-type="float" office:value="0.00976554" calcext:value-type="float">
            <text:p>0.00976554</text:p>
          </table:table-cell>
          <table:table-cell office:value-type="float" office:value="0.009728916" calcext:value-type="float">
            <text:p>0.009728916</text:p>
          </table:table-cell>
          <table:table-cell/>
          <table:table-cell office:value-type="float" office:value="-0.000148666" calcext:value-type="float">
            <text:p>-0.000148666</text:p>
          </table:table-cell>
          <table:table-cell office:value-type="float" office:value="-0.000130293" calcext:value-type="float">
            <text:p>-0.000130293</text:p>
          </table:table-cell>
          <table:table-cell office:value-type="float" office:value="-0.000166918" calcext:value-type="float">
            <text:p>-0.000166918</text:p>
          </table:table-cell>
          <table:table-cell/>
          <table:table-cell office:value-type="float" office:value="25.985532768" calcext:value-type="float">
            <text:p>25.985532768</text:p>
          </table:table-cell>
          <table:table-cell office:value-type="float" office:value="25.985985831" calcext:value-type="float">
            <text:p>25.985985831</text:p>
          </table:table-cell>
          <table:table-cell office:value-type="float" office:value="25.985082706" calcext:value-type="float">
            <text:p>25.985082706</text:p>
          </table:table-cell>
          <table:table-cell/>
          <table:table-cell office:value-type="float" office:value="-0.003768465" calcext:value-type="float">
            <text:p>-0.003768465</text:p>
          </table:table-cell>
          <table:table-cell office:value-type="float" office:value="-0.00330273" calcext:value-type="float">
            <text:p>-0.00330273</text:p>
          </table:table-cell>
          <table:table-cell office:value-type="float" office:value="-0.004231115" calcext:value-type="float">
            <text:p>-0.004231115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<text:s/>2019-11-11 19:43:21</text:p>
          </table:table-cell>
          <table:table-cell office:value-type="float" office:value="25.9892" calcext:value-type="float">
            <text:p>25.9892</text:p>
          </table:table-cell>
          <table:table-cell/>
          <table:table-cell office:value-type="float" office:value="1.195076846" calcext:value-type="float">
            <text:p>1.195076846</text:p>
          </table:table-cell>
          <table:table-cell office:value-type="float" office:value="1.192386889" calcext:value-type="float">
            <text:p>1.192386889</text:p>
          </table:table-cell>
          <table:table-cell office:value-type="float" office:value="1.189800047" calcext:value-type="float">
            <text:p>1.189800047</text:p>
          </table:table-cell>
          <table:table-cell/>
          <table:table-cell office:value-type="float" office:value="0.0097637" calcext:value-type="float">
            <text:p>0.0097637</text:p>
          </table:table-cell>
          <table:table-cell office:value-type="float" office:value="0.009741723" calcext:value-type="float">
            <text:p>0.009741723</text:p>
          </table:table-cell>
          <table:table-cell office:value-type="float" office:value="0.009720589" calcext:value-type="float">
            <text:p>0.009720589</text:p>
          </table:table-cell>
          <table:table-cell/>
          <table:table-cell office:value-type="float" office:value="-0.000132134" calcext:value-type="float">
            <text:p>-0.000132134</text:p>
          </table:table-cell>
          <table:table-cell office:value-type="float" office:value="-0.00015411" calcext:value-type="float">
            <text:p>-0.00015411</text:p>
          </table:table-cell>
          <table:table-cell office:value-type="float" office:value="-0.000175245" calcext:value-type="float">
            <text:p>-0.000175245</text:p>
          </table:table-cell>
          <table:table-cell/>
          <table:table-cell office:value-type="float" office:value="25.985940441" calcext:value-type="float">
            <text:p>25.985940441</text:p>
          </table:table-cell>
          <table:table-cell office:value-type="float" office:value="25.985398518" calcext:value-type="float">
            <text:p>25.985398518</text:p>
          </table:table-cell>
          <table:table-cell office:value-type="float" office:value="25.984877369" calcext:value-type="float">
            <text:p>25.984877369</text:p>
          </table:table-cell>
          <table:table-cell/>
          <table:table-cell office:value-type="float" office:value="-0.00334939" calcext:value-type="float">
            <text:p>-0.00334939</text:p>
          </table:table-cell>
          <table:table-cell office:value-type="float" office:value="-0.00390647" calcext:value-type="float">
            <text:p>-0.00390647</text:p>
          </table:table-cell>
          <table:table-cell office:value-type="float" office:value="-0.004442196" calcext:value-type="float">
            <text:p>-0.004442196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<text:s/>2019-11-11 19:43:22</text:p>
          </table:table-cell>
          <table:table-cell office:value-type="float" office:value="25.9892" calcext:value-type="float">
            <text:p>25.9892</text:p>
          </table:table-cell>
          <table:table-cell/>
          <table:table-cell office:value-type="float" office:value="1.194830083" calcext:value-type="float">
            <text:p>1.194830083</text:p>
          </table:table-cell>
          <table:table-cell office:value-type="float" office:value="1.189597987" calcext:value-type="float">
            <text:p>1.189597987</text:p>
          </table:table-cell>
          <table:table-cell office:value-type="float" office:value="1.190571331" calcext:value-type="float">
            <text:p>1.190571331</text:p>
          </table:table-cell>
          <table:table-cell/>
          <table:table-cell office:value-type="float" office:value="0.009761684" calcext:value-type="float">
            <text:p>0.009761684</text:p>
          </table:table-cell>
          <table:table-cell office:value-type="float" office:value="0.009718938" calcext:value-type="float">
            <text:p>0.009718938</text:p>
          </table:table-cell>
          <table:table-cell office:value-type="float" office:value="0.00972689" calcext:value-type="float">
            <text:p>0.00972689</text:p>
          </table:table-cell>
          <table:table-cell/>
          <table:table-cell office:value-type="float" office:value="-0.00013415" calcext:value-type="float">
            <text:p>-0.00013415</text:p>
          </table:table-cell>
          <table:table-cell office:value-type="float" office:value="-0.000176896" calcext:value-type="float">
            <text:p>-0.000176896</text:p>
          </table:table-cell>
          <table:table-cell office:value-type="float" office:value="-0.000168943" calcext:value-type="float">
            <text:p>-0.000168943</text:p>
          </table:table-cell>
          <table:table-cell/>
          <table:table-cell office:value-type="float" office:value="25.985890727" calcext:value-type="float">
            <text:p>25.985890727</text:p>
          </table:table-cell>
          <table:table-cell office:value-type="float" office:value="25.984836661" calcext:value-type="float">
            <text:p>25.984836661</text:p>
          </table:table-cell>
          <table:table-cell office:value-type="float" office:value="25.985032753" calcext:value-type="float">
            <text:p>25.985032753</text:p>
          </table:table-cell>
          <table:table-cell/>
          <table:table-cell office:value-type="float" office:value="-0.003400494" calcext:value-type="float">
            <text:p>-0.003400494</text:p>
          </table:table-cell>
          <table:table-cell office:value-type="float" office:value="-0.004484041" calcext:value-type="float">
            <text:p>-0.004484041</text:p>
          </table:table-cell>
          <table:table-cell office:value-type="float" office:value="-0.004282465" calcext:value-type="float">
            <text:p>-0.004282465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<text:s/>2019-11-11 19:43:23</text:p>
          </table:table-cell>
          <table:table-cell office:value-type="float" office:value="25.99931" calcext:value-type="float">
            <text:p>25.99931</text:p>
          </table:table-cell>
          <table:table-cell/>
          <table:table-cell office:value-type="float" office:value="1.191870116" calcext:value-type="float">
            <text:p>1.191870116</text:p>
          </table:table-cell>
          <table:table-cell office:value-type="float" office:value="1.190313839" calcext:value-type="float">
            <text:p>1.190313839</text:p>
          </table:table-cell>
          <table:table-cell office:value-type="float" office:value="1.195505404" calcext:value-type="float">
            <text:p>1.195505404</text:p>
          </table:table-cell>
          <table:table-cell/>
          <table:table-cell office:value-type="float" office:value="0.009737501" calcext:value-type="float">
            <text:p>0.009737501</text:p>
          </table:table-cell>
          <table:table-cell office:value-type="float" office:value="0.009724786" calcext:value-type="float">
            <text:p>0.009724786</text:p>
          </table:table-cell>
          <table:table-cell office:value-type="float" office:value="0.009767201" calcext:value-type="float">
            <text:p>0.009767201</text:p>
          </table:table-cell>
          <table:table-cell/>
          <table:table-cell office:value-type="float" office:value="-0.000158332" calcext:value-type="float">
            <text:p>-0.000158332</text:p>
          </table:table-cell>
          <table:table-cell office:value-type="float" office:value="-0.000171047" calcext:value-type="float">
            <text:p>-0.000171047</text:p>
          </table:table-cell>
          <table:table-cell office:value-type="float" office:value="-0.000128632" calcext:value-type="float">
            <text:p>-0.000128632</text:p>
          </table:table-cell>
          <table:table-cell/>
          <table:table-cell office:value-type="float" office:value="25.99540257" calcext:value-type="float">
            <text:p>25.99540257</text:p>
          </table:table-cell>
          <table:table-cell office:value-type="float" office:value="25.995089043" calcext:value-type="float">
            <text:p>25.995089043</text:p>
          </table:table-cell>
          <table:table-cell office:value-type="float" office:value="25.996134934" calcext:value-type="float">
            <text:p>25.996134934</text:p>
          </table:table-cell>
          <table:table-cell/>
          <table:table-cell office:value-type="float" office:value="-0.004013492" calcext:value-type="float">
            <text:p>-0.004013492</text:p>
          </table:table-cell>
          <table:table-cell office:value-type="float" office:value="-0.004335791" calcext:value-type="float">
            <text:p>-0.004335791</text:p>
          </table:table-cell>
          <table:table-cell office:value-type="float" office:value="-0.003260638" calcext:value-type="float">
            <text:p>-0.003260638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<text:s/>2019-11-11 19:43:25</text:p>
          </table:table-cell>
          <table:table-cell office:value-type="float" office:value="25.99425" calcext:value-type="float">
            <text:p>25.99425</text:p>
          </table:table-cell>
          <table:table-cell/>
          <table:table-cell office:value-type="float" office:value="1.190481328" calcext:value-type="float">
            <text:p>1.190481328</text:p>
          </table:table-cell>
          <table:table-cell office:value-type="float" office:value="1.195054197" calcext:value-type="float">
            <text:p>1.195054197</text:p>
          </table:table-cell>
          <table:table-cell office:value-type="float" office:value="1.194370531" calcext:value-type="float">
            <text:p>1.194370531</text:p>
          </table:table-cell>
          <table:table-cell/>
          <table:table-cell office:value-type="float" office:value="0.009726155" calcext:value-type="float">
            <text:p>0.009726155</text:p>
          </table:table-cell>
          <table:table-cell office:value-type="float" office:value="0.009763515" calcext:value-type="float">
            <text:p>0.009763515</text:p>
          </table:table-cell>
          <table:table-cell office:value-type="float" office:value="0.009757929" calcext:value-type="float">
            <text:p>0.009757929</text:p>
          </table:table-cell>
          <table:table-cell/>
          <table:table-cell office:value-type="float" office:value="-0.000169679" calcext:value-type="float">
            <text:p>-0.000169679</text:p>
          </table:table-cell>
          <table:table-cell office:value-type="float" office:value="-0.000132319" calcext:value-type="float">
            <text:p>-0.000132319</text:p>
          </table:table-cell>
          <table:table-cell office:value-type="float" office:value="-0.000137904" calcext:value-type="float">
            <text:p>-0.000137904</text:p>
          </table:table-cell>
          <table:table-cell/>
          <table:table-cell office:value-type="float" office:value="25.990068703" calcext:value-type="float">
            <text:p>25.990068703</text:p>
          </table:table-cell>
          <table:table-cell office:value-type="float" office:value="25.990989956" calcext:value-type="float">
            <text:p>25.990989956</text:p>
          </table:table-cell>
          <table:table-cell office:value-type="float" office:value="25.990852224" calcext:value-type="float">
            <text:p>25.990852224</text:p>
          </table:table-cell>
          <table:table-cell/>
          <table:table-cell office:value-type="float" office:value="-0.004301105" calcext:value-type="float">
            <text:p>-0.004301105</text:p>
          </table:table-cell>
          <table:table-cell office:value-type="float" office:value="-0.003354081" calcext:value-type="float">
            <text:p>-0.003354081</text:p>
          </table:table-cell>
          <table:table-cell office:value-type="float" office:value="-0.003495665" calcext:value-type="float">
            <text:p>-0.003495665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<text:s/>2019-11-11 19:43:26</text:p>
          </table:table-cell>
          <table:table-cell office:value-type="float" office:value="25.99931" calcext:value-type="float">
            <text:p>25.99931</text:p>
          </table:table-cell>
          <table:table-cell/>
          <table:table-cell office:value-type="float" office:value="1.194314503" calcext:value-type="float">
            <text:p>1.194314503</text:p>
          </table:table-cell>
          <table:table-cell office:value-type="float" office:value="1.195231223" calcext:value-type="float">
            <text:p>1.195231223</text:p>
          </table:table-cell>
          <table:table-cell office:value-type="float" office:value="1.190322183" calcext:value-type="float">
            <text:p>1.190322183</text:p>
          </table:table-cell>
          <table:table-cell/>
          <table:table-cell office:value-type="float" office:value="0.009757471" calcext:value-type="float">
            <text:p>0.009757471</text:p>
          </table:table-cell>
          <table:table-cell office:value-type="float" office:value="0.009764961" calcext:value-type="float">
            <text:p>0.009764961</text:p>
          </table:table-cell>
          <table:table-cell office:value-type="float" office:value="0.009724854" calcext:value-type="float">
            <text:p>0.009724854</text:p>
          </table:table-cell>
          <table:table-cell/>
          <table:table-cell office:value-type="float" office:value="-0.000138362" calcext:value-type="float">
            <text:p>-0.000138362</text:p>
          </table:table-cell>
          <table:table-cell office:value-type="float" office:value="-0.000130872" calcext:value-type="float">
            <text:p>-0.000130872</text:p>
          </table:table-cell>
          <table:table-cell office:value-type="float" office:value="-0.000170979" calcext:value-type="float">
            <text:p>-0.000170979</text:p>
          </table:table-cell>
          <table:table-cell/>
          <table:table-cell office:value-type="float" office:value="25.995895016" calcext:value-type="float">
            <text:p>25.995895016</text:p>
          </table:table-cell>
          <table:table-cell office:value-type="float" office:value="25.996079698" calcext:value-type="float">
            <text:p>25.996079698</text:p>
          </table:table-cell>
          <table:table-cell office:value-type="float" office:value="25.995090724" calcext:value-type="float">
            <text:p>25.995090724</text:p>
          </table:table-cell>
          <table:table-cell/>
          <table:table-cell office:value-type="float" office:value="-0.003507269" calcext:value-type="float">
            <text:p>-0.003507269</text:p>
          </table:table-cell>
          <table:table-cell office:value-type="float" office:value="-0.00331742" calcext:value-type="float">
            <text:p>-0.00331742</text:p>
          </table:table-cell>
          <table:table-cell office:value-type="float" office:value="-0.004334063" calcext:value-type="float">
            <text:p>-0.004334063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<text:s/>2019-11-11 19:43:27</text:p>
          </table:table-cell>
          <table:table-cell office:value-type="float" office:value="26.00436" calcext:value-type="float">
            <text:p>26.00436</text:p>
          </table:table-cell>
          <table:table-cell/>
          <table:table-cell office:value-type="float" office:value="1.196242117" calcext:value-type="float">
            <text:p>1.196242117</text:p>
          </table:table-cell>
          <table:table-cell office:value-type="float" office:value="1.190703653" calcext:value-type="float">
            <text:p>1.190703653</text:p>
          </table:table-cell>
          <table:table-cell office:value-type="float" office:value="1.191701435" calcext:value-type="float">
            <text:p>1.191701435</text:p>
          </table:table-cell>
          <table:table-cell/>
          <table:table-cell office:value-type="float" office:value="0.00977322" calcext:value-type="float">
            <text:p>0.00977322</text:p>
          </table:table-cell>
          <table:table-cell office:value-type="float" office:value="0.009727971" calcext:value-type="float">
            <text:p>0.009727971</text:p>
          </table:table-cell>
          <table:table-cell office:value-type="float" office:value="0.009736123" calcext:value-type="float">
            <text:p>0.009736123</text:p>
          </table:table-cell>
          <table:table-cell/>
          <table:table-cell office:value-type="float" office:value="-0.000122613" calcext:value-type="float">
            <text:p>-0.000122613</text:p>
          </table:table-cell>
          <table:table-cell office:value-type="float" office:value="-0.000167862" calcext:value-type="float">
            <text:p>-0.000167862</text:p>
          </table:table-cell>
          <table:table-cell office:value-type="float" office:value="-0.00015971" calcext:value-type="float">
            <text:p>-0.00015971</text:p>
          </table:table-cell>
          <table:table-cell/>
          <table:table-cell office:value-type="float" office:value="26.00133743" calcext:value-type="float">
            <text:p>26.00133743</text:p>
          </table:table-cell>
          <table:table-cell office:value-type="float" office:value="26.000221658" calcext:value-type="float">
            <text:p>26.000221658</text:p>
          </table:table-cell>
          <table:table-cell office:value-type="float" office:value="26.00042267" calcext:value-type="float">
            <text:p>26.00042267</text:p>
          </table:table-cell>
          <table:table-cell/>
          <table:table-cell office:value-type="float" office:value="-0.003108067" calcext:value-type="float">
            <text:p>-0.003108067</text:p>
          </table:table-cell>
          <table:table-cell office:value-type="float" office:value="-0.004255062" calcext:value-type="float">
            <text:p>-0.004255062</text:p>
          </table:table-cell>
          <table:table-cell office:value-type="float" office:value="-0.004048425" calcext:value-type="float">
            <text:p>-0.004048425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<text:s/>2019-11-11 19:43:28</text:p>
          </table:table-cell>
          <table:table-cell office:value-type="float" office:value="25.99425" calcext:value-type="float">
            <text:p>25.99425</text:p>
          </table:table-cell>
          <table:table-cell/>
          <table:table-cell office:value-type="float" office:value="1.192580008" calcext:value-type="float">
            <text:p>1.192580008</text:p>
          </table:table-cell>
          <table:table-cell office:value-type="float" office:value="1.189587854" calcext:value-type="float">
            <text:p>1.189587854</text:p>
          </table:table-cell>
          <table:table-cell office:value-type="float" office:value="1.194914722" calcext:value-type="float">
            <text:p>1.194914722</text:p>
          </table:table-cell>
          <table:table-cell/>
          <table:table-cell office:value-type="float" office:value="0.009743301" calcext:value-type="float">
            <text:p>0.009743301</text:p>
          </table:table-cell>
          <table:table-cell office:value-type="float" office:value="0.009718855" calcext:value-type="float">
            <text:p>0.009718855</text:p>
          </table:table-cell>
          <table:table-cell office:value-type="float" office:value="0.009762375" calcext:value-type="float">
            <text:p>0.009762375</text:p>
          </table:table-cell>
          <table:table-cell/>
          <table:table-cell office:value-type="float" office:value="-0.000152533" calcext:value-type="float">
            <text:p>-0.000152533</text:p>
          </table:table-cell>
          <table:table-cell office:value-type="float" office:value="-0.000176978" calcext:value-type="float">
            <text:p>-0.000176978</text:p>
          </table:table-cell>
          <table:table-cell office:value-type="float" office:value="-0.000133458" calcext:value-type="float">
            <text:p>-0.000133458</text:p>
          </table:table-cell>
          <table:table-cell/>
          <table:table-cell office:value-type="float" office:value="25.990491504" calcext:value-type="float">
            <text:p>25.990491504</text:p>
          </table:table-cell>
          <table:table-cell office:value-type="float" office:value="25.989888703" calcext:value-type="float">
            <text:p>25.989888703</text:p>
          </table:table-cell>
          <table:table-cell office:value-type="float" office:value="25.990961857" calcext:value-type="float">
            <text:p>25.990961857</text:p>
          </table:table-cell>
          <table:table-cell/>
          <table:table-cell office:value-type="float" office:value="-0.003866476" calcext:value-type="float">
            <text:p>-0.003866476</text:p>
          </table:table-cell>
          <table:table-cell office:value-type="float" office:value="-0.00448614" calcext:value-type="float">
            <text:p>-0.00448614</text:p>
          </table:table-cell>
          <table:table-cell office:value-type="float" office:value="-0.003382966" calcext:value-type="float">
            <text:p>-0.003382966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<text:s/>2019-11-11 19:43:30</text:p>
          </table:table-cell>
          <table:table-cell office:value-type="float" office:value="25.99425" calcext:value-type="float">
            <text:p>25.99425</text:p>
          </table:table-cell>
          <table:table-cell/>
          <table:table-cell office:value-type="float" office:value="1.19211986" calcext:value-type="float">
            <text:p>1.19211986</text:p>
          </table:table-cell>
          <table:table-cell office:value-type="float" office:value="1.191317581" calcext:value-type="float">
            <text:p>1.191317581</text:p>
          </table:table-cell>
          <table:table-cell office:value-type="float" office:value="1.19656279" calcext:value-type="float">
            <text:p>1.19656279</text:p>
          </table:table-cell>
          <table:table-cell/>
          <table:table-cell office:value-type="float" office:value="0.009739541" calcext:value-type="float">
            <text:p>0.009739541</text:p>
          </table:table-cell>
          <table:table-cell office:value-type="float" office:value="0.009732987" calcext:value-type="float">
            <text:p>0.009732987</text:p>
          </table:table-cell>
          <table:table-cell office:value-type="float" office:value="0.00977584" calcext:value-type="float">
            <text:p>0.00977584</text:p>
          </table:table-cell>
          <table:table-cell/>
          <table:table-cell office:value-type="float" office:value="-0.000156292" calcext:value-type="float">
            <text:p>-0.000156292</text:p>
          </table:table-cell>
          <table:table-cell office:value-type="float" office:value="-0.000162847" calcext:value-type="float">
            <text:p>-0.000162847</text:p>
          </table:table-cell>
          <table:table-cell office:value-type="float" office:value="-0.000119994" calcext:value-type="float">
            <text:p>-0.000119994</text:p>
          </table:table-cell>
          <table:table-cell/>
          <table:table-cell office:value-type="float" office:value="25.990398803" calcext:value-type="float">
            <text:p>25.990398803</text:p>
          </table:table-cell>
          <table:table-cell office:value-type="float" office:value="25.990237175" calcext:value-type="float">
            <text:p>25.990237175</text:p>
          </table:table-cell>
          <table:table-cell office:value-type="float" office:value="25.991293878" calcext:value-type="float">
            <text:p>25.991293878</text:p>
          </table:table-cell>
          <table:table-cell/>
          <table:table-cell office:value-type="float" office:value="-0.003961771" calcext:value-type="float">
            <text:p>-0.003961771</text:p>
          </table:table-cell>
          <table:table-cell office:value-type="float" office:value="-0.00412792" calcext:value-type="float">
            <text:p>-0.00412792</text:p>
          </table:table-cell>
          <table:table-cell office:value-type="float" office:value="-0.003041657" calcext:value-type="float">
            <text:p>-0.003041657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<text:s/>2019-11-11 19:43:31</text:p>
          </table:table-cell>
          <table:table-cell office:value-type="float" office:value="26.00436" calcext:value-type="float">
            <text:p>26.00436</text:p>
          </table:table-cell>
          <table:table-cell/>
          <table:table-cell office:value-type="float" office:value="1.191128038" calcext:value-type="float">
            <text:p>1.191128038</text:p>
          </table:table-cell>
          <table:table-cell office:value-type="float" office:value="1.195325398" calcext:value-type="float">
            <text:p>1.195325398</text:p>
          </table:table-cell>
          <table:table-cell office:value-type="float" office:value="1.194238805" calcext:value-type="float">
            <text:p>1.194238805</text:p>
          </table:table-cell>
          <table:table-cell/>
          <table:table-cell office:value-type="float" office:value="0.009731438" calcext:value-type="float">
            <text:p>0.009731438</text:p>
          </table:table-cell>
          <table:table-cell office:value-type="float" office:value="0.00976573" calcext:value-type="float">
            <text:p>0.00976573</text:p>
          </table:table-cell>
          <table:table-cell office:value-type="float" office:value="0.009756853" calcext:value-type="float">
            <text:p>0.009756853</text:p>
          </table:table-cell>
          <table:table-cell/>
          <table:table-cell office:value-type="float" office:value="-0.000164395" calcext:value-type="float">
            <text:p>-0.000164395</text:p>
          </table:table-cell>
          <table:table-cell office:value-type="float" office:value="-0.000130103" calcext:value-type="float">
            <text:p>-0.000130103</text:p>
          </table:table-cell>
          <table:table-cell office:value-type="float" office:value="-0.00013898" calcext:value-type="float">
            <text:p>-0.00013898</text:p>
          </table:table-cell>
          <table:table-cell/>
          <table:table-cell office:value-type="float" office:value="26.000307154" calcext:value-type="float">
            <text:p>26.000307154</text:p>
          </table:table-cell>
          <table:table-cell office:value-type="float" office:value="26.001152749" calcext:value-type="float">
            <text:p>26.001152749</text:p>
          </table:table-cell>
          <table:table-cell office:value-type="float" office:value="26.000933845" calcext:value-type="float">
            <text:p>26.000933845</text:p>
          </table:table-cell>
          <table:table-cell/>
          <table:table-cell office:value-type="float" office:value="-0.004167173" calcext:value-type="float">
            <text:p>-0.004167173</text:p>
          </table:table-cell>
          <table:table-cell office:value-type="float" office:value="-0.003297916" calcext:value-type="float">
            <text:p>-0.003297916</text:p>
          </table:table-cell>
          <table:table-cell office:value-type="float" office:value="-0.003522945" calcext:value-type="float">
            <text:p>-0.003522945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<text:s/>2019-11-11 19:43:32</text:p>
          </table:table-cell>
          <table:table-cell office:value-type="float" office:value="25.99425" calcext:value-type="float">
            <text:p>25.99425</text:p>
          </table:table-cell>
          <table:table-cell/>
          <table:table-cell office:value-type="float" office:value="1.197217846" calcext:value-type="float">
            <text:p>1.197217846</text:p>
          </table:table-cell>
          <table:table-cell office:value-type="float" office:value="1.19230523" calcext:value-type="float">
            <text:p>1.19230523</text:p>
          </table:table-cell>
          <table:table-cell office:value-type="float" office:value="1.191400432" calcext:value-type="float">
            <text:p>1.191400432</text:p>
          </table:table-cell>
          <table:table-cell/>
          <table:table-cell office:value-type="float" office:value="0.009781192" calcext:value-type="float">
            <text:p>0.009781192</text:p>
          </table:table-cell>
          <table:table-cell office:value-type="float" office:value="0.009741056" calcext:value-type="float">
            <text:p>0.009741056</text:p>
          </table:table-cell>
          <table:table-cell office:value-type="float" office:value="0.009733664" calcext:value-type="float">
            <text:p>0.009733664</text:p>
          </table:table-cell>
          <table:table-cell/>
          <table:table-cell office:value-type="float" office:value="-0.000114642" calcext:value-type="float">
            <text:p>-0.000114642</text:p>
          </table:table-cell>
          <table:table-cell office:value-type="float" office:value="-0.000154778" calcext:value-type="float">
            <text:p>-0.000154778</text:p>
          </table:table-cell>
          <table:table-cell office:value-type="float" office:value="-0.00016217" calcext:value-type="float">
            <text:p>-0.00016217</text:p>
          </table:table-cell>
          <table:table-cell/>
          <table:table-cell office:value-type="float" office:value="25.991425845" calcext:value-type="float">
            <text:p>25.991425845</text:p>
          </table:table-cell>
          <table:table-cell office:value-type="float" office:value="25.990436147" calcext:value-type="float">
            <text:p>25.990436147</text:p>
          </table:table-cell>
          <table:table-cell office:value-type="float" office:value="25.990253866" calcext:value-type="float">
            <text:p>25.990253866</text:p>
          </table:table-cell>
          <table:table-cell/>
          <table:table-cell office:value-type="float" office:value="-0.002905998" calcext:value-type="float">
            <text:p>-0.002905998</text:p>
          </table:table-cell>
          <table:table-cell office:value-type="float" office:value="-0.003923381" calcext:value-type="float">
            <text:p>-0.003923381</text:p>
          </table:table-cell>
          <table:table-cell office:value-type="float" office:value="-0.004110762" calcext:value-type="float">
            <text:p>-0.004110762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<text:s/>2019-11-11 19:43:33</text:p>
          </table:table-cell>
          <table:table-cell office:value-type="float" office:value="25.99931" calcext:value-type="float">
            <text:p>25.99931</text:p>
          </table:table-cell>
          <table:table-cell/>
          <table:table-cell office:value-type="float" office:value="1.193434142" calcext:value-type="float">
            <text:p>1.193434142</text:p>
          </table:table-cell>
          <table:table-cell office:value-type="float" office:value="1.190410994" calcext:value-type="float">
            <text:p>1.190410994</text:p>
          </table:table-cell>
          <table:table-cell office:value-type="float" office:value="1.19545772" calcext:value-type="float">
            <text:p>1.19545772</text:p>
          </table:table-cell>
          <table:table-cell/>
          <table:table-cell office:value-type="float" office:value="0.009750279" calcext:value-type="float">
            <text:p>0.009750279</text:p>
          </table:table-cell>
          <table:table-cell office:value-type="float" office:value="0.00972558" calcext:value-type="float">
            <text:p>0.00972558</text:p>
          </table:table-cell>
          <table:table-cell office:value-type="float" office:value="0.009766811" calcext:value-type="float">
            <text:p>0.009766811</text:p>
          </table:table-cell>
          <table:table-cell/>
          <table:table-cell office:value-type="float" office:value="-0.000145554" calcext:value-type="float">
            <text:p>-0.000145554</text:p>
          </table:table-cell>
          <table:table-cell office:value-type="float" office:value="-0.000170253" calcext:value-type="float">
            <text:p>-0.000170253</text:p>
          </table:table-cell>
          <table:table-cell office:value-type="float" office:value="-0.000129022" calcext:value-type="float">
            <text:p>-0.000129022</text:p>
          </table:table-cell>
          <table:table-cell/>
          <table:table-cell office:value-type="float" office:value="25.995717659" calcext:value-type="float">
            <text:p>25.995717659</text:p>
          </table:table-cell>
          <table:table-cell office:value-type="float" office:value="25.995108616" calcext:value-type="float">
            <text:p>25.995108616</text:p>
          </table:table-cell>
          <table:table-cell office:value-type="float" office:value="25.996125328" calcext:value-type="float">
            <text:p>25.996125328</text:p>
          </table:table-cell>
          <table:table-cell/>
          <table:table-cell office:value-type="float" office:value="-0.003689588" calcext:value-type="float">
            <text:p>-0.003689588</text:p>
          </table:table-cell>
          <table:table-cell office:value-type="float" office:value="-0.004315671" calcext:value-type="float">
            <text:p>-0.004315671</text:p>
          </table:table-cell>
          <table:table-cell office:value-type="float" office:value="-0.003270513" calcext:value-type="float">
            <text:p>-0.003270513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<text:s/>2019-11-11 19:43:35</text:p>
          </table:table-cell>
          <table:table-cell office:value-type="float" office:value="25.99425" calcext:value-type="float">
            <text:p>25.99425</text:p>
          </table:table-cell>
          <table:table-cell/>
          <table:table-cell office:value-type="float" office:value="1.189789318" calcext:value-type="float">
            <text:p>1.189789318</text:p>
          </table:table-cell>
          <table:table-cell office:value-type="float" office:value="1.19420185" calcext:value-type="float">
            <text:p>1.19420185</text:p>
          </table:table-cell>
          <table:table-cell office:value-type="float" office:value="1.194677495" calcext:value-type="float">
            <text:p>1.194677495</text:p>
          </table:table-cell>
          <table:table-cell/>
          <table:table-cell office:value-type="float" office:value="0.009720501" calcext:value-type="float">
            <text:p>0.009720501</text:p>
          </table:table-cell>
          <table:table-cell office:value-type="float" office:value="0.009756551" calcext:value-type="float">
            <text:p>0.009756551</text:p>
          </table:table-cell>
          <table:table-cell office:value-type="float" office:value="0.009760437" calcext:value-type="float">
            <text:p>0.009760437</text:p>
          </table:table-cell>
          <table:table-cell/>
          <table:table-cell office:value-type="float" office:value="-0.000175332" calcext:value-type="float">
            <text:p>-0.000175332</text:p>
          </table:table-cell>
          <table:table-cell office:value-type="float" office:value="-0.000139282" calcext:value-type="float">
            <text:p>-0.000139282</text:p>
          </table:table-cell>
          <table:table-cell office:value-type="float" office:value="-0.000135396" calcext:value-type="float">
            <text:p>-0.000135396</text:p>
          </table:table-cell>
          <table:table-cell/>
          <table:table-cell office:value-type="float" office:value="25.98992929" calcext:value-type="float">
            <text:p>25.98992929</text:p>
          </table:table-cell>
          <table:table-cell office:value-type="float" office:value="25.990818242" calcext:value-type="float">
            <text:p>25.990818242</text:p>
          </table:table-cell>
          <table:table-cell office:value-type="float" office:value="25.990914065" calcext:value-type="float">
            <text:p>25.990914065</text:p>
          </table:table-cell>
          <table:table-cell/>
          <table:table-cell office:value-type="float" office:value="-0.004444417" calcext:value-type="float">
            <text:p>-0.004444417</text:p>
          </table:table-cell>
          <table:table-cell office:value-type="float" office:value="-0.003530599" calcext:value-type="float">
            <text:p>-0.003530599</text:p>
          </table:table-cell>
          <table:table-cell office:value-type="float" office:value="-0.003432094" calcext:value-type="float">
            <text:p>-0.003432094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<text:s/>2019-11-11 19:43:36</text:p>
          </table:table-cell>
          <table:table-cell office:value-type="float" office:value="25.9892" calcext:value-type="float">
            <text:p>25.9892</text:p>
          </table:table-cell>
          <table:table-cell/>
          <table:table-cell office:value-type="float" office:value="1.195812368" calcext:value-type="float">
            <text:p>1.195812368</text:p>
          </table:table-cell>
          <table:table-cell office:value-type="float" office:value="1.193782233" calcext:value-type="float">
            <text:p>1.193782233</text:p>
          </table:table-cell>
          <table:table-cell office:value-type="float" office:value="1.189989589" calcext:value-type="float">
            <text:p>1.189989589</text:p>
          </table:table-cell>
          <table:table-cell/>
          <table:table-cell office:value-type="float" office:value="0.009769709" calcext:value-type="float">
            <text:p>0.009769709</text:p>
          </table:table-cell>
          <table:table-cell office:value-type="float" office:value="0.009753123" calcext:value-type="float">
            <text:p>0.009753123</text:p>
          </table:table-cell>
          <table:table-cell office:value-type="float" office:value="0.009722137" calcext:value-type="float">
            <text:p>0.009722137</text:p>
          </table:table-cell>
          <table:table-cell/>
          <table:table-cell office:value-type="float" office:value="-0.000126124" calcext:value-type="float">
            <text:p>-0.000126124</text:p>
          </table:table-cell>
          <table:table-cell office:value-type="float" office:value="-0.000142711" calcext:value-type="float">
            <text:p>-0.000142711</text:p>
          </table:table-cell>
          <table:table-cell office:value-type="float" office:value="-0.000173696" calcext:value-type="float">
            <text:p>-0.000173696</text:p>
          </table:table-cell>
          <table:table-cell/>
          <table:table-cell office:value-type="float" office:value="25.98608862" calcext:value-type="float">
            <text:p>25.98608862</text:p>
          </table:table-cell>
          <table:table-cell office:value-type="float" office:value="25.985679626" calcext:value-type="float">
            <text:p>25.985679626</text:p>
          </table:table-cell>
          <table:table-cell office:value-type="float" office:value="25.984915554" calcext:value-type="float">
            <text:p>25.984915554</text:p>
          </table:table-cell>
          <table:table-cell/>
          <table:table-cell office:value-type="float" office:value="-0.003197067" calcext:value-type="float">
            <text:p>-0.003197067</text:p>
          </table:table-cell>
          <table:table-cell office:value-type="float" office:value="-0.0036175" calcext:value-type="float">
            <text:p>-0.0036175</text:p>
          </table:table-cell>
          <table:table-cell office:value-type="float" office:value="-0.004402942" calcext:value-type="float">
            <text:p>-0.004402942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<text:s/>2019-11-11 19:43:37</text:p>
          </table:table-cell>
          <table:table-cell office:value-type="float" office:value="25.99931" calcext:value-type="float">
            <text:p>25.99931</text:p>
          </table:table-cell>
          <table:table-cell/>
          <table:table-cell office:value-type="float" office:value="1.195283079" calcext:value-type="float">
            <text:p>1.195283079</text:p>
          </table:table-cell>
          <table:table-cell office:value-type="float" office:value="1.189502619" calcext:value-type="float">
            <text:p>1.189502619</text:p>
          </table:table-cell>
          <table:table-cell office:value-type="float" office:value="1.192733192" calcext:value-type="float">
            <text:p>1.192733192</text:p>
          </table:table-cell>
          <table:table-cell/>
          <table:table-cell office:value-type="float" office:value="0.009765385" calcext:value-type="float">
            <text:p>0.009765385</text:p>
          </table:table-cell>
          <table:table-cell office:value-type="float" office:value="0.009718159" calcext:value-type="float">
            <text:p>0.009718159</text:p>
          </table:table-cell>
          <table:table-cell office:value-type="float" office:value="0.009744552" calcext:value-type="float">
            <text:p>0.009744552</text:p>
          </table:table-cell>
          <table:table-cell/>
          <table:table-cell office:value-type="float" office:value="-0.000130449" calcext:value-type="float">
            <text:p>-0.000130449</text:p>
          </table:table-cell>
          <table:table-cell office:value-type="float" office:value="-0.000177675" calcext:value-type="float">
            <text:p>-0.000177675</text:p>
          </table:table-cell>
          <table:table-cell office:value-type="float" office:value="-0.000151281" calcext:value-type="float">
            <text:p>-0.000151281</text:p>
          </table:table-cell>
          <table:table-cell/>
          <table:table-cell office:value-type="float" office:value="25.996090145" calcext:value-type="float">
            <text:p>25.996090145</text:p>
          </table:table-cell>
          <table:table-cell office:value-type="float" office:value="25.994925615" calcext:value-type="float">
            <text:p>25.994925615</text:p>
          </table:table-cell>
          <table:table-cell office:value-type="float" office:value="25.995576445" calcext:value-type="float">
            <text:p>25.995576445</text:p>
          </table:table-cell>
          <table:table-cell/>
          <table:table-cell office:value-type="float" office:value="-0.00330668" calcext:value-type="float">
            <text:p>-0.00330668</text:p>
          </table:table-cell>
          <table:table-cell office:value-type="float" office:value="-0.004503792" calcext:value-type="float">
            <text:p>-0.004503792</text:p>
          </table:table-cell>
          <table:table-cell office:value-type="float" office:value="-0.003834752" calcext:value-type="float">
            <text:p>-0.003834752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<text:s/>2019-11-11 19:43:38</text:p>
          </table:table-cell>
          <table:table-cell office:value-type="float" office:value="25.99425" calcext:value-type="float">
            <text:p>25.99425</text:p>
          </table:table-cell>
          <table:table-cell/>
          <table:table-cell office:value-type="float" office:value="1.19150772" calcext:value-type="float">
            <text:p>1.19150772</text:p>
          </table:table-cell>
          <table:table-cell office:value-type="float" office:value="1.190885447" calcext:value-type="float">
            <text:p>1.190885447</text:p>
          </table:table-cell>
          <table:table-cell office:value-type="float" office:value="1.195910716" calcext:value-type="float">
            <text:p>1.195910716</text:p>
          </table:table-cell>
          <table:table-cell/>
          <table:table-cell office:value-type="float" office:value="0.00973454" calcext:value-type="float">
            <text:p>0.00973454</text:p>
          </table:table-cell>
          <table:table-cell office:value-type="float" office:value="0.009729456" calcext:value-type="float">
            <text:p>0.009729456</text:p>
          </table:table-cell>
          <table:table-cell office:value-type="float" office:value="0.009770512" calcext:value-type="float">
            <text:p>0.009770512</text:p>
          </table:table-cell>
          <table:table-cell/>
          <table:table-cell office:value-type="float" office:value="-0.000161293" calcext:value-type="float">
            <text:p>-0.000161293</text:p>
          </table:table-cell>
          <table:table-cell office:value-type="float" office:value="-0.000166377" calcext:value-type="float">
            <text:p>-0.000166377</text:p>
          </table:table-cell>
          <table:table-cell office:value-type="float" office:value="-0.000125321" calcext:value-type="float">
            <text:p>-0.000125321</text:p>
          </table:table-cell>
          <table:table-cell/>
          <table:table-cell office:value-type="float" office:value="25.990275481" calcext:value-type="float">
            <text:p>25.990275481</text:p>
          </table:table-cell>
          <table:table-cell office:value-type="float" office:value="25.990150117" calcext:value-type="float">
            <text:p>25.990150117</text:p>
          </table:table-cell>
          <table:table-cell office:value-type="float" office:value="25.99116251" calcext:value-type="float">
            <text:p>25.99116251</text:p>
          </table:table-cell>
          <table:table-cell/>
          <table:table-cell office:value-type="float" office:value="-0.004088543" calcext:value-type="float">
            <text:p>-0.004088543</text:p>
          </table:table-cell>
          <table:table-cell office:value-type="float" office:value="-0.004217413" calcext:value-type="float">
            <text:p>-0.004217413</text:p>
          </table:table-cell>
          <table:table-cell office:value-type="float" office:value="-0.003176699" calcext:value-type="float">
            <text:p>-0.003176699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<text:s/>2019-11-11 19:43:40</text:p>
          </table:table-cell>
          <table:table-cell office:value-type="float" office:value="25.99425" calcext:value-type="float">
            <text:p>25.99425</text:p>
          </table:table-cell>
          <table:table-cell/>
          <table:table-cell office:value-type="float" office:value="1.190853857" calcext:value-type="float">
            <text:p>1.190853857</text:p>
          </table:table-cell>
          <table:table-cell office:value-type="float" office:value="1.194901013" calcext:value-type="float">
            <text:p>1.194901013</text:p>
          </table:table-cell>
          <table:table-cell office:value-type="float" office:value="1.194446229" calcext:value-type="float">
            <text:p>1.194446229</text:p>
          </table:table-cell>
          <table:table-cell/>
          <table:table-cell office:value-type="float" office:value="0.009729198" calcext:value-type="float">
            <text:p>0.009729198</text:p>
          </table:table-cell>
          <table:table-cell office:value-type="float" office:value="0.009762263" calcext:value-type="float">
            <text:p>0.009762263</text:p>
          </table:table-cell>
          <table:table-cell office:value-type="float" office:value="0.009758548" calcext:value-type="float">
            <text:p>0.009758548</text:p>
          </table:table-cell>
          <table:table-cell/>
          <table:table-cell office:value-type="float" office:value="-0.000166635" calcext:value-type="float">
            <text:p>-0.000166635</text:p>
          </table:table-cell>
          <table:table-cell office:value-type="float" office:value="-0.00013357" calcext:value-type="float">
            <text:p>-0.00013357</text:p>
          </table:table-cell>
          <table:table-cell office:value-type="float" office:value="-0.000137286" calcext:value-type="float">
            <text:p>-0.000137286</text:p>
          </table:table-cell>
          <table:table-cell/>
          <table:table-cell office:value-type="float" office:value="25.990143753" calcext:value-type="float">
            <text:p>25.990143753</text:p>
          </table:table-cell>
          <table:table-cell office:value-type="float" office:value="25.990959095" calcext:value-type="float">
            <text:p>25.990959095</text:p>
          </table:table-cell>
          <table:table-cell office:value-type="float" office:value="25.990867474" calcext:value-type="float">
            <text:p>25.990867474</text:p>
          </table:table-cell>
          <table:table-cell/>
          <table:table-cell office:value-type="float" office:value="-0.004223955" calcext:value-type="float">
            <text:p>-0.004223955</text:p>
          </table:table-cell>
          <table:table-cell office:value-type="float" office:value="-0.003385805" calcext:value-type="float">
            <text:p>-0.003385805</text:p>
          </table:table-cell>
          <table:table-cell office:value-type="float" office:value="-0.003479989" calcext:value-type="float">
            <text:p>-0.003479989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<text:s/>2019-11-11 19:43:41</text:p>
          </table:table-cell>
          <table:table-cell office:value-type="float" office:value="25.99931" calcext:value-type="float">
            <text:p>25.99931</text:p>
          </table:table-cell>
          <table:table-cell/>
          <table:table-cell office:value-type="float" office:value="1.193304204" calcext:value-type="float">
            <text:p>1.193304204</text:p>
          </table:table-cell>
          <table:table-cell office:value-type="float" office:value="1.195402884" calcext:value-type="float">
            <text:p>1.195402884</text:p>
          </table:table-cell>
          <table:table-cell office:value-type="float" office:value="1.190638684" calcext:value-type="float">
            <text:p>1.190638684</text:p>
          </table:table-cell>
          <table:table-cell/>
          <table:table-cell office:value-type="float" office:value="0.009749217" calcext:value-type="float">
            <text:p>0.009749217</text:p>
          </table:table-cell>
          <table:table-cell office:value-type="float" office:value="0.009766363" calcext:value-type="float">
            <text:p>0.009766363</text:p>
          </table:table-cell>
          <table:table-cell office:value-type="float" office:value="0.00972744" calcext:value-type="float">
            <text:p>0.00972744</text:p>
          </table:table-cell>
          <table:table-cell/>
          <table:table-cell office:value-type="float" office:value="-0.000146616" calcext:value-type="float">
            <text:p>-0.000146616</text:p>
          </table:table-cell>
          <table:table-cell office:value-type="float" office:value="-0.00012947" calcext:value-type="float">
            <text:p>-0.00012947</text:p>
          </table:table-cell>
          <table:table-cell office:value-type="float" office:value="-0.000168393" calcext:value-type="float">
            <text:p>-0.000168393</text:p>
          </table:table-cell>
          <table:table-cell/>
          <table:table-cell office:value-type="float" office:value="25.995691481" calcext:value-type="float">
            <text:p>25.995691481</text:p>
          </table:table-cell>
          <table:table-cell office:value-type="float" office:value="25.99611428" calcext:value-type="float">
            <text:p>25.99611428</text:p>
          </table:table-cell>
          <table:table-cell office:value-type="float" office:value="25.995154486" calcext:value-type="float">
            <text:p>25.995154486</text:p>
          </table:table-cell>
          <table:table-cell/>
          <table:table-cell office:value-type="float" office:value="-0.003716498" calcext:value-type="float">
            <text:p>-0.003716498</text:p>
          </table:table-cell>
          <table:table-cell office:value-type="float" office:value="-0.003281869" calcext:value-type="float">
            <text:p>-0.003281869</text:p>
          </table:table-cell>
          <table:table-cell office:value-type="float" office:value="-0.004268517" calcext:value-type="float">
            <text:p>-0.004268517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<text:s/>2019-11-11 19:43:42</text:p>
          </table:table-cell>
          <table:table-cell office:value-type="float" office:value="25.99425" calcext:value-type="float">
            <text:p>25.99425</text:p>
          </table:table-cell>
          <table:table-cell/>
          <table:table-cell office:value-type="float" office:value="1.195463681" calcext:value-type="float">
            <text:p>1.195463681</text:p>
          </table:table-cell>
          <table:table-cell office:value-type="float" office:value="1.191801571" calcext:value-type="float">
            <text:p>1.191801571</text:p>
          </table:table-cell>
          <table:table-cell office:value-type="float" office:value="1.190190457" calcext:value-type="float">
            <text:p>1.190190457</text:p>
          </table:table-cell>
          <table:table-cell/>
          <table:table-cell office:value-type="float" office:value="0.00976686" calcext:value-type="float">
            <text:p>0.00976686</text:p>
          </table:table-cell>
          <table:table-cell office:value-type="float" office:value="0.009736941" calcext:value-type="float">
            <text:p>0.009736941</text:p>
          </table:table-cell>
          <table:table-cell office:value-type="float" office:value="0.009723778" calcext:value-type="float">
            <text:p>0.009723778</text:p>
          </table:table-cell>
          <table:table-cell/>
          <table:table-cell office:value-type="float" office:value="-0.000128973" calcext:value-type="float">
            <text:p>-0.000128973</text:p>
          </table:table-cell>
          <table:table-cell office:value-type="float" office:value="-0.000158892" calcext:value-type="float">
            <text:p>-0.000158892</text:p>
          </table:table-cell>
          <table:table-cell office:value-type="float" office:value="-0.000172055" calcext:value-type="float">
            <text:p>-0.000172055</text:p>
          </table:table-cell>
          <table:table-cell/>
          <table:table-cell office:value-type="float" office:value="25.991072451" calcext:value-type="float">
            <text:p>25.991072451</text:p>
          </table:table-cell>
          <table:table-cell office:value-type="float" office:value="25.99033468" calcext:value-type="float">
            <text:p>25.99033468</text:p>
          </table:table-cell>
          <table:table-cell office:value-type="float" office:value="25.990010104" calcext:value-type="float">
            <text:p>25.990010104</text:p>
          </table:table-cell>
          <table:table-cell/>
          <table:table-cell office:value-type="float" office:value="-0.003269278" calcext:value-type="float">
            <text:p>-0.003269278</text:p>
          </table:table-cell>
          <table:table-cell office:value-type="float" office:value="-0.004027687" calcext:value-type="float">
            <text:p>-0.004027687</text:p>
          </table:table-cell>
          <table:table-cell office:value-type="float" office:value="-0.004361343" calcext:value-type="float">
            <text:p>-0.004361343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<text:s/>2019-11-11 19:43:43</text:p>
          </table:table-cell>
          <table:table-cell office:value-type="float" office:value="25.99425" calcext:value-type="float">
            <text:p>25.99425</text:p>
          </table:table-cell>
          <table:table-cell/>
          <table:table-cell office:value-type="float" office:value="1.194210791" calcext:value-type="float">
            <text:p>1.194210791</text:p>
          </table:table-cell>
          <table:table-cell office:value-type="float" office:value="1.188957237" calcext:value-type="float">
            <text:p>1.188957237</text:p>
          </table:table-cell>
          <table:table-cell office:value-type="float" office:value="1.193278574" calcext:value-type="float">
            <text:p>1.193278574</text:p>
          </table:table-cell>
          <table:table-cell/>
          <table:table-cell office:value-type="float" office:value="0.009756624" calcext:value-type="float">
            <text:p>0.009756624</text:p>
          </table:table-cell>
          <table:table-cell office:value-type="float" office:value="0.009713703" calcext:value-type="float">
            <text:p>0.009713703</text:p>
          </table:table-cell>
          <table:table-cell office:value-type="float" office:value="0.009749008" calcext:value-type="float">
            <text:p>0.009749008</text:p>
          </table:table-cell>
          <table:table-cell/>
          <table:table-cell office:value-type="float" office:value="-0.000139209" calcext:value-type="float">
            <text:p>-0.000139209</text:p>
          </table:table-cell>
          <table:table-cell office:value-type="float" office:value="-0.00018213" calcext:value-type="float">
            <text:p>-0.00018213</text:p>
          </table:table-cell>
          <table:table-cell office:value-type="float" office:value="-0.000146825" calcext:value-type="float">
            <text:p>-0.000146825</text:p>
          </table:table-cell>
          <table:table-cell/>
          <table:table-cell office:value-type="float" office:value="25.990820043" calcext:value-type="float">
            <text:p>25.990820043</text:p>
          </table:table-cell>
          <table:table-cell office:value-type="float" office:value="25.989761658" calcext:value-type="float">
            <text:p>25.989761658</text:p>
          </table:table-cell>
          <table:table-cell office:value-type="float" office:value="25.990632238" calcext:value-type="float">
            <text:p>25.990632238</text:p>
          </table:table-cell>
          <table:table-cell/>
          <table:table-cell office:value-type="float" office:value="-0.003528747" calcext:value-type="float">
            <text:p>-0.003528747</text:p>
          </table:table-cell>
          <table:table-cell office:value-type="float" office:value="-0.004616738" calcext:value-type="float">
            <text:p>-0.004616738</text:p>
          </table:table-cell>
          <table:table-cell office:value-type="float" office:value="-0.003721805" calcext:value-type="float">
            <text:p>-0.003721805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<text:s/>2019-11-11 19:43:44</text:p>
          </table:table-cell>
          <table:table-cell office:value-type="float" office:value="25.9892" calcext:value-type="float">
            <text:p>25.9892</text:p>
          </table:table-cell>
          <table:table-cell/>
          <table:table-cell office:value-type="float" office:value="1.19069352" calcext:value-type="float">
            <text:p>1.19069352</text:p>
          </table:table-cell>
          <table:table-cell office:value-type="float" office:value="1.191044592" calcext:value-type="float">
            <text:p>1.191044592</text:p>
          </table:table-cell>
          <table:table-cell office:value-type="float" office:value="1.195436859" calcext:value-type="float">
            <text:p>1.195436859</text:p>
          </table:table-cell>
          <table:table-cell/>
          <table:table-cell office:value-type="float" office:value="0.009727888" calcext:value-type="float">
            <text:p>0.009727888</text:p>
          </table:table-cell>
          <table:table-cell office:value-type="float" office:value="0.009730756" calcext:value-type="float">
            <text:p>0.009730756</text:p>
          </table:table-cell>
          <table:table-cell office:value-type="float" office:value="0.009766641" calcext:value-type="float">
            <text:p>0.009766641</text:p>
          </table:table-cell>
          <table:table-cell/>
          <table:table-cell office:value-type="float" office:value="-0.000167945" calcext:value-type="float">
            <text:p>-0.000167945</text:p>
          </table:table-cell>
          <table:table-cell office:value-type="float" office:value="-0.000165077" calcext:value-type="float">
            <text:p>-0.000165077</text:p>
          </table:table-cell>
          <table:table-cell office:value-type="float" office:value="-0.000129192" calcext:value-type="float">
            <text:p>-0.000129192</text:p>
          </table:table-cell>
          <table:table-cell/>
          <table:table-cell office:value-type="float" office:value="25.985057369" calcext:value-type="float">
            <text:p>25.985057369</text:p>
          </table:table-cell>
          <table:table-cell office:value-type="float" office:value="25.985128097" calcext:value-type="float">
            <text:p>25.985128097</text:p>
          </table:table-cell>
          <table:table-cell office:value-type="float" office:value="25.986012969" calcext:value-type="float">
            <text:p>25.986012969</text:p>
          </table:table-cell>
          <table:table-cell/>
          <table:table-cell office:value-type="float" office:value="-0.00425716" calcext:value-type="float">
            <text:p>-0.00425716</text:p>
          </table:table-cell>
          <table:table-cell office:value-type="float" office:value="-0.004184455" calcext:value-type="float">
            <text:p>-0.004184455</text:p>
          </table:table-cell>
          <table:table-cell office:value-type="float" office:value="-0.003274833" calcext:value-type="float">
            <text:p>-0.003274833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<text:s/>2019-11-11 19:43:46</text:p>
          </table:table-cell>
          <table:table-cell office:value-type="float" office:value="25.9892" calcext:value-type="float">
            <text:p>25.9892</text:p>
          </table:table-cell>
          <table:table-cell/>
          <table:table-cell office:value-type="float" office:value="1.190635108" calcext:value-type="float">
            <text:p>1.190635108</text:p>
          </table:table-cell>
          <table:table-cell office:value-type="float" office:value="1.195138239" calcext:value-type="float">
            <text:p>1.195138239</text:p>
          </table:table-cell>
          <table:table-cell office:value-type="float" office:value="1.194071316" calcext:value-type="float">
            <text:p>1.194071316</text:p>
          </table:table-cell>
          <table:table-cell/>
          <table:table-cell office:value-type="float" office:value="0.009727411" calcext:value-type="float">
            <text:p>0.009727411</text:p>
          </table:table-cell>
          <table:table-cell office:value-type="float" office:value="0.009764201" calcext:value-type="float">
            <text:p>0.009764201</text:p>
          </table:table-cell>
          <table:table-cell office:value-type="float" office:value="0.009755485" calcext:value-type="float">
            <text:p>0.009755485</text:p>
          </table:table-cell>
          <table:table-cell/>
          <table:table-cell office:value-type="float" office:value="-0.000168422" calcext:value-type="float">
            <text:p>-0.000168422</text:p>
          </table:table-cell>
          <table:table-cell office:value-type="float" office:value="-0.000131632" calcext:value-type="float">
            <text:p>-0.000131632</text:p>
          </table:table-cell>
          <table:table-cell office:value-type="float" office:value="-0.000140349" calcext:value-type="float">
            <text:p>-0.000140349</text:p>
          </table:table-cell>
          <table:table-cell/>
          <table:table-cell office:value-type="float" office:value="25.985045601" calcext:value-type="float">
            <text:p>25.985045601</text:p>
          </table:table-cell>
          <table:table-cell office:value-type="float" office:value="25.985952809" calcext:value-type="float">
            <text:p>25.985952809</text:p>
          </table:table-cell>
          <table:table-cell office:value-type="float" office:value="25.985737865" calcext:value-type="float">
            <text:p>25.985737865</text:p>
          </table:table-cell>
          <table:table-cell/>
          <table:table-cell office:value-type="float" office:value="-0.004269257" calcext:value-type="float">
            <text:p>-0.004269257</text:p>
          </table:table-cell>
          <table:table-cell office:value-type="float" office:value="-0.003336676" calcext:value-type="float">
            <text:p>-0.003336676</text:p>
          </table:table-cell>
          <table:table-cell office:value-type="float" office:value="-0.003557632" calcext:value-type="float">
            <text:p>-0.003557632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<text:s/>2019-11-11 19:43:47</text:p>
          </table:table-cell>
          <table:table-cell office:value-type="float" office:value="26.00436" calcext:value-type="float">
            <text:p>26.00436</text:p>
          </table:table-cell>
          <table:table-cell/>
          <table:table-cell office:value-type="float" office:value="1.192624711" calcext:value-type="float">
            <text:p>1.192624711</text:p>
          </table:table-cell>
          <table:table-cell office:value-type="float" office:value="1.195865416" calcext:value-type="float">
            <text:p>1.195865416</text:p>
          </table:table-cell>
          <table:table-cell office:value-type="float" office:value="1.191811108" calcext:value-type="float">
            <text:p>1.191811108</text:p>
          </table:table-cell>
          <table:table-cell/>
          <table:table-cell office:value-type="float" office:value="0.009743666" calcext:value-type="float">
            <text:p>0.009743666</text:p>
          </table:table-cell>
          <table:table-cell office:value-type="float" office:value="0.009770142" calcext:value-type="float">
            <text:p>0.009770142</text:p>
          </table:table-cell>
          <table:table-cell office:value-type="float" office:value="0.009737019" calcext:value-type="float">
            <text:p>0.009737019</text:p>
          </table:table-cell>
          <table:table-cell/>
          <table:table-cell office:value-type="float" office:value="-0.000152167" calcext:value-type="float">
            <text:p>-0.000152167</text:p>
          </table:table-cell>
          <table:table-cell office:value-type="float" office:value="-0.000125691" calcext:value-type="float">
            <text:p>-0.000125691</text:p>
          </table:table-cell>
          <table:table-cell office:value-type="float" office:value="-0.000158814" calcext:value-type="float">
            <text:p>-0.000158814</text:p>
          </table:table-cell>
          <table:table-cell/>
          <table:table-cell office:value-type="float" office:value="26.000608672" calcext:value-type="float">
            <text:p>26.000608672</text:p>
          </table:table-cell>
          <table:table-cell office:value-type="float" office:value="26.00126154" calcext:value-type="float">
            <text:p>26.00126154</text:p>
          </table:table-cell>
          <table:table-cell office:value-type="float" office:value="26.000444764" calcext:value-type="float">
            <text:p>26.000444764</text:p>
          </table:table-cell>
          <table:table-cell/>
          <table:table-cell office:value-type="float" office:value="-0.003857218" calcext:value-type="float">
            <text:p>-0.003857218</text:p>
          </table:table-cell>
          <table:table-cell office:value-type="float" office:value="-0.003186081" calcext:value-type="float">
            <text:p>-0.003186081</text:p>
          </table:table-cell>
          <table:table-cell office:value-type="float" office:value="-0.004025712" calcext:value-type="float">
            <text:p>-0.004025712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<text:s/>2019-11-11 19:43:48</text:p>
          </table:table-cell>
          <table:table-cell office:value-type="float" office:value="25.99425" calcext:value-type="float">
            <text:p>25.99425</text:p>
          </table:table-cell>
          <table:table-cell/>
          <table:table-cell office:value-type="float" office:value="1.19511857" calcext:value-type="float">
            <text:p>1.19511857</text:p>
          </table:table-cell>
          <table:table-cell office:value-type="float" office:value="1.193142676" calcext:value-type="float">
            <text:p>1.193142676</text:p>
          </table:table-cell>
          <table:table-cell office:value-type="float" office:value="1.189850711" calcext:value-type="float">
            <text:p>1.189850711</text:p>
          </table:table-cell>
          <table:table-cell/>
          <table:table-cell office:value-type="float" office:value="0.009764041" calcext:value-type="float">
            <text:p>0.009764041</text:p>
          </table:table-cell>
          <table:table-cell office:value-type="float" office:value="0.009747898" calcext:value-type="float">
            <text:p>0.009747898</text:p>
          </table:table-cell>
          <table:table-cell office:value-type="float" office:value="0.009721003" calcext:value-type="float">
            <text:p>0.009721003</text:p>
          </table:table-cell>
          <table:table-cell/>
          <table:table-cell office:value-type="float" office:value="-0.000131793" calcext:value-type="float">
            <text:p>-0.000131793</text:p>
          </table:table-cell>
          <table:table-cell office:value-type="float" office:value="-0.000147936" calcext:value-type="float">
            <text:p>-0.000147936</text:p>
          </table:table-cell>
          <table:table-cell office:value-type="float" office:value="-0.000174831" calcext:value-type="float">
            <text:p>-0.000174831</text:p>
          </table:table-cell>
          <table:table-cell/>
          <table:table-cell office:value-type="float" office:value="25.991002924" calcext:value-type="float">
            <text:p>25.991002924</text:p>
          </table:table-cell>
          <table:table-cell office:value-type="float" office:value="25.99060486" calcext:value-type="float">
            <text:p>25.99060486</text:p>
          </table:table-cell>
          <table:table-cell office:value-type="float" office:value="25.989941658" calcext:value-type="float">
            <text:p>25.989941658</text:p>
          </table:table-cell>
          <table:table-cell/>
          <table:table-cell office:value-type="float" office:value="-0.003340749" calcext:value-type="float">
            <text:p>-0.003340749</text:p>
          </table:table-cell>
          <table:table-cell office:value-type="float" office:value="-0.00374995" calcext:value-type="float">
            <text:p>-0.00374995</text:p>
          </table:table-cell>
          <table:table-cell office:value-type="float" office:value="-0.004431703" calcext:value-type="float">
            <text:p>-0.004431703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<text:s/>2019-11-11 19:43:49</text:p>
          </table:table-cell>
          <table:table-cell office:value-type="float" office:value="25.99425" calcext:value-type="float">
            <text:p>25.99425</text:p>
          </table:table-cell>
          <table:table-cell/>
          <table:table-cell office:value-type="float" office:value="1.194739484" calcext:value-type="float">
            <text:p>1.194739484</text:p>
          </table:table-cell>
          <table:table-cell office:value-type="float" office:value="1.189717792" calcext:value-type="float">
            <text:p>1.189717792</text:p>
          </table:table-cell>
          <table:table-cell office:value-type="float" office:value="1.193671965" calcext:value-type="float">
            <text:p>1.193671965</text:p>
          </table:table-cell>
          <table:table-cell/>
          <table:table-cell office:value-type="float" office:value="0.009760943" calcext:value-type="float">
            <text:p>0.009760943</text:p>
          </table:table-cell>
          <table:table-cell office:value-type="float" office:value="0.009719917" calcext:value-type="float">
            <text:p>0.009719917</text:p>
          </table:table-cell>
          <table:table-cell office:value-type="float" office:value="0.009752222" calcext:value-type="float">
            <text:p>0.009752222</text:p>
          </table:table-cell>
          <table:table-cell/>
          <table:table-cell office:value-type="float" office:value="-0.00013489" calcext:value-type="float">
            <text:p>-0.00013489</text:p>
          </table:table-cell>
          <table:table-cell office:value-type="float" office:value="-0.000175917" calcext:value-type="float">
            <text:p>-0.000175917</text:p>
          </table:table-cell>
          <table:table-cell office:value-type="float" office:value="-0.000143611" calcext:value-type="float">
            <text:p>-0.000143611</text:p>
          </table:table-cell>
          <table:table-cell/>
          <table:table-cell office:value-type="float" office:value="25.990926554" calcext:value-type="float">
            <text:p>25.990926554</text:p>
          </table:table-cell>
          <table:table-cell office:value-type="float" office:value="25.989914881" calcext:value-type="float">
            <text:p>25.989914881</text:p>
          </table:table-cell>
          <table:table-cell office:value-type="float" office:value="25.990711491" calcext:value-type="float">
            <text:p>25.990711491</text:p>
          </table:table-cell>
          <table:table-cell/>
          <table:table-cell office:value-type="float" office:value="-0.003419257" calcext:value-type="float">
            <text:p>-0.003419257</text:p>
          </table:table-cell>
          <table:table-cell office:value-type="float" office:value="-0.00445923" calcext:value-type="float">
            <text:p>-0.00445923</text:p>
          </table:table-cell>
          <table:table-cell office:value-type="float" office:value="-0.003640336" calcext:value-type="float">
            <text:p>-0.003640336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<text:s/>2019-11-11 19:43:51</text:p>
          </table:table-cell>
          <table:table-cell office:value-type="float" office:value="26.00436" calcext:value-type="float">
            <text:p>26.00436</text:p>
          </table:table-cell>
          <table:table-cell/>
          <table:table-cell office:value-type="float" office:value="1.189461492" calcext:value-type="float">
            <text:p>1.189461492</text:p>
          </table:table-cell>
          <table:table-cell office:value-type="float" office:value="1.194001579" calcext:value-type="float">
            <text:p>1.194001579</text:p>
          </table:table-cell>
          <table:table-cell office:value-type="float" office:value="1.194170856" calcext:value-type="float">
            <text:p>1.194170856</text:p>
          </table:table-cell>
          <table:table-cell/>
          <table:table-cell office:value-type="float" office:value="0.009717823" calcext:value-type="float">
            <text:p>0.009717823</text:p>
          </table:table-cell>
          <table:table-cell office:value-type="float" office:value="0.009754915" calcext:value-type="float">
            <text:p>0.009754915</text:p>
          </table:table-cell>
          <table:table-cell office:value-type="float" office:value="0.009756298" calcext:value-type="float">
            <text:p>0.009756298</text:p>
          </table:table-cell>
          <table:table-cell/>
          <table:table-cell office:value-type="float" office:value="-0.000178011" calcext:value-type="float">
            <text:p>-0.000178011</text:p>
          </table:table-cell>
          <table:table-cell office:value-type="float" office:value="-0.000140918" calcext:value-type="float">
            <text:p>-0.000140918</text:p>
          </table:table-cell>
          <table:table-cell office:value-type="float" office:value="-0.000139535" calcext:value-type="float">
            <text:p>-0.000139535</text:p>
          </table:table-cell>
          <table:table-cell/>
          <table:table-cell office:value-type="float" office:value="25.999971413" calcext:value-type="float">
            <text:p>25.999971413</text:p>
          </table:table-cell>
          <table:table-cell office:value-type="float" office:value="26.000886054" calcext:value-type="float">
            <text:p>26.000886054</text:p>
          </table:table-cell>
          <table:table-cell office:value-type="float" office:value="26.000920156" calcext:value-type="float">
            <text:p>26.000920156</text:p>
          </table:table-cell>
          <table:table-cell/>
          <table:table-cell office:value-type="float" office:value="-0.004512309" calcext:value-type="float">
            <text:p>-0.004512309</text:p>
          </table:table-cell>
          <table:table-cell office:value-type="float" office:value="-0.003572074" calcext:value-type="float">
            <text:p>-0.003572074</text:p>
          </table:table-cell>
          <table:table-cell office:value-type="float" office:value="-0.003537017" calcext:value-type="float">
            <text:p>-0.003537017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<text:s/>2019-11-11 19:43:52</text:p>
          </table:table-cell>
          <table:table-cell office:value-type="float" office:value="26.00436" calcext:value-type="float">
            <text:p>26.00436</text:p>
          </table:table-cell>
          <table:table-cell/>
          <table:table-cell office:value-type="float" office:value="1.19492247" calcext:value-type="float">
            <text:p>1.19492247</text:p>
          </table:table-cell>
          <table:table-cell office:value-type="float" office:value="1.194608354" calcext:value-type="float">
            <text:p>1.194608354</text:p>
          </table:table-cell>
          <table:table-cell office:value-type="float" office:value="1.190365695" calcext:value-type="float">
            <text:p>1.190365695</text:p>
          </table:table-cell>
          <table:table-cell/>
          <table:table-cell office:value-type="float" office:value="0.009762438" calcext:value-type="float">
            <text:p>0.009762438</text:p>
          </table:table-cell>
          <table:table-cell office:value-type="float" office:value="0.009759872" calcext:value-type="float">
            <text:p>0.009759872</text:p>
          </table:table-cell>
          <table:table-cell office:value-type="float" office:value="0.00972521" calcext:value-type="float">
            <text:p>0.00972521</text:p>
          </table:table-cell>
          <table:table-cell/>
          <table:table-cell office:value-type="float" office:value="-0.000133395" calcext:value-type="float">
            <text:p>-0.000133395</text:p>
          </table:table-cell>
          <table:table-cell office:value-type="float" office:value="-0.000135961" calcext:value-type="float">
            <text:p>-0.000135961</text:p>
          </table:table-cell>
          <table:table-cell office:value-type="float" office:value="-0.000170623" calcext:value-type="float">
            <text:p>-0.000170623</text:p>
          </table:table-cell>
          <table:table-cell/>
          <table:table-cell office:value-type="float" office:value="26.001071575" calcext:value-type="float">
            <text:p>26.001071575</text:p>
          </table:table-cell>
          <table:table-cell office:value-type="float" office:value="26.001008294" calcext:value-type="float">
            <text:p>26.001008294</text:p>
          </table:table-cell>
          <table:table-cell office:value-type="float" office:value="26.000153573" calcext:value-type="float">
            <text:p>26.000153573</text:p>
          </table:table-cell>
          <table:table-cell/>
          <table:table-cell office:value-type="float" office:value="-0.003381361" calcext:value-type="float">
            <text:p>-0.003381361</text:p>
          </table:table-cell>
          <table:table-cell office:value-type="float" office:value="-0.003446413" calcext:value-type="float">
            <text:p>-0.003446413</text:p>
          </table:table-cell>
          <table:table-cell office:value-type="float" office:value="-0.004325052" calcext:value-type="float">
            <text:p>-0.004325052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<text:s/>2019-11-11 19:43:53</text:p>
          </table:table-cell>
          <table:table-cell office:value-type="float" office:value="25.99425" calcext:value-type="float">
            <text:p>25.99425</text:p>
          </table:table-cell>
          <table:table-cell/>
          <table:table-cell office:value-type="float" office:value="1.195427322" calcext:value-type="float">
            <text:p>1.195427322</text:p>
          </table:table-cell>
          <table:table-cell office:value-type="float" office:value="1.189865016" calcext:value-type="float">
            <text:p>1.189865016</text:p>
          </table:table-cell>
          <table:table-cell office:value-type="float" office:value="1.192183637" calcext:value-type="float">
            <text:p>1.192183637</text:p>
          </table:table-cell>
          <table:table-cell/>
          <table:table-cell office:value-type="float" office:value="0.009766563" calcext:value-type="float">
            <text:p>0.009766563</text:p>
          </table:table-cell>
          <table:table-cell office:value-type="float" office:value="0.009721119" calcext:value-type="float">
            <text:p>0.009721119</text:p>
          </table:table-cell>
          <table:table-cell office:value-type="float" office:value="0.009740062" calcext:value-type="float">
            <text:p>0.009740062</text:p>
          </table:table-cell>
          <table:table-cell/>
          <table:table-cell office:value-type="float" office:value="-0.00012927" calcext:value-type="float">
            <text:p>-0.00012927</text:p>
          </table:table-cell>
          <table:table-cell office:value-type="float" office:value="-0.000174714" calcext:value-type="float">
            <text:p>-0.000174714</text:p>
          </table:table-cell>
          <table:table-cell office:value-type="float" office:value="-0.000155771" calcext:value-type="float">
            <text:p>-0.000155771</text:p>
          </table:table-cell>
          <table:table-cell/>
          <table:table-cell office:value-type="float" office:value="25.991065126" calcext:value-type="float">
            <text:p>25.991065126</text:p>
          </table:table-cell>
          <table:table-cell office:value-type="float" office:value="25.98994454" calcext:value-type="float">
            <text:p>25.98994454</text:p>
          </table:table-cell>
          <table:table-cell office:value-type="float" office:value="25.990411651" calcext:value-type="float">
            <text:p>25.990411651</text:p>
          </table:table-cell>
          <table:table-cell/>
          <table:table-cell office:value-type="float" office:value="-0.003276808" calcext:value-type="float">
            <text:p>-0.003276808</text:p>
          </table:table-cell>
          <table:table-cell office:value-type="float" office:value="-0.004428741" calcext:value-type="float">
            <text:p>-0.004428741</text:p>
          </table:table-cell>
          <table:table-cell office:value-type="float" office:value="-0.003948563" calcext:value-type="float">
            <text:p>-0.003948563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<text:s/>2019-11-11 19:43:54</text:p>
          </table:table-cell>
          <table:table-cell office:value-type="float" office:value="25.99425" calcext:value-type="float">
            <text:p>25.99425</text:p>
          </table:table-cell>
          <table:table-cell/>
          <table:table-cell office:value-type="float" office:value="1.190786504" calcext:value-type="float">
            <text:p>1.190786504</text:p>
          </table:table-cell>
          <table:table-cell office:value-type="float" office:value="1.191603087" calcext:value-type="float">
            <text:p>1.191603087</text:p>
          </table:table-cell>
          <table:table-cell office:value-type="float" office:value="1.195873761" calcext:value-type="float">
            <text:p>1.195873761</text:p>
          </table:table-cell>
          <table:table-cell/>
          <table:table-cell office:value-type="float" office:value="0.009728648" calcext:value-type="float">
            <text:p>0.009728648</text:p>
          </table:table-cell>
          <table:table-cell office:value-type="float" office:value="0.009735319" calcext:value-type="float">
            <text:p>0.009735319</text:p>
          </table:table-cell>
          <table:table-cell office:value-type="float" office:value="0.00977021" calcext:value-type="float">
            <text:p>0.00977021</text:p>
          </table:table-cell>
          <table:table-cell/>
          <table:table-cell office:value-type="float" office:value="-0.000167185" calcext:value-type="float">
            <text:p>-0.000167185</text:p>
          </table:table-cell>
          <table:table-cell office:value-type="float" office:value="-0.000160514" calcext:value-type="float">
            <text:p>-0.000160514</text:p>
          </table:table-cell>
          <table:table-cell office:value-type="float" office:value="-0.000125623" calcext:value-type="float">
            <text:p>-0.000125623</text:p>
          </table:table-cell>
          <table:table-cell/>
          <table:table-cell office:value-type="float" office:value="25.990130184" calcext:value-type="float">
            <text:p>25.990130184</text:p>
          </table:table-cell>
          <table:table-cell office:value-type="float" office:value="25.990294693" calcext:value-type="float">
            <text:p>25.990294693</text:p>
          </table:table-cell>
          <table:table-cell office:value-type="float" office:value="25.991155065" calcext:value-type="float">
            <text:p>25.991155065</text:p>
          </table:table-cell>
          <table:table-cell/>
          <table:table-cell office:value-type="float" office:value="-0.004237904" calcext:value-type="float">
            <text:p>-0.004237904</text:p>
          </table:table-cell>
          <table:table-cell office:value-type="float" office:value="-0.004068792" calcext:value-type="float">
            <text:p>-0.004068792</text:p>
          </table:table-cell>
          <table:table-cell office:value-type="float" office:value="-0.003184352" calcext:value-type="float">
            <text:p>-0.003184352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<text:s/>2019-11-11 19:43:56</text:p>
          </table:table-cell>
          <table:table-cell office:value-type="float" office:value="25.99425" calcext:value-type="float">
            <text:p>25.99425</text:p>
          </table:table-cell>
          <table:table-cell/>
          <table:table-cell office:value-type="float" office:value="1.1910434" calcext:value-type="float">
            <text:p>1.1910434</text:p>
          </table:table-cell>
          <table:table-cell office:value-type="float" office:value="1.195061349" calcext:value-type="float">
            <text:p>1.195061349</text:p>
          </table:table-cell>
          <table:table-cell office:value-type="float" office:value="1.193853163" calcext:value-type="float">
            <text:p>1.193853163</text:p>
          </table:table-cell>
          <table:table-cell/>
          <table:table-cell office:value-type="float" office:value="0.009730747" calcext:value-type="float">
            <text:p>0.009730747</text:p>
          </table:table-cell>
          <table:table-cell office:value-type="float" office:value="0.009763573" calcext:value-type="float">
            <text:p>0.009763573</text:p>
          </table:table-cell>
          <table:table-cell office:value-type="float" office:value="0.009753702" calcext:value-type="float">
            <text:p>0.009753702</text:p>
          </table:table-cell>
          <table:table-cell/>
          <table:table-cell office:value-type="float" office:value="-0.000165087" calcext:value-type="float">
            <text:p>-0.000165087</text:p>
          </table:table-cell>
          <table:table-cell office:value-type="float" office:value="-0.00013226" calcext:value-type="float">
            <text:p>-0.00013226</text:p>
          </table:table-cell>
          <table:table-cell office:value-type="float" office:value="-0.000142131" calcext:value-type="float">
            <text:p>-0.000142131</text:p>
          </table:table-cell>
          <table:table-cell/>
          <table:table-cell office:value-type="float" office:value="25.990181938" calcext:value-type="float">
            <text:p>25.990181938</text:p>
          </table:table-cell>
          <table:table-cell office:value-type="float" office:value="25.990991397" calcext:value-type="float">
            <text:p>25.990991397</text:p>
          </table:table-cell>
          <table:table-cell office:value-type="float" office:value="25.990747995" calcext:value-type="float">
            <text:p>25.990747995</text:p>
          </table:table-cell>
          <table:table-cell/>
          <table:table-cell office:value-type="float" office:value="-0.004184702" calcext:value-type="float">
            <text:p>-0.004184702</text:p>
          </table:table-cell>
          <table:table-cell office:value-type="float" office:value="-0.0033526" calcext:value-type="float">
            <text:p>-0.0033526</text:p>
          </table:table-cell>
          <table:table-cell office:value-type="float" office:value="-0.00360281" calcext:value-type="float">
            <text:p>-0.00360281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<text:s/>2019-11-11 19:43:57</text:p>
          </table:table-cell>
          <table:table-cell office:value-type="float" office:value="25.99425" calcext:value-type="float">
            <text:p>25.99425</text:p>
          </table:table-cell>
          <table:table-cell/>
          <table:table-cell office:value-type="float" office:value="1.19355514" calcext:value-type="float">
            <text:p>1.19355514</text:p>
          </table:table-cell>
          <table:table-cell office:value-type="float" office:value="1.195232415" calcext:value-type="float">
            <text:p>1.195232415</text:p>
          </table:table-cell>
          <table:table-cell office:value-type="float" office:value="1.190548085" calcext:value-type="float">
            <text:p>1.190548085</text:p>
          </table:table-cell>
          <table:table-cell/>
          <table:table-cell office:value-type="float" office:value="0.009751267" calcext:value-type="float">
            <text:p>0.009751267</text:p>
          </table:table-cell>
          <table:table-cell office:value-type="float" office:value="0.009764971" calcext:value-type="float">
            <text:p>0.009764971</text:p>
          </table:table-cell>
          <table:table-cell office:value-type="float" office:value="0.0097267" calcext:value-type="float">
            <text:p>0.0097267</text:p>
          </table:table-cell>
          <table:table-cell/>
          <table:table-cell office:value-type="float" office:value="-0.000144566" calcext:value-type="float">
            <text:p>-0.000144566</text:p>
          </table:table-cell>
          <table:table-cell office:value-type="float" office:value="-0.000130863" calcext:value-type="float">
            <text:p>-0.000130863</text:p>
          </table:table-cell>
          <table:table-cell office:value-type="float" office:value="-0.000169133" calcext:value-type="float">
            <text:p>-0.000169133</text:p>
          </table:table-cell>
          <table:table-cell/>
          <table:table-cell office:value-type="float" office:value="25.990687955" calcext:value-type="float">
            <text:p>25.990687955</text:p>
          </table:table-cell>
          <table:table-cell office:value-type="float" office:value="25.99102586" calcext:value-type="float">
            <text:p>25.99102586</text:p>
          </table:table-cell>
          <table:table-cell office:value-type="float" office:value="25.990082152" calcext:value-type="float">
            <text:p>25.990082152</text:p>
          </table:table-cell>
          <table:table-cell/>
          <table:table-cell office:value-type="float" office:value="-0.00366453" calcext:value-type="float">
            <text:p>-0.00366453</text:p>
          </table:table-cell>
          <table:table-cell office:value-type="float" office:value="-0.003317173" calcext:value-type="float">
            <text:p>-0.003317173</text:p>
          </table:table-cell>
          <table:table-cell office:value-type="float" office:value="-0.00428728" calcext:value-type="float">
            <text:p>-0.00428728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<text:s/>2019-11-11 19:43:58</text:p>
          </table:table-cell>
          <table:table-cell office:value-type="float" office:value="25.9892" calcext:value-type="float">
            <text:p>25.9892</text:p>
          </table:table-cell>
          <table:table-cell/>
          <table:table-cell office:value-type="float" office:value="1.196165823" calcext:value-type="float">
            <text:p>1.196165823</text:p>
          </table:table-cell>
          <table:table-cell office:value-type="float" office:value="1.191424869" calcext:value-type="float">
            <text:p>1.191424869</text:p>
          </table:table-cell>
          <table:table-cell office:value-type="float" office:value="1.190957569" calcext:value-type="float">
            <text:p>1.190957569</text:p>
          </table:table-cell>
          <table:table-cell/>
          <table:table-cell office:value-type="float" office:value="0.009772597" calcext:value-type="float">
            <text:p>0.009772597</text:p>
          </table:table-cell>
          <table:table-cell office:value-type="float" office:value="0.009733863" calcext:value-type="float">
            <text:p>0.009733863</text:p>
          </table:table-cell>
          <table:table-cell office:value-type="float" office:value="0.009730045" calcext:value-type="float">
            <text:p>0.009730045</text:p>
          </table:table-cell>
          <table:table-cell/>
          <table:table-cell office:value-type="float" office:value="-0.000123237" calcext:value-type="float">
            <text:p>-0.000123237</text:p>
          </table:table-cell>
          <table:table-cell office:value-type="float" office:value="-0.00016197" calcext:value-type="float">
            <text:p>-0.00016197</text:p>
          </table:table-cell>
          <table:table-cell office:value-type="float" office:value="-0.000165788" calcext:value-type="float">
            <text:p>-0.000165788</text:p>
          </table:table-cell>
          <table:table-cell/>
          <table:table-cell office:value-type="float" office:value="25.986159827" calcext:value-type="float">
            <text:p>25.986159827</text:p>
          </table:table-cell>
          <table:table-cell office:value-type="float" office:value="25.985204708" calcext:value-type="float">
            <text:p>25.985204708</text:p>
          </table:table-cell>
          <table:table-cell office:value-type="float" office:value="25.985110565" calcext:value-type="float">
            <text:p>25.985110565</text:p>
          </table:table-cell>
          <table:table-cell/>
          <table:table-cell office:value-type="float" office:value="-0.003123867" calcext:value-type="float">
            <text:p>-0.003123867</text:p>
          </table:table-cell>
          <table:table-cell office:value-type="float" office:value="-0.004105701" calcext:value-type="float">
            <text:p>-0.004105701</text:p>
          </table:table-cell>
          <table:table-cell office:value-type="float" office:value="-0.004202477" calcext:value-type="float">
            <text:p>-0.004202477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<text:s/>2019-11-11 19:43:59</text:p>
          </table:table-cell>
          <table:table-cell office:value-type="float" office:value="25.98414" calcext:value-type="float">
            <text:p>25.98414</text:p>
          </table:table-cell>
          <table:table-cell/>
          <table:table-cell office:value-type="float" office:value="1.193198704" calcext:value-type="float">
            <text:p>1.193198704</text:p>
          </table:table-cell>
          <table:table-cell office:value-type="float" office:value="1.188978695" calcext:value-type="float">
            <text:p>1.188978695</text:p>
          </table:table-cell>
          <table:table-cell office:value-type="float" office:value="1.193722033" calcext:value-type="float">
            <text:p>1.193722033</text:p>
          </table:table-cell>
          <table:table-cell/>
          <table:table-cell office:value-type="float" office:value="0.009748355" calcext:value-type="float">
            <text:p>0.009748355</text:p>
          </table:table-cell>
          <table:table-cell office:value-type="float" office:value="0.009713878" calcext:value-type="float">
            <text:p>0.009713878</text:p>
          </table:table-cell>
          <table:table-cell office:value-type="float" office:value="0.009752631" calcext:value-type="float">
            <text:p>0.009752631</text:p>
          </table:table-cell>
          <table:table-cell/>
          <table:table-cell office:value-type="float" office:value="-0.000147478" calcext:value-type="float">
            <text:p>-0.000147478</text:p>
          </table:table-cell>
          <table:table-cell office:value-type="float" office:value="-0.000181955" calcext:value-type="float">
            <text:p>-0.000181955</text:p>
          </table:table-cell>
          <table:table-cell office:value-type="float" office:value="-0.000143202" calcext:value-type="float">
            <text:p>-0.000143202</text:p>
          </table:table-cell>
          <table:table-cell/>
          <table:table-cell office:value-type="float" office:value="25.980507988" calcext:value-type="float">
            <text:p>25.980507988</text:p>
          </table:table-cell>
          <table:table-cell office:value-type="float" office:value="25.979657815" calcext:value-type="float">
            <text:p>25.979657815</text:p>
          </table:table-cell>
          <table:table-cell office:value-type="float" office:value="25.980613419" calcext:value-type="float">
            <text:p>25.980613419</text:p>
          </table:table-cell>
          <table:table-cell/>
          <table:table-cell office:value-type="float" office:value="-0.003738346" calcext:value-type="float">
            <text:p>-0.003738346</text:p>
          </table:table-cell>
          <table:table-cell office:value-type="float" office:value="-0.004612295" calcext:value-type="float">
            <text:p>-0.004612295</text:p>
          </table:table-cell>
          <table:table-cell office:value-type="float" office:value="-0.003629967" calcext:value-type="float">
            <text:p>-0.003629967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<text:s/>2019-11-11 19:44:01</text:p>
          </table:table-cell>
          <table:table-cell office:value-type="float" office:value="25.99425" calcext:value-type="float">
            <text:p>25.99425</text:p>
          </table:table-cell>
          <table:table-cell/>
          <table:table-cell office:value-type="float" office:value="1.190558218" calcext:value-type="float">
            <text:p>1.190558218</text:p>
          </table:table-cell>
          <table:table-cell office:value-type="float" office:value="1.192207479" calcext:value-type="float">
            <text:p>1.192207479</text:p>
          </table:table-cell>
          <table:table-cell office:value-type="float" office:value="1.195778989" calcext:value-type="float">
            <text:p>1.195778989</text:p>
          </table:table-cell>
          <table:table-cell/>
          <table:table-cell office:value-type="float" office:value="0.009726783" calcext:value-type="float">
            <text:p>0.009726783</text:p>
          </table:table-cell>
          <table:table-cell office:value-type="float" office:value="0.009740257" calcext:value-type="float">
            <text:p>0.009740257</text:p>
          </table:table-cell>
          <table:table-cell office:value-type="float" office:value="0.009769436" calcext:value-type="float">
            <text:p>0.009769436</text:p>
          </table:table-cell>
          <table:table-cell/>
          <table:table-cell office:value-type="float" office:value="-0.000169051" calcext:value-type="float">
            <text:p>-0.000169051</text:p>
          </table:table-cell>
          <table:table-cell office:value-type="float" office:value="-0.000155576" calcext:value-type="float">
            <text:p>-0.000155576</text:p>
          </table:table-cell>
          <table:table-cell office:value-type="float" office:value="-0.000126397" calcext:value-type="float">
            <text:p>-0.000126397</text:p>
          </table:table-cell>
          <table:table-cell/>
          <table:table-cell office:value-type="float" office:value="25.990084193" calcext:value-type="float">
            <text:p>25.990084193</text:p>
          </table:table-cell>
          <table:table-cell office:value-type="float" office:value="25.990416454" calcext:value-type="float">
            <text:p>25.990416454</text:p>
          </table:table-cell>
          <table:table-cell office:value-type="float" office:value="25.991135973" calcext:value-type="float">
            <text:p>25.991135973</text:p>
          </table:table-cell>
          <table:table-cell/>
          <table:table-cell office:value-type="float" office:value="-0.004285181" calcext:value-type="float">
            <text:p>-0.004285181</text:p>
          </table:table-cell>
          <table:table-cell office:value-type="float" office:value="-0.003943625" calcext:value-type="float">
            <text:p>-0.003943625</text:p>
          </table:table-cell>
          <table:table-cell office:value-type="float" office:value="-0.003203979" calcext:value-type="float">
            <text:p>-0.003203979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<text:s/>2019-11-11 19:44:02</text:p>
          </table:table-cell>
          <table:table-cell office:value-type="float" office:value="25.99425" calcext:value-type="float">
            <text:p>25.99425</text:p>
          </table:table-cell>
          <table:table-cell/>
          <table:table-cell office:value-type="float" office:value="1.191241287" calcext:value-type="float">
            <text:p>1.191241287</text:p>
          </table:table-cell>
          <table:table-cell office:value-type="float" office:value="1.195689582" calcext:value-type="float">
            <text:p>1.195689582</text:p>
          </table:table-cell>
          <table:table-cell office:value-type="float" office:value="1.19312539" calcext:value-type="float">
            <text:p>1.19312539</text:p>
          </table:table-cell>
          <table:table-cell/>
          <table:table-cell office:value-type="float" office:value="0.009732363" calcext:value-type="float">
            <text:p>0.009732363</text:p>
          </table:table-cell>
          <table:table-cell office:value-type="float" office:value="0.009768706" calcext:value-type="float">
            <text:p>0.009768706</text:p>
          </table:table-cell>
          <table:table-cell office:value-type="float" office:value="0.009747756" calcext:value-type="float">
            <text:p>0.009747756</text:p>
          </table:table-cell>
          <table:table-cell/>
          <table:table-cell office:value-type="float" office:value="-0.00016347" calcext:value-type="float">
            <text:p>-0.00016347</text:p>
          </table:table-cell>
          <table:table-cell office:value-type="float" office:value="-0.000127128" calcext:value-type="float">
            <text:p>-0.000127128</text:p>
          </table:table-cell>
          <table:table-cell office:value-type="float" office:value="-0.000148077" calcext:value-type="float">
            <text:p>-0.000148077</text:p>
          </table:table-cell>
          <table:table-cell/>
          <table:table-cell office:value-type="float" office:value="25.990221805" calcext:value-type="float">
            <text:p>25.990221805</text:p>
          </table:table-cell>
          <table:table-cell office:value-type="float" office:value="25.991117961" calcext:value-type="float">
            <text:p>25.991117961</text:p>
          </table:table-cell>
          <table:table-cell office:value-type="float" office:value="25.990601377" calcext:value-type="float">
            <text:p>25.990601377</text:p>
          </table:table-cell>
          <table:table-cell/>
          <table:table-cell office:value-type="float" office:value="-0.00414372" calcext:value-type="float">
            <text:p>-0.00414372</text:p>
          </table:table-cell>
          <table:table-cell office:value-type="float" office:value="-0.003222495" calcext:value-type="float">
            <text:p>-0.003222495</text:p>
          </table:table-cell>
          <table:table-cell office:value-type="float" office:value="-0.003753529" calcext:value-type="float">
            <text:p>-0.003753529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<text:s/>2019-11-11 19:44:03</text:p>
          </table:table-cell>
          <table:table-cell office:value-type="float" office:value="25.99425" calcext:value-type="float">
            <text:p>25.99425</text:p>
          </table:table-cell>
          <table:table-cell/>
          <table:table-cell office:value-type="float" office:value="1.194931411" calcext:value-type="float">
            <text:p>1.194931411</text:p>
          </table:table-cell>
          <table:table-cell office:value-type="float" office:value="1.194858097" calcext:value-type="float">
            <text:p>1.194858097</text:p>
          </table:table-cell>
          <table:table-cell office:value-type="float" office:value="1.190549873" calcext:value-type="float">
            <text:p>1.190549873</text:p>
          </table:table-cell>
          <table:table-cell/>
          <table:table-cell office:value-type="float" office:value="0.009762512" calcext:value-type="float">
            <text:p>0.009762512</text:p>
          </table:table-cell>
          <table:table-cell office:value-type="float" office:value="0.009761913" calcext:value-type="float">
            <text:p>0.009761913</text:p>
          </table:table-cell>
          <table:table-cell office:value-type="float" office:value="0.009726715" calcext:value-type="float">
            <text:p>0.009726715</text:p>
          </table:table-cell>
          <table:table-cell/>
          <table:table-cell office:value-type="float" office:value="-0.000133322" calcext:value-type="float">
            <text:p>-0.000133322</text:p>
          </table:table-cell>
          <table:table-cell office:value-type="float" office:value="-0.000133921" calcext:value-type="float">
            <text:p>-0.000133921</text:p>
          </table:table-cell>
          <table:table-cell office:value-type="float" office:value="-0.000169119" calcext:value-type="float">
            <text:p>-0.000169119</text:p>
          </table:table-cell>
          <table:table-cell/>
          <table:table-cell office:value-type="float" office:value="25.990965219" calcext:value-type="float">
            <text:p>25.990965219</text:p>
          </table:table-cell>
          <table:table-cell office:value-type="float" office:value="25.990950449" calcext:value-type="float">
            <text:p>25.990950449</text:p>
          </table:table-cell>
          <table:table-cell office:value-type="float" office:value="25.990082512" calcext:value-type="float">
            <text:p>25.990082512</text:p>
          </table:table-cell>
          <table:table-cell/>
          <table:table-cell office:value-type="float" office:value="-0.003379509" calcext:value-type="float">
            <text:p>-0.003379509</text:p>
          </table:table-cell>
          <table:table-cell office:value-type="float" office:value="-0.003394692" calcext:value-type="float">
            <text:p>-0.003394692</text:p>
          </table:table-cell>
          <table:table-cell office:value-type="float" office:value="-0.004286909" calcext:value-type="float">
            <text:p>-0.004286909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<text:s/>2019-11-11 19:44:04</text:p>
          </table:table-cell>
          <table:table-cell office:value-type="float" office:value="25.99425" calcext:value-type="float">
            <text:p>25.99425</text:p>
          </table:table-cell>
          <table:table-cell/>
          <table:table-cell office:value-type="float" office:value="1.195876741" calcext:value-type="float">
            <text:p>1.195876741</text:p>
          </table:table-cell>
          <table:table-cell office:value-type="float" office:value="1.190598153" calcext:value-type="float">
            <text:p>1.190598153</text:p>
          </table:table-cell>
          <table:table-cell office:value-type="float" office:value="1.191186451" calcext:value-type="float">
            <text:p>1.191186451</text:p>
          </table:table-cell>
          <table:table-cell/>
          <table:table-cell office:value-type="float" office:value="0.009770235" calcext:value-type="float">
            <text:p>0.009770235</text:p>
          </table:table-cell>
          <table:table-cell office:value-type="float" office:value="0.009727109" calcext:value-type="float">
            <text:p>0.009727109</text:p>
          </table:table-cell>
          <table:table-cell office:value-type="float" office:value="0.009731915" calcext:value-type="float">
            <text:p>0.009731915</text:p>
          </table:table-cell>
          <table:table-cell/>
          <table:table-cell office:value-type="float" office:value="-0.000125599" calcext:value-type="float">
            <text:p>-0.000125599</text:p>
          </table:table-cell>
          <table:table-cell office:value-type="float" office:value="-0.000168724" calcext:value-type="float">
            <text:p>-0.000168724</text:p>
          </table:table-cell>
          <table:table-cell office:value-type="float" office:value="-0.000163918" calcext:value-type="float">
            <text:p>-0.000163918</text:p>
          </table:table-cell>
          <table:table-cell/>
          <table:table-cell office:value-type="float" office:value="25.991155666" calcext:value-type="float">
            <text:p>25.991155666</text:p>
          </table:table-cell>
          <table:table-cell office:value-type="float" office:value="25.990092239" calcext:value-type="float">
            <text:p>25.990092239</text:p>
          </table:table-cell>
          <table:table-cell office:value-type="float" office:value="25.990210757" calcext:value-type="float">
            <text:p>25.990210757</text:p>
          </table:table-cell>
          <table:table-cell/>
          <table:table-cell office:value-type="float" office:value="-0.003183735" calcext:value-type="float">
            <text:p>-0.003183735</text:p>
          </table:table-cell>
          <table:table-cell office:value-type="float" office:value="-0.004276911" calcext:value-type="float">
            <text:p>-0.004276911</text:p>
          </table:table-cell>
          <table:table-cell office:value-type="float" office:value="-0.004155076" calcext:value-type="float">
            <text:p>-0.004155076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2019-11-11 19:44:05</text:p>
          </table:table-cell>
          <table:table-cell office:value-type="float" office:value="25.99931" calcext:value-type="float">
            <text:p>25.99931</text:p>
          </table:table-cell>
          <table:table-cell/>
          <table:table-cell office:value-type="float" office:value="1.193496727" calcext:value-type="float">
            <text:p>1.193496727</text:p>
          </table:table-cell>
          <table:table-cell office:value-type="float" office:value="1.18910446" calcext:value-type="float">
            <text:p>1.18910446</text:p>
          </table:table-cell>
          <table:table-cell office:value-type="float" office:value="1.194269203" calcext:value-type="float">
            <text:p>1.194269203</text:p>
          </table:table-cell>
          <table:table-cell/>
          <table:table-cell office:value-type="float" office:value="0.00975079" calcext:value-type="float">
            <text:p>0.00975079</text:p>
          </table:table-cell>
          <table:table-cell office:value-type="float" office:value="0.009714906" calcext:value-type="float">
            <text:p>0.009714906</text:p>
          </table:table-cell>
          <table:table-cell office:value-type="float" office:value="0.009757101" calcext:value-type="float">
            <text:p>0.009757101</text:p>
          </table:table-cell>
          <table:table-cell/>
          <table:table-cell office:value-type="float" office:value="-0.000145043" calcext:value-type="float">
            <text:p>-0.000145043</text:p>
          </table:table-cell>
          <table:table-cell office:value-type="float" office:value="-0.000180928" calcext:value-type="float">
            <text:p>-0.000180928</text:p>
          </table:table-cell>
          <table:table-cell office:value-type="float" office:value="-0.000138732" calcext:value-type="float">
            <text:p>-0.000138732</text:p>
          </table:table-cell>
          <table:table-cell/>
          <table:table-cell office:value-type="float" office:value="25.995730267" calcext:value-type="float">
            <text:p>25.995730267</text:p>
          </table:table-cell>
          <table:table-cell office:value-type="float" office:value="25.994845402" calcext:value-type="float">
            <text:p>25.994845402</text:p>
          </table:table-cell>
          <table:table-cell office:value-type="float" office:value="25.99588589" calcext:value-type="float">
            <text:p>25.99588589</text:p>
          </table:table-cell>
          <table:table-cell/>
          <table:table-cell office:value-type="float" office:value="-0.003676627" calcext:value-type="float">
            <text:p>-0.003676627</text:p>
          </table:table-cell>
          <table:table-cell office:value-type="float" office:value="-0.004586249" calcext:value-type="float">
            <text:p>-0.004586249</text:p>
          </table:table-cell>
          <table:table-cell office:value-type="float" office:value="-0.00351665" calcext:value-type="float">
            <text:p>-0.00351665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<text:s/>2019-11-11 19:44:07</text:p>
          </table:table-cell>
          <table:table-cell office:value-type="float" office:value="25.99425" calcext:value-type="float">
            <text:p>25.99425</text:p>
          </table:table-cell>
          <table:table-cell/>
          <table:table-cell office:value-type="float" office:value="1.190475367" calcext:value-type="float">
            <text:p>1.190475367</text:p>
          </table:table-cell>
          <table:table-cell office:value-type="float" office:value="1.192226552" calcext:value-type="float">
            <text:p>1.192226552</text:p>
          </table:table-cell>
          <table:table-cell office:value-type="float" office:value="1.195509576" calcext:value-type="float">
            <text:p>1.195509576</text:p>
          </table:table-cell>
          <table:table-cell/>
          <table:table-cell office:value-type="float" office:value="0.009726106" calcext:value-type="float">
            <text:p>0.009726106</text:p>
          </table:table-cell>
          <table:table-cell office:value-type="float" office:value="0.009740413" calcext:value-type="float">
            <text:p>0.009740413</text:p>
          </table:table-cell>
          <table:table-cell office:value-type="float" office:value="0.009767235" calcext:value-type="float">
            <text:p>0.009767235</text:p>
          </table:table-cell>
          <table:table-cell/>
          <table:table-cell office:value-type="float" office:value="-0.000169727" calcext:value-type="float">
            <text:p>-0.000169727</text:p>
          </table:table-cell>
          <table:table-cell office:value-type="float" office:value="-0.00015542" calcext:value-type="float">
            <text:p>-0.00015542</text:p>
          </table:table-cell>
          <table:table-cell office:value-type="float" office:value="-0.000128598" calcext:value-type="float">
            <text:p>-0.000128598</text:p>
          </table:table-cell>
          <table:table-cell/>
          <table:table-cell office:value-type="float" office:value="25.990067502" calcext:value-type="float">
            <text:p>25.990067502</text:p>
          </table:table-cell>
          <table:table-cell office:value-type="float" office:value="25.990420297" calcext:value-type="float">
            <text:p>25.990420297</text:p>
          </table:table-cell>
          <table:table-cell office:value-type="float" office:value="25.991081697" calcext:value-type="float">
            <text:p>25.991081697</text:p>
          </table:table-cell>
          <table:table-cell/>
          <table:table-cell office:value-type="float" office:value="-0.004302339" calcext:value-type="float">
            <text:p>-0.004302339</text:p>
          </table:table-cell>
          <table:table-cell office:value-type="float" office:value="-0.003939675" calcext:value-type="float">
            <text:p>-0.003939675</text:p>
          </table:table-cell>
          <table:table-cell office:value-type="float" office:value="-0.003259774" calcext:value-type="float">
            <text:p>-0.003259774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<text:s/>2019-11-11 19:44:08</text:p>
          </table:table-cell>
          <table:table-cell office:value-type="float" office:value="25.98414" calcext:value-type="float">
            <text:p>25.98414</text:p>
          </table:table-cell>
          <table:table-cell/>
          <table:table-cell office:value-type="float" office:value="1.191085123" calcext:value-type="float">
            <text:p>1.191085123</text:p>
          </table:table-cell>
          <table:table-cell office:value-type="float" office:value="1.195790314" calcext:value-type="float">
            <text:p>1.195790314</text:p>
          </table:table-cell>
          <table:table-cell office:value-type="float" office:value="1.193542027" calcext:value-type="float">
            <text:p>1.193542027</text:p>
          </table:table-cell>
          <table:table-cell/>
          <table:table-cell office:value-type="float" office:value="0.009731088" calcext:value-type="float">
            <text:p>0.009731088</text:p>
          </table:table-cell>
          <table:table-cell office:value-type="float" office:value="0.009769529" calcext:value-type="float">
            <text:p>0.009769529</text:p>
          </table:table-cell>
          <table:table-cell office:value-type="float" office:value="0.00975116" calcext:value-type="float">
            <text:p>0.00975116</text:p>
          </table:table-cell>
          <table:table-cell/>
          <table:table-cell office:value-type="float" office:value="-0.000164746" calcext:value-type="float">
            <text:p>-0.000164746</text:p>
          </table:table-cell>
          <table:table-cell office:value-type="float" office:value="-0.000126305" calcext:value-type="float">
            <text:p>-0.000126305</text:p>
          </table:table-cell>
          <table:table-cell office:value-type="float" office:value="-0.000144673" calcext:value-type="float">
            <text:p>-0.000144673</text:p>
          </table:table-cell>
          <table:table-cell/>
          <table:table-cell office:value-type="float" office:value="25.980082181" calcext:value-type="float">
            <text:p>25.980082181</text:p>
          </table:table-cell>
          <table:table-cell office:value-type="float" office:value="25.9810301" calcext:value-type="float">
            <text:p>25.9810301</text:p>
          </table:table-cell>
          <table:table-cell office:value-type="float" office:value="25.980577155" calcext:value-type="float">
            <text:p>25.980577155</text:p>
          </table:table-cell>
          <table:table-cell/>
          <table:table-cell office:value-type="float" office:value="-0.004176061" calcext:value-type="float">
            <text:p>-0.004176061</text:p>
          </table:table-cell>
          <table:table-cell office:value-type="float" office:value="-0.003201634" calcext:value-type="float">
            <text:p>-0.003201634</text:p>
          </table:table-cell>
          <table:table-cell office:value-type="float" office:value="-0.003667245" calcext:value-type="float">
            <text:p>-0.003667245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<text:s/>2019-11-11 19:44:09</text:p>
          </table:table-cell>
          <table:table-cell office:value-type="float" office:value="25.98414" calcext:value-type="float">
            <text:p>25.98414</text:p>
          </table:table-cell>
          <table:table-cell/>
          <table:table-cell office:value-type="float" office:value="1.194707894" calcext:value-type="float">
            <text:p>1.194707894</text:p>
          </table:table-cell>
          <table:table-cell office:value-type="float" office:value="1.195078635" calcext:value-type="float">
            <text:p>1.195078635</text:p>
          </table:table-cell>
          <table:table-cell office:value-type="float" office:value="1.190318607" calcext:value-type="float">
            <text:p>1.190318607</text:p>
          </table:table-cell>
          <table:table-cell/>
          <table:table-cell office:value-type="float" office:value="0.009760685" calcext:value-type="float">
            <text:p>0.009760685</text:p>
          </table:table-cell>
          <table:table-cell office:value-type="float" office:value="0.009763714" calcext:value-type="float">
            <text:p>0.009763714</text:p>
          </table:table-cell>
          <table:table-cell office:value-type="float" office:value="0.009724825" calcext:value-type="float">
            <text:p>0.009724825</text:p>
          </table:table-cell>
          <table:table-cell/>
          <table:table-cell office:value-type="float" office:value="-0.000135148" calcext:value-type="float">
            <text:p>-0.000135148</text:p>
          </table:table-cell>
          <table:table-cell office:value-type="float" office:value="-0.000132119" calcext:value-type="float">
            <text:p>-0.000132119</text:p>
          </table:table-cell>
          <table:table-cell office:value-type="float" office:value="-0.000171008" calcext:value-type="float">
            <text:p>-0.000171008</text:p>
          </table:table-cell>
          <table:table-cell/>
          <table:table-cell office:value-type="float" office:value="25.980812033" calcext:value-type="float">
            <text:p>25.980812033</text:p>
          </table:table-cell>
          <table:table-cell office:value-type="float" office:value="25.980886723" calcext:value-type="float">
            <text:p>25.980886723</text:p>
          </table:table-cell>
          <table:table-cell office:value-type="float" office:value="25.979927757" calcext:value-type="float">
            <text:p>25.979927757</text:p>
          </table:table-cell>
          <table:table-cell/>
          <table:table-cell office:value-type="float" office:value="-0.003425799" calcext:value-type="float">
            <text:p>-0.003425799</text:p>
          </table:table-cell>
          <table:table-cell office:value-type="float" office:value="-0.00334902" calcext:value-type="float">
            <text:p>-0.00334902</text:p>
          </table:table-cell>
          <table:table-cell office:value-type="float" office:value="-0.004334804" calcext:value-type="float">
            <text:p>-0.004334804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<text:s/>2019-11-11 19:44:10</text:p>
          </table:table-cell>
          <table:table-cell office:value-type="float" office:value="25.99425" calcext:value-type="float">
            <text:p>25.99425</text:p>
          </table:table-cell>
          <table:table-cell/>
          <table:table-cell office:value-type="float" office:value="1.195917272" calcext:value-type="float">
            <text:p>1.195917272</text:p>
          </table:table-cell>
          <table:table-cell office:value-type="float" office:value="1.191232346" calcext:value-type="float">
            <text:p>1.191232346</text:p>
          </table:table-cell>
          <table:table-cell office:value-type="float" office:value="1.190838956" calcext:value-type="float">
            <text:p>1.190838956</text:p>
          </table:table-cell>
          <table:table-cell/>
          <table:table-cell office:value-type="float" office:value="0.009770566" calcext:value-type="float">
            <text:p>0.009770566</text:p>
          </table:table-cell>
          <table:table-cell office:value-type="float" office:value="0.00973229" calcext:value-type="float">
            <text:p>0.00973229</text:p>
          </table:table-cell>
          <table:table-cell office:value-type="float" office:value="0.009729076" calcext:value-type="float">
            <text:p>0.009729076</text:p>
          </table:table-cell>
          <table:table-cell/>
          <table:table-cell office:value-type="float" office:value="-0.000125267" calcext:value-type="float">
            <text:p>-0.000125267</text:p>
          </table:table-cell>
          <table:table-cell office:value-type="float" office:value="-0.000163543" calcext:value-type="float">
            <text:p>-0.000163543</text:p>
          </table:table-cell>
          <table:table-cell office:value-type="float" office:value="-0.000166757" calcext:value-type="float">
            <text:p>-0.000166757</text:p>
          </table:table-cell>
          <table:table-cell/>
          <table:table-cell office:value-type="float" office:value="25.991163831" calcext:value-type="float">
            <text:p>25.991163831</text:p>
          </table:table-cell>
          <table:table-cell office:value-type="float" office:value="25.990220004" calcext:value-type="float">
            <text:p>25.990220004</text:p>
          </table:table-cell>
          <table:table-cell office:value-type="float" office:value="25.990140751" calcext:value-type="float">
            <text:p>25.990140751</text:p>
          </table:table-cell>
          <table:table-cell/>
          <table:table-cell office:value-type="float" office:value="-0.003175341" calcext:value-type="float">
            <text:p>-0.003175341</text:p>
          </table:table-cell>
          <table:table-cell office:value-type="float" office:value="-0.004145572" calcext:value-type="float">
            <text:p>-0.004145572</text:p>
          </table:table-cell>
          <table:table-cell office:value-type="float" office:value="-0.004227041" calcext:value-type="float">
            <text:p>-0.004227041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<text:s/>2019-11-11 19:44:12</text:p>
          </table:table-cell>
          <table:table-cell office:value-type="float" office:value="25.98414" calcext:value-type="float">
            <text:p>25.98414</text:p>
          </table:table-cell>
          <table:table-cell/>
          <table:table-cell office:value-type="float" office:value="1.19346156" calcext:value-type="float">
            <text:p>1.19346156</text:p>
          </table:table-cell>
          <table:table-cell office:value-type="float" office:value="1.189829253" calcext:value-type="float">
            <text:p>1.189829253</text:p>
          </table:table-cell>
          <table:table-cell office:value-type="float" office:value="1.195140027" calcext:value-type="float">
            <text:p>1.195140027</text:p>
          </table:table-cell>
          <table:table-cell/>
          <table:table-cell office:value-type="float" office:value="0.009750503" calcext:value-type="float">
            <text:p>0.009750503</text:p>
          </table:table-cell>
          <table:table-cell office:value-type="float" office:value="0.009720827" calcext:value-type="float">
            <text:p>0.009720827</text:p>
          </table:table-cell>
          <table:table-cell office:value-type="float" office:value="0.009764216" calcext:value-type="float">
            <text:p>0.009764216</text:p>
          </table:table-cell>
          <table:table-cell/>
          <table:table-cell office:value-type="float" office:value="-0.00014533" calcext:value-type="float">
            <text:p>-0.00014533</text:p>
          </table:table-cell>
          <table:table-cell office:value-type="float" office:value="-0.000175006" calcext:value-type="float">
            <text:p>-0.000175006</text:p>
          </table:table-cell>
          <table:table-cell office:value-type="float" office:value="-0.000131617" calcext:value-type="float">
            <text:p>-0.000131617</text:p>
          </table:table-cell>
          <table:table-cell/>
          <table:table-cell office:value-type="float" office:value="25.980560944" calcext:value-type="float">
            <text:p>25.980560944</text:p>
          </table:table-cell>
          <table:table-cell office:value-type="float" office:value="25.97982917" calcext:value-type="float">
            <text:p>25.97982917</text:p>
          </table:table-cell>
          <table:table-cell office:value-type="float" office:value="25.980899092" calcext:value-type="float">
            <text:p>25.980899092</text:p>
          </table:table-cell>
          <table:table-cell/>
          <table:table-cell office:value-type="float" office:value="-0.00368391" calcext:value-type="float">
            <text:p>-0.00368391</text:p>
          </table:table-cell>
          <table:table-cell office:value-type="float" office:value="-0.004436147" calcext:value-type="float">
            <text:p>-0.004436147</text:p>
          </table:table-cell>
          <table:table-cell office:value-type="float" office:value="-0.003336306" calcext:value-type="float">
            <text:p>-0.003336306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<text:s/>2019-11-11 19:44:13</text:p>
          </table:table-cell>
          <table:table-cell office:value-type="float" office:value="25.98414" calcext:value-type="float">
            <text:p>25.98414</text:p>
          </table:table-cell>
          <table:table-cell/>
          <table:table-cell office:value-type="float" office:value="1.190338873" calcext:value-type="float">
            <text:p>1.190338873</text:p>
          </table:table-cell>
          <table:table-cell office:value-type="float" office:value="1.192628287" calcext:value-type="float">
            <text:p>1.192628287</text:p>
          </table:table-cell>
          <table:table-cell office:value-type="float" office:value="1.196045422" calcext:value-type="float">
            <text:p>1.196045422</text:p>
          </table:table-cell>
          <table:table-cell/>
          <table:table-cell office:value-type="float" office:value="0.009724991" calcext:value-type="float">
            <text:p>0.009724991</text:p>
          </table:table-cell>
          <table:table-cell office:value-type="float" office:value="0.009743695" calcext:value-type="float">
            <text:p>0.009743695</text:p>
          </table:table-cell>
          <table:table-cell office:value-type="float" office:value="0.009771613" calcext:value-type="float">
            <text:p>0.009771613</text:p>
          </table:table-cell>
          <table:table-cell/>
          <table:table-cell office:value-type="float" office:value="-0.000170843" calcext:value-type="float">
            <text:p>-0.000170843</text:p>
          </table:table-cell>
          <table:table-cell office:value-type="float" office:value="-0.000152138" calcext:value-type="float">
            <text:p>-0.000152138</text:p>
          </table:table-cell>
          <table:table-cell office:value-type="float" office:value="-0.00012422" calcext:value-type="float">
            <text:p>-0.00012422</text:p>
          </table:table-cell>
          <table:table-cell/>
          <table:table-cell office:value-type="float" office:value="25.979931839" calcext:value-type="float">
            <text:p>25.979931839</text:p>
          </table:table-cell>
          <table:table-cell office:value-type="float" office:value="25.98039307" calcext:value-type="float">
            <text:p>25.98039307</text:p>
          </table:table-cell>
          <table:table-cell office:value-type="float" office:value="25.981081494" calcext:value-type="float">
            <text:p>25.981081494</text:p>
          </table:table-cell>
          <table:table-cell/>
          <table:table-cell office:value-type="float" office:value="-0.004330607" calcext:value-type="float">
            <text:p>-0.004330607</text:p>
          </table:table-cell>
          <table:table-cell office:value-type="float" office:value="-0.003856477" calcext:value-type="float">
            <text:p>-0.003856477</text:p>
          </table:table-cell>
          <table:table-cell office:value-type="float" office:value="-0.003148802" calcext:value-type="float">
            <text:p>-0.003148802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<text:s/>2019-11-11 19:44:14</text:p>
          </table:table-cell>
          <table:table-cell office:value-type="float" office:value="25.98414" calcext:value-type="float">
            <text:p>25.98414</text:p>
          </table:table-cell>
          <table:table-cell/>
          <table:table-cell office:value-type="float" office:value="1.192121648" calcext:value-type="float">
            <text:p>1.192121648</text:p>
          </table:table-cell>
          <table:table-cell office:value-type="float" office:value="1.196005487" calcext:value-type="float">
            <text:p>1.196005487</text:p>
          </table:table-cell>
          <table:table-cell office:value-type="float" office:value="1.192380332" calcext:value-type="float">
            <text:p>1.192380332</text:p>
          </table:table-cell>
          <table:table-cell/>
          <table:table-cell office:value-type="float" office:value="0.009739556" calcext:value-type="float">
            <text:p>0.009739556</text:p>
          </table:table-cell>
          <table:table-cell office:value-type="float" office:value="0.009771287" calcext:value-type="float">
            <text:p>0.009771287</text:p>
          </table:table-cell>
          <table:table-cell office:value-type="float" office:value="0.009741669" calcext:value-type="float">
            <text:p>0.009741669</text:p>
          </table:table-cell>
          <table:table-cell/>
          <table:table-cell office:value-type="float" office:value="-0.000156277" calcext:value-type="float">
            <text:p>-0.000156277</text:p>
          </table:table-cell>
          <table:table-cell office:value-type="float" office:value="-0.000124547" calcext:value-type="float">
            <text:p>-0.000124547</text:p>
          </table:table-cell>
          <table:table-cell office:value-type="float" office:value="-0.000154164" calcext:value-type="float">
            <text:p>-0.000154164</text:p>
          </table:table-cell>
          <table:table-cell/>
          <table:table-cell office:value-type="float" office:value="25.980291002" calcext:value-type="float">
            <text:p>25.980291002</text:p>
          </table:table-cell>
          <table:table-cell office:value-type="float" office:value="25.981073449" calcext:value-type="float">
            <text:p>25.981073449</text:p>
          </table:table-cell>
          <table:table-cell office:value-type="float" office:value="25.980343117" calcext:value-type="float">
            <text:p>25.980343117</text:p>
          </table:table-cell>
          <table:table-cell/>
          <table:table-cell office:value-type="float" office:value="-0.003961401" calcext:value-type="float">
            <text:p>-0.003961401</text:p>
          </table:table-cell>
          <table:table-cell office:value-type="float" office:value="-0.003157072" calcext:value-type="float">
            <text:p>-0.003157072</text:p>
          </table:table-cell>
          <table:table-cell office:value-type="float" office:value="-0.003907828" calcext:value-type="float">
            <text:p>-0.003907828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<text:s/>2019-11-11 19:44:15</text:p>
          </table:table-cell>
          <table:table-cell office:value-type="float" office:value="25.99425" calcext:value-type="float">
            <text:p>25.99425</text:p>
          </table:table-cell>
          <table:table-cell/>
          <table:table-cell office:value-type="float" office:value="1.194344305" calcext:value-type="float">
            <text:p>1.194344305</text:p>
          </table:table-cell>
          <table:table-cell office:value-type="float" office:value="1.19501605" calcext:value-type="float">
            <text:p>1.19501605</text:p>
          </table:table-cell>
          <table:table-cell office:value-type="float" office:value="1.190574311" calcext:value-type="float">
            <text:p>1.190574311</text:p>
          </table:table-cell>
          <table:table-cell/>
          <table:table-cell office:value-type="float" office:value="0.009757715" calcext:value-type="float">
            <text:p>0.009757715</text:p>
          </table:table-cell>
          <table:table-cell office:value-type="float" office:value="0.009763203" calcext:value-type="float">
            <text:p>0.009763203</text:p>
          </table:table-cell>
          <table:table-cell office:value-type="float" office:value="0.009726914" calcext:value-type="float">
            <text:p>0.009726914</text:p>
          </table:table-cell>
          <table:table-cell/>
          <table:table-cell office:value-type="float" office:value="-0.000138118" calcext:value-type="float">
            <text:p>-0.000138118</text:p>
          </table:table-cell>
          <table:table-cell office:value-type="float" office:value="-0.00013263" calcext:value-type="float">
            <text:p>-0.00013263</text:p>
          </table:table-cell>
          <table:table-cell office:value-type="float" office:value="-0.000168919" calcext:value-type="float">
            <text:p>-0.000168919</text:p>
          </table:table-cell>
          <table:table-cell/>
          <table:table-cell office:value-type="float" office:value="25.990846941" calcext:value-type="float">
            <text:p>25.990846941</text:p>
          </table:table-cell>
          <table:table-cell office:value-type="float" office:value="25.990982271" calcext:value-type="float">
            <text:p>25.990982271</text:p>
          </table:table-cell>
          <table:table-cell office:value-type="float" office:value="25.990087435" calcext:value-type="float">
            <text:p>25.990087435</text:p>
          </table:table-cell>
          <table:table-cell/>
          <table:table-cell office:value-type="float" office:value="-0.003501097" calcext:value-type="float">
            <text:p>-0.003501097</text:p>
          </table:table-cell>
          <table:table-cell office:value-type="float" office:value="-0.003361981" calcext:value-type="float">
            <text:p>-0.003361981</text:p>
          </table:table-cell>
          <table:table-cell office:value-type="float" office:value="-0.004281848" calcext:value-type="float">
            <text:p>-0.004281848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<text:s/>2019-11-11 19:44:17</text:p>
          </table:table-cell>
          <table:table-cell office:value-type="float" office:value="25.98414" calcext:value-type="float">
            <text:p>25.98414</text:p>
          </table:table-cell>
          <table:table-cell/>
          <table:table-cell office:value-type="float" office:value="1.196237945" calcext:value-type="float">
            <text:p>1.196237945</text:p>
          </table:table-cell>
          <table:table-cell office:value-type="float" office:value="1.190946244" calcext:value-type="float">
            <text:p>1.190946244</text:p>
          </table:table-cell>
          <table:table-cell office:value-type="float" office:value="1.191474341" calcext:value-type="float">
            <text:p>1.191474341</text:p>
          </table:table-cell>
          <table:table-cell/>
          <table:table-cell office:value-type="float" office:value="0.009773186" calcext:value-type="float">
            <text:p>0.009773186</text:p>
          </table:table-cell>
          <table:table-cell office:value-type="float" office:value="0.009729953" calcext:value-type="float">
            <text:p>0.009729953</text:p>
          </table:table-cell>
          <table:table-cell office:value-type="float" office:value="0.009734267" calcext:value-type="float">
            <text:p>0.009734267</text:p>
          </table:table-cell>
          <table:table-cell/>
          <table:table-cell office:value-type="float" office:value="-0.000122648" calcext:value-type="float">
            <text:p>-0.000122648</text:p>
          </table:table-cell>
          <table:table-cell office:value-type="float" office:value="-0.00016588" calcext:value-type="float">
            <text:p>-0.00016588</text:p>
          </table:table-cell>
          <table:table-cell office:value-type="float" office:value="-0.000161566" calcext:value-type="float">
            <text:p>-0.000161566</text:p>
          </table:table-cell>
          <table:table-cell/>
          <table:table-cell office:value-type="float" office:value="25.98112028" calcext:value-type="float">
            <text:p>25.98112028</text:p>
          </table:table-cell>
          <table:table-cell office:value-type="float" office:value="25.980054202" calcext:value-type="float">
            <text:p>25.980054202</text:p>
          </table:table-cell>
          <table:table-cell office:value-type="float" office:value="25.980160594" calcext:value-type="float">
            <text:p>25.980160594</text:p>
          </table:table-cell>
          <table:table-cell/>
          <table:table-cell office:value-type="float" office:value="-0.003108931" calcext:value-type="float">
            <text:p>-0.003108931</text:p>
          </table:table-cell>
          <table:table-cell office:value-type="float" office:value="-0.004204822" calcext:value-type="float">
            <text:p>-0.004204822</text:p>
          </table:table-cell>
          <table:table-cell office:value-type="float" office:value="-0.004095455" calcext:value-type="float">
            <text:p>-0.004095455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<text:s/>2019-11-11 19:44:18</text:p>
          </table:table-cell>
          <table:table-cell office:value-type="float" office:value="25.98414" calcext:value-type="float">
            <text:p>25.98414</text:p>
          </table:table-cell>
          <table:table-cell/>
          <table:table-cell office:value-type="float" office:value="1.19301691" calcext:value-type="float">
            <text:p>1.19301691</text:p>
          </table:table-cell>
          <table:table-cell office:value-type="float" office:value="1.189994358" calcext:value-type="float">
            <text:p>1.189994358</text:p>
          </table:table-cell>
          <table:table-cell office:value-type="float" office:value="1.195283675" calcext:value-type="float">
            <text:p>1.195283675</text:p>
          </table:table-cell>
          <table:table-cell/>
          <table:table-cell office:value-type="float" office:value="0.00974687" calcext:value-type="float">
            <text:p>0.00974687</text:p>
          </table:table-cell>
          <table:table-cell office:value-type="float" office:value="0.009722176" calcext:value-type="float">
            <text:p>0.009722176</text:p>
          </table:table-cell>
          <table:table-cell office:value-type="float" office:value="0.009765389" calcext:value-type="float">
            <text:p>0.009765389</text:p>
          </table:table-cell>
          <table:table-cell/>
          <table:table-cell office:value-type="float" office:value="-0.000148963" calcext:value-type="float">
            <text:p>-0.000148963</text:p>
          </table:table-cell>
          <table:table-cell office:value-type="float" office:value="-0.000173657" calcext:value-type="float">
            <text:p>-0.000173657</text:p>
          </table:table-cell>
          <table:table-cell office:value-type="float" office:value="-0.000130444" calcext:value-type="float">
            <text:p>-0.000130444</text:p>
          </table:table-cell>
          <table:table-cell/>
          <table:table-cell office:value-type="float" office:value="25.980471363" calcext:value-type="float">
            <text:p>25.980471363</text:p>
          </table:table-cell>
          <table:table-cell office:value-type="float" office:value="25.979862433" calcext:value-type="float">
            <text:p>25.979862433</text:p>
          </table:table-cell>
          <table:table-cell office:value-type="float" office:value="25.980928031" calcext:value-type="float">
            <text:p>25.980928031</text:p>
          </table:table-cell>
          <table:table-cell/>
          <table:table-cell office:value-type="float" office:value="-0.003775995" calcext:value-type="float">
            <text:p>-0.003775995</text:p>
          </table:table-cell>
          <table:table-cell office:value-type="float" office:value="-0.004401954" calcext:value-type="float">
            <text:p>-0.004401954</text:p>
          </table:table-cell>
          <table:table-cell office:value-type="float" office:value="-0.003306557" calcext:value-type="float">
            <text:p>-0.003306557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<text:s/>2019-11-11 19:44:19</text:p>
          </table:table-cell>
          <table:table-cell office:value-type="float" office:value="25.97909" calcext:value-type="float">
            <text:p>25.97909</text:p>
          </table:table-cell>
          <table:table-cell/>
          <table:table-cell office:value-type="float" office:value="1.190227412" calcext:value-type="float">
            <text:p>1.190227412</text:p>
          </table:table-cell>
          <table:table-cell office:value-type="float" office:value="1.193358444" calcext:value-type="float">
            <text:p>1.193358444</text:p>
          </table:table-cell>
          <table:table-cell office:value-type="float" office:value="1.195544147" calcext:value-type="float">
            <text:p>1.195544147</text:p>
          </table:table-cell>
          <table:table-cell/>
          <table:table-cell office:value-type="float" office:value="0.00972408" calcext:value-type="float">
            <text:p>0.00972408</text:p>
          </table:table-cell>
          <table:table-cell office:value-type="float" office:value="0.00974966" calcext:value-type="float">
            <text:p>0.00974966</text:p>
          </table:table-cell>
          <table:table-cell office:value-type="float" office:value="0.009767518" calcext:value-type="float">
            <text:p>0.009767518</text:p>
          </table:table-cell>
          <table:table-cell/>
          <table:table-cell office:value-type="float" office:value="-0.000171753" calcext:value-type="float">
            <text:p>-0.000171753</text:p>
          </table:table-cell>
          <table:table-cell office:value-type="float" office:value="-0.000146173" calcext:value-type="float">
            <text:p>-0.000146173</text:p>
          </table:table-cell>
          <table:table-cell office:value-type="float" office:value="-0.000128316" calcext:value-type="float">
            <text:p>-0.000128316</text:p>
          </table:table-cell>
          <table:table-cell/>
          <table:table-cell office:value-type="float" office:value="25.974855302" calcext:value-type="float">
            <text:p>25.974855302</text:p>
          </table:table-cell>
          <table:table-cell office:value-type="float" office:value="25.975486091" calcext:value-type="float">
            <text:p>25.975486091</text:p>
          </table:table-cell>
          <table:table-cell office:value-type="float" office:value="25.975926429" calcext:value-type="float">
            <text:p>25.975926429</text:p>
          </table:table-cell>
          <table:table-cell/>
          <table:table-cell office:value-type="float" office:value="-0.00435369" calcext:value-type="float">
            <text:p>-0.00435369</text:p>
          </table:table-cell>
          <table:table-cell office:value-type="float" office:value="-0.003705265" calcext:value-type="float">
            <text:p>-0.003705265</text:p>
          </table:table-cell>
          <table:table-cell office:value-type="float" office:value="-0.003252614" calcext:value-type="float">
            <text:p>-0.003252614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<text:s/>2019-11-11 19:44:20</text:p>
          </table:table-cell>
          <table:table-cell office:value-type="float" office:value="25.97909" calcext:value-type="float">
            <text:p>25.97909</text:p>
          </table:table-cell>
          <table:table-cell/>
          <table:table-cell office:value-type="float" office:value="1.193795943" calcext:value-type="float">
            <text:p>1.193795943</text:p>
          </table:table-cell>
          <table:table-cell office:value-type="float" office:value="1.195002937" calcext:value-type="float">
            <text:p>1.195002937</text:p>
          </table:table-cell>
          <table:table-cell office:value-type="float" office:value="1.190397285" calcext:value-type="float">
            <text:p>1.190397285</text:p>
          </table:table-cell>
          <table:table-cell/>
          <table:table-cell office:value-type="float" office:value="0.009753235" calcext:value-type="float">
            <text:p>0.009753235</text:p>
          </table:table-cell>
          <table:table-cell office:value-type="float" office:value="0.009763096" calcext:value-type="float">
            <text:p>0.009763096</text:p>
          </table:table-cell>
          <table:table-cell office:value-type="float" office:value="0.009725468" calcext:value-type="float">
            <text:p>0.009725468</text:p>
          </table:table-cell>
          <table:table-cell/>
          <table:table-cell office:value-type="float" office:value="-0.000142599" calcext:value-type="float">
            <text:p>-0.000142599</text:p>
          </table:table-cell>
          <table:table-cell office:value-type="float" office:value="-0.000132737" calcext:value-type="float">
            <text:p>-0.000132737</text:p>
          </table:table-cell>
          <table:table-cell office:value-type="float" office:value="-0.000170365" calcext:value-type="float">
            <text:p>-0.000170365</text:p>
          </table:table-cell>
          <table:table-cell/>
          <table:table-cell office:value-type="float" office:value="25.97557423" calcext:value-type="float">
            <text:p>25.97557423</text:p>
          </table:table-cell>
          <table:table-cell office:value-type="float" office:value="25.975817395" calcext:value-type="float">
            <text:p>25.975817395</text:p>
          </table:table-cell>
          <table:table-cell office:value-type="float" office:value="25.974889526" calcext:value-type="float">
            <text:p>25.974889526</text:p>
          </table:table-cell>
          <table:table-cell/>
          <table:table-cell office:value-type="float" office:value="-0.00361466" calcext:value-type="float">
            <text:p>-0.00361466</text:p>
          </table:table-cell>
          <table:table-cell office:value-type="float" office:value="-0.003364697" calcext:value-type="float">
            <text:p>-0.003364697</text:p>
          </table:table-cell>
          <table:table-cell office:value-type="float" office:value="-0.00431851" calcext:value-type="float">
            <text:p>-0.00431851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<text:s/>2019-11-11 19:44:22</text:p>
          </table:table-cell>
          <table:table-cell office:value-type="float" office:value="25.99425" calcext:value-type="float">
            <text:p>25.99425</text:p>
          </table:table-cell>
          <table:table-cell/>
          <table:table-cell office:value-type="float" office:value="1.195652031" calcext:value-type="float">
            <text:p>1.195652031</text:p>
          </table:table-cell>
          <table:table-cell office:value-type="float" office:value="1.191765808" calcext:value-type="float">
            <text:p>1.191765808</text:p>
          </table:table-cell>
          <table:table-cell office:value-type="float" office:value="1.190211319" calcext:value-type="float">
            <text:p>1.190211319</text:p>
          </table:table-cell>
          <table:table-cell/>
          <table:table-cell office:value-type="float" office:value="0.009768399" calcext:value-type="float">
            <text:p>0.009768399</text:p>
          </table:table-cell>
          <table:table-cell office:value-type="float" office:value="0.009736649" calcext:value-type="float">
            <text:p>0.009736649</text:p>
          </table:table-cell>
          <table:table-cell office:value-type="float" office:value="0.009723949" calcext:value-type="float">
            <text:p>0.009723949</text:p>
          </table:table-cell>
          <table:table-cell/>
          <table:table-cell office:value-type="float" office:value="-0.000127434" calcext:value-type="float">
            <text:p>-0.000127434</text:p>
          </table:table-cell>
          <table:table-cell office:value-type="float" office:value="-0.000159185" calcext:value-type="float">
            <text:p>-0.000159185</text:p>
          </table:table-cell>
          <table:table-cell office:value-type="float" office:value="-0.000171885" calcext:value-type="float">
            <text:p>-0.000171885</text:p>
          </table:table-cell>
          <table:table-cell/>
          <table:table-cell office:value-type="float" office:value="25.991110396" calcext:value-type="float">
            <text:p>25.991110396</text:p>
          </table:table-cell>
          <table:table-cell office:value-type="float" office:value="25.990327475" calcext:value-type="float">
            <text:p>25.990327475</text:p>
          </table:table-cell>
          <table:table-cell office:value-type="float" office:value="25.990014307" calcext:value-type="float">
            <text:p>25.990014307</text:p>
          </table:table-cell>
          <table:table-cell/>
          <table:table-cell office:value-type="float" office:value="-0.003230272" calcext:value-type="float">
            <text:p>-0.003230272</text:p>
          </table:table-cell>
          <table:table-cell office:value-type="float" office:value="-0.004035094" calcext:value-type="float">
            <text:p>-0.004035094</text:p>
          </table:table-cell>
          <table:table-cell office:value-type="float" office:value="-0.004357023" calcext:value-type="float">
            <text:p>-0.004357023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<text:s/>2019-11-11 19:44:23</text:p>
          </table:table-cell>
          <table:table-cell office:value-type="float" office:value="25.98414" calcext:value-type="float">
            <text:p>25.98414</text:p>
          </table:table-cell>
          <table:table-cell/>
          <table:table-cell office:value-type="float" office:value="1.19452908" calcext:value-type="float">
            <text:p>1.19452908</text:p>
          </table:table-cell>
          <table:table-cell office:value-type="float" office:value="1.188909553" calcext:value-type="float">
            <text:p>1.188909553</text:p>
          </table:table-cell>
          <table:table-cell office:value-type="float" office:value="1.193091416" calcext:value-type="float">
            <text:p>1.193091416</text:p>
          </table:table-cell>
          <table:table-cell/>
          <table:table-cell office:value-type="float" office:value="0.009759225" calcext:value-type="float">
            <text:p>0.009759225</text:p>
          </table:table-cell>
          <table:table-cell office:value-type="float" office:value="0.009713313" calcext:value-type="float">
            <text:p>0.009713313</text:p>
          </table:table-cell>
          <table:table-cell office:value-type="float" office:value="0.009747479" calcext:value-type="float">
            <text:p>0.009747479</text:p>
          </table:table-cell>
          <table:table-cell/>
          <table:table-cell office:value-type="float" office:value="-0.000136609" calcext:value-type="float">
            <text:p>-0.000136609</text:p>
          </table:table-cell>
          <table:table-cell office:value-type="float" office:value="-0.00018252" calcext:value-type="float">
            <text:p>-0.00018252</text:p>
          </table:table-cell>
          <table:table-cell office:value-type="float" office:value="-0.000148354" calcext:value-type="float">
            <text:p>-0.000148354</text:p>
          </table:table-cell>
          <table:table-cell/>
          <table:table-cell office:value-type="float" office:value="25.980776009" calcext:value-type="float">
            <text:p>25.980776009</text:p>
          </table:table-cell>
          <table:table-cell office:value-type="float" office:value="25.979643885" calcext:value-type="float">
            <text:p>25.979643885</text:p>
          </table:table-cell>
          <table:table-cell office:value-type="float" office:value="25.980486373" calcext:value-type="float">
            <text:p>25.980486373</text:p>
          </table:table-cell>
          <table:table-cell/>
          <table:table-cell office:value-type="float" office:value="-0.003462831" calcext:value-type="float">
            <text:p>-0.003462831</text:p>
          </table:table-cell>
          <table:table-cell office:value-type="float" office:value="-0.004626614" calcext:value-type="float">
            <text:p>-0.004626614</text:p>
          </table:table-cell>
          <table:table-cell office:value-type="float" office:value="-0.003760565" calcext:value-type="float">
            <text:p>-0.003760565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<text:s/>2019-11-11 19:44:24</text:p>
          </table:table-cell>
          <table:table-cell office:value-type="float" office:value="25.97909" calcext:value-type="float">
            <text:p>25.97909</text:p>
          </table:table-cell>
          <table:table-cell/>
          <table:table-cell office:value-type="float" office:value="1.191625141" calcext:value-type="float">
            <text:p>1.191625141</text:p>
          </table:table-cell>
          <table:table-cell office:value-type="float" office:value="1.190088533" calcext:value-type="float">
            <text:p>1.190088533</text:p>
          </table:table-cell>
          <table:table-cell office:value-type="float" office:value="1.1957623" calcext:value-type="float">
            <text:p>1.1957623</text:p>
          </table:table-cell>
          <table:table-cell/>
          <table:table-cell office:value-type="float" office:value="0.0097355" calcext:value-type="float">
            <text:p>0.0097355</text:p>
          </table:table-cell>
          <table:table-cell office:value-type="float" office:value="0.009722946" calcext:value-type="float">
            <text:p>0.009722946</text:p>
          </table:table-cell>
          <table:table-cell office:value-type="float" office:value="0.0097693" calcext:value-type="float">
            <text:p>0.0097693</text:p>
          </table:table-cell>
          <table:table-cell/>
          <table:table-cell office:value-type="float" office:value="-0.000160334" calcext:value-type="float">
            <text:p>-0.000160334</text:p>
          </table:table-cell>
          <table:table-cell office:value-type="float" office:value="-0.000172888" calcext:value-type="float">
            <text:p>-0.000172888</text:p>
          </table:table-cell>
          <table:table-cell office:value-type="float" office:value="-0.000126533" calcext:value-type="float">
            <text:p>-0.000126533</text:p>
          </table:table-cell>
          <table:table-cell/>
          <table:table-cell office:value-type="float" office:value="25.975136894" calcext:value-type="float">
            <text:p>25.975136894</text:p>
          </table:table-cell>
          <table:table-cell office:value-type="float" office:value="25.974827323" calcext:value-type="float">
            <text:p>25.974827323</text:p>
          </table:table-cell>
          <table:table-cell office:value-type="float" office:value="25.975970379" calcext:value-type="float">
            <text:p>25.975970379</text:p>
          </table:table-cell>
          <table:table-cell/>
          <table:table-cell office:value-type="float" office:value="-0.004064225" calcext:value-type="float">
            <text:p>-0.004064225</text:p>
          </table:table-cell>
          <table:table-cell office:value-type="float" office:value="-0.004382451" calcext:value-type="float">
            <text:p>-0.004382451</text:p>
          </table:table-cell>
          <table:table-cell office:value-type="float" office:value="-0.003207435" calcext:value-type="float">
            <text:p>-0.003207435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<text:s/>2019-11-11 19:44:25</text:p>
          </table:table-cell>
          <table:table-cell office:value-type="float" office:value="25.98414" calcext:value-type="float">
            <text:p>25.98414</text:p>
          </table:table-cell>
          <table:table-cell/>
          <table:table-cell office:value-type="float" office:value="1.190080189" calcext:value-type="float">
            <text:p>1.190080189</text:p>
          </table:table-cell>
          <table:table-cell office:value-type="float" office:value="1.193910383" calcext:value-type="float">
            <text:p>1.193910383</text:p>
          </table:table-cell>
          <table:table-cell office:value-type="float" office:value="1.194346093" calcext:value-type="float">
            <text:p>1.194346093</text:p>
          </table:table-cell>
          <table:table-cell/>
          <table:table-cell office:value-type="float" office:value="0.009722877" calcext:value-type="float">
            <text:p>0.009722877</text:p>
          </table:table-cell>
          <table:table-cell office:value-type="float" office:value="0.00975417" calcext:value-type="float">
            <text:p>0.00975417</text:p>
          </table:table-cell>
          <table:table-cell office:value-type="float" office:value="0.00975773" calcext:value-type="float">
            <text:p>0.00975773</text:p>
          </table:table-cell>
          <table:table-cell/>
          <table:table-cell office:value-type="float" office:value="-0.000172956" calcext:value-type="float">
            <text:p>-0.000172956</text:p>
          </table:table-cell>
          <table:table-cell office:value-type="float" office:value="-0.000141664" calcext:value-type="float">
            <text:p>-0.000141664</text:p>
          </table:table-cell>
          <table:table-cell office:value-type="float" office:value="-0.000138104" calcext:value-type="float">
            <text:p>-0.000138104</text:p>
          </table:table-cell>
          <table:table-cell/>
          <table:table-cell office:value-type="float" office:value="25.979879724" calcext:value-type="float">
            <text:p>25.979879724</text:p>
          </table:table-cell>
          <table:table-cell office:value-type="float" office:value="25.980651365" calcext:value-type="float">
            <text:p>25.980651365</text:p>
          </table:table-cell>
          <table:table-cell office:value-type="float" office:value="25.980739144" calcext:value-type="float">
            <text:p>25.980739144</text:p>
          </table:table-cell>
          <table:table-cell/>
          <table:table-cell office:value-type="float" office:value="-0.004384179" calcext:value-type="float">
            <text:p>-0.004384179</text:p>
          </table:table-cell>
          <table:table-cell office:value-type="float" office:value="-0.00359096" calcext:value-type="float">
            <text:p>-0.00359096</text:p>
          </table:table-cell>
          <table:table-cell office:value-type="float" office:value="-0.003500726" calcext:value-type="float">
            <text:p>-0.003500726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<text:s/>2019-11-11 19:44:27</text:p>
          </table:table-cell>
          <table:table-cell office:value-type="float" office:value="25.97909" calcext:value-type="float">
            <text:p>25.97909</text:p>
          </table:table-cell>
          <table:table-cell/>
          <table:table-cell office:value-type="float" office:value="1.193072342" calcext:value-type="float">
            <text:p>1.193072342</text:p>
          </table:table-cell>
          <table:table-cell office:value-type="float" office:value="1.19591012" calcext:value-type="float">
            <text:p>1.19591012</text:p>
          </table:table-cell>
          <table:table-cell office:value-type="float" office:value="1.191608452" calcext:value-type="float">
            <text:p>1.191608452</text:p>
          </table:table-cell>
          <table:table-cell/>
          <table:table-cell office:value-type="float" office:value="0.009747323" calcext:value-type="float">
            <text:p>0.009747323</text:p>
          </table:table-cell>
          <table:table-cell office:value-type="float" office:value="0.009770508" calcext:value-type="float">
            <text:p>0.009770508</text:p>
          </table:table-cell>
          <table:table-cell office:value-type="float" office:value="0.009735363" calcext:value-type="float">
            <text:p>0.009735363</text:p>
          </table:table-cell>
          <table:table-cell/>
          <table:table-cell office:value-type="float" office:value="-0.00014851" calcext:value-type="float">
            <text:p>-0.00014851</text:p>
          </table:table-cell>
          <table:table-cell office:value-type="float" office:value="-0.000125326" calcext:value-type="float">
            <text:p>-0.000125326</text:p>
          </table:table-cell>
          <table:table-cell office:value-type="float" office:value="-0.00016047" calcext:value-type="float">
            <text:p>-0.00016047</text:p>
          </table:table-cell>
          <table:table-cell/>
          <table:table-cell office:value-type="float" office:value="25.975428452" calcext:value-type="float">
            <text:p>25.975428452</text:p>
          </table:table-cell>
          <table:table-cell office:value-type="float" office:value="25.976000159" calcext:value-type="float">
            <text:p>25.976000159</text:p>
          </table:table-cell>
          <table:table-cell office:value-type="float" office:value="25.975133531" calcext:value-type="float">
            <text:p>25.975133531</text:p>
          </table:table-cell>
          <table:table-cell/>
          <table:table-cell office:value-type="float" office:value="-0.003764515" calcext:value-type="float">
            <text:p>-0.003764515</text:p>
          </table:table-cell>
          <table:table-cell office:value-type="float" office:value="-0.003176823" calcext:value-type="float">
            <text:p>-0.003176823</text:p>
          </table:table-cell>
          <table:table-cell office:value-type="float" office:value="-0.004067681" calcext:value-type="float">
            <text:p>-0.004067681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<text:s/>2019-11-11 19:44:28</text:p>
          </table:table-cell>
          <table:table-cell office:value-type="float" office:value="25.98414" calcext:value-type="float">
            <text:p>25.98414</text:p>
          </table:table-cell>
          <table:table-cell/>
          <table:table-cell office:value-type="float" office:value="1.192815446" calcext:value-type="float">
            <text:p>1.192815446</text:p>
          </table:table-cell>
          <table:table-cell office:value-type="float" office:value="1.195527458" calcext:value-type="float">
            <text:p>1.195527458</text:p>
          </table:table-cell>
          <table:table-cell office:value-type="float" office:value="1.190828823" calcext:value-type="float">
            <text:p>1.190828823</text:p>
          </table:table-cell>
          <table:table-cell/>
          <table:table-cell office:value-type="float" office:value="0.009745224" calcext:value-type="float">
            <text:p>0.009745224</text:p>
          </table:table-cell>
          <table:table-cell office:value-type="float" office:value="0.009767381" calcext:value-type="float">
            <text:p>0.009767381</text:p>
          </table:table-cell>
          <table:table-cell office:value-type="float" office:value="0.009728994" calcext:value-type="float">
            <text:p>0.009728994</text:p>
          </table:table-cell>
          <table:table-cell/>
          <table:table-cell office:value-type="float" office:value="-0.000150609" calcext:value-type="float">
            <text:p>-0.000150609</text:p>
          </table:table-cell>
          <table:table-cell office:value-type="float" office:value="-0.000128452" calcext:value-type="float">
            <text:p>-0.000128452</text:p>
          </table:table-cell>
          <table:table-cell office:value-type="float" office:value="-0.00016684" calcext:value-type="float">
            <text:p>-0.00016684</text:p>
          </table:table-cell>
          <table:table-cell/>
          <table:table-cell office:value-type="float" office:value="25.980430776" calcext:value-type="float">
            <text:p>25.980430776</text:p>
          </table:table-cell>
          <table:table-cell office:value-type="float" office:value="25.980977144" calcext:value-type="float">
            <text:p>25.980977144</text:p>
          </table:table-cell>
          <table:table-cell office:value-type="float" office:value="25.980030546" calcext:value-type="float">
            <text:p>25.980030546</text:p>
          </table:table-cell>
          <table:table-cell/>
          <table:table-cell office:value-type="float" office:value="-0.003817718" calcext:value-type="float">
            <text:p>-0.003817718</text:p>
          </table:table-cell>
          <table:table-cell office:value-type="float" office:value="-0.00325607" calcext:value-type="float">
            <text:p>-0.00325607</text:p>
          </table:table-cell>
          <table:table-cell office:value-type="float" office:value="-0.00422914" calcext:value-type="float">
            <text:p>-0.00422914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<text:s/>2019-11-11 19:44:29</text:p>
          </table:table-cell>
          <table:table-cell office:value-type="float" office:value="25.96898" calcext:value-type="float">
            <text:p>25.96898</text:p>
          </table:table-cell>
          <table:table-cell/>
          <table:table-cell office:value-type="float" office:value="1.194424772" calcext:value-type="float">
            <text:p>1.194424772</text:p>
          </table:table-cell>
          <table:table-cell office:value-type="float" office:value="1.193469905" calcext:value-type="float">
            <text:p>1.193469905</text:p>
          </table:table-cell>
          <table:table-cell office:value-type="float" office:value="1.189590834" calcext:value-type="float">
            <text:p>1.189590834</text:p>
          </table:table-cell>
          <table:table-cell/>
          <table:table-cell office:value-type="float" office:value="0.009758372" calcext:value-type="float">
            <text:p>0.009758372</text:p>
          </table:table-cell>
          <table:table-cell office:value-type="float" office:value="0.009750571" calcext:value-type="float">
            <text:p>0.009750571</text:p>
          </table:table-cell>
          <table:table-cell office:value-type="float" office:value="0.009718879" calcext:value-type="float">
            <text:p>0.009718879</text:p>
          </table:table-cell>
          <table:table-cell/>
          <table:table-cell office:value-type="float" office:value="-0.000137461" calcext:value-type="float">
            <text:p>-0.000137461</text:p>
          </table:table-cell>
          <table:table-cell office:value-type="float" office:value="-0.000145262" calcext:value-type="float">
            <text:p>-0.000145262</text:p>
          </table:table-cell>
          <table:table-cell office:value-type="float" office:value="-0.000176954" calcext:value-type="float">
            <text:p>-0.000176954</text:p>
          </table:table-cell>
          <table:table-cell/>
          <table:table-cell office:value-type="float" office:value="25.965592761" calcext:value-type="float">
            <text:p>25.965592761</text:p>
          </table:table-cell>
          <table:table-cell office:value-type="float" office:value="25.965400389" calcext:value-type="float">
            <text:p>25.965400389</text:p>
          </table:table-cell>
          <table:table-cell office:value-type="float" office:value="25.964618891" calcext:value-type="float">
            <text:p>25.964618891</text:p>
          </table:table-cell>
          <table:table-cell/>
          <table:table-cell office:value-type="float" office:value="-0.003484432" calcext:value-type="float">
            <text:p>-0.003484432</text:p>
          </table:table-cell>
          <table:table-cell office:value-type="float" office:value="-0.003682182" calcext:value-type="float">
            <text:p>-0.003682182</text:p>
          </table:table-cell>
          <table:table-cell office:value-type="float" office:value="-0.004485523" calcext:value-type="float">
            <text:p>-0.004485523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<text:s/>2019-11-11 19:44:30</text:p>
          </table:table-cell>
          <table:table-cell office:value-type="float" office:value="25.97404" calcext:value-type="float">
            <text:p>25.97404</text:p>
          </table:table-cell>
          <table:table-cell/>
          <table:table-cell office:value-type="float" office:value="1.195755743" calcext:value-type="float">
            <text:p>1.195755743</text:p>
          </table:table-cell>
          <table:table-cell office:value-type="float" office:value="1.190139197" calcext:value-type="float">
            <text:p>1.190139197</text:p>
          </table:table-cell>
          <table:table-cell office:value-type="float" office:value="1.192054891" calcext:value-type="float">
            <text:p>1.192054891</text:p>
          </table:table-cell>
          <table:table-cell/>
          <table:table-cell office:value-type="float" office:value="0.009769246" calcext:value-type="float">
            <text:p>0.009769246</text:p>
          </table:table-cell>
          <table:table-cell office:value-type="float" office:value="0.009723359" calcext:value-type="float">
            <text:p>0.009723359</text:p>
          </table:table-cell>
          <table:table-cell office:value-type="float" office:value="0.009739011" calcext:value-type="float">
            <text:p>0.009739011</text:p>
          </table:table-cell>
          <table:table-cell/>
          <table:table-cell office:value-type="float" office:value="-0.000126587" calcext:value-type="float">
            <text:p>-0.000126587</text:p>
          </table:table-cell>
          <table:table-cell office:value-type="float" office:value="-0.000172474" calcext:value-type="float">
            <text:p>-0.000172474</text:p>
          </table:table-cell>
          <table:table-cell office:value-type="float" office:value="-0.000156823" calcext:value-type="float">
            <text:p>-0.000156823</text:p>
          </table:table-cell>
          <table:table-cell/>
          <table:table-cell office:value-type="float" office:value="25.970914982" calcext:value-type="float">
            <text:p>25.970914982</text:p>
          </table:table-cell>
          <table:table-cell office:value-type="float" office:value="25.969783449" calcext:value-type="float">
            <text:p>25.969783449</text:p>
          </table:table-cell>
          <table:table-cell office:value-type="float" office:value="25.970169393" calcext:value-type="float">
            <text:p>25.970169393</text:p>
          </table:table-cell>
          <table:table-cell/>
          <table:table-cell office:value-type="float" office:value="-0.003208793" calcext:value-type="float">
            <text:p>-0.003208793</text:p>
          </table:table-cell>
          <table:table-cell office:value-type="float" office:value="-0.004371959" calcext:value-type="float">
            <text:p>-0.004371959</text:p>
          </table:table-cell>
          <table:table-cell office:value-type="float" office:value="-0.003975226" calcext:value-type="float">
            <text:p>-0.003975226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<text:s/>2019-11-11 19:44:31</text:p>
          </table:table-cell>
          <table:table-cell office:value-type="float" office:value="25.97909" calcext:value-type="float">
            <text:p>25.97909</text:p>
          </table:table-cell>
          <table:table-cell/>
          <table:table-cell office:value-type="float" office:value="1.190678619" calcext:value-type="float">
            <text:p>1.190678619</text:p>
          </table:table-cell>
          <table:table-cell office:value-type="float" office:value="1.189988993" calcext:value-type="float">
            <text:p>1.189988993</text:p>
          </table:table-cell>
          <table:table-cell office:value-type="float" office:value="1.195190691" calcext:value-type="float">
            <text:p>1.195190691</text:p>
          </table:table-cell>
          <table:table-cell/>
          <table:table-cell office:value-type="float" office:value="0.009727766" calcext:value-type="float">
            <text:p>0.009727766</text:p>
          </table:table-cell>
          <table:table-cell office:value-type="float" office:value="0.009722132" calcext:value-type="float">
            <text:p>0.009722132</text:p>
          </table:table-cell>
          <table:table-cell office:value-type="float" office:value="0.00976463" calcext:value-type="float">
            <text:p>0.00976463</text:p>
          </table:table-cell>
          <table:table-cell/>
          <table:table-cell office:value-type="float" office:value="-0.000168067" calcext:value-type="float">
            <text:p>-0.000168067</text:p>
          </table:table-cell>
          <table:table-cell office:value-type="float" office:value="-0.000173701" calcext:value-type="float">
            <text:p>-0.000173701</text:p>
          </table:table-cell>
          <table:table-cell office:value-type="float" office:value="-0.000131204" calcext:value-type="float">
            <text:p>-0.000131204</text:p>
          </table:table-cell>
          <table:table-cell/>
          <table:table-cell office:value-type="float" office:value="25.974946204" calcext:value-type="float">
            <text:p>25.974946204</text:p>
          </table:table-cell>
          <table:table-cell office:value-type="float" office:value="25.97480727" calcext:value-type="float">
            <text:p>25.97480727</text:p>
          </table:table-cell>
          <table:table-cell office:value-type="float" office:value="25.975855221" calcext:value-type="float">
            <text:p>25.975855221</text:p>
          </table:table-cell>
          <table:table-cell/>
          <table:table-cell office:value-type="float" office:value="-0.004260246" calcext:value-type="float">
            <text:p>-0.004260246</text:p>
          </table:table-cell>
          <table:table-cell office:value-type="float" office:value="-0.004403065" calcext:value-type="float">
            <text:p>-0.004403065</text:p>
          </table:table-cell>
          <table:table-cell office:value-type="float" office:value="-0.003325813" calcext:value-type="float">
            <text:p>-0.003325813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<text:s/>2019-11-11 19:44:33</text:p>
          </table:table-cell>
          <table:table-cell office:value-type="float" office:value="25.96898" calcext:value-type="float">
            <text:p>25.96898</text:p>
          </table:table-cell>
          <table:table-cell/>
          <table:table-cell office:value-type="float" office:value="1.190772795" calcext:value-type="float">
            <text:p>1.190772795</text:p>
          </table:table-cell>
          <table:table-cell office:value-type="float" office:value="1.195289635" calcext:value-type="float">
            <text:p>1.195289635</text:p>
          </table:table-cell>
          <table:table-cell office:value-type="float" office:value="1.193672561" calcext:value-type="float">
            <text:p>1.193672561</text:p>
          </table:table-cell>
          <table:table-cell/>
          <table:table-cell office:value-type="float" office:value="0.009728536" calcext:value-type="float">
            <text:p>0.009728536</text:p>
          </table:table-cell>
          <table:table-cell office:value-type="float" office:value="0.009765438" calcext:value-type="float">
            <text:p>0.009765438</text:p>
          </table:table-cell>
          <table:table-cell office:value-type="float" office:value="0.009752227" calcext:value-type="float">
            <text:p>0.009752227</text:p>
          </table:table-cell>
          <table:table-cell/>
          <table:table-cell office:value-type="float" office:value="-0.000167297" calcext:value-type="float">
            <text:p>-0.000167297</text:p>
          </table:table-cell>
          <table:table-cell office:value-type="float" office:value="-0.000130395" calcext:value-type="float">
            <text:p>-0.000130395</text:p>
          </table:table-cell>
          <table:table-cell office:value-type="float" office:value="-0.000143607" calcext:value-type="float">
            <text:p>-0.000143607</text:p>
          </table:table-cell>
          <table:table-cell/>
          <table:table-cell office:value-type="float" office:value="25.964857015" calcext:value-type="float">
            <text:p>25.964857015</text:p>
          </table:table-cell>
          <table:table-cell office:value-type="float" office:value="25.965767001" calcext:value-type="float">
            <text:p>25.965767001</text:p>
          </table:table-cell>
          <table:table-cell office:value-type="float" office:value="25.965441217" calcext:value-type="float">
            <text:p>25.965441217</text:p>
          </table:table-cell>
          <table:table-cell/>
          <table:table-cell office:value-type="float" office:value="-0.004240743" calcext:value-type="float">
            <text:p>-0.004240743</text:p>
          </table:table-cell>
          <table:table-cell office:value-type="float" office:value="-0.003305323" calcext:value-type="float">
            <text:p>-0.003305323</text:p>
          </table:table-cell>
          <table:table-cell office:value-type="float" office:value="-0.003640212" calcext:value-type="float">
            <text:p>-0.003640212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<text:s/>2019-11-11 19:44:34</text:p>
          </table:table-cell>
          <table:table-cell office:value-type="float" office:value="25.97909" calcext:value-type="float">
            <text:p>25.97909</text:p>
          </table:table-cell>
          <table:table-cell/>
          <table:table-cell office:value-type="float" office:value="1.193626069" calcext:value-type="float">
            <text:p>1.193626069</text:p>
          </table:table-cell>
          <table:table-cell office:value-type="float" office:value="1.19542613" calcext:value-type="float">
            <text:p>1.19542613</text:p>
          </table:table-cell>
          <table:table-cell office:value-type="float" office:value="1.190810346" calcext:value-type="float">
            <text:p>1.190810346</text:p>
          </table:table-cell>
          <table:table-cell/>
          <table:table-cell office:value-type="float" office:value="0.009751847" calcext:value-type="float">
            <text:p>0.009751847</text:p>
          </table:table-cell>
          <table:table-cell office:value-type="float" office:value="0.009766553" calcext:value-type="float">
            <text:p>0.009766553</text:p>
          </table:table-cell>
          <table:table-cell office:value-type="float" office:value="0.009728843" calcext:value-type="float">
            <text:p>0.009728843</text:p>
          </table:table-cell>
          <table:table-cell/>
          <table:table-cell office:value-type="float" office:value="-0.000143986" calcext:value-type="float">
            <text:p>-0.000143986</text:p>
          </table:table-cell>
          <table:table-cell office:value-type="float" office:value="-0.00012928" calcext:value-type="float">
            <text:p>-0.00012928</text:p>
          </table:table-cell>
          <table:table-cell office:value-type="float" office:value="-0.000166991" calcext:value-type="float">
            <text:p>-0.000166991</text:p>
          </table:table-cell>
          <table:table-cell/>
          <table:table-cell office:value-type="float" office:value="25.975540007" calcext:value-type="float">
            <text:p>25.975540007</text:p>
          </table:table-cell>
          <table:table-cell office:value-type="float" office:value="25.975902653" calcext:value-type="float">
            <text:p>25.975902653</text:p>
          </table:table-cell>
          <table:table-cell office:value-type="float" office:value="25.974972742" calcext:value-type="float">
            <text:p>25.974972742</text:p>
          </table:table-cell>
          <table:table-cell/>
          <table:table-cell office:value-type="float" office:value="-0.003649841" calcext:value-type="float">
            <text:p>-0.003649841</text:p>
          </table:table-cell>
          <table:table-cell office:value-type="float" office:value="-0.003277055" calcext:value-type="float">
            <text:p>-0.003277055</text:p>
          </table:table-cell>
          <table:table-cell office:value-type="float" office:value="-0.004232966" calcext:value-type="float">
            <text:p>-0.004232966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<text:s/>2019-11-11 19:44:35</text:p>
          </table:table-cell>
          <table:table-cell office:value-type="float" office:value="25.96898" calcext:value-type="float">
            <text:p>25.96898</text:p>
          </table:table-cell>
          <table:table-cell/>
          <table:table-cell office:value-type="float" office:value="1.196270132" calcext:value-type="float">
            <text:p>1.196270132</text:p>
          </table:table-cell>
          <table:table-cell office:value-type="float" office:value="1.192524575" calcext:value-type="float">
            <text:p>1.192524575</text:p>
          </table:table-cell>
          <table:table-cell office:value-type="float" office:value="1.190396093" calcext:value-type="float">
            <text:p>1.190396093</text:p>
          </table:table-cell>
          <table:table-cell/>
          <table:table-cell office:value-type="float" office:value="0.009773449" calcext:value-type="float">
            <text:p>0.009773449</text:p>
          </table:table-cell>
          <table:table-cell office:value-type="float" office:value="0.009742848" calcext:value-type="float">
            <text:p>0.009742848</text:p>
          </table:table-cell>
          <table:table-cell office:value-type="float" office:value="0.009725458" calcext:value-type="float">
            <text:p>0.009725458</text:p>
          </table:table-cell>
          <table:table-cell/>
          <table:table-cell office:value-type="float" office:value="-0.000122385" calcext:value-type="float">
            <text:p>-0.000122385</text:p>
          </table:table-cell>
          <table:table-cell office:value-type="float" office:value="-0.000152985" calcext:value-type="float">
            <text:p>-0.000152985</text:p>
          </table:table-cell>
          <table:table-cell office:value-type="float" office:value="-0.000170375" calcext:value-type="float">
            <text:p>-0.000170375</text:p>
          </table:table-cell>
          <table:table-cell/>
          <table:table-cell office:value-type="float" office:value="25.965964537" calcext:value-type="float">
            <text:p>25.965964537</text:p>
          </table:table-cell>
          <table:table-cell office:value-type="float" office:value="25.965209938" calcext:value-type="float">
            <text:p>25.965209938</text:p>
          </table:table-cell>
          <table:table-cell office:value-type="float" office:value="25.964781123" calcext:value-type="float">
            <text:p>25.964781123</text:p>
          </table:table-cell>
          <table:table-cell/>
          <table:table-cell office:value-type="float" office:value="-0.003102266" calcext:value-type="float">
            <text:p>-0.003102266</text:p>
          </table:table-cell>
          <table:table-cell office:value-type="float" office:value="-0.003877956" calcext:value-type="float">
            <text:p>-0.003877956</text:p>
          </table:table-cell>
          <table:table-cell office:value-type="float" office:value="-0.004318756" calcext:value-type="float">
            <text:p>-0.004318756</text:p>
          </table:table-cell>
          <table:table-cell/>
        </table:table-row>
        <table:table-row table:style-name="ro1">
          <table:table-cell office:value-type="string" calcext:value-type="string">
            <text:p>Count</text:p>
          </table:table-cell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TempC</text:p>
          </table:table-cell>
          <table:table-cell/>
          <table:table-cell office:value-type="string" calcext:value-type="string">
            <text:p><text:s/>ad1</text:p>
          </table:table-cell>
          <table:table-cell office:value-type="string" calcext:value-type="string">
            <text:p><text:s/>ad2</text:p>
          </table:table-cell>
          <table:table-cell office:value-type="string" calcext:value-type="string">
            <text:p><text:s/>ad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1.1</text:p>
          </table:table-cell>
          <table:table-cell office:value-type="string" calcext:value-type="string">
            <text:p><text:s/>m1.2</text:p>
          </table:table-cell>
          <table:table-cell office:value-type="string" calcext:value-type="string">
            <text:p><text:s/>m1.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v1</text:p>
          </table:table-cell>
          <table:table-cell office:value-type="string" calcext:value-type="string">
            <text:p>mv2</text:p>
          </table:table-cell>
          <table:table-cell office:value-type="string" calcext:value-type="string">
            <text:p>mv3</text:p>
          </table:table-cell>
          <table:table-cell/>
          <table:table-cell office:value-type="string" calcext:value-type="string">
            <text:p><text:s/>K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K3</text:p>
          </table:table-cell>
          <table:table-cell/>
          <table:table-cell office:value-type="string" calcext:value-type="string">
            <text:p>K0-1</text:p>
          </table:table-cell>
          <table:table-cell office:value-type="string" calcext:value-type="string">
            <text:p>K0-2</text:p>
          </table:table-cell>
          <table:table-cell office:value-type="string" calcext:value-type="string">
            <text:p>K0-3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/>
          <table:table-cell table:style-name="Default" office:value-type="string" calcext:value-type="string">
            <text:p>dataMax</text:p>
          </table:table-cell>
          <table:table-cell office:value-type="float" office:value="26.029631218" calcext:value-type="float">
            <text:p>26.029631218</text:p>
          </table:table-cell>
          <table:table-cell/>
          <table:table-cell office:value-type="float" office:value="1.20111301" calcext:value-type="float">
            <text:p>1.20111301</text:p>
          </table:table-cell>
          <table:table-cell office:value-type="float" office:value="1.196760082" calcext:value-type="float">
            <text:p>1.196760082</text:p>
          </table:table-cell>
          <table:table-cell office:value-type="float" office:value="1.19656279" calcext:value-type="float">
            <text:p>1.19656279</text:p>
          </table:table-cell>
          <table:table-cell/>
          <table:table-cell office:value-type="float" office:value="0.009813015" calcext:value-type="float">
            <text:p>0.009813015</text:p>
          </table:table-cell>
          <table:table-cell office:value-type="float" office:value="0.009777452" calcext:value-type="float">
            <text:p>0.009777452</text:p>
          </table:table-cell>
          <table:table-cell office:value-type="float" office:value="0.00977584" calcext:value-type="float">
            <text:p>0.00977584</text:p>
          </table:table-cell>
          <table:table-cell/>
          <table:table-cell office:value-type="float" office:value="-0.000082819" calcext:value-type="float">
            <text:p>-8.2819E-05</text:p>
          </table:table-cell>
          <table:table-cell office:value-type="float" office:value="-0.000118382" calcext:value-type="float">
            <text:p>-0.000118382</text:p>
          </table:table-cell>
          <table:table-cell office:value-type="float" office:value="-0.000119994" calcext:value-type="float">
            <text:p>-0.000119994</text:p>
          </table:table-cell>
          <table:table-cell/>
          <table:table-cell office:value-type="float" office:value="26.026600377" calcext:value-type="float">
            <text:p>26.026600377</text:p>
          </table:table-cell>
          <table:table-cell office:value-type="float" office:value="26.026547304" calcext:value-type="float">
            <text:p>26.026547304</text:p>
          </table:table-cell>
          <table:table-cell office:value-type="float" office:value="26.02657276" calcext:value-type="float">
            <text:p>26.02657276</text:p>
          </table:table-cell>
          <table:table-cell office:value-type="string" calcext:value-type="string">
            <text:p><text:s/></text:p>
          </table:table-cell>
          <table:table-cell office:value-type="float" office:value="-0.002099325" calcext:value-type="float">
            <text:p>-0.002099325</text:p>
          </table:table-cell>
          <table:table-cell office:value-type="float" office:value="-0.003000799" calcext:value-type="float">
            <text:p>-0.003000799</text:p>
          </table:table-cell>
          <table:table-cell office:value-type="float" office:value="-0.003041657" calcext:value-type="float">
            <text:p>-0.003041657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dataMin</text:p>
          </table:table-cell>
          <table:table-cell office:value-type="float" office:value="25.968982451" calcext:value-type="float">
            <text:p>25.968982451</text:p>
          </table:table-cell>
          <table:table-cell/>
          <table:table-cell office:value-type="float" office:value="1.175697586" calcext:value-type="float">
            <text:p>1.175697586</text:p>
          </table:table-cell>
          <table:table-cell office:value-type="float" office:value="1.177672288" calcext:value-type="float">
            <text:p>1.177672288</text:p>
          </table:table-cell>
          <table:table-cell office:value-type="float" office:value="1.185602091" calcext:value-type="float">
            <text:p>1.185602091</text:p>
          </table:table-cell>
          <table:table-cell/>
          <table:table-cell office:value-type="float" office:value="0.009605372" calcext:value-type="float">
            <text:p>0.009605372</text:p>
          </table:table-cell>
          <table:table-cell office:value-type="float" office:value="0.009621506" calcext:value-type="float">
            <text:p>0.009621506</text:p>
          </table:table-cell>
          <table:table-cell office:value-type="float" office:value="0.009686292" calcext:value-type="float">
            <text:p>0.009686292</text:p>
          </table:table-cell>
          <table:table-cell/>
          <table:table-cell office:value-type="float" office:value="-0.000290461" calcext:value-type="float">
            <text:p>-0.000290461</text:p>
          </table:table-cell>
          <table:table-cell office:value-type="float" office:value="-0.000274328" calcext:value-type="float">
            <text:p>-0.000274328</text:p>
          </table:table-cell>
          <table:table-cell office:value-type="float" office:value="-0.000209542" calcext:value-type="float">
            <text:p>-0.000209542</text:p>
          </table:table-cell>
          <table:table-cell/>
          <table:table-cell office:value-type="float" office:value="25.964857015" calcext:value-type="float">
            <text:p>25.964857015</text:p>
          </table:table-cell>
          <table:table-cell office:value-type="float" office:value="25.964482838" calcext:value-type="float">
            <text:p>25.964482838</text:p>
          </table:table-cell>
          <table:table-cell office:value-type="float" office:value="25.964618891" calcext:value-type="float">
            <text:p>25.964618891</text:p>
          </table:table-cell>
          <table:table-cell office:value-type="string" calcext:value-type="string">
            <text:p><text:s/></text:p>
          </table:table-cell>
          <table:table-cell office:value-type="float" office:value="-0.007362769" calcext:value-type="float">
            <text:p>-0.007362769</text:p>
          </table:table-cell>
          <table:table-cell office:value-type="float" office:value="-0.006953814" calcext:value-type="float">
            <text:p>-0.006953814</text:p>
          </table:table-cell>
          <table:table-cell office:value-type="float" office:value="-0.005311577" calcext:value-type="float">
            <text:p>-0.005311577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dataMean</text:p>
          </table:table-cell>
          <table:table-cell office:value-type="float" office:value="25.991675194" calcext:value-type="float">
            <text:p>25.991675194</text:p>
          </table:table-cell>
          <table:table-cell/>
          <table:table-cell office:value-type="float" office:value="1.193152159" calcext:value-type="float">
            <text:p>1.193152159</text:p>
          </table:table-cell>
          <table:table-cell office:value-type="float" office:value="1.192683835" calcext:value-type="float">
            <text:p>1.192683835</text:p>
          </table:table-cell>
          <table:table-cell office:value-type="float" office:value="1.19304949" calcext:value-type="float">
            <text:p>1.19304949</text:p>
          </table:table-cell>
          <table:table-cell/>
          <table:table-cell office:value-type="float" office:value="0.009747975" calcext:value-type="float">
            <text:p>0.009747975</text:p>
          </table:table-cell>
          <table:table-cell office:value-type="float" office:value="0.009744149" calcext:value-type="float">
            <text:p>0.009744149</text:p>
          </table:table-cell>
          <table:table-cell office:value-type="float" office:value="0.009747136" calcext:value-type="float">
            <text:p>0.009747136</text:p>
          </table:table-cell>
          <table:table-cell/>
          <table:table-cell office:value-type="float" office:value="-0.000147858" calcext:value-type="float">
            <text:p>-0.000147858</text:p>
          </table:table-cell>
          <table:table-cell office:value-type="float" office:value="-0.000151684" calcext:value-type="float">
            <text:p>-0.000151684</text:p>
          </table:table-cell>
          <table:table-cell office:value-type="float" office:value="-0.000148697" calcext:value-type="float">
            <text:p>-0.000148697</text:p>
          </table:table-cell>
          <table:table-cell/>
          <table:table-cell office:value-type="float" office:value="25.988029191" calcext:value-type="float">
            <text:p>25.988029191</text:p>
          </table:table-cell>
          <table:table-cell office:value-type="float" office:value="25.987934841" calcext:value-type="float">
            <text:p>25.987934841</text:p>
          </table:table-cell>
          <table:table-cell office:value-type="float" office:value="25.988008506" calcext:value-type="float">
            <text:p>25.988008506</text:p>
          </table:table-cell>
          <table:table-cell office:value-type="string" calcext:value-type="string">
            <text:p><text:s/></text:p>
          </table:table-cell>
          <table:table-cell office:value-type="float" office:value="-0.003747986" calcext:value-type="float">
            <text:p>-0.003747986</text:p>
          </table:table-cell>
          <table:table-cell office:value-type="float" office:value="-0.003844974" calcext:value-type="float">
            <text:p>-0.003844974</text:p>
          </table:table-cell>
          <table:table-cell office:value-type="float" office:value="-0.003769248" calcext:value-type="float">
            <text:p>-0.003769248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dataMedian</text:p>
          </table:table-cell>
          <table:table-cell office:value-type="float" office:value="25.989198702" calcext:value-type="float">
            <text:p>25.989198702</text:p>
          </table:table-cell>
          <table:table-cell/>
          <table:table-cell office:value-type="float" office:value="1.193231486" calcext:value-type="float">
            <text:p>1.193231486</text:p>
          </table:table-cell>
          <table:table-cell office:value-type="float" office:value="1.192643189" calcext:value-type="float">
            <text:p>1.192643189</text:p>
          </table:table-cell>
          <table:table-cell office:value-type="float" office:value="1.193131053" calcext:value-type="float">
            <text:p>1.193131053</text:p>
          </table:table-cell>
          <table:table-cell/>
          <table:table-cell office:value-type="float" office:value="0.009748623" calcext:value-type="float">
            <text:p>0.009748623</text:p>
          </table:table-cell>
          <table:table-cell office:value-type="float" office:value="0.009743817" calcext:value-type="float">
            <text:p>0.009743817</text:p>
          </table:table-cell>
          <table:table-cell office:value-type="float" office:value="0.009747803" calcext:value-type="float">
            <text:p>0.009747803</text:p>
          </table:table-cell>
          <table:table-cell/>
          <table:table-cell office:value-type="float" office:value="-0.00014721" calcext:value-type="float">
            <text:p>-0.00014721</text:p>
          </table:table-cell>
          <table:table-cell office:value-type="float" office:value="-0.000152016" calcext:value-type="float">
            <text:p>-0.000152016</text:p>
          </table:table-cell>
          <table:table-cell office:value-type="float" office:value="-0.000148031" calcext:value-type="float">
            <text:p>-0.000148031</text:p>
          </table:table-cell>
          <table:table-cell/>
          <table:table-cell office:value-type="float" office:value="25.985635316" calcext:value-type="float">
            <text:p>25.985635316</text:p>
          </table:table-cell>
          <table:table-cell office:value-type="float" office:value="25.985723395" calcext:value-type="float">
            <text:p>25.985723395</text:p>
          </table:table-cell>
          <table:table-cell office:value-type="float" office:value="25.985486237" calcext:value-type="float">
            <text:p>25.985486237</text:p>
          </table:table-cell>
          <table:table-cell office:value-type="string" calcext:value-type="string">
            <text:p><text:s/></text:p>
          </table:table-cell>
          <table:table-cell office:value-type="float" office:value="-0.003731557" calcext:value-type="float">
            <text:p>-0.003731557</text:p>
          </table:table-cell>
          <table:table-cell office:value-type="float" office:value="-0.003853391" calcext:value-type="float">
            <text:p>-0.003853391</text:p>
          </table:table-cell>
          <table:table-cell office:value-type="float" office:value="-0.003752357" calcext:value-type="float">
            <text:p>-0.003752357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dataAverage</text:p>
          </table:table-cell>
          <table:table-cell office:value-type="float" office:value="25.991675194" calcext:value-type="float">
            <text:p>25.991675194</text:p>
          </table:table-cell>
          <table:table-cell/>
          <table:table-cell office:value-type="float" office:value="1.193152159" calcext:value-type="float">
            <text:p>1.193152159</text:p>
          </table:table-cell>
          <table:table-cell office:value-type="float" office:value="1.192683835" calcext:value-type="float">
            <text:p>1.192683835</text:p>
          </table:table-cell>
          <table:table-cell office:value-type="float" office:value="1.19304949" calcext:value-type="float">
            <text:p>1.19304949</text:p>
          </table:table-cell>
          <table:table-cell/>
          <table:table-cell office:value-type="float" office:value="0.009747975" calcext:value-type="float">
            <text:p>0.009747975</text:p>
          </table:table-cell>
          <table:table-cell office:value-type="float" office:value="0.009744149" calcext:value-type="float">
            <text:p>0.009744149</text:p>
          </table:table-cell>
          <table:table-cell office:value-type="float" office:value="0.009747136" calcext:value-type="float">
            <text:p>0.009747136</text:p>
          </table:table-cell>
          <table:table-cell/>
          <table:table-cell office:value-type="float" office:value="-0.000147858" calcext:value-type="float">
            <text:p>-0.000147858</text:p>
          </table:table-cell>
          <table:table-cell office:value-type="float" office:value="-0.000151684" calcext:value-type="float">
            <text:p>-0.000151684</text:p>
          </table:table-cell>
          <table:table-cell office:value-type="float" office:value="-0.000148697" calcext:value-type="float">
            <text:p>-0.000148697</text:p>
          </table:table-cell>
          <table:table-cell/>
          <table:table-cell office:value-type="float" office:value="25.988029191" calcext:value-type="float">
            <text:p>25.988029191</text:p>
          </table:table-cell>
          <table:table-cell office:value-type="float" office:value="25.987934841" calcext:value-type="float">
            <text:p>25.987934841</text:p>
          </table:table-cell>
          <table:table-cell office:value-type="float" office:value="25.988008506" calcext:value-type="float">
            <text:p>25.988008506</text:p>
          </table:table-cell>
          <table:table-cell office:value-type="string" calcext:value-type="string">
            <text:p><text:s/></text:p>
          </table:table-cell>
          <table:table-cell office:value-type="float" office:value="-0.003747986" calcext:value-type="float">
            <text:p>-0.003747986</text:p>
          </table:table-cell>
          <table:table-cell office:value-type="float" office:value="-0.003844974" calcext:value-type="float">
            <text:p>-0.003844974</text:p>
          </table:table-cell>
          <table:table-cell office:value-type="float" office:value="-0.003769248" calcext:value-type="float">
            <text:p>-0.003769248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dataStdDev</text:p>
          </table:table-cell>
          <table:table-cell office:value-type="float" office:value="0.014563452" calcext:value-type="float">
            <text:p>0.014563452</text:p>
          </table:table-cell>
          <table:table-cell/>
          <table:table-cell office:value-type="float" office:value="0.002337183" calcext:value-type="float">
            <text:p>0.002337183</text:p>
          </table:table-cell>
          <table:table-cell office:value-type="float" office:value="0.00246146" calcext:value-type="float">
            <text:p>0.00246146</text:p>
          </table:table-cell>
          <table:table-cell office:value-type="float" office:value="0.00222097" calcext:value-type="float">
            <text:p>0.00222097</text:p>
          </table:table-cell>
          <table:table-cell/>
          <table:table-cell office:value-type="float" office:value="0.000019095" calcext:value-type="float">
            <text:p>1.9095E-05</text:p>
          </table:table-cell>
          <table:table-cell office:value-type="float" office:value="0.00002011" calcext:value-type="float">
            <text:p>2.011E-05</text:p>
          </table:table-cell>
          <table:table-cell office:value-type="float" office:value="0.000018145" calcext:value-type="float">
            <text:p>1.8145E-05</text:p>
          </table:table-cell>
          <table:table-cell/>
          <table:table-cell office:value-type="float" office:value="0.000019095" calcext:value-type="float">
            <text:p>1.9095E-05</text:p>
          </table:table-cell>
          <table:table-cell office:value-type="float" office:value="0.00002011" calcext:value-type="float">
            <text:p>2.011E-05</text:p>
          </table:table-cell>
          <table:table-cell office:value-type="float" office:value="0.000018145" calcext:value-type="float">
            <text:p>1.8145E-05</text:p>
          </table:table-cell>
          <table:table-cell/>
          <table:table-cell office:value-type="float" office:value="0.014564233" calcext:value-type="float">
            <text:p>0.014564233</text:p>
          </table:table-cell>
          <table:table-cell office:value-type="float" office:value="0.014594508" calcext:value-type="float">
            <text:p>0.014594508</text:p>
          </table:table-cell>
          <table:table-cell office:value-type="float" office:value="0.014586506" calcext:value-type="float">
            <text:p>0.014586506</text:p>
          </table:table-cell>
          <table:table-cell office:value-type="string" calcext:value-type="string">
            <text:p><text:s/></text:p>
          </table:table-cell>
          <table:table-cell office:value-type="float" office:value="0.000484022" calcext:value-type="float">
            <text:p>0.000484022</text:p>
          </table:table-cell>
          <table:table-cell office:value-type="float" office:value="0.000509759" calcext:value-type="float">
            <text:p>0.000509759</text:p>
          </table:table-cell>
          <table:table-cell office:value-type="float" office:value="0.000459955" calcext:value-type="float">
            <text:p>0.00045995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5"/>
          <table:table-cell office:value-type="string" calcext:value-type="string">
            <text:p>mV</text:p>
          </table:table-cell>
          <table:table-cell table:number-columns-repeated="16"/>
        </table:table-row>
        <table:table-row table:style-name="ro1">
          <table:table-cell/>
          <table:table-cell table:style-name="Default" office:value-type="string" calcext:value-type="string">
            <text:p>Offeset</text:p>
          </table:table-cell>
          <table:table-cell office:value-type="float" office:value="0.13412795" calcext:value-type="float">
            <text:p>0.13412795</text:p>
          </table:table-cell>
          <table:table-cell/>
          <table:table-cell table:formula="of:=[.E303]*1000" office:value-type="float" office:value="1201.11301" calcext:value-type="float">
            <text:p>1201.11301</text:p>
          </table:table-cell>
          <table:table-cell table:formula="of:=[.F303]*1000" office:value-type="float" office:value="1196.760082" calcext:value-type="float">
            <text:p>1196.760082</text:p>
          </table:table-cell>
          <table:table-cell table:formula="of:=[.G303]*1000" office:value-type="float" office:value="1196.56279" calcext:value-type="float">
            <text:p>1196.56279</text:p>
          </table:table-cell>
          <table:table-cell office:value-type="string" calcext:value-type="string">
            <text:p>dataMax mV</text:p>
          </table:table-cell>
          <table:table-cell table:formula="of:=[.I303]*1000" office:value-type="float" office:value="9.813015" calcext:value-type="float">
            <text:p>9.813015</text:p>
          </table:table-cell>
          <table:table-cell table:formula="of:=[.J303]*1000" office:value-type="float" office:value="9.777452" calcext:value-type="float">
            <text:p>9.777452</text:p>
          </table:table-cell>
          <table:table-cell table:formula="of:=[.K303]*1000" office:value-type="float" office:value="9.77584" calcext:value-type="float">
            <text:p>9.77584</text:p>
          </table:table-cell>
          <table:table-cell table:style-name="ce3" office:value-type="string" calcext:value-type="string">
            <text:p><text:s/>average</text:p>
          </table:table-cell>
          <table:table-cell table:formula="of:=[.M303]*1000" office:value-type="float" office:value="-0.082819" calcext:value-type="float">
            <text:p>-0.082819</text:p>
          </table:table-cell>
          <table:table-cell table:formula="of:=[.N303]*1000" office:value-type="float" office:value="-0.118382" calcext:value-type="float">
            <text:p>-0.118382</text:p>
          </table:table-cell>
          <table:table-cell table:formula="of:=[.O303]*1000" office:value-type="float" office:value="-0.119994" calcext:value-type="float">
            <text:p>-0.119994</text:p>
          </table:table-cell>
          <table:table-cell table:style-name="ce3" office:value-type="string" calcext:value-type="string">
            <text:p><text:s/>average</text:p>
          </table:table-cell>
          <table:table-cell table:number-columns-repeated="3"/>
          <table:table-cell table:style-name="ce3"/>
          <table:table-cell table:number-columns-repeated="3"/>
          <table:table-cell table:style-name="ce3"/>
        </table:table-row>
        <table:table-row table:style-name="ro1">
          <table:table-cell/>
          <table:table-cell table:style-name="Default" office:value-type="string" calcext:value-type="string">
            <text:p>Amp Gain</text:p>
          </table:table-cell>
          <table:table-cell office:value-type="float" office:value="122.4" calcext:value-type="float">
            <text:p>122.4</text:p>
          </table:table-cell>
          <table:table-cell/>
          <table:table-cell table:formula="of:=[.E304]*1000" office:value-type="float" office:value="1175.697586" calcext:value-type="float">
            <text:p>1175.697586</text:p>
          </table:table-cell>
          <table:table-cell table:formula="of:=[.F304]*1000" office:value-type="float" office:value="1177.672288" calcext:value-type="float">
            <text:p>1177.672288</text:p>
          </table:table-cell>
          <table:table-cell table:formula="of:=[.G304]*1000" office:value-type="float" office:value="1185.602091" calcext:value-type="float">
            <text:p>1185.602091</text:p>
          </table:table-cell>
          <table:table-cell office:value-type="string" calcext:value-type="string">
            <text:p>dataMin mV</text:p>
          </table:table-cell>
          <table:table-cell table:formula="of:=[.I304]*1000" office:value-type="float" office:value="9.605372" calcext:value-type="float">
            <text:p>9.605372</text:p>
          </table:table-cell>
          <table:table-cell table:formula="of:=[.J304]*1000" office:value-type="float" office:value="9.621506" calcext:value-type="float">
            <text:p>9.621506</text:p>
          </table:table-cell>
          <table:table-cell table:formula="of:=[.K304]*1000" office:value-type="float" office:value="9.686292" calcext:value-type="float">
            <text:p>9.686292</text:p>
          </table:table-cell>
          <table:table-cell/>
          <table:table-cell table:formula="of:=[.M304]*1000" office:value-type="float" office:value="-0.290461" calcext:value-type="float">
            <text:p>-0.290461</text:p>
          </table:table-cell>
          <table:table-cell table:formula="of:=[.N304]*1000" office:value-type="float" office:value="-0.274328" calcext:value-type="float">
            <text:p>-0.274328</text:p>
          </table:table-cell>
          <table:table-cell table:formula="of:=[.O304]*1000" office:value-type="float" office:value="-0.209542" calcext:value-type="float">
            <text:p>-0.209542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2"/>
          <table:table-cell table:formula="of:=[.E305]*1000" office:value-type="float" office:value="1193.152159" calcext:value-type="float">
            <text:p>1193.152159</text:p>
          </table:table-cell>
          <table:table-cell table:formula="of:=[.F305]*1000" office:value-type="float" office:value="1192.683835" calcext:value-type="float">
            <text:p>1192.683835</text:p>
          </table:table-cell>
          <table:table-cell table:formula="of:=[.G305]*1000" office:value-type="float" office:value="1193.04949" calcext:value-type="float">
            <text:p>1193.04949</text:p>
          </table:table-cell>
          <table:table-cell office:value-type="string" calcext:value-type="string">
            <text:p>dataMean</text:p>
          </table:table-cell>
          <table:table-cell table:formula="of:=[.I305]*1000" office:value-type="float" office:value="9.747975" calcext:value-type="float">
            <text:p>9.747975</text:p>
          </table:table-cell>
          <table:table-cell table:formula="of:=[.J305]*1000" office:value-type="float" office:value="9.744149" calcext:value-type="float">
            <text:p>9.744149</text:p>
          </table:table-cell>
          <table:table-cell table:formula="of:=[.K305]*1000" office:value-type="float" office:value="9.747136" calcext:value-type="float">
            <text:p>9.747136</text:p>
          </table:table-cell>
          <table:table-cell table:formula="of:=AVERAGE([.I312:.K312])" office:value-type="float" office:value="9.74642" calcext:value-type="float">
            <text:p>9.74642</text:p>
          </table:table-cell>
          <table:table-cell table:formula="of:=[.M305]*1000" office:value-type="float" office:value="-0.147858" calcext:value-type="float">
            <text:p>-0.147858</text:p>
          </table:table-cell>
          <table:table-cell table:formula="of:=[.N305]*1000" office:value-type="float" office:value="-0.151684" calcext:value-type="float">
            <text:p>-0.151684</text:p>
          </table:table-cell>
          <table:table-cell table:formula="of:=[.O305]*1000" office:value-type="float" office:value="-0.148697" calcext:value-type="float">
            <text:p>-0.148697</text:p>
          </table:table-cell>
          <table:table-cell table:formula="of:=AVERAGE([.M312:.O312])" office:value-type="float" office:value="-0.149413" calcext:value-type="float">
            <text:p>-0.149413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2"/>
          <table:table-cell table:formula="of:=[.E306]*1000" office:value-type="float" office:value="1193.231486" calcext:value-type="float">
            <text:p>1193.231486</text:p>
          </table:table-cell>
          <table:table-cell table:formula="of:=[.F306]*1000" office:value-type="float" office:value="1192.643189" calcext:value-type="float">
            <text:p>1192.643189</text:p>
          </table:table-cell>
          <table:table-cell table:formula="of:=[.G306]*1000" office:value-type="float" office:value="1193.131053" calcext:value-type="float">
            <text:p>1193.131053</text:p>
          </table:table-cell>
          <table:table-cell office:value-type="string" calcext:value-type="string">
            <text:p>dataMedian</text:p>
          </table:table-cell>
          <table:table-cell table:formula="of:=[.I306]*1000" office:value-type="float" office:value="9.748623" calcext:value-type="float">
            <text:p>9.748623</text:p>
          </table:table-cell>
          <table:table-cell table:formula="of:=[.J306]*1000" office:value-type="float" office:value="9.743817" calcext:value-type="float">
            <text:p>9.743817</text:p>
          </table:table-cell>
          <table:table-cell table:formula="of:=[.K306]*1000" office:value-type="float" office:value="9.747803" calcext:value-type="float">
            <text:p>9.747803</text:p>
          </table:table-cell>
          <table:table-cell table:formula="of:=AVERAGE([.I313:.K313])" office:value-type="float" office:value="9.74674766666667" calcext:value-type="float">
            <text:p>9.74674766666667</text:p>
          </table:table-cell>
          <table:table-cell table:formula="of:=[.M306]*1000" office:value-type="float" office:value="-0.14721" calcext:value-type="float">
            <text:p>-0.14721</text:p>
          </table:table-cell>
          <table:table-cell table:formula="of:=[.N306]*1000" office:value-type="float" office:value="-0.152016" calcext:value-type="float">
            <text:p>-0.152016</text:p>
          </table:table-cell>
          <table:table-cell table:formula="of:=[.O306]*1000" office:value-type="float" office:value="-0.148031" calcext:value-type="float">
            <text:p>-0.148031</text:p>
          </table:table-cell>
          <table:table-cell table:formula="of:=AVERAGE([.M313:.O313])" office:value-type="float" office:value="-0.149085666666667" calcext:value-type="float">
            <text:p>-0.149085666666667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2"/>
          <table:table-cell table:formula="of:=[.E307]*1000" office:value-type="float" office:value="1193.152159" calcext:value-type="float">
            <text:p>1193.152159</text:p>
          </table:table-cell>
          <table:table-cell table:formula="of:=[.F307]*1000" office:value-type="float" office:value="1192.683835" calcext:value-type="float">
            <text:p>1192.683835</text:p>
          </table:table-cell>
          <table:table-cell table:formula="of:=[.G307]*1000" office:value-type="float" office:value="1193.04949" calcext:value-type="float">
            <text:p>1193.04949</text:p>
          </table:table-cell>
          <table:table-cell office:value-type="string" calcext:value-type="string">
            <text:p>dataAverage</text:p>
          </table:table-cell>
          <table:table-cell table:formula="of:=[.I307]*1000" office:value-type="float" office:value="9.747975" calcext:value-type="float">
            <text:p>9.747975</text:p>
          </table:table-cell>
          <table:table-cell table:formula="of:=[.J307]*1000" office:value-type="float" office:value="9.744149" calcext:value-type="float">
            <text:p>9.744149</text:p>
          </table:table-cell>
          <table:table-cell table:formula="of:=[.K307]*1000" office:value-type="float" office:value="9.747136" calcext:value-type="float">
            <text:p>9.747136</text:p>
          </table:table-cell>
          <table:table-cell table:formula="of:=AVERAGE([.I314:.K314])" office:value-type="float" office:value="9.74642" calcext:value-type="float">
            <text:p>9.74642</text:p>
          </table:table-cell>
          <table:table-cell table:formula="of:=[.M307]*1000" office:value-type="float" office:value="-0.147858" calcext:value-type="float">
            <text:p>-0.147858</text:p>
          </table:table-cell>
          <table:table-cell table:formula="of:=[.N307]*1000" office:value-type="float" office:value="-0.151684" calcext:value-type="float">
            <text:p>-0.151684</text:p>
          </table:table-cell>
          <table:table-cell table:formula="of:=[.O307]*1000" office:value-type="float" office:value="-0.148697" calcext:value-type="float">
            <text:p>-0.148697</text:p>
          </table:table-cell>
          <table:table-cell table:formula="of:=AVERAGE([.M314:.O314])" office:value-type="float" office:value="-0.149413" calcext:value-type="float">
            <text:p>-0.149413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2"/>
          <table:table-cell table:formula="of:=[.E308]*1000" office:value-type="float" office:value="2.337183" calcext:value-type="float">
            <text:p>2.337183</text:p>
          </table:table-cell>
          <table:table-cell table:formula="of:=[.F308]*1000" office:value-type="float" office:value="2.46146" calcext:value-type="float">
            <text:p>2.46146</text:p>
          </table:table-cell>
          <table:table-cell table:formula="of:=[.G308]*1000" office:value-type="float" office:value="2.22097" calcext:value-type="float">
            <text:p>2.22097</text:p>
          </table:table-cell>
          <table:table-cell office:value-type="string" calcext:value-type="string">
            <text:p>dataStdDev</text:p>
          </table:table-cell>
          <table:table-cell table:formula="of:=[.I308]*1000" office:value-type="float" office:value="0.019095" calcext:value-type="float">
            <text:p>0.019095</text:p>
          </table:table-cell>
          <table:table-cell table:formula="of:=[.J308]*1000" office:value-type="float" office:value="0.02011" calcext:value-type="float">
            <text:p>0.02011</text:p>
          </table:table-cell>
          <table:table-cell table:formula="of:=[.K308]*1000" office:value-type="float" office:value="0.018145" calcext:value-type="float">
            <text:p>0.018145</text:p>
          </table:table-cell>
          <table:table-cell/>
          <table:table-cell table:formula="of:=[.M308]*1000" office:value-type="float" office:value="0.019095" calcext:value-type="float">
            <text:p>0.019095</text:p>
          </table:table-cell>
          <table:table-cell table:formula="of:=[.N308]*1000" office:value-type="float" office:value="0.02011" calcext:value-type="float">
            <text:p>0.02011</text:p>
          </table:table-cell>
          <table:table-cell table:formula="of:=[.O308]*1000" office:value-type="float" office:value="0.018145" calcext:value-type="float">
            <text:p>0.018145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6"/>
          <table:table-cell table:style-name="ce2" table:number-columns-repeated="2"/>
          <table:table-cell table:style-name="ce2" office:value-type="string" calcext:value-type="string">
            <text:p>avg of avg</text:p>
          </table:table-cell>
          <table:table-cell table:formula="of:=AVERAGE([.L312:.L314])" office:value-type="float" office:value="9.74652922222222" calcext:value-type="float">
            <text:p>9.74652922222222</text:p>
          </table:table-cell>
          <table:table-cell table:style-name="ce2" table:number-columns-repeated="2"/>
          <table:table-cell table:style-name="ce2" office:value-type="string" calcext:value-type="string">
            <text:p>avg of avg</text:p>
          </table:table-cell>
          <table:table-cell table:formula="of:=AVERAGE([.P312:.P314])" office:value-type="float" office:value="-0.149303888888889" calcext:value-type="float">
            <text:p>-0.149303888888889</text:p>
          </table:table-cell>
          <table:table-cell table:style-name="ce2" table:number-columns-repeated="3"/>
          <table:table-cell/>
          <table:table-cell table:style-name="ce2" table:number-columns-repeated="3"/>
          <table:table-cell/>
        </table:table-row>
        <table:table-row table:style-name="ro1">
          <table:table-cell/>
          <table:table-cell table:style-name="Default"/>
          <table:table-cell table:number-columns-repeated="8"/>
          <table:table-cell office:value-type="string" calcext:value-type="string">
            <text:p>lookup</text:p>
          </table:table-cell>
          <table:table-cell office:value-type="float" office:value="230" calcext:value-type="float">
            <text:p>230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6"/>
          <table:table-cell table:formula="of:=([.I312]*[.$C$311])/1000" office:value-type="float" office:value="1.19315214" calcext:value-type="float">
            <text:p>1.19315214</text:p>
          </table:table-cell>
          <table:table-cell table:formula="of:=([.J312]*[.$C$311])/1000" office:value-type="float" office:value="1.1926838376" calcext:value-type="float">
            <text:p>1.1926838376</text:p>
          </table:table-cell>
          <table:table-cell table:formula="of:=([.K312]*[.$C$311])/1000" office:value-type="float" office:value="1.1930494464" calcext:value-type="float">
            <text:p>1.1930494464</text:p>
          </table:table-cell>
          <table:table-cell/>
          <table:table-cell table:formula="of:=([.M312]*[.$C$311])/1000" office:value-type="float" office:value="-0.0180978192" calcext:value-type="float">
            <text:p>-0.0180978192</text:p>
          </table:table-cell>
          <table:table-cell table:formula="of:=([.N312]*[.$C$311])/1000" office:value-type="float" office:value="-0.0185661216" calcext:value-type="float">
            <text:p>-0.0185661216</text:p>
          </table:table-cell>
          <table:table-cell table:formula="of:=([.O312]*[.$C$311])/1000" office:value-type="float" office:value="-0.0182005128" calcext:value-type="float">
            <text:p>-0.0182005128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13" loext:min-decimal-places="13" number:min-integer-digits="1"/>
    </number:number-style>
    <number:number-style style:name="N131">
      <number:number number:decimal-places="14" loext:min-decimal-places="14" number:min-integer-digits="1"/>
    </number:number-style>
    <number:number-style style:name="N132">
      <number:number number:decimal-places="15" loext:min-decimal-places="15" number:min-integer-digits="1"/>
    </number:number-style>
    <number:number-style style:name="N133">
      <number:number number:decimal-places="16" loext:min-decimal-places="16" number:min-integer-digits="1"/>
    </number:number-style>
    <number:number-style style:name="N134">
      <number:number number:decimal-places="17" loext:min-decimal-places="17" number:min-integer-digits="1"/>
    </number:number-style>
    <number:number-style style:name="N135">
      <number:number number:decimal-places="18" loext:min-decimal-places="18" number:min-integer-digits="1"/>
    </number:number-style>
    <number:number-style style:name="N136">
      <number:number number:decimal-places="19" loext:min-decimal-places="19" number:min-integer-digits="1"/>
    </number:number-style>
    <number:number-style style:name="N137">
      <number:number number:decimal-places="20" loext:min-decimal-places="20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2">00/00/0000</text:date>, <text:time style:data-style-name="N2" text:time-value="22:55:23.9648535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ARM_EABI LibreOffice_project/20m0$Build-2</meta:generator>
    <dc:date>2019-11-12T00:22:51.415283502</dc:date>
    <meta:editing-duration>PT1H24M37S</meta:editing-duration>
    <meta:editing-cycles>21</meta:editing-cycles>
    <meta:document-statistic meta:table-count="1" meta:cell-count="5635" meta:object-count="0"/>
  </office:meta>
</office:document-meta>
</file>